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74.04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76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  <style:text-properties fo:color="#ff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fo:color="#ff3300"/>
    </style:style>
    <style:style style:name="ce11" style:family="table-cell" style:parent-style-name="Default">
      <style:table-cell-properties style:rotation-align="none"/>
      <style:text-properties fo:color="#ff3300"/>
    </style:style>
    <style:style style:name="ce12" style:family="table-cell" style:parent-style-name="Default">
      <style:table-cell-properties fo:background-color="#ffff00"/>
      <style:text-properties fo:color="#ff33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2" table:number-columns-repeated="13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number-columns-repeated="12" table:default-cell-style-name="Default"/>
        <table:table-column table:style-name="co6" table:default-cell-style-name="ce10"/>
        <table:table-column table:style-name="co6" table:number-columns-repeated="990" table:default-cell-style-name="Default"/>
        <table:table-row table:style-name="ro1">
          <table:table-cell table:style-name="ce1" office:value-type="string" calcext:value-type="string">
            <text:p>rightCh4p</text:p>
          </table:table-cell>
          <table:table-cell table:number-columns-repeated="2" office:value-type="string" calcext:value-type="string">
            <text:p>rhCortexVol</text:p>
          </table:table-cell>
          <table:table-cell table:style-name="ce6" office:value-type="string" calcext:value-type="string">
            <text:p>right_Hippocampal_tail</text:p>
          </table:table-cell>
          <table:table-cell table:style-name="ce6" office:value-type="string" calcext:value-type="string">
            <text:p>right_subiculum</text:p>
          </table:table-cell>
          <table:table-cell table:style-name="ce6" office:value-type="string" calcext:value-type="string">
            <text:p>right_CA1</text:p>
          </table:table-cell>
          <table:table-cell table:style-name="ce6" office:value-type="string" calcext:value-type="string">
            <text:p>right_hippocampal_fissure</text:p>
          </table:table-cell>
          <table:table-cell table:style-name="ce6" office:value-type="string" calcext:value-type="string">
            <text:p>right_presubiculum</text:p>
          </table:table-cell>
          <table:table-cell table:style-name="ce6" office:value-type="string" calcext:value-type="string">
            <text:p>right_parasubiculum</text:p>
          </table:table-cell>
          <table:table-cell table:style-name="ce6" office:value-type="string" calcext:value-type="string">
            <text:p>right_molecular_layer_HP</text:p>
          </table:table-cell>
          <table:table-cell table:style-name="ce6" office:value-type="string" calcext:value-type="string">
            <text:p>right_GC_ML_DG</text:p>
          </table:table-cell>
          <table:table-cell table:style-name="ce6" office:value-type="string" calcext:value-type="string">
            <text:p>right_CA3</text:p>
          </table:table-cell>
          <table:table-cell table:style-name="ce6" office:value-type="string" calcext:value-type="string">
            <text:p>right_CA4</text:p>
          </table:table-cell>
          <table:table-cell table:style-name="ce6" office:value-type="string" calcext:value-type="string">
            <text:p>right_fimbria</text:p>
          </table:table-cell>
          <table:table-cell table:style-name="ce6" office:value-type="string" calcext:value-type="string">
            <text:p>right_HATA</text:p>
          </table:table-cell>
          <table:table-cell office:value-type="string" calcext:value-type="string">
            <text:p>right_Whole_hippocampus</text:p>
          </table:table-cell>
          <table:table-cell table:style-name="ce5" office:value-type="string" calcext:value-type="string">
            <text:p>EstimatedTotalIntraCranialVol</text:p>
          </table:table-cell>
          <table:table-cell table:style-name="ce7"/>
          <table:table-cell table:style-name="ce9" office:value-type="string" calcext:value-type="string">
            <text:p>rightCh4p</text:p>
          </table:table-cell>
          <table:table-cell table:style-name="ce4" office:value-type="string" calcext:value-type="string">
            <text:p>rhCortexVol</text:p>
          </table:table-cell>
          <table:table-cell table:style-name="ce5" office:value-type="string" calcext:value-type="string">
            <text:p>rhCortexVol</text:p>
          </table:table-cell>
          <table:table-cell table:style-name="ce6" office:value-type="string" calcext:value-type="string">
            <text:p>right_Hippocampal_tail</text:p>
          </table:table-cell>
          <table:table-cell table:style-name="ce6" office:value-type="string" calcext:value-type="string">
            <text:p>right_subiculum</text:p>
          </table:table-cell>
          <table:table-cell table:style-name="ce6" office:value-type="string" calcext:value-type="string">
            <text:p>right_CA1</text:p>
          </table:table-cell>
          <table:table-cell table:style-name="ce6" office:value-type="string" calcext:value-type="string">
            <text:p>right_hippocampal_fissure</text:p>
          </table:table-cell>
          <table:table-cell table:style-name="ce6" office:value-type="string" calcext:value-type="string">
            <text:p>right_presubiculum</text:p>
          </table:table-cell>
          <table:table-cell table:style-name="ce6" office:value-type="string" calcext:value-type="string">
            <text:p>right_parasubiculum</text:p>
          </table:table-cell>
          <table:table-cell table:style-name="ce6" office:value-type="string" calcext:value-type="string">
            <text:p>right_molecular_layer_HP</text:p>
          </table:table-cell>
          <table:table-cell table:style-name="ce6" office:value-type="string" calcext:value-type="string">
            <text:p>right_GC_ML_DG</text:p>
          </table:table-cell>
          <table:table-cell table:style-name="ce6" office:value-type="string" calcext:value-type="string">
            <text:p>right_CA3</text:p>
          </table:table-cell>
          <table:table-cell table:style-name="ce6" office:value-type="string" calcext:value-type="string">
            <text:p>right_CA4</text:p>
          </table:table-cell>
          <table:table-cell table:style-name="ce6" office:value-type="string" calcext:value-type="string">
            <text:p>right_fimbria</text:p>
          </table:table-cell>
          <table:table-cell table:style-name="ce6" office:value-type="string" calcext:value-type="string">
            <text:p>right_HATA</text:p>
          </table:table-cell>
          <table:table-cell table:style-name="ce11" office:value-type="string" calcext:value-type="string">
            <text:p>right_Whole_hippocampus</text:p>
          </table:table-cell>
          <table:table-cell table:style-name="ce5" office:value-type="string" calcext:value-type="string">
            <text:p>EstimatedTotalIntraCranialVol</text:p>
          </table:table-cell>
          <table:table-cell table:number-columns-repeated="989"/>
        </table:table-row>
        <table:table-row table:style-name="ro1">
          <table:table-cell table:style-name="ce2" office:value-type="float" office:value="0.4424" calcext:value-type="float">
            <text:p>0.4424</text:p>
          </table:table-cell>
          <table:table-cell table:style-name="ce5" office:value-type="float" office:value="200547.782966" calcext:value-type="float">
            <text:p>200547.782966</text:p>
          </table:table-cell>
          <table:table-cell office:value-type="float" office:value="484.76" calcext:value-type="float">
            <text:p>484.76</text:p>
          </table:table-cell>
          <table:table-cell office:value-type="float" office:value="417.85" calcext:value-type="float">
            <text:p>417.85</text:p>
          </table:table-cell>
          <table:table-cell office:value-type="float" office:value="654.14" calcext:value-type="float">
            <text:p>654.14</text:p>
          </table:table-cell>
          <table:table-cell office:value-type="float" office:value="149.56" calcext:value-type="float">
            <text:p>149.56</text:p>
          </table:table-cell>
          <table:table-cell office:value-type="float" office:value="227.38" calcext:value-type="float">
            <text:p>227.38</text:p>
          </table:table-cell>
          <table:table-cell office:value-type="float" office:value="51.2" calcext:value-type="float">
            <text:p>51.2</text:p>
          </table:table-cell>
          <table:table-cell office:value-type="float" office:value="394.26" calcext:value-type="float">
            <text:p>394.26</text:p>
          </table:table-cell>
          <table:table-cell office:value-type="float" office:value="275.58" calcext:value-type="float">
            <text:p>275.58</text:p>
          </table:table-cell>
          <table:table-cell office:value-type="float" office:value="202.97" calcext:value-type="float">
            <text:p>202.97</text:p>
          </table:table-cell>
          <table:table-cell office:value-type="float" office:value="243.29" calcext:value-type="float">
            <text:p>243.29</text:p>
          </table:table-cell>
          <table:table-cell office:value-type="float" office:value="62.678" calcext:value-type="float">
            <text:p>62.678</text:p>
          </table:table-cell>
          <table:table-cell office:value-type="float" office:value="47.594" calcext:value-type="float">
            <text:p>47.594</text:p>
          </table:table-cell>
          <table:table-cell office:value-type="float" office:value="3061.7" calcext:value-type="float">
            <text:p>3061.7</text:p>
          </table:table-cell>
          <table:table-cell table:style-name="ce2" office:value-type="float" office:value="0.4424" calcext:value-type="float">
            <text:p>0.4424</text:p>
          </table:table-cell>
          <table:table-cell table:style-name="ce5" office:value-type="float" office:value="1475618.60216" calcext:value-type="float">
            <text:p>1475618.60216</text:p>
          </table:table-cell>
          <table:table-cell/>
          <table:table-cell table:style-name="ce10" table:formula="of:=[.A2]/[.$Q2]*1000" office:value-type="float" office:value="0.000299806467167341" calcext:value-type="float">
            <text:p>0.0002998065</text:p>
          </table:table-cell>
          <table:table-cell table:formula="of:=[.B2]/[.$Q2]" office:value-type="float" office:value="0.135907600156598" calcext:value-type="float">
            <text:p>0.1359076002</text:p>
          </table:table-cell>
          <table:table-cell table:formula="of:=[.C2]/[.$Q2]" office:value-type="float" office:value="0.000328513071934992" calcext:value-type="float">
            <text:p>0.0003285131</text:p>
          </table:table-cell>
          <table:table-cell table:formula="of:=[.D2]/[.$Q2]" office:value-type="float" office:value="0.000283169376821595" calcext:value-type="float">
            <text:p>0.0002831694</text:p>
          </table:table-cell>
          <table:table-cell table:formula="of:=[.E2]/[.$Q2]" office:value-type="float" office:value="0.000443298830092325" calcext:value-type="float">
            <text:p>0.0004432988</text:p>
          </table:table-cell>
          <table:table-cell table:formula="of:=[.F2]/[.$Q2]" office:value-type="float" office:value="0.00010135410314093" calcext:value-type="float">
            <text:p>0.0001013541</text:p>
          </table:table-cell>
          <table:table-cell table:formula="of:=[.G2]/[.$Q2]" office:value-type="float" office:value="0.000154091307650339" calcext:value-type="float">
            <text:p>0.0001540913</text:p>
          </table:table-cell>
          <table:table-cell table:formula="of:=[.H2]/[.$Q2]" office:value-type="float" office:value="0.0000346973126558948" calcext:value-type="float">
            <text:p>3.46973126558948E-05</text:p>
          </table:table-cell>
          <table:table-cell table:formula="of:=[.I2]/[.$Q2]" office:value-type="float" office:value="0.000267182861088146" calcext:value-type="float">
            <text:p>0.0002671829</text:p>
          </table:table-cell>
          <table:table-cell table:formula="of:=[.J2]/[.$Q2]" office:value-type="float" office:value="0.000186755574642803" calcext:value-type="float">
            <text:p>0.0001867556</text:p>
          </table:table-cell>
          <table:table-cell table:formula="of:=[.K2]/[.$Q2]" office:value-type="float" office:value="0.000137549092768886" calcext:value-type="float">
            <text:p>0.0001375491</text:p>
          </table:table-cell>
          <table:table-cell table:formula="of:=[.L2]/[.$Q2]" office:value-type="float" office:value="0.000164873226485403" calcext:value-type="float">
            <text:p>0.0001648732</text:p>
          </table:table-cell>
          <table:table-cell table:formula="of:=[.M2]/[.$Q2]" office:value-type="float" office:value="0.0000424757453641831" calcext:value-type="float">
            <text:p>4.24757453641831E-05</text:p>
          </table:table-cell>
          <table:table-cell table:formula="of:=[.N2]/[.$Q2]" office:value-type="float" office:value="0.0000322535917684504" calcext:value-type="float">
            <text:p>3.22535917684504E-05</text:p>
          </table:table-cell>
          <table:table-cell table:formula="of:=[.O2]/[.$Q2]" office:value-type="float" office:value="0.00207485863590924" calcext:value-type="float">
            <text:p>0.0020748586</text:p>
          </table:table-cell>
          <table:table-cell table:formula="of:=[.P2]/[.$Q2]*1000" office:value-type="float" office:value="0.000299806467167341" calcext:value-type="float">
            <text:p>0.0002998065</text:p>
          </table:table-cell>
          <table:table-cell table:formula="of:=[.Q2]/[.$Q2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705" calcext:value-type="float">
            <text:p>0.4705</text:p>
          </table:table-cell>
          <table:table-cell table:style-name="ce5" office:value-type="float" office:value="204462.214421" calcext:value-type="float">
            <text:p>204462.214421</text:p>
          </table:table-cell>
          <table:table-cell office:value-type="float" office:value="453.23" calcext:value-type="float">
            <text:p>453.23</text:p>
          </table:table-cell>
          <table:table-cell office:value-type="float" office:value="386.25" calcext:value-type="float">
            <text:p>386.25</text:p>
          </table:table-cell>
          <table:table-cell office:value-type="float" office:value="678.75" calcext:value-type="float">
            <text:p>678.75</text:p>
          </table:table-cell>
          <table:table-cell office:value-type="float" office:value="144.18" calcext:value-type="float">
            <text:p>144.18</text:p>
          </table:table-cell>
          <table:table-cell office:value-type="float" office:value="216.43" calcext:value-type="float">
            <text:p>216.43</text:p>
          </table:table-cell>
          <table:table-cell office:value-type="float" office:value="41.434" calcext:value-type="float">
            <text:p>41.434</text:p>
          </table:table-cell>
          <table:table-cell office:value-type="float" office:value="360.89" calcext:value-type="float">
            <text:p>360.89</text:p>
          </table:table-cell>
          <table:table-cell office:value-type="float" office:value="285.86" calcext:value-type="float">
            <text:p>285.86</text:p>
          </table:table-cell>
          <table:table-cell office:value-type="float" office:value="231.8" calcext:value-type="float">
            <text:p>231.8</text:p>
          </table:table-cell>
          <table:table-cell office:value-type="float" office:value="251.36" calcext:value-type="float">
            <text:p>251.36</text:p>
          </table:table-cell>
          <table:table-cell office:value-type="float" office:value="47.203" calcext:value-type="float">
            <text:p>47.203</text:p>
          </table:table-cell>
          <table:table-cell office:value-type="float" office:value="56.76" calcext:value-type="float">
            <text:p>56.76</text:p>
          </table:table-cell>
          <table:table-cell office:value-type="float" office:value="3010" calcext:value-type="float">
            <text:p>3010</text:p>
          </table:table-cell>
          <table:table-cell table:style-name="ce2" office:value-type="float" office:value="0.4705" calcext:value-type="float">
            <text:p>0.4705</text:p>
          </table:table-cell>
          <table:table-cell table:style-name="ce5" office:value-type="float" office:value="1460449.95729" calcext:value-type="float">
            <text:p>1460449.95729</text:p>
          </table:table-cell>
          <table:table-cell table:style-name="ce8"/>
          <table:table-cell table:style-name="ce10" table:formula="of:=[.A3]/[.$Q3]*1000" office:value-type="float" office:value="0.000322160987202229" calcext:value-type="float">
            <text:p>0.000322161</text:p>
          </table:table-cell>
          <table:table-cell table:formula="of:=[.B3]/[.$Q3]" office:value-type="float" office:value="0.139999466192185" calcext:value-type="float">
            <text:p>0.1399994662</text:p>
          </table:table-cell>
          <table:table-cell table:formula="of:=[.C3]/[.$Q3]" office:value-type="float" office:value="0.000310335864462628" calcext:value-type="float">
            <text:p>0.0003103359</text:p>
          </table:table-cell>
          <table:table-cell table:formula="of:=[.D3]/[.$Q3]" office:value-type="float" office:value="0.000264473286518302" calcext:value-type="float">
            <text:p>0.0002644733</text:p>
          </table:table-cell>
          <table:table-cell table:formula="of:=[.E3]/[.$Q3]" office:value-type="float" office:value="0.000464754027765171" calcext:value-type="float">
            <text:p>0.000464754</text:p>
          </table:table-cell>
          <table:table-cell table:formula="of:=[.F3]/[.$Q3]" office:value-type="float" office:value="0.0000987229992238415" calcext:value-type="float">
            <text:p>0.000098723</text:p>
          </table:table-cell>
          <table:table-cell table:formula="of:=[.G3]/[.$Q3]" office:value-type="float" office:value="0.000148194054113025" calcext:value-type="float">
            <text:p>0.0001481941</text:p>
          </table:table-cell>
          <table:table-cell table:formula="of:=[.H3]/[.$Q3]" office:value-type="float" office:value="0.000028370708488283" calcext:value-type="float">
            <text:p>2.8370708488283E-05</text:p>
          </table:table-cell>
          <table:table-cell table:formula="of:=[.I3]/[.$Q3]" office:value-type="float" office:value="0.000247108775072078" calcext:value-type="float">
            <text:p>0.0002471088</text:p>
          </table:table-cell>
          <table:table-cell table:formula="of:=[.J3]/[.$Q3]" office:value-type="float" office:value="0.000195734197240445" calcext:value-type="float">
            <text:p>0.0001957342</text:p>
          </table:table-cell>
          <table:table-cell table:formula="of:=[.K3]/[.$Q3]" office:value-type="float" office:value="0.000158718207935126" calcext:value-type="float">
            <text:p>0.0001587182</text:p>
          </table:table-cell>
          <table:table-cell table:formula="of:=[.L3]/[.$Q3]" office:value-type="float" office:value="0.000172111340580558" calcext:value-type="float">
            <text:p>0.0001721113</text:p>
          </table:table-cell>
          <table:table-cell table:formula="of:=[.M3]/[.$Q3]" office:value-type="float" office:value="0.0000323208609541059" calcext:value-type="float">
            <text:p>3.23208609541059E-05</text:p>
          </table:table-cell>
          <table:table-cell table:formula="of:=[.N3]/[.$Q3]" office:value-type="float" office:value="0.0000388647346091361" calcext:value-type="float">
            <text:p>3.88647346091361E-05</text:p>
          </table:table-cell>
          <table:table-cell table:formula="of:=[.O3]/[.$Q3]" office:value-type="float" office:value="0.00206100865351479" calcext:value-type="float">
            <text:p>0.0020610087</text:p>
          </table:table-cell>
          <table:table-cell table:formula="of:=[.P3]/[.$Q3]*1000" office:value-type="float" office:value="0.000322160987202229" calcext:value-type="float">
            <text:p>0.000322161</text:p>
          </table:table-cell>
          <table:table-cell table:formula="of:=[.Q3]/[.$Q3]" office:value-type="float" office:value="1" calcext:value-type="float">
            <text:p>1</text:p>
          </table:table-cell>
          <table:table-cell table:style-name="ce8" table:number-columns-repeated="988"/>
          <table:table-cell/>
        </table:table-row>
        <table:table-row table:style-name="ro1">
          <table:table-cell table:style-name="ce2" office:value-type="float" office:value="0.5576" calcext:value-type="float">
            <text:p>0.5576</text:p>
          </table:table-cell>
          <table:table-cell table:style-name="ce5" office:value-type="float" office:value="252417.738111" calcext:value-type="float">
            <text:p>252417.738111</text:p>
          </table:table-cell>
          <table:table-cell office:value-type="float" office:value="639.09" calcext:value-type="float">
            <text:p>639.09</text:p>
          </table:table-cell>
          <table:table-cell office:value-type="float" office:value="459.31" calcext:value-type="float">
            <text:p>459.31</text:p>
          </table:table-cell>
          <table:table-cell office:value-type="float" office:value="711.82" calcext:value-type="float">
            <text:p>711.82</text:p>
          </table:table-cell>
          <table:table-cell office:value-type="float" office:value="183.15" calcext:value-type="float">
            <text:p>183.15</text:p>
          </table:table-cell>
          <table:table-cell office:value-type="float" office:value="345.95" calcext:value-type="float">
            <text:p>345.95</text:p>
          </table:table-cell>
          <table:table-cell office:value-type="float" office:value="68.381" calcext:value-type="float">
            <text:p>68.381</text:p>
          </table:table-cell>
          <table:table-cell office:value-type="float" office:value="634.7" calcext:value-type="float">
            <text:p>634.7</text:p>
          </table:table-cell>
          <table:table-cell office:value-type="float" office:value="332.57" calcext:value-type="float">
            <text:p>332.57</text:p>
          </table:table-cell>
          <table:table-cell office:value-type="float" office:value="242.66" calcext:value-type="float">
            <text:p>242.66</text:p>
          </table:table-cell>
          <table:table-cell office:value-type="float" office:value="286.79" calcext:value-type="float">
            <text:p>286.79</text:p>
          </table:table-cell>
          <table:table-cell office:value-type="float" office:value="126.12" calcext:value-type="float">
            <text:p>126.12</text:p>
          </table:table-cell>
          <table:table-cell office:value-type="float" office:value="68.433" calcext:value-type="float">
            <text:p>68.433</text:p>
          </table:table-cell>
          <table:table-cell office:value-type="float" office:value="3915.8" calcext:value-type="float">
            <text:p>3915.8</text:p>
          </table:table-cell>
          <table:table-cell table:style-name="ce2" office:value-type="float" office:value="0.5576" calcext:value-type="float">
            <text:p>0.5576</text:p>
          </table:table-cell>
          <table:table-cell table:style-name="ce5" office:value-type="float" office:value="1675126.32732" calcext:value-type="float">
            <text:p>1675126.32732</text:p>
          </table:table-cell>
          <table:table-cell/>
          <table:table-cell table:style-name="ce10" table:formula="of:=[.A4]/[.$Q4]*1000" office:value-type="float" office:value="0.000332870417535669" calcext:value-type="float">
            <text:p>0.0003328704</text:p>
          </table:table-cell>
          <table:table-cell table:formula="of:=[.B4]/[.$Q4]" office:value-type="float" office:value="0.150685792464881" calcext:value-type="float">
            <text:p>0.1506857925</text:p>
          </table:table-cell>
          <table:table-cell table:formula="of:=[.C4]/[.$Q4]" office:value-type="float" office:value="0.000381517494876023" calcext:value-type="float">
            <text:p>0.0003815175</text:p>
          </table:table-cell>
          <table:table-cell table:formula="of:=[.D4]/[.$Q4]" office:value-type="float" office:value="0.000274194245836277" calcext:value-type="float">
            <text:p>0.0002741942</text:p>
          </table:table-cell>
          <table:table-cell table:formula="of:=[.E4]/[.$Q4]" office:value-type="float" office:value="0.000424935115872023" calcext:value-type="float">
            <text:p>0.0004249351</text:p>
          </table:table-cell>
          <table:table-cell table:formula="of:=[.F4]/[.$Q4]" office:value-type="float" office:value="0.000109335037610577" calcext:value-type="float">
            <text:p>0.000109335</text:p>
          </table:table-cell>
          <table:table-cell table:formula="of:=[.G4]/[.$Q4]" office:value-type="float" office:value="0.000206521737708868" calcext:value-type="float">
            <text:p>0.0002065217</text:p>
          </table:table-cell>
          <table:table-cell table:formula="of:=[.H4]/[.$Q4]" office:value-type="float" office:value="0.0000408213988907937" calcext:value-type="float">
            <text:p>4.08213988907937E-05</text:p>
          </table:table-cell>
          <table:table-cell table:formula="of:=[.I4]/[.$Q4]" office:value-type="float" office:value="0.000378896797004823" calcext:value-type="float">
            <text:p>0.0003788968</text:p>
          </table:table-cell>
          <table:table-cell table:formula="of:=[.J4]/[.$Q4]" office:value-type="float" office:value="0.000198534280415777" calcext:value-type="float">
            <text:p>0.0001985343</text:p>
          </table:table-cell>
          <table:table-cell table:formula="of:=[.K4]/[.$Q4]" office:value-type="float" office:value="0.000144860716497858" calcext:value-type="float">
            <text:p>0.0001448607</text:p>
          </table:table-cell>
          <table:table-cell table:formula="of:=[.L4]/[.$Q4]" office:value-type="float" office:value="0.0001712049982874" calcext:value-type="float">
            <text:p>0.000171205</text:p>
          </table:table-cell>
          <table:table-cell table:formula="of:=[.M4]/[.$Q4]" office:value-type="float" office:value="0.0000752898440810591" calcext:value-type="float">
            <text:p>7.52898440810591E-05</text:p>
          </table:table-cell>
          <table:table-cell table:formula="of:=[.N4]/[.$Q4]" office:value-type="float" office:value="0.0000408524413257146" calcext:value-type="float">
            <text:p>4.08524413257146E-05</text:p>
          </table:table-cell>
          <table:table-cell table:formula="of:=[.O4]/[.$Q4]" office:value-type="float" office:value="0.00233761474351896" calcext:value-type="float">
            <text:p>0.0023376147</text:p>
          </table:table-cell>
          <table:table-cell table:formula="of:=[.P4]/[.$Q4]*1000" office:value-type="float" office:value="0.000332870417535669" calcext:value-type="float">
            <text:p>0.0003328704</text:p>
          </table:table-cell>
          <table:table-cell table:formula="of:=[.Q4]/[.$Q4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119" calcext:value-type="float">
            <text:p>0.4119</text:p>
          </table:table-cell>
          <table:table-cell table:style-name="ce5" office:value-type="float" office:value="196996.436105" calcext:value-type="float">
            <text:p>196996.436105</text:p>
          </table:table-cell>
          <table:table-cell office:value-type="float" office:value="400.08" calcext:value-type="float">
            <text:p>400.08</text:p>
          </table:table-cell>
          <table:table-cell office:value-type="float" office:value="358.01" calcext:value-type="float">
            <text:p>358.01</text:p>
          </table:table-cell>
          <table:table-cell office:value-type="float" office:value="568.79" calcext:value-type="float">
            <text:p>568.79</text:p>
          </table:table-cell>
          <table:table-cell office:value-type="float" office:value="130.29" calcext:value-type="float">
            <text:p>130.29</text:p>
          </table:table-cell>
          <table:table-cell office:value-type="float" office:value="227.41" calcext:value-type="float">
            <text:p>227.41</text:p>
          </table:table-cell>
          <table:table-cell office:value-type="float" office:value="70.726" calcext:value-type="float">
            <text:p>70.726</text:p>
          </table:table-cell>
          <table:table-cell office:value-type="float" office:value="359.77" calcext:value-type="float">
            <text:p>359.77</text:p>
          </table:table-cell>
          <table:table-cell office:value-type="float" office:value="232.81" calcext:value-type="float">
            <text:p>232.81</text:p>
          </table:table-cell>
          <table:table-cell office:value-type="float" office:value="181.27" calcext:value-type="float">
            <text:p>181.27</text:p>
          </table:table-cell>
          <table:table-cell office:value-type="float" office:value="204.45" calcext:value-type="float">
            <text:p>204.45</text:p>
          </table:table-cell>
          <table:table-cell office:value-type="float" office:value="77.582" calcext:value-type="float">
            <text:p>77.582</text:p>
          </table:table-cell>
          <table:table-cell office:value-type="float" office:value="49.691" calcext:value-type="float">
            <text:p>49.691</text:p>
          </table:table-cell>
          <table:table-cell office:value-type="float" office:value="2730.6" calcext:value-type="float">
            <text:p>2730.6</text:p>
          </table:table-cell>
          <table:table-cell table:style-name="ce2" office:value-type="float" office:value="0.4119" calcext:value-type="float">
            <text:p>0.4119</text:p>
          </table:table-cell>
          <table:table-cell table:style-name="ce5" office:value-type="float" office:value="1464399.38517" calcext:value-type="float">
            <text:p>1464399.38517</text:p>
          </table:table-cell>
          <table:table-cell table:style-name="ce8"/>
          <table:table-cell table:style-name="ce10" table:formula="of:=[.A5]/[.$Q5]*1000" office:value-type="float" office:value="0.000281275725851376" calcext:value-type="float">
            <text:p>0.0002812757</text:p>
          </table:table-cell>
          <table:table-cell table:formula="of:=[.B5]/[.$Q5]" office:value-type="float" office:value="0.134523708559281" calcext:value-type="float">
            <text:p>0.1345237086</text:p>
          </table:table-cell>
          <table:table-cell table:formula="of:=[.C5]/[.$Q5]" office:value-type="float" office:value="0.000273204157316384" calcext:value-type="float">
            <text:p>0.0002732042</text:p>
          </table:table-cell>
          <table:table-cell table:formula="of:=[.D5]/[.$Q5]" office:value-type="float" office:value="0.000244475655770942" calcext:value-type="float">
            <text:p>0.0002444757</text:p>
          </table:table-cell>
          <table:table-cell table:formula="of:=[.E5]/[.$Q5]" office:value-type="float" office:value="0.000388411799240116" calcext:value-type="float">
            <text:p>0.0003884118</text:p>
          </table:table-cell>
          <table:table-cell table:formula="of:=[.F5]/[.$Q5]" office:value-type="float" office:value="0.0000889716298159158" calcext:value-type="float">
            <text:p>8.89716298159158E-05</text:p>
          </table:table-cell>
          <table:table-cell table:formula="of:=[.G5]/[.$Q5]" office:value-type="float" office:value="0.000155292335071283" calcext:value-type="float">
            <text:p>0.0001552923</text:p>
          </table:table-cell>
          <table:table-cell table:formula="of:=[.H5]/[.$Q5]" office:value-type="float" office:value="0.0000482969336891585" calcext:value-type="float">
            <text:p>4.82969336891585E-05</text:p>
          </table:table-cell>
          <table:table-cell table:formula="of:=[.I5]/[.$Q5]" office:value-type="float" office:value="0.00024567751369155" calcext:value-type="float">
            <text:p>0.0002456775</text:p>
          </table:table-cell>
          <table:table-cell table:formula="of:=[.J5]/[.$Q5]" office:value-type="float" office:value="0.00015897985369133" calcext:value-type="float">
            <text:p>0.0001589799</text:p>
          </table:table-cell>
          <table:table-cell table:formula="of:=[.K5]/[.$Q5]" office:value-type="float" office:value="0.000123784537084435" calcext:value-type="float">
            <text:p>0.0001237845</text:p>
          </table:table-cell>
          <table:table-cell table:formula="of:=[.L5]/[.$Q5]" office:value-type="float" office:value="0.000139613552197897" calcext:value-type="float">
            <text:p>0.0001396136</text:p>
          </table:table-cell>
          <table:table-cell table:formula="of:=[.M5]/[.$Q5]" office:value-type="float" office:value="0.0000529787165889814" calcext:value-type="float">
            <text:p>5.29787165889814E-05</text:p>
          </table:table-cell>
          <table:table-cell table:formula="of:=[.N5]/[.$Q5]" office:value-type="float" office:value="0.0000339326829164377" calcext:value-type="float">
            <text:p>3.39326829164377E-05</text:p>
          </table:table-cell>
          <table:table-cell table:formula="of:=[.O5]/[.$Q5]" office:value-type="float" office:value="0.00186465524887052" calcext:value-type="float">
            <text:p>0.0018646552</text:p>
          </table:table-cell>
          <table:table-cell table:formula="of:=[.P5]/[.$Q5]*1000" office:value-type="float" office:value="0.000281275725851376" calcext:value-type="float">
            <text:p>0.0002812757</text:p>
          </table:table-cell>
          <table:table-cell table:formula="of:=[.Q5]/[.$Q5]" office:value-type="float" office:value="1" calcext:value-type="float">
            <text:p>1</text:p>
          </table:table-cell>
          <table:table-cell table:style-name="ce8" table:number-columns-repeated="989"/>
        </table:table-row>
        <table:table-row table:style-name="ro1">
          <table:table-cell table:style-name="ce2" office:value-type="float" office:value="0.466" calcext:value-type="float">
            <text:p>0.466</text:p>
          </table:table-cell>
          <table:table-cell table:style-name="ce5" office:value-type="float" office:value="208057.099181" calcext:value-type="float">
            <text:p>208057.099181</text:p>
          </table:table-cell>
          <table:table-cell office:value-type="float" office:value="586.34" calcext:value-type="float">
            <text:p>586.34</text:p>
          </table:table-cell>
          <table:table-cell office:value-type="float" office:value="426.54" calcext:value-type="float">
            <text:p>426.54</text:p>
          </table:table-cell>
          <table:table-cell office:value-type="float" office:value="706.75" calcext:value-type="float">
            <text:p>706.75</text:p>
          </table:table-cell>
          <table:table-cell office:value-type="float" office:value="128.27" calcext:value-type="float">
            <text:p>128.27</text:p>
          </table:table-cell>
          <table:table-cell office:value-type="float" office:value="249.89" calcext:value-type="float">
            <text:p>249.89</text:p>
          </table:table-cell>
          <table:table-cell office:value-type="float" office:value="45.89" calcext:value-type="float">
            <text:p>45.89</text:p>
          </table:table-cell>
          <table:table-cell office:value-type="float" office:value="364.46" calcext:value-type="float">
            <text:p>364.46</text:p>
          </table:table-cell>
          <table:table-cell office:value-type="float" office:value="300.83" calcext:value-type="float">
            <text:p>300.83</text:p>
          </table:table-cell>
          <table:table-cell office:value-type="float" office:value="201.03" calcext:value-type="float">
            <text:p>201.03</text:p>
          </table:table-cell>
          <table:table-cell office:value-type="float" office:value="256.84" calcext:value-type="float">
            <text:p>256.84</text:p>
          </table:table-cell>
          <table:table-cell office:value-type="float" office:value="61.914" calcext:value-type="float">
            <text:p>61.914</text:p>
          </table:table-cell>
          <table:table-cell office:value-type="float" office:value="53.755" calcext:value-type="float">
            <text:p>53.755</text:p>
          </table:table-cell>
          <table:table-cell office:value-type="float" office:value="3254.2" calcext:value-type="float">
            <text:p>3254.2</text:p>
          </table:table-cell>
          <table:table-cell table:style-name="ce2" office:value-type="float" office:value="0.466" calcext:value-type="float">
            <text:p>0.466</text:p>
          </table:table-cell>
          <table:table-cell table:style-name="ce5" office:value-type="float" office:value="1312617.81879" calcext:value-type="float">
            <text:p>1312617.81879</text:p>
          </table:table-cell>
          <table:table-cell/>
          <table:table-cell table:style-name="ce10" table:formula="of:=[.A6]/[.$Q6]*1000" office:value-type="float" office:value="0.000355015750456267" calcext:value-type="float">
            <text:p>0.0003550158</text:p>
          </table:table-cell>
          <table:table-cell table:formula="of:=[.B6]/[.$Q6]" office:value-type="float" office:value="0.158505466101924" calcext:value-type="float">
            <text:p>0.1585054661</text:p>
          </table:table-cell>
          <table:table-cell table:formula="of:=[.C6]/[.$Q6]" office:value-type="float" office:value="0.000446695139747913" calcext:value-type="float">
            <text:p>0.0004466951</text:p>
          </table:table-cell>
          <table:table-cell table:formula="of:=[.D6]/[.$Q6]" office:value-type="float" office:value="0.00032495368712364" calcext:value-type="float">
            <text:p>0.0003249537</text:p>
          </table:table-cell>
          <table:table-cell table:formula="of:=[.E6]/[.$Q6]" office:value-type="float" office:value="0.000538427857585765" calcext:value-type="float">
            <text:p>0.0005384279</text:p>
          </table:table-cell>
          <table:table-cell table:formula="of:=[.F6]/[.$Q6]" office:value-type="float" office:value="0.0000977207517403978" calcext:value-type="float">
            <text:p>9.77207517403978E-05</text:p>
          </table:table-cell>
          <table:table-cell table:formula="of:=[.G6]/[.$Q6]" office:value-type="float" office:value="0.000190375291591237" calcext:value-type="float">
            <text:p>0.0001903753</text:p>
          </table:table-cell>
          <table:table-cell table:formula="of:=[.H6]/[.$Q6]" office:value-type="float" office:value="0.0000349606712198242" calcext:value-type="float">
            <text:p>3.49606712198242E-05</text:p>
          </table:table-cell>
          <table:table-cell table:formula="of:=[.I6]/[.$Q6]" office:value-type="float" office:value="0.00027765888500277" calcext:value-type="float">
            <text:p>0.0002776589</text:p>
          </table:table-cell>
          <table:table-cell table:formula="of:=[.J6]/[.$Q6]" office:value-type="float" office:value="0.000229183236501628" calcext:value-type="float">
            <text:p>0.0002291832</text:p>
          </table:table-cell>
          <table:table-cell table:formula="of:=[.K6]/[.$Q6]" office:value-type="float" office:value="0.000153151966339535" calcext:value-type="float">
            <text:p>0.000153152</text:p>
          </table:table-cell>
          <table:table-cell table:formula="of:=[.L6]/[.$Q6]" office:value-type="float" office:value="0.000195670054393106" calcext:value-type="float">
            <text:p>0.0001956701</text:p>
          </table:table-cell>
          <table:table-cell table:formula="of:=[.M6]/[.$Q6]" office:value-type="float" office:value="0.0000471683372827238" calcext:value-type="float">
            <text:p>4.71683372827238E-05</text:p>
          </table:table-cell>
          <table:table-cell table:formula="of:=[.N6]/[.$Q6]" office:value-type="float" office:value="0.0000409525143042417" calcext:value-type="float">
            <text:p>4.09525143042417E-05</text:p>
          </table:table-cell>
          <table:table-cell table:formula="of:=[.O6]/[.$Q6]" office:value-type="float" office:value="0.00247916792947378" calcext:value-type="float">
            <text:p>0.0024791679</text:p>
          </table:table-cell>
          <table:table-cell table:formula="of:=[.P6]/[.$Q6]*1000" office:value-type="float" office:value="0.000355015750456267" calcext:value-type="float">
            <text:p>0.0003550158</text:p>
          </table:table-cell>
          <table:table-cell table:formula="of:=[.Q6]/[.$Q6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187" calcext:value-type="float">
            <text:p>0.5187</text:p>
          </table:table-cell>
          <table:table-cell table:style-name="ce5" office:value-type="float" office:value="186015.699801" calcext:value-type="float">
            <text:p>186015.699801</text:p>
          </table:table-cell>
          <table:table-cell office:value-type="float" office:value="434.15" calcext:value-type="float">
            <text:p>434.15</text:p>
          </table:table-cell>
          <table:table-cell office:value-type="float" office:value="336.63" calcext:value-type="float">
            <text:p>336.63</text:p>
          </table:table-cell>
          <table:table-cell office:value-type="float" office:value="649.37" calcext:value-type="float">
            <text:p>649.37</text:p>
          </table:table-cell>
          <table:table-cell office:value-type="float" office:value="134.79" calcext:value-type="float">
            <text:p>134.79</text:p>
          </table:table-cell>
          <table:table-cell office:value-type="float" office:value="202.46" calcext:value-type="float">
            <text:p>202.46</text:p>
          </table:table-cell>
          <table:table-cell office:value-type="float" office:value="58.563" calcext:value-type="float">
            <text:p>58.563</text:p>
          </table:table-cell>
          <table:table-cell office:value-type="float" office:value="409.85" calcext:value-type="float">
            <text:p>409.85</text:p>
          </table:table-cell>
          <table:table-cell office:value-type="float" office:value="279.39" calcext:value-type="float">
            <text:p>279.39</text:p>
          </table:table-cell>
          <table:table-cell office:value-type="float" office:value="237.15" calcext:value-type="float">
            <text:p>237.15</text:p>
          </table:table-cell>
          <table:table-cell office:value-type="float" office:value="245.54" calcext:value-type="float">
            <text:p>245.54</text:p>
          </table:table-cell>
          <table:table-cell office:value-type="float" office:value="49.407" calcext:value-type="float">
            <text:p>49.407</text:p>
          </table:table-cell>
          <table:table-cell office:value-type="float" office:value="59.634" calcext:value-type="float">
            <text:p>59.634</text:p>
          </table:table-cell>
          <table:table-cell office:value-type="float" office:value="2962.1" calcext:value-type="float">
            <text:p>2962.1</text:p>
          </table:table-cell>
          <table:table-cell table:style-name="ce2" office:value-type="float" office:value="0.5187" calcext:value-type="float">
            <text:p>0.5187</text:p>
          </table:table-cell>
          <table:table-cell table:style-name="ce5" office:value-type="float" office:value="1426005.75192" calcext:value-type="float">
            <text:p>1426005.75192</text:p>
          </table:table-cell>
          <table:table-cell/>
          <table:table-cell table:style-name="ce10" table:formula="of:=[.A7]/[.$Q7]*1000" office:value-type="float" office:value="0.00036374327333646" calcext:value-type="float">
            <text:p>0.0003637433</text:p>
          </table:table-cell>
          <table:table-cell table:formula="of:=[.B7]/[.$Q7]" office:value-type="float" office:value="0.130445266122205" calcext:value-type="float">
            <text:p>0.1304452661</text:p>
          </table:table-cell>
          <table:table-cell table:formula="of:=[.C7]/[.$Q7]" office:value-type="float" office:value="0.000304451787389674" calcext:value-type="float">
            <text:p>0.0003044518</text:p>
          </table:table-cell>
          <table:table-cell table:formula="of:=[.D7]/[.$Q7]" office:value-type="float" office:value="0.000236064966460868" calcext:value-type="float">
            <text:p>0.000236065</text:p>
          </table:table-cell>
          <table:table-cell table:formula="of:=[.E7]/[.$Q7]" office:value-type="float" office:value="0.000455376844816843" calcext:value-type="float">
            <text:p>0.0004553768</text:p>
          </table:table-cell>
          <table:table-cell table:formula="of:=[.F7]/[.$Q7]" office:value-type="float" office:value="0.0000945227603875484" calcext:value-type="float">
            <text:p>9.45227603875484E-05</text:p>
          </table:table-cell>
          <table:table-cell table:formula="of:=[.G7]/[.$Q7]" office:value-type="float" office:value="0.000141976986928281" calcext:value-type="float">
            <text:p>0.000141977</text:p>
          </table:table-cell>
          <table:table-cell table:formula="of:=[.H7]/[.$Q7]" office:value-type="float" office:value="0.0000410678567889013" calcext:value-type="float">
            <text:p>4.10678567889013E-05</text:p>
          </table:table-cell>
          <table:table-cell table:formula="of:=[.I7]/[.$Q7]" office:value-type="float" office:value="0.000287411182912951" calcext:value-type="float">
            <text:p>0.0002874112</text:p>
          </table:table-cell>
          <table:table-cell table:formula="of:=[.J7]/[.$Q7]" office:value-type="float" office:value="0.0001959248759157" calcext:value-type="float">
            <text:p>0.0001959249</text:p>
          </table:table-cell>
          <table:table-cell table:formula="of:=[.K7]/[.$Q7]" office:value-type="float" office:value="0.000166303677022829" calcext:value-type="float">
            <text:p>0.0001663037</text:p>
          </table:table-cell>
          <table:table-cell table:formula="of:=[.L7]/[.$Q7]" office:value-type="float" office:value="0.000172187243753681" calcext:value-type="float">
            <text:p>0.0001721872</text:p>
          </table:table-cell>
          <table:table-cell table:formula="of:=[.M7]/[.$Q7]" office:value-type="float" office:value="0.0000346471253243386" calcext:value-type="float">
            <text:p>3.46471253243386E-05</text:p>
          </table:table-cell>
          <table:table-cell table:formula="of:=[.N7]/[.$Q7]" office:value-type="float" office:value="0.0000418189056528753" calcext:value-type="float">
            <text:p>4.18189056528753E-05</text:p>
          </table:table-cell>
          <table:table-cell table:formula="of:=[.O7]/[.$Q7]" office:value-type="float" office:value="0.00207720059755143" calcext:value-type="float">
            <text:p>0.0020772006</text:p>
          </table:table-cell>
          <table:table-cell table:formula="of:=[.P7]/[.$Q7]*1000" office:value-type="float" office:value="0.00036374327333646" calcext:value-type="float">
            <text:p>0.0003637433</text:p>
          </table:table-cell>
          <table:table-cell table:formula="of:=[.Q7]/[.$Q7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6348" calcext:value-type="float">
            <text:p>0.6348</text:p>
          </table:table-cell>
          <table:table-cell table:style-name="ce5" office:value-type="float" office:value="240354.505991" calcext:value-type="float">
            <text:p>240354.505991</text:p>
          </table:table-cell>
          <table:table-cell office:value-type="float" office:value="674.7" calcext:value-type="float">
            <text:p>674.7</text:p>
          </table:table-cell>
          <table:table-cell office:value-type="float" office:value="546.62" calcext:value-type="float">
            <text:p>546.62</text:p>
          </table:table-cell>
          <table:table-cell office:value-type="float" office:value="882.22" calcext:value-type="float">
            <text:p>882.22</text:p>
          </table:table-cell>
          <table:table-cell office:value-type="float" office:value="138.16" calcext:value-type="float">
            <text:p>138.16</text:p>
          </table:table-cell>
          <table:table-cell office:value-type="float" office:value="340.78" calcext:value-type="float">
            <text:p>340.78</text:p>
          </table:table-cell>
          <table:table-cell office:value-type="float" office:value="41.819" calcext:value-type="float">
            <text:p>41.819</text:p>
          </table:table-cell>
          <table:table-cell office:value-type="float" office:value="485.04" calcext:value-type="float">
            <text:p>485.04</text:p>
          </table:table-cell>
          <table:table-cell office:value-type="float" office:value="387.43" calcext:value-type="float">
            <text:p>387.43</text:p>
          </table:table-cell>
          <table:table-cell office:value-type="float" office:value="294.68" calcext:value-type="float">
            <text:p>294.68</text:p>
          </table:table-cell>
          <table:table-cell office:value-type="float" office:value="335.02" calcext:value-type="float">
            <text:p>335.02</text:p>
          </table:table-cell>
          <table:table-cell office:value-type="float" office:value="96.986" calcext:value-type="float">
            <text:p>96.986</text:p>
          </table:table-cell>
          <table:table-cell office:value-type="float" office:value="61.352" calcext:value-type="float">
            <text:p>61.352</text:p>
          </table:table-cell>
          <table:table-cell office:value-type="float" office:value="4146.6" calcext:value-type="float">
            <text:p>4146.6</text:p>
          </table:table-cell>
          <table:table-cell table:style-name="ce2" office:value-type="float" office:value="0.6348" calcext:value-type="float">
            <text:p>0.6348</text:p>
          </table:table-cell>
          <table:table-cell table:style-name="ce5" office:value-type="float" office:value="1734433.78655" calcext:value-type="float">
            <text:p>1734433.78655</text:p>
          </table:table-cell>
          <table:table-cell table:style-name="ce8"/>
          <table:table-cell table:style-name="ce10" table:formula="of:=[.A8]/[.$Q8]*1000" office:value-type="float" office:value="0.000365998405313987" calcext:value-type="float">
            <text:p>0.0003659984</text:p>
          </table:table-cell>
          <table:table-cell table:formula="of:=[.B8]/[.$Q8]" office:value-type="float" office:value="0.138578081132226" calcext:value-type="float">
            <text:p>0.1385780811</text:p>
          </table:table-cell>
          <table:table-cell table:formula="of:=[.C8]/[.$Q8]" office:value-type="float" office:value="0.000389003030978807" calcext:value-type="float">
            <text:p>0.000389003</text:p>
          </table:table-cell>
          <table:table-cell table:formula="of:=[.D8]/[.$Q8]" office:value-type="float" office:value="0.000315157606037699" calcext:value-type="float">
            <text:p>0.0003151576</text:p>
          </table:table-cell>
          <table:table-cell table:formula="of:=[.E8]/[.$Q8]" office:value-type="float" office:value="0.000508650146717243" calcext:value-type="float">
            <text:p>0.0005086501</text:p>
          </table:table-cell>
          <table:table-cell table:formula="of:=[.F8]/[.$Q8]" office:value-type="float" office:value="0.0000796571198459049" calcext:value-type="float">
            <text:p>7.96571198459049E-05</text:p>
          </table:table-cell>
          <table:table-cell table:formula="of:=[.G8]/[.$Q8]" office:value-type="float" office:value="0.00019647910611673" calcext:value-type="float">
            <text:p>0.0001964791</text:p>
          </table:table-cell>
          <table:table-cell table:formula="of:=[.H8]/[.$Q8]" office:value-type="float" office:value="0.0000241110386134619" calcext:value-type="float">
            <text:p>0.000024111</text:p>
          </table:table-cell>
          <table:table-cell table:formula="of:=[.I8]/[.$Q8]" office:value-type="float" office:value="0.000279653223871292" calcext:value-type="float">
            <text:p>0.0002796532</text:p>
          </table:table-cell>
          <table:table-cell table:formula="of:=[.J8]/[.$Q8]" office:value-type="float" office:value="0.000223375491762442" calcext:value-type="float">
            <text:p>0.0002233755</text:p>
          </table:table-cell>
          <table:table-cell table:formula="of:=[.K8]/[.$Q8]" office:value-type="float" office:value="0.000169899826839832" calcext:value-type="float">
            <text:p>0.0001698998</text:p>
          </table:table-cell>
          <table:table-cell table:formula="of:=[.L8]/[.$Q8]" office:value-type="float" office:value="0.000193158137599704" calcext:value-type="float">
            <text:p>0.0001931581</text:p>
          </table:table-cell>
          <table:table-cell table:formula="of:=[.M8]/[.$Q8]" office:value-type="float" office:value="0.0000559179605195059" calcext:value-type="float">
            <text:p>0.000055918</text:p>
          </table:table-cell>
          <table:table-cell table:formula="of:=[.N8]/[.$Q8]" office:value-type="float" office:value="0.0000353729271626083" calcext:value-type="float">
            <text:p>3.53729271626083E-05</text:p>
          </table:table-cell>
          <table:table-cell table:formula="of:=[.O8]/[.$Q8]" office:value-type="float" office:value="0.00239075139803872" calcext:value-type="float">
            <text:p>0.0023907514</text:p>
          </table:table-cell>
          <table:table-cell table:formula="of:=[.P8]/[.$Q8]*1000" office:value-type="float" office:value="0.000365998405313987" calcext:value-type="float">
            <text:p>0.0003659984</text:p>
          </table:table-cell>
          <table:table-cell table:formula="of:=[.Q8]/[.$Q8]" office:value-type="float" office:value="1" calcext:value-type="float">
            <text:p>1</text:p>
          </table:table-cell>
          <table:table-cell table:style-name="ce8" table:number-columns-repeated="989"/>
        </table:table-row>
        <table:table-row table:style-name="ro1">
          <table:table-cell table:style-name="ce2" office:value-type="float" office:value="0.4646" calcext:value-type="float">
            <text:p>0.4646</text:p>
          </table:table-cell>
          <table:table-cell table:style-name="ce5" office:value-type="float" office:value="187873.779453" calcext:value-type="float">
            <text:p>187873.77945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04.12" calcext:value-type="float">
            <text:p>404.12</text:p>
          </table:table-cell>
          <table:table-cell office:value-type="float" office:value="615.36" calcext:value-type="float">
            <text:p>615.36</text:p>
          </table:table-cell>
          <table:table-cell office:value-type="float" office:value="147.06" calcext:value-type="float">
            <text:p>147.06</text:p>
          </table:table-cell>
          <table:table-cell office:value-type="float" office:value="242.76" calcext:value-type="float">
            <text:p>242.76</text:p>
          </table:table-cell>
          <table:table-cell office:value-type="float" office:value="60.354" calcext:value-type="float">
            <text:p>60.354</text:p>
          </table:table-cell>
          <table:table-cell office:value-type="float" office:value="361.92" calcext:value-type="float">
            <text:p>361.92</text:p>
          </table:table-cell>
          <table:table-cell office:value-type="float" office:value="269.13" calcext:value-type="float">
            <text:p>269.13</text:p>
          </table:table-cell>
          <table:table-cell office:value-type="float" office:value="197.44" calcext:value-type="float">
            <text:p>197.44</text:p>
          </table:table-cell>
          <table:table-cell office:value-type="float" office:value="233.66" calcext:value-type="float">
            <text:p>233.66</text:p>
          </table:table-cell>
          <table:table-cell office:value-type="float" office:value="67.025" calcext:value-type="float">
            <text:p>67.025</text:p>
          </table:table-cell>
          <table:table-cell office:value-type="float" office:value="44.867" calcext:value-type="float">
            <text:p>44.867</text:p>
          </table:table-cell>
          <table:table-cell office:value-type="float" office:value="2971.2" calcext:value-type="float">
            <text:p>2971.2</text:p>
          </table:table-cell>
          <table:table-cell table:style-name="ce2" office:value-type="float" office:value="0.4646" calcext:value-type="float">
            <text:p>0.4646</text:p>
          </table:table-cell>
          <table:table-cell table:style-name="ce5" office:value-type="float" office:value="1384816.20915" calcext:value-type="float">
            <text:p>1384816.20915</text:p>
          </table:table-cell>
          <table:table-cell/>
          <table:table-cell table:style-name="ce10" table:formula="of:=[.A9]/[.$Q9]*1000" office:value-type="float" office:value="0.000335495784155481" calcext:value-type="float">
            <text:p>0.0003354958</text:p>
          </table:table-cell>
          <table:table-cell table:formula="of:=[.B9]/[.$Q9]" office:value-type="float" office:value="0.135666941368571" calcext:value-type="float">
            <text:p>0.1356669414</text:p>
          </table:table-cell>
          <table:table-cell table:formula="of:=[.C9]/[.$Q9]" office:value-type="float" office:value="0.000342709737844059" calcext:value-type="float">
            <text:p>0.0003427097</text:p>
          </table:table-cell>
          <table:table-cell table:formula="of:=[.D9]/[.$Q9]" office:value-type="float" office:value="0.000291822118581388" calcext:value-type="float">
            <text:p>0.0002918221</text:p>
          </table:table-cell>
          <table:table-cell table:formula="of:=[.E9]/[.$Q9]" office:value-type="float" office:value="0.000444362216396722" calcext:value-type="float">
            <text:p>0.0004443622</text:p>
          </table:table-cell>
          <table:table-cell table:formula="of:=[.F9]/[.$Q9]" office:value-type="float" office:value="0.000106194597541767" calcext:value-type="float">
            <text:p>0.0001061946</text:p>
          </table:table-cell>
          <table:table-cell table:formula="of:=[.G9]/[.$Q9]" office:value-type="float" office:value="0.0001753012409849" calcext:value-type="float">
            <text:p>0.0001753012</text:p>
          </table:table-cell>
          <table:table-cell table:formula="of:=[.H9]/[.$Q9]" office:value-type="float" office:value="0.0000435826787708134" calcext:value-type="float">
            <text:p>4.35826787708134E-05</text:p>
          </table:table-cell>
          <table:table-cell table:formula="of:=[.I9]/[.$Q9]" office:value-type="float" office:value="0.000261348760657666" calcext:value-type="float">
            <text:p>0.0002613488</text:p>
          </table:table-cell>
          <table:table-cell table:formula="of:=[.J9]/[.$Q9]" office:value-type="float" office:value="0.000194343479099795" calcext:value-type="float">
            <text:p>0.0001943435</text:p>
          </table:table-cell>
          <table:table-cell table:formula="of:=[.K9]/[.$Q9]" office:value-type="float" office:value="0.000142574876503784" calcext:value-type="float">
            <text:p>0.0001425749</text:p>
          </table:table-cell>
          <table:table-cell table:formula="of:=[.L9]/[.$Q9]" office:value-type="float" office:value="0.000168729971859169" calcext:value-type="float">
            <text:p>0.00016873</text:p>
          </table:table-cell>
          <table:table-cell table:formula="of:=[.M9]/[.$Q9]" office:value-type="float" office:value="0.0000483999245222151" calcext:value-type="float">
            <text:p>4.83999245222151E-05</text:p>
          </table:table-cell>
          <table:table-cell table:formula="of:=[.N9]/[.$Q9]" office:value-type="float" office:value="0.0000323992452598019" calcext:value-type="float">
            <text:p>3.23992452598019E-05</text:p>
          </table:table-cell>
          <table:table-cell table:formula="of:=[.O9]/[.$Q9]" office:value-type="float" office:value="0.00214555547542567" calcext:value-type="float">
            <text:p>0.0021455555</text:p>
          </table:table-cell>
          <table:table-cell table:formula="of:=[.P9]/[.$Q9]*1000" office:value-type="float" office:value="0.000335495784155481" calcext:value-type="float">
            <text:p>0.0003354958</text:p>
          </table:table-cell>
          <table:table-cell table:formula="of:=[.Q9]/[.$Q9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036" calcext:value-type="float">
            <text:p>0.5036</text:p>
          </table:table-cell>
          <table:table-cell table:style-name="ce5" office:value-type="float" office:value="220242.24071" calcext:value-type="float">
            <text:p>220242.24071</text:p>
          </table:table-cell>
          <table:table-cell office:value-type="float" office:value="517.63" calcext:value-type="float">
            <text:p>517.63</text:p>
          </table:table-cell>
          <table:table-cell office:value-type="float" office:value="375.92" calcext:value-type="float">
            <text:p>375.92</text:p>
          </table:table-cell>
          <table:table-cell office:value-type="float" office:value="638.87" calcext:value-type="float">
            <text:p>638.87</text:p>
          </table:table-cell>
          <table:table-cell office:value-type="float" office:value="149.42" calcext:value-type="float">
            <text:p>149.42</text:p>
          </table:table-cell>
          <table:table-cell office:value-type="float" office:value="201.4" calcext:value-type="float">
            <text:p>201.4</text:p>
          </table:table-cell>
          <table:table-cell office:value-type="float" office:value="37.355" calcext:value-type="float">
            <text:p>37.355</text:p>
          </table:table-cell>
          <table:table-cell office:value-type="float" office:value="425.77" calcext:value-type="float">
            <text:p>425.77</text:p>
          </table:table-cell>
          <table:table-cell office:value-type="float" office:value="314.52" calcext:value-type="float">
            <text:p>314.52</text:p>
          </table:table-cell>
          <table:table-cell office:value-type="float" office:value="227.07" calcext:value-type="float">
            <text:p>227.07</text:p>
          </table:table-cell>
          <table:table-cell office:value-type="float" office:value="268.37" calcext:value-type="float">
            <text:p>268.37</text:p>
          </table:table-cell>
          <table:table-cell office:value-type="float" office:value="40.647" calcext:value-type="float">
            <text:p>40.647</text:p>
          </table:table-cell>
          <table:table-cell office:value-type="float" office:value="52.018" calcext:value-type="float">
            <text:p>52.018</text:p>
          </table:table-cell>
          <table:table-cell office:value-type="float" office:value="3099.6" calcext:value-type="float">
            <text:p>3099.6</text:p>
          </table:table-cell>
          <table:table-cell table:style-name="ce2" office:value-type="float" office:value="0.5036" calcext:value-type="float">
            <text:p>0.5036</text:p>
          </table:table-cell>
          <table:table-cell table:style-name="ce5" office:value-type="float" office:value="1554206.55807" calcext:value-type="float">
            <text:p>1554206.55807</text:p>
          </table:table-cell>
          <table:table-cell/>
          <table:table-cell table:style-name="ce10" table:formula="of:=[.A10]/[.$Q10]*1000" office:value-type="float" office:value="0.000324023854734834" calcext:value-type="float">
            <text:p>0.0003240239</text:p>
          </table:table-cell>
          <table:table-cell table:formula="of:=[.B10]/[.$Q10]" office:value-type="float" office:value="0.141707187867934" calcext:value-type="float">
            <text:p>0.1417071879</text:p>
          </table:table-cell>
          <table:table-cell table:formula="of:=[.C10]/[.$Q10]" office:value-type="float" office:value="0.000333050968876871" calcext:value-type="float">
            <text:p>0.000333051</text:p>
          </table:table-cell>
          <table:table-cell table:formula="of:=[.D10]/[.$Q10]" office:value-type="float" office:value="0.000241872612136455" calcext:value-type="float">
            <text:p>0.0002418726</text:p>
          </table:table-cell>
          <table:table-cell table:formula="of:=[.E10]/[.$Q10]" office:value-type="float" office:value="0.000411058618098577" calcext:value-type="float">
            <text:p>0.0004110586</text:p>
          </table:table-cell>
          <table:table-cell table:formula="of:=[.F10]/[.$Q10]" office:value-type="float" office:value="0.000096139087320252" calcext:value-type="float">
            <text:p>9.6139087320252E-05</text:p>
          </table:table-cell>
          <table:table-cell table:formula="of:=[.G10]/[.$Q10]" office:value-type="float" office:value="0.00012958380528911" calcext:value-type="float">
            <text:p>0.0001295838</text:p>
          </table:table-cell>
          <table:table-cell table:formula="of:=[.H10]/[.$Q10]" office:value-type="float" office:value="0.000024034771830063" calcext:value-type="float">
            <text:p>2.4034771830063E-05</text:p>
          </table:table-cell>
          <table:table-cell table:formula="of:=[.I10]/[.$Q10]" office:value-type="float" office:value="0.000273946855898432" calcext:value-type="float">
            <text:p>0.0002739469</text:p>
          </table:table-cell>
          <table:table-cell table:formula="of:=[.J10]/[.$Q10]" office:value-type="float" office:value="0.000202366923731533" calcext:value-type="float">
            <text:p>0.0002023669</text:p>
          </table:table-cell>
          <table:table-cell table:formula="of:=[.K10]/[.$Q10]" office:value-type="float" office:value="0.000146100271434946" calcext:value-type="float">
            <text:p>0.0001461003</text:p>
          </table:table-cell>
          <table:table-cell table:formula="of:=[.L10]/[.$Q10]" office:value-type="float" office:value="0.000172673315915781" calcext:value-type="float">
            <text:p>0.0001726733</text:p>
          </table:table-cell>
          <table:table-cell table:formula="of:=[.M10]/[.$Q10]" office:value-type="float" office:value="0.0000261528944070826" calcext:value-type="float">
            <text:p>2.61528944070826E-05</text:p>
          </table:table-cell>
          <table:table-cell table:formula="of:=[.N10]/[.$Q10]" office:value-type="float" office:value="0.0000334691677434404" calcext:value-type="float">
            <text:p>3.34691677434404E-05</text:p>
          </table:table-cell>
          <table:table-cell table:formula="of:=[.O10]/[.$Q10]" office:value-type="float" office:value="0.00199432950781591" calcext:value-type="float">
            <text:p>0.0019943295</text:p>
          </table:table-cell>
          <table:table-cell table:formula="of:=[.P10]/[.$Q10]*1000" office:value-type="float" office:value="0.000324023854734834" calcext:value-type="float">
            <text:p>0.0003240239</text:p>
          </table:table-cell>
          <table:table-cell table:formula="of:=[.Q10]/[.$Q10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933" calcext:value-type="float">
            <text:p>0.4933</text:p>
          </table:table-cell>
          <table:table-cell table:style-name="ce5" office:value-type="float" office:value="197042.350813" calcext:value-type="float">
            <text:p>197042.350813</text:p>
          </table:table-cell>
          <table:table-cell office:value-type="float" office:value="488.84" calcext:value-type="float">
            <text:p>488.84</text:p>
          </table:table-cell>
          <table:table-cell office:value-type="float" office:value="489.1" calcext:value-type="float">
            <text:p>489.1</text:p>
          </table:table-cell>
          <table:table-cell office:value-type="float" office:value="720.39" calcext:value-type="float">
            <text:p>720.39</text:p>
          </table:table-cell>
          <table:table-cell office:value-type="float" office:value="141.07" calcext:value-type="float">
            <text:p>141.07</text:p>
          </table:table-cell>
          <table:table-cell office:value-type="float" office:value="243.25" calcext:value-type="float">
            <text:p>243.25</text:p>
          </table:table-cell>
          <table:table-cell office:value-type="float" office:value="46.789" calcext:value-type="float">
            <text:p>46.789</text:p>
          </table:table-cell>
          <table:table-cell office:value-type="float" office:value="397.45" calcext:value-type="float">
            <text:p>397.45</text:p>
          </table:table-cell>
          <table:table-cell office:value-type="float" office:value="301.49" calcext:value-type="float">
            <text:p>301.49</text:p>
          </table:table-cell>
          <table:table-cell office:value-type="float" office:value="239.17" calcext:value-type="float">
            <text:p>239.17</text:p>
          </table:table-cell>
          <table:table-cell office:value-type="float" office:value="259.26" calcext:value-type="float">
            <text:p>259.26</text:p>
          </table:table-cell>
          <table:table-cell office:value-type="float" office:value="69.573" calcext:value-type="float">
            <text:p>69.573</text:p>
          </table:table-cell>
          <table:table-cell office:value-type="float" office:value="47.31" calcext:value-type="float">
            <text:p>47.31</text:p>
          </table:table-cell>
          <table:table-cell office:value-type="float" office:value="3302.6" calcext:value-type="float">
            <text:p>3302.6</text:p>
          </table:table-cell>
          <table:table-cell table:style-name="ce2" office:value-type="float" office:value="0.4933" calcext:value-type="float">
            <text:p>0.4933</text:p>
          </table:table-cell>
          <table:table-cell table:style-name="ce5" office:value-type="float" office:value="1262880.72429" calcext:value-type="float">
            <text:p>1262880.72429</text:p>
          </table:table-cell>
          <table:table-cell/>
          <table:table-cell table:style-name="ce10" table:formula="of:=[.A11]/[.$Q11]*1000" office:value-type="float" office:value="0.000390614877962712" calcext:value-type="float">
            <text:p>0.0003906149</text:p>
          </table:table-cell>
          <table:table-cell table:formula="of:=[.B11]/[.$Q11]" office:value-type="float" office:value="0.156026097336927" calcext:value-type="float">
            <text:p>0.1560260973</text:p>
          </table:table-cell>
          <table:table-cell table:formula="of:=[.C11]/[.$Q11]" office:value-type="float" office:value="0.000387083269700572" calcext:value-type="float">
            <text:p>0.0003870833</text:p>
          </table:table-cell>
          <table:table-cell table:formula="of:=[.D11]/[.$Q11]" office:value-type="float" office:value="0.000387289148209127" calcext:value-type="float">
            <text:p>0.0003872891</text:p>
          </table:table-cell>
          <table:table-cell table:formula="of:=[.E11]/[.$Q11]" office:value-type="float" office:value="0.000570433918377373" calcext:value-type="float">
            <text:p>0.0005704339</text:p>
          </table:table-cell>
          <table:table-cell table:formula="of:=[.F11]/[.$Q11]" office:value-type="float" office:value="0.000111704927699574" calcext:value-type="float">
            <text:p>0.0001117049</text:p>
          </table:table-cell>
          <table:table-cell table:formula="of:=[.G11]/[.$Q11]" office:value-type="float" office:value="0.000192615181561787" calcext:value-type="float">
            <text:p>0.0001926152</text:p>
          </table:table-cell>
          <table:table-cell table:formula="of:=[.H11]/[.$Q11]" office:value-type="float" office:value="0.0000370494212953524" calcext:value-type="float">
            <text:p>3.70494212953524E-05</text:p>
          </table:table-cell>
          <table:table-cell table:formula="of:=[.I11]/[.$Q11]" office:value-type="float" office:value="0.000314716973943401" calcext:value-type="float">
            <text:p>0.000314717</text:p>
          </table:table-cell>
          <table:table-cell table:formula="of:=[.J11]/[.$Q11]" office:value-type="float" office:value="0.000238731967478164" calcext:value-type="float">
            <text:p>0.000238732</text:p>
          </table:table-cell>
          <table:table-cell table:formula="of:=[.K11]/[.$Q11]" office:value-type="float" office:value="0.000189384472658305" calcext:value-type="float">
            <text:p>0.0001893845</text:p>
          </table:table-cell>
          <table:table-cell table:formula="of:=[.L11]/[.$Q11]" office:value-type="float" office:value="0.000205292546646286" calcext:value-type="float">
            <text:p>0.0002052925</text:p>
          </table:table-cell>
          <table:table-cell table:formula="of:=[.M11]/[.$Q11]" office:value-type="float" office:value="0.0000550907133681325" calcext:value-type="float">
            <text:p>5.50907133681325E-05</text:p>
          </table:table-cell>
          <table:table-cell table:formula="of:=[.N11]/[.$Q11]" office:value-type="float" office:value="0.0000374619701528804" calcext:value-type="float">
            <text:p>0.000037462</text:p>
          </table:table-cell>
          <table:table-cell table:formula="of:=[.O11]/[.$Q11]" office:value-type="float" office:value="0.0026151321629022" calcext:value-type="float">
            <text:p>0.0026151322</text:p>
          </table:table-cell>
          <table:table-cell table:formula="of:=[.P11]/[.$Q11]*1000" office:value-type="float" office:value="0.000390614877962712" calcext:value-type="float">
            <text:p>0.0003906149</text:p>
          </table:table-cell>
          <table:table-cell table:formula="of:=[.Q11]/[.$Q11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449" calcext:value-type="float">
            <text:p>0.4449</text:p>
          </table:table-cell>
          <table:table-cell table:style-name="ce5" office:value-type="float" office:value="204605.061578" calcext:value-type="float">
            <text:p>204605.061578</text:p>
          </table:table-cell>
          <table:table-cell office:value-type="float" office:value="397.83" calcext:value-type="float">
            <text:p>397.83</text:p>
          </table:table-cell>
          <table:table-cell office:value-type="float" office:value="392.97" calcext:value-type="float">
            <text:p>392.97</text:p>
          </table:table-cell>
          <table:table-cell office:value-type="float" office:value="616.94" calcext:value-type="float">
            <text:p>616.94</text:p>
          </table:table-cell>
          <table:table-cell office:value-type="float" office:value="131.12" calcext:value-type="float">
            <text:p>131.12</text:p>
          </table:table-cell>
          <table:table-cell office:value-type="float" office:value="246.84" calcext:value-type="float">
            <text:p>246.84</text:p>
          </table:table-cell>
          <table:table-cell office:value-type="float" office:value="31.205" calcext:value-type="float">
            <text:p>31.205</text:p>
          </table:table-cell>
          <table:table-cell office:value-type="float" office:value="396.62" calcext:value-type="float">
            <text:p>396.62</text:p>
          </table:table-cell>
          <table:table-cell office:value-type="float" office:value="247.33" calcext:value-type="float">
            <text:p>247.33</text:p>
          </table:table-cell>
          <table:table-cell office:value-type="float" office:value="194.97" calcext:value-type="float">
            <text:p>194.97</text:p>
          </table:table-cell>
          <table:table-cell office:value-type="float" office:value="219.53" calcext:value-type="float">
            <text:p>219.53</text:p>
          </table:table-cell>
          <table:table-cell office:value-type="float" office:value="54.857" calcext:value-type="float">
            <text:p>54.857</text:p>
          </table:table-cell>
          <table:table-cell office:value-type="float" office:value="49.26" calcext:value-type="float">
            <text:p>49.26</text:p>
          </table:table-cell>
          <table:table-cell office:value-type="float" office:value="2848.4" calcext:value-type="float">
            <text:p>2848.4</text:p>
          </table:table-cell>
          <table:table-cell table:style-name="ce2" office:value-type="float" office:value="0.4449" calcext:value-type="float">
            <text:p>0.4449</text:p>
          </table:table-cell>
          <table:table-cell table:style-name="ce5" office:value-type="float" office:value="1318541.58289" calcext:value-type="float">
            <text:p>1318541.58289</text:p>
          </table:table-cell>
          <table:table-cell/>
          <table:table-cell table:style-name="ce10" table:formula="of:=[.A12]/[.$Q12]*1000" office:value-type="float" office:value="0.000337418254966871" calcext:value-type="float">
            <text:p>0.0003374183</text:p>
          </table:table-cell>
          <table:table-cell table:formula="of:=[.B12]/[.$Q12]" office:value-type="float" office:value="0.155175281715078" calcext:value-type="float">
            <text:p>0.1551752817</text:p>
          </table:table-cell>
          <table:table-cell table:formula="of:=[.C12]/[.$Q12]" office:value-type="float" office:value="0.00030171972212513" calcext:value-type="float">
            <text:p>0.0003017197</text:p>
          </table:table-cell>
          <table:table-cell table:formula="of:=[.D12]/[.$Q12]" office:value-type="float" office:value="0.000298033831544912" calcext:value-type="float">
            <text:p>0.0002980338</text:p>
          </table:table-cell>
          <table:table-cell table:formula="of:=[.E12]/[.$Q12]" office:value-type="float" office:value="0.00046789574785179" calcext:value-type="float">
            <text:p>0.0004678957</text:p>
          </table:table-cell>
          <table:table-cell table:formula="of:=[.F12]/[.$Q12]" office:value-type="float" office:value="0.000099443204295923" calcext:value-type="float">
            <text:p>9.9443204295923E-05</text:p>
          </table:table-cell>
          <table:table-cell table:formula="of:=[.G12]/[.$Q12]" office:value-type="float" office:value="0.000187206837617493" calcext:value-type="float">
            <text:p>0.0001872068</text:p>
          </table:table-cell>
          <table:table-cell table:formula="of:=[.H12]/[.$Q12]" office:value-type="float" office:value="0.0000236662994970583" calcext:value-type="float">
            <text:p>2.36662994970583E-05</text:p>
          </table:table-cell>
          <table:table-cell table:formula="of:=[.I12]/[.$Q12]" office:value-type="float" office:value="0.000300802041548574" calcext:value-type="float">
            <text:p>0.000300802</text:p>
          </table:table-cell>
          <table:table-cell table:formula="of:=[.J12]/[.$Q12]" office:value-type="float" office:value="0.000187578460330313" calcext:value-type="float">
            <text:p>0.0001875785</text:p>
          </table:table-cell>
          <table:table-cell table:formula="of:=[.K12]/[.$Q12]" office:value-type="float" office:value="0.000147867919017512" calcext:value-type="float">
            <text:p>0.0001478679</text:p>
          </table:table-cell>
          <table:table-cell table:formula="of:=[.L12]/[.$Q12]" office:value-type="float" office:value="0.000166494559480506" calcext:value-type="float">
            <text:p>0.0001664946</text:p>
          </table:table-cell>
          <table:table-cell table:formula="of:=[.M12]/[.$Q12]" office:value-type="float" office:value="0.0000416043003207859" calcext:value-type="float">
            <text:p>4.16043003207859E-05</text:p>
          </table:table-cell>
          <table:table-cell table:formula="of:=[.N12]/[.$Q12]" office:value-type="float" office:value="0.0000373594588439381" calcext:value-type="float">
            <text:p>3.73594588439381E-05</text:p>
          </table:table-cell>
          <table:table-cell table:formula="of:=[.O12]/[.$Q12]" office:value-type="float" office:value="0.00216026558203559" calcext:value-type="float">
            <text:p>0.0021602656</text:p>
          </table:table-cell>
          <table:table-cell table:formula="of:=[.P12]/[.$Q12]*1000" office:value-type="float" office:value="0.000337418254966871" calcext:value-type="float">
            <text:p>0.0003374183</text:p>
          </table:table-cell>
          <table:table-cell table:formula="of:=[.Q12]/[.$Q12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714" calcext:value-type="float">
            <text:p>0.5714</text:p>
          </table:table-cell>
          <table:table-cell table:style-name="ce5" office:value-type="float" office:value="241072.611823" calcext:value-type="float">
            <text:p>241072.611823</text:p>
          </table:table-cell>
          <table:table-cell office:value-type="float" office:value="589.37" calcext:value-type="float">
            <text:p>589.37</text:p>
          </table:table-cell>
          <table:table-cell office:value-type="float" office:value="515.38" calcext:value-type="float">
            <text:p>515.38</text:p>
          </table:table-cell>
          <table:table-cell office:value-type="float" office:value="872.78" calcext:value-type="float">
            <text:p>872.78</text:p>
          </table:table-cell>
          <table:table-cell office:value-type="float" office:value="144.88" calcext:value-type="float">
            <text:p>144.88</text:p>
          </table:table-cell>
          <table:table-cell office:value-type="float" office:value="276.01" calcext:value-type="float">
            <text:p>276.01</text:p>
          </table:table-cell>
          <table:table-cell office:value-type="float" office:value="53.146" calcext:value-type="float">
            <text:p>53.146</text:p>
          </table:table-cell>
          <table:table-cell office:value-type="float" office:value="512.25" calcext:value-type="float">
            <text:p>512.25</text:p>
          </table:table-cell>
          <table:table-cell office:value-type="float" office:value="337.49" calcext:value-type="float">
            <text:p>337.49</text:p>
          </table:table-cell>
          <table:table-cell office:value-type="float" office:value="234.96" calcext:value-type="float">
            <text:p>234.96</text:p>
          </table:table-cell>
          <table:table-cell office:value-type="float" office:value="286.02" calcext:value-type="float">
            <text:p>286.02</text:p>
          </table:table-cell>
          <table:table-cell office:value-type="float" office:value="95.752" calcext:value-type="float">
            <text:p>95.752</text:p>
          </table:table-cell>
          <table:table-cell office:value-type="float" office:value="63.551" calcext:value-type="float">
            <text:p>63.551</text:p>
          </table:table-cell>
          <table:table-cell office:value-type="float" office:value="3836.7" calcext:value-type="float">
            <text:p>3836.7</text:p>
          </table:table-cell>
          <table:table-cell table:style-name="ce2" office:value-type="float" office:value="0.5714" calcext:value-type="float">
            <text:p>0.5714</text:p>
          </table:table-cell>
          <table:table-cell table:style-name="ce5" office:value-type="float" office:value="1633381.39719" calcext:value-type="float">
            <text:p>1633381.39719</text:p>
          </table:table-cell>
          <table:table-cell/>
          <table:table-cell table:style-name="ce10" table:formula="of:=[.A13]/[.$Q13]*1000" office:value-type="float" office:value="0.000349826440403333" calcext:value-type="float">
            <text:p>0.0003498264</text:p>
          </table:table-cell>
          <table:table-cell table:formula="of:=[.B13]/[.$Q13]" office:value-type="float" office:value="0.14759113348403" calcext:value-type="float">
            <text:p>0.1475911335</text:p>
          </table:table-cell>
          <table:table-cell table:formula="of:=[.C13]/[.$Q13]" office:value-type="float" office:value="0.00036082815747377" calcext:value-type="float">
            <text:p>0.0003608282</text:p>
          </table:table-cell>
          <table:table-cell table:formula="of:=[.D13]/[.$Q13]" office:value-type="float" office:value="0.000315529490470895" calcext:value-type="float">
            <text:p>0.0003155295</text:p>
          </table:table-cell>
          <table:table-cell table:formula="of:=[.E13]/[.$Q13]" office:value-type="float" office:value="0.000534339378115542" calcext:value-type="float">
            <text:p>0.0005343394</text:p>
          </table:table-cell>
          <table:table-cell table:formula="of:=[.F13]/[.$Q13]" office:value-type="float" office:value="0.0000886994306713946" calcext:value-type="float">
            <text:p>8.86994306713946E-05</text:p>
          </table:table-cell>
          <table:table-cell table:formula="of:=[.G13]/[.$Q13]" office:value-type="float" office:value="0.000168980741714603" calcext:value-type="float">
            <text:p>0.0001689807</text:p>
          </table:table-cell>
          <table:table-cell table:formula="of:=[.H13]/[.$Q13]" office:value-type="float" office:value="0.0000325374098734258" calcext:value-type="float">
            <text:p>3.25374098734258E-05</text:p>
          </table:table-cell>
          <table:table-cell table:formula="of:=[.I13]/[.$Q13]" office:value-type="float" office:value="0.000313613220330079" calcext:value-type="float">
            <text:p>0.0003136132</text:p>
          </table:table-cell>
          <table:table-cell table:formula="of:=[.J13]/[.$Q13]" office:value-type="float" office:value="0.000206620450423033" calcext:value-type="float">
            <text:p>0.0002066205</text:p>
          </table:table-cell>
          <table:table-cell table:formula="of:=[.K13]/[.$Q13]" office:value-type="float" office:value="0.000143848828206453" calcext:value-type="float">
            <text:p>0.0001438488</text:p>
          </table:table-cell>
          <table:table-cell table:formula="of:=[.L13]/[.$Q13]" office:value-type="float" office:value="0.000175109132803922" calcext:value-type="float">
            <text:p>0.0001751091</text:p>
          </table:table-cell>
          <table:table-cell table:formula="of:=[.M13]/[.$Q13]" office:value-type="float" office:value="0.0000586219484100454" calcext:value-type="float">
            <text:p>5.86219484100454E-05</text:p>
          </table:table-cell>
          <table:table-cell table:formula="of:=[.N13]/[.$Q13]" office:value-type="float" office:value="0.0000389076305811554" calcext:value-type="float">
            <text:p>3.89076305811554E-05</text:p>
          </table:table-cell>
          <table:table-cell table:formula="of:=[.O13]/[.$Q13]" office:value-type="float" office:value="0.00234893087836098" calcext:value-type="float">
            <text:p>0.0023489309</text:p>
          </table:table-cell>
          <table:table-cell table:formula="of:=[.P13]/[.$Q13]*1000" office:value-type="float" office:value="0.000349826440403333" calcext:value-type="float">
            <text:p>0.0003498264</text:p>
          </table:table-cell>
          <table:table-cell table:formula="of:=[.Q13]/[.$Q13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988" calcext:value-type="float">
            <text:p>0.4988</text:p>
          </table:table-cell>
          <table:table-cell table:style-name="ce5" office:value-type="float" office:value="200718.661033" calcext:value-type="float">
            <text:p>200718.661033</text:p>
          </table:table-cell>
          <table:table-cell office:value-type="float" office:value="456.65" calcext:value-type="float">
            <text:p>456.65</text:p>
          </table:table-cell>
          <table:table-cell office:value-type="float" office:value="393.67" calcext:value-type="float">
            <text:p>393.67</text:p>
          </table:table-cell>
          <table:table-cell office:value-type="float" office:value="650.56" calcext:value-type="float">
            <text:p>650.56</text:p>
          </table:table-cell>
          <table:table-cell office:value-type="float" office:value="82.213" calcext:value-type="float">
            <text:p>82.213</text:p>
          </table:table-cell>
          <table:table-cell office:value-type="float" office:value="261.5" calcext:value-type="float">
            <text:p>261.5</text:p>
          </table:table-cell>
          <table:table-cell office:value-type="float" office:value="44.467" calcext:value-type="float">
            <text:p>44.467</text:p>
          </table:table-cell>
          <table:table-cell office:value-type="float" office:value="363.38" calcext:value-type="float">
            <text:p>363.38</text:p>
          </table:table-cell>
          <table:table-cell office:value-type="float" office:value="318.6" calcext:value-type="float">
            <text:p>318.6</text:p>
          </table:table-cell>
          <table:table-cell office:value-type="float" office:value="259.38" calcext:value-type="float">
            <text:p>259.38</text:p>
          </table:table-cell>
          <table:table-cell office:value-type="float" office:value="259.07" calcext:value-type="float">
            <text:p>259.07</text:p>
          </table:table-cell>
          <table:table-cell office:value-type="float" office:value="108.03" calcext:value-type="float">
            <text:p>108.03</text:p>
          </table:table-cell>
          <table:table-cell office:value-type="float" office:value="60.662" calcext:value-type="float">
            <text:p>60.662</text:p>
          </table:table-cell>
          <table:table-cell office:value-type="float" office:value="3176" calcext:value-type="float">
            <text:p>3176</text:p>
          </table:table-cell>
          <table:table-cell table:style-name="ce2" office:value-type="float" office:value="0.4988" calcext:value-type="float">
            <text:p>0.4988</text:p>
          </table:table-cell>
          <table:table-cell table:style-name="ce5" office:value-type="float" office:value="1261943.05672" calcext:value-type="float">
            <text:p>1261943.05672</text:p>
          </table:table-cell>
          <table:table-cell/>
          <table:table-cell table:style-name="ce10" table:formula="of:=[.A14]/[.$Q14]*1000" office:value-type="float" office:value="0.000395263476702716" calcext:value-type="float">
            <text:p>0.0003952635</text:p>
          </table:table-cell>
          <table:table-cell table:formula="of:=[.B14]/[.$Q14]" office:value-type="float" office:value="0.159055244184077" calcext:value-type="float">
            <text:p>0.1590552442</text:p>
          </table:table-cell>
          <table:table-cell table:formula="of:=[.C14]/[.$Q14]" office:value-type="float" office:value="0.000361862603521041" calcext:value-type="float">
            <text:p>0.0003618626</text:p>
          </table:table-cell>
          <table:table-cell table:formula="of:=[.D14]/[.$Q14]" office:value-type="float" office:value="0.000311955438800237" calcext:value-type="float">
            <text:p>0.0003119554</text:p>
          </table:table-cell>
          <table:table-cell table:formula="of:=[.E14]/[.$Q14]" office:value-type="float" office:value="0.000515522468732396" calcext:value-type="float">
            <text:p>0.0005155225</text:p>
          </table:table-cell>
          <table:table-cell table:formula="of:=[.F14]/[.$Q14]" office:value-type="float" office:value="0.0000651479474943071" calcext:value-type="float">
            <text:p>6.51479474943071E-05</text:p>
          </table:table-cell>
          <table:table-cell table:formula="of:=[.G14]/[.$Q14]" office:value-type="float" office:value="0.000207220126619407" calcext:value-type="float">
            <text:p>0.0002072201</text:p>
          </table:table-cell>
          <table:table-cell table:formula="of:=[.H14]/[.$Q14]" office:value-type="float" office:value="0.000035236930670689" calcext:value-type="float">
            <text:p>3.5236930670689E-05</text:p>
          </table:table-cell>
          <table:table-cell table:formula="of:=[.I14]/[.$Q14]" office:value-type="float" office:value="0.000287952770978815" calcext:value-type="float">
            <text:p>0.0002879528</text:p>
          </table:table-cell>
          <table:table-cell table:formula="of:=[.J14]/[.$Q14]" office:value-type="float" office:value="0.000252467810099209" calcext:value-type="float">
            <text:p>0.0002524678</text:p>
          </table:table-cell>
          <table:table-cell table:formula="of:=[.K14]/[.$Q14]" office:value-type="float" office:value="0.000205540177600542" calcext:value-type="float">
            <text:p>0.0002055402</text:p>
          </table:table-cell>
          <table:table-cell table:formula="of:=[.L14]/[.$Q14]" office:value-type="float" office:value="0.000205294524677972" calcext:value-type="float">
            <text:p>0.0002052945</text:p>
          </table:table-cell>
          <table:table-cell table:formula="of:=[.M14]/[.$Q14]" office:value-type="float" office:value="0.0000856060813716809" calcext:value-type="float">
            <text:p>8.56060813716809E-05</text:p>
          </table:table-cell>
          <table:table-cell table:formula="of:=[.N14]/[.$Q14]" office:value-type="float" office:value="0.0000480703148030075" calcext:value-type="float">
            <text:p>4.80703148030075E-05</text:p>
          </table:table-cell>
          <table:table-cell table:formula="of:=[.O14]/[.$Q14]" office:value-type="float" office:value="0.00251675381316725" calcext:value-type="float">
            <text:p>0.0025167538</text:p>
          </table:table-cell>
          <table:table-cell table:formula="of:=[.P14]/[.$Q14]*1000" office:value-type="float" office:value="0.000395263476702716" calcext:value-type="float">
            <text:p>0.0003952635</text:p>
          </table:table-cell>
          <table:table-cell table:formula="of:=[.Q14]/[.$Q14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823" calcext:value-type="float">
            <text:p>0.4823</text:p>
          </table:table-cell>
          <table:table-cell table:style-name="ce5" office:value-type="float" office:value="227174.736355" calcext:value-type="float">
            <text:p>227174.736355</text:p>
          </table:table-cell>
          <table:table-cell office:value-type="float" office:value="449.4" calcext:value-type="float">
            <text:p>449.4</text:p>
          </table:table-cell>
          <table:table-cell office:value-type="float" office:value="368.16" calcext:value-type="float">
            <text:p>368.16</text:p>
          </table:table-cell>
          <table:table-cell office:value-type="float" office:value="708.48" calcext:value-type="float">
            <text:p>708.48</text:p>
          </table:table-cell>
          <table:table-cell office:value-type="float" office:value="145.32" calcext:value-type="float">
            <text:p>145.32</text:p>
          </table:table-cell>
          <table:table-cell office:value-type="float" office:value="185.67" calcext:value-type="float">
            <text:p>185.67</text:p>
          </table:table-cell>
          <table:table-cell office:value-type="float" office:value="40.98" calcext:value-type="float">
            <text:p>40.98</text:p>
          </table:table-cell>
          <table:table-cell office:value-type="float" office:value="411.7" calcext:value-type="float">
            <text:p>411.7</text:p>
          </table:table-cell>
          <table:table-cell office:value-type="float" office:value="310.92" calcext:value-type="float">
            <text:p>310.92</text:p>
          </table:table-cell>
          <table:table-cell office:value-type="float" office:value="247.83" calcext:value-type="float">
            <text:p>247.83</text:p>
          </table:table-cell>
          <table:table-cell office:value-type="float" office:value="266.82" calcext:value-type="float">
            <text:p>266.82</text:p>
          </table:table-cell>
          <table:table-cell office:value-type="float" office:value="57.627" calcext:value-type="float">
            <text:p>57.627</text:p>
          </table:table-cell>
          <table:table-cell office:value-type="float" office:value="59.348" calcext:value-type="float">
            <text:p>59.348</text:p>
          </table:table-cell>
          <table:table-cell office:value-type="float" office:value="3106.9" calcext:value-type="float">
            <text:p>3106.9</text:p>
          </table:table-cell>
          <table:table-cell table:style-name="ce2" office:value-type="float" office:value="0.4823" calcext:value-type="float">
            <text:p>0.4823</text:p>
          </table:table-cell>
          <table:table-cell table:style-name="ce5" office:value-type="float" office:value="1625554.3254" calcext:value-type="float">
            <text:p>1625554.3254</text:p>
          </table:table-cell>
          <table:table-cell/>
          <table:table-cell table:style-name="ce10" table:formula="of:=[.A15]/[.$Q15]*1000" office:value-type="float" office:value="0.000296698789123101" calcext:value-type="float">
            <text:p>0.0002966988</text:p>
          </table:table-cell>
          <table:table-cell table:formula="of:=[.B15]/[.$Q15]" office:value-type="float" office:value="0.13975216503398" calcext:value-type="float">
            <text:p>0.139752165</text:p>
          </table:table-cell>
          <table:table-cell table:formula="of:=[.C15]/[.$Q15]" office:value-type="float" office:value="0.000276459539357084" calcext:value-type="float">
            <text:p>0.0002764595</text:p>
          </table:table-cell>
          <table:table-cell table:formula="of:=[.D15]/[.$Q15]" office:value-type="float" office:value="0.000226482741454615" calcext:value-type="float">
            <text:p>0.0002264827</text:p>
          </table:table-cell>
          <table:table-cell table:formula="of:=[.E15]/[.$Q15]" office:value-type="float" office:value="0.000435839017453732" calcext:value-type="float">
            <text:p>0.000435839</text:p>
          </table:table-cell>
          <table:table-cell table:formula="of:=[.F15]/[.$Q15]" office:value-type="float" office:value="0.0000893971968388329" calcext:value-type="float">
            <text:p>8.93971968388329E-05</text:p>
          </table:table-cell>
          <table:table-cell table:formula="of:=[.G15]/[.$Q15]" office:value-type="float" office:value="0.000114219498603538" calcext:value-type="float">
            <text:p>0.0001142195</text:p>
          </table:table-cell>
          <table:table-cell table:formula="of:=[.H15]/[.$Q15]" office:value-type="float" office:value="0.0000252098618666073" calcext:value-type="float">
            <text:p>2.52098618666073E-05</text:p>
          </table:table-cell>
          <table:table-cell table:formula="of:=[.I15]/[.$Q15]" office:value-type="float" office:value="0.000253267450719429" calcext:value-type="float">
            <text:p>0.0002532675</text:p>
          </table:table-cell>
          <table:table-cell table:formula="of:=[.J15]/[.$Q15]" office:value-type="float" office:value="0.000191270137910335" calcext:value-type="float">
            <text:p>0.0001912701</text:p>
          </table:table-cell>
          <table:table-cell table:formula="of:=[.K15]/[.$Q15]" office:value-type="float" office:value="0.000152458761991247" calcext:value-type="float">
            <text:p>0.0001524588</text:p>
          </table:table-cell>
          <table:table-cell table:formula="of:=[.L15]/[.$Q15]" office:value-type="float" office:value="0.000164140930777163" calcext:value-type="float">
            <text:p>0.0001641409</text:p>
          </table:table-cell>
          <table:table-cell table:formula="of:=[.M15]/[.$Q15]" office:value-type="float" office:value="0.000035450676178306" calcext:value-type="float">
            <text:p>3.5450676178306E-05</text:p>
          </table:table-cell>
          <table:table-cell table:formula="of:=[.N15]/[.$Q15]" office:value-type="float" office:value="0.0000365093919487411" calcext:value-type="float">
            <text:p>3.65093919487411E-05</text:p>
          </table:table-cell>
          <table:table-cell table:formula="of:=[.O15]/[.$Q15]" office:value-type="float" office:value="0.00191128647714403" calcext:value-type="float">
            <text:p>0.0019112865</text:p>
          </table:table-cell>
          <table:table-cell table:formula="of:=[.P15]/[.$Q15]*1000" office:value-type="float" office:value="0.000296698789123101" calcext:value-type="float">
            <text:p>0.0002966988</text:p>
          </table:table-cell>
          <table:table-cell table:formula="of:=[.Q15]/[.$Q15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826" calcext:value-type="float">
            <text:p>0.4826</text:p>
          </table:table-cell>
          <table:table-cell table:style-name="ce5" office:value-type="float" office:value="218841.659584" calcext:value-type="float">
            <text:p>218841.659584</text:p>
          </table:table-cell>
          <table:table-cell office:value-type="float" office:value="561.53" calcext:value-type="float">
            <text:p>561.53</text:p>
          </table:table-cell>
          <table:table-cell office:value-type="float" office:value="388.8" calcext:value-type="float">
            <text:p>388.8</text:p>
          </table:table-cell>
          <table:table-cell office:value-type="float" office:value="638.38" calcext:value-type="float">
            <text:p>638.38</text:p>
          </table:table-cell>
          <table:table-cell office:value-type="float" office:value="133.42" calcext:value-type="float">
            <text:p>133.42</text:p>
          </table:table-cell>
          <table:table-cell office:value-type="float" office:value="219.78" calcext:value-type="float">
            <text:p>219.78</text:p>
          </table:table-cell>
          <table:table-cell office:value-type="float" office:value="53.251" calcext:value-type="float">
            <text:p>53.251</text:p>
          </table:table-cell>
          <table:table-cell office:value-type="float" office:value="366.71" calcext:value-type="float">
            <text:p>366.71</text:p>
          </table:table-cell>
          <table:table-cell office:value-type="float" office:value="281.78" calcext:value-type="float">
            <text:p>281.78</text:p>
          </table:table-cell>
          <table:table-cell office:value-type="float" office:value="232.87" calcext:value-type="float">
            <text:p>232.87</text:p>
          </table:table-cell>
          <table:table-cell office:value-type="float" office:value="246.4" calcext:value-type="float">
            <text:p>246.4</text:p>
          </table:table-cell>
          <table:table-cell office:value-type="float" office:value="59.167" calcext:value-type="float">
            <text:p>59.167</text:p>
          </table:table-cell>
          <table:table-cell office:value-type="float" office:value="53.274" calcext:value-type="float">
            <text:p>53.274</text:p>
          </table:table-cell>
          <table:table-cell office:value-type="float" office:value="3101.9" calcext:value-type="float">
            <text:p>3101.9</text:p>
          </table:table-cell>
          <table:table-cell table:style-name="ce2" office:value-type="float" office:value="0.4826" calcext:value-type="float">
            <text:p>0.4826</text:p>
          </table:table-cell>
          <table:table-cell table:style-name="ce5" office:value-type="float" office:value="1429227.90044" calcext:value-type="float">
            <text:p>1429227.90044</text:p>
          </table:table-cell>
          <table:table-cell/>
          <table:table-cell table:style-name="ce10" table:formula="of:=[.A16]/[.$Q16]*1000" office:value-type="float" office:value="0.000337664832775394" calcext:value-type="float">
            <text:p>0.0003376648</text:p>
          </table:table-cell>
          <table:table-cell table:formula="of:=[.B16]/[.$Q16]" office:value-type="float" office:value="0.153118798979944" calcext:value-type="float">
            <text:p>0.153118799</text:p>
          </table:table-cell>
          <table:table-cell table:formula="of:=[.C16]/[.$Q16]" office:value-type="float" office:value="0.000392890454928236" calcext:value-type="float">
            <text:p>0.0003928905</text:p>
          </table:table-cell>
          <table:table-cell table:formula="of:=[.D16]/[.$Q16]" office:value-type="float" office:value="0.000272034991676488" calcext:value-type="float">
            <text:p>0.000272035</text:p>
          </table:table-cell>
          <table:table-cell table:formula="of:=[.E16]/[.$Q16]" office:value-type="float" office:value="0.000446660745849888" calcext:value-type="float">
            <text:p>0.0004466607</text:p>
          </table:table-cell>
          <table:table-cell table:formula="of:=[.F16]/[.$Q16]" office:value-type="float" office:value="0.0000933511023391899" calcext:value-type="float">
            <text:p>9.33511023391899E-05</text:p>
          </table:table-cell>
          <table:table-cell table:formula="of:=[.G16]/[.$Q16]" office:value-type="float" office:value="0.000153775335572681" calcext:value-type="float">
            <text:p>0.0001537753</text:p>
          </table:table-cell>
          <table:table-cell table:formula="of:=[.H16]/[.$Q16]" office:value-type="float" office:value="0.0000372585785539215" calcext:value-type="float">
            <text:p>3.72585785539215E-05</text:p>
          </table:table-cell>
          <table:table-cell table:formula="of:=[.I16]/[.$Q16]" office:value-type="float" office:value="0.000256579094129848" calcext:value-type="float">
            <text:p>0.0002565791</text:p>
          </table:table-cell>
          <table:table-cell table:formula="of:=[.J16]/[.$Q16]" office:value-type="float" office:value="0.0001971554011178" calcext:value-type="float">
            <text:p>0.0001971554</text:p>
          </table:table-cell>
          <table:table-cell table:formula="of:=[.K16]/[.$Q16]" office:value-type="float" office:value="0.000162934126830514" calcext:value-type="float">
            <text:p>0.0001629341</text:p>
          </table:table-cell>
          <table:table-cell table:formula="of:=[.L16]/[.$Q16]" office:value-type="float" office:value="0.000172400776618021" calcext:value-type="float">
            <text:p>0.0001724008</text:p>
          </table:table-cell>
          <table:table-cell table:formula="of:=[.M16]/[.$Q16]" office:value-type="float" office:value="0.0000413978764210977" calcext:value-type="float">
            <text:p>4.13978764210977E-05</text:p>
          </table:table-cell>
          <table:table-cell table:formula="of:=[.N16]/[.$Q16]" office:value-type="float" office:value="0.0000372746711588818" calcext:value-type="float">
            <text:p>3.72746711588818E-05</text:p>
          </table:table-cell>
          <table:table-cell table:formula="of:=[.O16]/[.$Q16]" office:value-type="float" office:value="0.00217033266636136" calcext:value-type="float">
            <text:p>0.0021703327</text:p>
          </table:table-cell>
          <table:table-cell table:formula="of:=[.P16]/[.$Q16]*1000" office:value-type="float" office:value="0.000337664832775394" calcext:value-type="float">
            <text:p>0.0003376648</text:p>
          </table:table-cell>
          <table:table-cell table:formula="of:=[.Q16]/[.$Q16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968" calcext:value-type="float">
            <text:p>0.4968</text:p>
          </table:table-cell>
          <table:table-cell table:style-name="ce5" office:value-type="float" office:value="193274.459438" calcext:value-type="float">
            <text:p>193274.459438</text:p>
          </table:table-cell>
          <table:table-cell office:value-type="float" office:value="531.59" calcext:value-type="float">
            <text:p>531.59</text:p>
          </table:table-cell>
          <table:table-cell office:value-type="float" office:value="430.66" calcext:value-type="float">
            <text:p>430.66</text:p>
          </table:table-cell>
          <table:table-cell office:value-type="float" office:value="769.1" calcext:value-type="float">
            <text:p>769.1</text:p>
          </table:table-cell>
          <table:table-cell office:value-type="float" office:value="122.94" calcext:value-type="float">
            <text:p>122.94</text:p>
          </table:table-cell>
          <table:table-cell office:value-type="float" office:value="228.79" calcext:value-type="float">
            <text:p>228.79</text:p>
          </table:table-cell>
          <table:table-cell office:value-type="float" office:value="54.112" calcext:value-type="float">
            <text:p>54.112</text:p>
          </table:table-cell>
          <table:table-cell office:value-type="float" office:value="443.15" calcext:value-type="float">
            <text:p>443.15</text:p>
          </table:table-cell>
          <table:table-cell office:value-type="float" office:value="318.5" calcext:value-type="float">
            <text:p>318.5</text:p>
          </table:table-cell>
          <table:table-cell office:value-type="float" office:value="247.96" calcext:value-type="float">
            <text:p>247.96</text:p>
          </table:table-cell>
          <table:table-cell office:value-type="float" office:value="267.7" calcext:value-type="float">
            <text:p>267.7</text:p>
          </table:table-cell>
          <table:table-cell office:value-type="float" office:value="76.276" calcext:value-type="float">
            <text:p>76.276</text:p>
          </table:table-cell>
          <table:table-cell office:value-type="float" office:value="56.965" calcext:value-type="float">
            <text:p>56.965</text:p>
          </table:table-cell>
          <table:table-cell office:value-type="float" office:value="3424.8" calcext:value-type="float">
            <text:p>3424.8</text:p>
          </table:table-cell>
          <table:table-cell table:style-name="ce2" office:value-type="float" office:value="0.4968" calcext:value-type="float">
            <text:p>0.4968</text:p>
          </table:table-cell>
          <table:table-cell table:style-name="ce5" office:value-type="float" office:value="1357168.57884" calcext:value-type="float">
            <text:p>1357168.57884</text:p>
          </table:table-cell>
          <table:table-cell/>
          <table:table-cell table:style-name="ce10" table:formula="of:=[.A17]/[.$Q17]*1000" office:value-type="float" office:value="0.00036605622009362" calcext:value-type="float">
            <text:p>0.0003660562</text:p>
          </table:table-cell>
          <table:table-cell table:formula="of:=[.B17]/[.$Q17]" office:value-type="float" office:value="0.142410060512302" calcext:value-type="float">
            <text:p>0.1424100605</text:p>
          </table:table-cell>
          <table:table-cell table:formula="of:=[.C17]/[.$Q17]" office:value-type="float" office:value="0.000391690471094137" calcext:value-type="float">
            <text:p>0.0003916905</text:p>
          </table:table-cell>
          <table:table-cell table:formula="of:=[.D17]/[.$Q17]" office:value-type="float" office:value="0.000317322406895165" calcext:value-type="float">
            <text:p>0.0003173224</text:p>
          </table:table-cell>
          <table:table-cell table:formula="of:=[.E17]/[.$Q17]" office:value-type="float" office:value="0.000566694522693242" calcext:value-type="float">
            <text:p>0.0005666945</text:p>
          </table:table-cell>
          <table:table-cell table:formula="of:=[.F17]/[.$Q17]" office:value-type="float" office:value="0.0000905856515666457" calcext:value-type="float">
            <text:p>9.05856515666457E-05</text:p>
          </table:table-cell>
          <table:table-cell table:formula="of:=[.G17]/[.$Q17]" office:value-type="float" office:value="0.00016857891021582" calcext:value-type="float">
            <text:p>0.0001685789</text:p>
          </table:table-cell>
          <table:table-cell table:formula="of:=[.H17]/[.$Q17]" office:value-type="float" office:value="0.0000398712443271054" calcext:value-type="float">
            <text:p>3.98712443271054E-05</text:p>
          </table:table-cell>
          <table:table-cell table:formula="of:=[.I17]/[.$Q17]" office:value-type="float" office:value="0.000326525390367326" calcext:value-type="float">
            <text:p>0.0003265254</text:p>
          </table:table-cell>
          <table:table-cell table:formula="of:=[.J17]/[.$Q17]" office:value-type="float" office:value="0.000234679762680793" calcext:value-type="float">
            <text:p>0.0002346798</text:p>
          </table:table-cell>
          <table:table-cell table:formula="of:=[.K17]/[.$Q17]" office:value-type="float" office:value="0.000182703905665084" calcext:value-type="float">
            <text:p>0.0001827039</text:p>
          </table:table-cell>
          <table:table-cell table:formula="of:=[.L17]/[.$Q17]" office:value-type="float" office:value="0.000197248893154312" calcext:value-type="float">
            <text:p>0.0001972489</text:p>
          </table:table-cell>
          <table:table-cell table:formula="of:=[.M17]/[.$Q17]" office:value-type="float" office:value="0.0000562023032283835" calcext:value-type="float">
            <text:p>5.62023032283835E-05</text:p>
          </table:table-cell>
          <table:table-cell table:formula="of:=[.N17]/[.$Q17]" office:value-type="float" office:value="0.0000419734150113387" calcext:value-type="float">
            <text:p>4.19734150113387E-05</text:p>
          </table:table-cell>
          <table:table-cell table:formula="of:=[.O17]/[.$Q17]" office:value-type="float" office:value="0.00252348901484829" calcext:value-type="float">
            <text:p>0.002523489</text:p>
          </table:table-cell>
          <table:table-cell table:formula="of:=[.P17]/[.$Q17]*1000" office:value-type="float" office:value="0.00036605622009362" calcext:value-type="float">
            <text:p>0.0003660562</text:p>
          </table:table-cell>
          <table:table-cell table:formula="of:=[.Q17]/[.$Q17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414" calcext:value-type="float">
            <text:p>0.4414</text:p>
          </table:table-cell>
          <table:table-cell table:style-name="ce5" office:value-type="float" office:value="188198.389996" calcext:value-type="float">
            <text:p>188198.389996</text:p>
          </table:table-cell>
          <table:table-cell office:value-type="float" office:value="356.08" calcext:value-type="float">
            <text:p>356.08</text:p>
          </table:table-cell>
          <table:table-cell office:value-type="float" office:value="447.38" calcext:value-type="float">
            <text:p>447.38</text:p>
          </table:table-cell>
          <table:table-cell office:value-type="float" office:value="662.91" calcext:value-type="float">
            <text:p>662.91</text:p>
          </table:table-cell>
          <table:table-cell office:value-type="float" office:value="170.12" calcext:value-type="float">
            <text:p>170.12</text:p>
          </table:table-cell>
          <table:table-cell office:value-type="float" office:value="268.38" calcext:value-type="float">
            <text:p>268.38</text:p>
          </table:table-cell>
          <table:table-cell office:value-type="float" office:value="81.507" calcext:value-type="float">
            <text:p>81.507</text:p>
          </table:table-cell>
          <table:table-cell office:value-type="float" office:value="421.32" calcext:value-type="float">
            <text:p>421.32</text:p>
          </table:table-cell>
          <table:table-cell office:value-type="float" office:value="224.28" calcext:value-type="float">
            <text:p>224.28</text:p>
          </table:table-cell>
          <table:table-cell office:value-type="float" office:value="144.78" calcext:value-type="float">
            <text:p>144.78</text:p>
          </table:table-cell>
          <table:table-cell office:value-type="float" office:value="197.8" calcext:value-type="float">
            <text:p>197.8</text:p>
          </table:table-cell>
          <table:table-cell office:value-type="float" office:value="63.318" calcext:value-type="float">
            <text:p>63.318</text:p>
          </table:table-cell>
          <table:table-cell office:value-type="float" office:value="54.481" calcext:value-type="float">
            <text:p>54.481</text:p>
          </table:table-cell>
          <table:table-cell office:value-type="float" office:value="2922.2" calcext:value-type="float">
            <text:p>2922.2</text:p>
          </table:table-cell>
          <table:table-cell table:style-name="ce2" office:value-type="float" office:value="0.4414" calcext:value-type="float">
            <text:p>0.4414</text:p>
          </table:table-cell>
          <table:table-cell table:style-name="ce5" office:value-type="float" office:value="1248736.32292" calcext:value-type="float">
            <text:p>1248736.32292</text:p>
          </table:table-cell>
          <table:table-cell/>
          <table:table-cell table:style-name="ce10" table:formula="of:=[.A18]/[.$Q18]*1000" office:value-type="float" office:value="0.000353477344975316" calcext:value-type="float">
            <text:p>0.0003534773</text:p>
          </table:table-cell>
          <table:table-cell table:formula="of:=[.B18]/[.$Q18]" office:value-type="float" office:value="0.150711072098811" calcext:value-type="float">
            <text:p>0.1507110721</text:p>
          </table:table-cell>
          <table:table-cell table:formula="of:=[.C18]/[.$Q18]" office:value-type="float" office:value="0.000285152272312665" calcext:value-type="float">
            <text:p>0.0002851523</text:p>
          </table:table-cell>
          <table:table-cell table:formula="of:=[.D18]/[.$Q18]" office:value-type="float" office:value="0.000358266186214447" calcext:value-type="float">
            <text:p>0.0003582662</text:p>
          </table:table-cell>
          <table:table-cell table:formula="of:=[.E18]/[.$Q18]" office:value-type="float" office:value="0.0005308646732161" calcext:value-type="float">
            <text:p>0.0005308647</text:p>
          </table:table-cell>
          <table:table-cell table:formula="of:=[.F18]/[.$Q18]" office:value-type="float" office:value="0.000136233724347985" calcext:value-type="float">
            <text:p>0.0001362337</text:p>
          </table:table-cell>
          <table:table-cell table:formula="of:=[.G18]/[.$Q18]" office:value-type="float" office:value="0.000214921272869223" calcext:value-type="float">
            <text:p>0.0002149213</text:p>
          </table:table-cell>
          <table:table-cell table:formula="of:=[.H18]/[.$Q18]" office:value-type="float" office:value="0.0000652715857655257" calcext:value-type="float">
            <text:p>6.52715857655257E-05</text:p>
          </table:table-cell>
          <table:table-cell table:formula="of:=[.I18]/[.$Q18]" office:value-type="float" office:value="0.000337397088774354" calcext:value-type="float">
            <text:p>0.0003373971</text:p>
          </table:table-cell>
          <table:table-cell table:formula="of:=[.J18]/[.$Q18]" office:value-type="float" office:value="0.000179605570754562" calcext:value-type="float">
            <text:p>0.0001796056</text:p>
          </table:table-cell>
          <table:table-cell table:formula="of:=[.K18]/[.$Q18]" office:value-type="float" office:value="0.000115941209799561" calcext:value-type="float">
            <text:p>0.0001159412</text:p>
          </table:table-cell>
          <table:table-cell table:formula="of:=[.L18]/[.$Q18]" office:value-type="float" office:value="0.00015840013329433" calcext:value-type="float">
            <text:p>0.0001584001</text:p>
          </table:table-cell>
          <table:table-cell table:formula="of:=[.M18]/[.$Q18]" office:value-type="float" office:value="0.0000507056604647645" calcext:value-type="float">
            <text:p>5.07056604647645E-05</text:p>
          </table:table-cell>
          <table:table-cell table:formula="of:=[.N18]/[.$Q18]" office:value-type="float" office:value="0.0000436289062791123" calcext:value-type="float">
            <text:p>4.36289062791123E-05</text:p>
          </table:table-cell>
          <table:table-cell table:formula="of:=[.O18]/[.$Q18]" office:value-type="float" office:value="0.00234012573060006" calcext:value-type="float">
            <text:p>0.0023401257</text:p>
          </table:table-cell>
          <table:table-cell table:formula="of:=[.P18]/[.$Q18]*1000" office:value-type="float" office:value="0.000353477344975316" calcext:value-type="float">
            <text:p>0.0003534773</text:p>
          </table:table-cell>
          <table:table-cell table:formula="of:=[.Q18]/[.$Q18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107" calcext:value-type="float">
            <text:p>0.5107</text:p>
          </table:table-cell>
          <table:table-cell table:style-name="ce5" office:value-type="float" office:value="204612.048907" calcext:value-type="float">
            <text:p>204612.048907</text:p>
          </table:table-cell>
          <table:table-cell office:value-type="float" office:value="429.06" calcext:value-type="float">
            <text:p>429.06</text:p>
          </table:table-cell>
          <table:table-cell office:value-type="float" office:value="385.55" calcext:value-type="float">
            <text:p>385.55</text:p>
          </table:table-cell>
          <table:table-cell office:value-type="float" office:value="596.15" calcext:value-type="float">
            <text:p>596.15</text:p>
          </table:table-cell>
          <table:table-cell office:value-type="float" office:value="115.75" calcext:value-type="float">
            <text:p>115.75</text:p>
          </table:table-cell>
          <table:table-cell office:value-type="float" office:value="217.34" calcext:value-type="float">
            <text:p>217.34</text:p>
          </table:table-cell>
          <table:table-cell office:value-type="float" office:value="40.578" calcext:value-type="float">
            <text:p>40.578</text:p>
          </table:table-cell>
          <table:table-cell office:value-type="float" office:value="410.01" calcext:value-type="float">
            <text:p>410.01</text:p>
          </table:table-cell>
          <table:table-cell office:value-type="float" office:value="304.11" calcext:value-type="float">
            <text:p>304.11</text:p>
          </table:table-cell>
          <table:table-cell office:value-type="float" office:value="235.8" calcext:value-type="float">
            <text:p>235.8</text:p>
          </table:table-cell>
          <table:table-cell office:value-type="float" office:value="258.15" calcext:value-type="float">
            <text:p>258.15</text:p>
          </table:table-cell>
          <table:table-cell office:value-type="float" office:value="56.917" calcext:value-type="float">
            <text:p>56.917</text:p>
          </table:table-cell>
          <table:table-cell office:value-type="float" office:value="43.347" calcext:value-type="float">
            <text:p>43.347</text:p>
          </table:table-cell>
          <table:table-cell office:value-type="float" office:value="2977" calcext:value-type="float">
            <text:p>2977</text:p>
          </table:table-cell>
          <table:table-cell table:style-name="ce2" office:value-type="float" office:value="0.5107" calcext:value-type="float">
            <text:p>0.5107</text:p>
          </table:table-cell>
          <table:table-cell table:style-name="ce5" office:value-type="float" office:value="1406447.2677" calcext:value-type="float">
            <text:p>1406447.2677</text:p>
          </table:table-cell>
          <table:table-cell/>
          <table:table-cell table:style-name="ce10" table:formula="of:=[.A19]/[.$Q19]*1000" office:value-type="float" office:value="0.000363113507152786" calcext:value-type="float">
            <text:p>0.0003631135</text:p>
          </table:table-cell>
          <table:table-cell table:formula="of:=[.B19]/[.$Q19]" office:value-type="float" office:value="0.145481493409708" calcext:value-type="float">
            <text:p>0.1454814934</text:p>
          </table:table-cell>
          <table:table-cell table:formula="of:=[.C19]/[.$Q19]" office:value-type="float" office:value="0.00030506653882705" calcext:value-type="float">
            <text:p>0.0003050665</text:p>
          </table:table-cell>
          <table:table-cell table:formula="of:=[.D19]/[.$Q19]" office:value-type="float" office:value="0.000274130434076281" calcext:value-type="float">
            <text:p>0.0002741304</text:p>
          </table:table-cell>
          <table:table-cell table:formula="of:=[.E19]/[.$Q19]" office:value-type="float" office:value="0.000423869428801906" calcext:value-type="float">
            <text:p>0.0004238694</text:p>
          </table:table-cell>
          <table:table-cell table:formula="of:=[.F19]/[.$Q19]" office:value-type="float" office:value="0.0000822995661894164" calcext:value-type="float">
            <text:p>8.22995661894164E-05</text:p>
          </table:table-cell>
          <table:table-cell table:formula="of:=[.G19]/[.$Q19]" office:value-type="float" office:value="0.000154531211365942" calcext:value-type="float">
            <text:p>0.0001545312</text:p>
          </table:table-cell>
          <table:table-cell table:formula="of:=[.H19]/[.$Q19]" office:value-type="float" office:value="0.0000288514194110941" calcext:value-type="float">
            <text:p>2.88514194110941E-05</text:p>
          </table:table-cell>
          <table:table-cell table:formula="of:=[.I19]/[.$Q19]" office:value-type="float" office:value="0.000291521772210131" calcext:value-type="float">
            <text:p>0.0002915218</text:p>
          </table:table-cell>
          <table:table-cell table:formula="of:=[.J19]/[.$Q19]" office:value-type="float" office:value="0.000216225668024738" calcext:value-type="float">
            <text:p>0.0002162257</text:p>
          </table:table-cell>
          <table:table-cell table:formula="of:=[.K19]/[.$Q19]" office:value-type="float" office:value="0.00016765648127399" calcext:value-type="float">
            <text:p>0.0001676565</text:p>
          </table:table-cell>
          <table:table-cell table:formula="of:=[.L19]/[.$Q19]" office:value-type="float" office:value="0.0001835475854151" calcext:value-type="float">
            <text:p>0.0001835476</text:p>
          </table:table-cell>
          <table:table-cell table:formula="of:=[.M19]/[.$Q19]" office:value-type="float" office:value="0.0000404686342013219" calcext:value-type="float">
            <text:p>4.04686342013219E-05</text:p>
          </table:table-cell>
          <table:table-cell table:formula="of:=[.N19]/[.$Q19]" office:value-type="float" office:value="0.0000308202098973014" calcext:value-type="float">
            <text:p>3.08202098973014E-05</text:p>
          </table:table-cell>
          <table:table-cell table:formula="of:=[.O19]/[.$Q19]" office:value-type="float" office:value="0.0021166808513684" calcext:value-type="float">
            <text:p>0.0021166809</text:p>
          </table:table-cell>
          <table:table-cell table:formula="of:=[.P19]/[.$Q19]*1000" office:value-type="float" office:value="0.000363113507152786" calcext:value-type="float">
            <text:p>0.0003631135</text:p>
          </table:table-cell>
          <table:table-cell table:formula="of:=[.Q19]/[.$Q19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593" calcext:value-type="float">
            <text:p>0.4593</text:p>
          </table:table-cell>
          <table:table-cell table:style-name="ce5" office:value-type="float" office:value="178625.193511" calcext:value-type="float">
            <text:p>178625.193511</text:p>
          </table:table-cell>
          <table:table-cell office:value-type="float" office:value="372.14" calcext:value-type="float">
            <text:p>372.14</text:p>
          </table:table-cell>
          <table:table-cell office:value-type="float" office:value="366.98" calcext:value-type="float">
            <text:p>366.98</text:p>
          </table:table-cell>
          <table:table-cell office:value-type="float" office:value="582.49" calcext:value-type="float">
            <text:p>582.49</text:p>
          </table:table-cell>
          <table:table-cell office:value-type="float" office:value="132.03" calcext:value-type="float">
            <text:p>132.03</text:p>
          </table:table-cell>
          <table:table-cell office:value-type="float" office:value="215.87" calcext:value-type="float">
            <text:p>215.87</text:p>
          </table:table-cell>
          <table:table-cell office:value-type="float" office:value="51.675" calcext:value-type="float">
            <text:p>51.675</text:p>
          </table:table-cell>
          <table:table-cell office:value-type="float" office:value="381.2" calcext:value-type="float">
            <text:p>381.2</text:p>
          </table:table-cell>
          <table:table-cell office:value-type="float" office:value="259.57" calcext:value-type="float">
            <text:p>259.57</text:p>
          </table:table-cell>
          <table:table-cell office:value-type="float" office:value="206.02" calcext:value-type="float">
            <text:p>206.02</text:p>
          </table:table-cell>
          <table:table-cell office:value-type="float" office:value="226.78" calcext:value-type="float">
            <text:p>226.78</text:p>
          </table:table-cell>
          <table:table-cell office:value-type="float" office:value="75.608" calcext:value-type="float">
            <text:p>75.608</text:p>
          </table:table-cell>
          <table:table-cell office:value-type="float" office:value="44.248" calcext:value-type="float">
            <text:p>44.248</text:p>
          </table:table-cell>
          <table:table-cell office:value-type="float" office:value="2782.6" calcext:value-type="float">
            <text:p>2782.6</text:p>
          </table:table-cell>
          <table:table-cell table:style-name="ce2" office:value-type="float" office:value="0.4593" calcext:value-type="float">
            <text:p>0.4593</text:p>
          </table:table-cell>
          <table:table-cell table:style-name="ce5" office:value-type="float" office:value="1194128.81111" calcext:value-type="float">
            <text:p>1194128.81111</text:p>
          </table:table-cell>
          <table:table-cell/>
          <table:table-cell table:style-name="ce10" table:formula="of:=[.A20]/[.$Q20]*1000" office:value-type="float" office:value="0.000384631871977914" calcext:value-type="float">
            <text:p>0.0003846319</text:p>
          </table:table-cell>
          <table:table-cell table:formula="of:=[.B20]/[.$Q20]" office:value-type="float" office:value="0.149586201965062" calcext:value-type="float">
            <text:p>0.149586202</text:p>
          </table:table-cell>
          <table:table-cell table:formula="of:=[.C20]/[.$Q20]" office:value-type="float" office:value="0.000311641421375704" calcext:value-type="float">
            <text:p>0.0003116414</text:p>
          </table:table-cell>
          <table:table-cell table:formula="of:=[.D20]/[.$Q20]" office:value-type="float" office:value="0.000307320279508937" calcext:value-type="float">
            <text:p>0.0003073203</text:p>
          </table:table-cell>
          <table:table-cell table:formula="of:=[.E20]/[.$Q20]" office:value-type="float" office:value="0.000487794946894002" calcext:value-type="float">
            <text:p>0.0004877949</text:p>
          </table:table-cell>
          <table:table-cell table:formula="of:=[.F20]/[.$Q20]" office:value-type="float" office:value="0.000110565961370006" calcext:value-type="float">
            <text:p>0.000110566</text:p>
          </table:table-cell>
          <table:table-cell table:formula="of:=[.G20]/[.$Q20]" office:value-type="float" office:value="0.000180776142399025" calcext:value-type="float">
            <text:p>0.0001807761</text:p>
          </table:table-cell>
          <table:table-cell table:formula="of:=[.H20]/[.$Q20]" office:value-type="float" office:value="0.0000432742259622441" calcext:value-type="float">
            <text:p>4.32742259622441E-05</text:p>
          </table:table-cell>
          <table:table-cell table:formula="of:=[.I20]/[.$Q20]" office:value-type="float" office:value="0.000319228542560376" calcext:value-type="float">
            <text:p>0.0003192285</text:p>
          </table:table-cell>
          <table:table-cell table:formula="of:=[.J20]/[.$Q20]" office:value-type="float" office:value="0.00021737185937145" calcext:value-type="float">
            <text:p>0.0002173719</text:p>
          </table:table-cell>
          <table:table-cell table:formula="of:=[.K20]/[.$Q20]" office:value-type="float" office:value="0.000172527451044829" calcext:value-type="float">
            <text:p>0.0001725275</text:p>
          </table:table-cell>
          <table:table-cell table:formula="of:=[.L20]/[.$Q20]" office:value-type="float" office:value="0.000189912510183216" calcext:value-type="float">
            <text:p>0.0001899125</text:p>
          </table:table-cell>
          <table:table-cell table:formula="of:=[.M20]/[.$Q20]" office:value-type="float" office:value="0.0000633164523764557" calcext:value-type="float">
            <text:p>6.33164523764557E-05</text:p>
          </table:table-cell>
          <table:table-cell table:formula="of:=[.N20]/[.$Q20]" office:value-type="float" office:value="0.0000370546289381205" calcext:value-type="float">
            <text:p>3.70546289381205E-05</text:p>
          </table:table-cell>
          <table:table-cell table:formula="of:=[.O20]/[.$Q20]" office:value-type="float" office:value="0.00233023437179565" calcext:value-type="float">
            <text:p>0.0023302344</text:p>
          </table:table-cell>
          <table:table-cell table:formula="of:=[.P20]/[.$Q20]*1000" office:value-type="float" office:value="0.000384631871977914" calcext:value-type="float">
            <text:p>0.0003846319</text:p>
          </table:table-cell>
          <table:table-cell table:formula="of:=[.Q20]/[.$Q20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254" calcext:value-type="float">
            <text:p>0.5254</text:p>
          </table:table-cell>
          <table:table-cell table:style-name="ce5" office:value-type="float" office:value="214541.096548" calcext:value-type="float">
            <text:p>214541.096548</text:p>
          </table:table-cell>
          <table:table-cell office:value-type="float" office:value="662.84" calcext:value-type="float">
            <text:p>662.84</text:p>
          </table:table-cell>
          <table:table-cell office:value-type="float" office:value="567.29" calcext:value-type="float">
            <text:p>567.29</text:p>
          </table:table-cell>
          <table:table-cell office:value-type="float" office:value="910.5" calcext:value-type="float">
            <text:p>910.5</text:p>
          </table:table-cell>
          <table:table-cell office:value-type="float" office:value="117.11" calcext:value-type="float">
            <text:p>117.11</text:p>
          </table:table-cell>
          <table:table-cell office:value-type="float" office:value="340.16" calcext:value-type="float">
            <text:p>340.16</text:p>
          </table:table-cell>
          <table:table-cell office:value-type="float" office:value="62.939" calcext:value-type="float">
            <text:p>62.939</text:p>
          </table:table-cell>
          <table:table-cell office:value-type="float" office:value="480.24" calcext:value-type="float">
            <text:p>480.24</text:p>
          </table:table-cell>
          <table:table-cell office:value-type="float" office:value="378.94" calcext:value-type="float">
            <text:p>378.94</text:p>
          </table:table-cell>
          <table:table-cell office:value-type="float" office:value="267.33" calcext:value-type="float">
            <text:p>267.33</text:p>
          </table:table-cell>
          <table:table-cell office:value-type="float" office:value="315" calcext:value-type="float">
            <text:p>315</text:p>
          </table:table-cell>
          <table:table-cell office:value-type="float" office:value="94.136" calcext:value-type="float">
            <text:p>94.136</text:p>
          </table:table-cell>
          <table:table-cell office:value-type="float" office:value="67.371" calcext:value-type="float">
            <text:p>67.371</text:p>
          </table:table-cell>
          <table:table-cell office:value-type="float" office:value="4146.7" calcext:value-type="float">
            <text:p>4146.7</text:p>
          </table:table-cell>
          <table:table-cell table:style-name="ce2" office:value-type="float" office:value="0.5254" calcext:value-type="float">
            <text:p>0.5254</text:p>
          </table:table-cell>
          <table:table-cell table:style-name="ce5" office:value-type="float" office:value="1402937.89299" calcext:value-type="float">
            <text:p>1402937.89299</text:p>
          </table:table-cell>
          <table:table-cell/>
          <table:table-cell table:style-name="ce10" table:formula="of:=[.A21]/[.$Q21]*1000" office:value-type="float" office:value="0.000374499828271261" calcext:value-type="float">
            <text:p>0.0003744998</text:p>
          </table:table-cell>
          <table:table-cell table:formula="of:=[.B21]/[.$Q21]" office:value-type="float" office:value="0.152922732802349" calcext:value-type="float">
            <text:p>0.1529227328</text:p>
          </table:table-cell>
          <table:table-cell table:formula="of:=[.C21]/[.$Q21]" office:value-type="float" office:value="0.000472465676001756" calcext:value-type="float">
            <text:p>0.0004724657</text:p>
          </table:table-cell>
          <table:table-cell table:formula="of:=[.D21]/[.$Q21]" office:value-type="float" office:value="0.000404358598363159" calcext:value-type="float">
            <text:p>0.0004043586</text:p>
          </table:table-cell>
          <table:table-cell table:formula="of:=[.E21]/[.$Q21]" office:value-type="float" office:value="0.000648995229617403" calcext:value-type="float">
            <text:p>0.0006489952</text:p>
          </table:table-cell>
          <table:table-cell table:formula="of:=[.F21]/[.$Q21]" office:value-type="float" office:value="0.0000834748284903833" calcext:value-type="float">
            <text:p>8.34748284903833E-05</text:p>
          </table:table-cell>
          <table:table-cell table:formula="of:=[.G21]/[.$Q21]" office:value-type="float" office:value="0.000242462621973263" calcext:value-type="float">
            <text:p>0.0002424626</text:p>
          </table:table-cell>
          <table:table-cell table:formula="of:=[.H21]/[.$Q21]" office:value-type="float" office:value="0.0000448622852903786" calcext:value-type="float">
            <text:p>4.48622852903786E-05</text:p>
          </table:table-cell>
          <table:table-cell table:formula="of:=[.I21]/[.$Q21]" office:value-type="float" office:value="0.00034231023511418" calcext:value-type="float">
            <text:p>0.0003423102</text:p>
          </table:table-cell>
          <table:table-cell table:formula="of:=[.J21]/[.$Q21]" office:value-type="float" office:value="0.000270104615388488" calcext:value-type="float">
            <text:p>0.0002701046</text:p>
          </table:table-cell>
          <table:table-cell table:formula="of:=[.K21]/[.$Q21]" office:value-type="float" office:value="0.000190550131503152" calcext:value-type="float">
            <text:p>0.0001905501</text:p>
          </table:table-cell>
          <table:table-cell table:formula="of:=[.L21]/[.$Q21]" office:value-type="float" office:value="0.000224528827379991" calcext:value-type="float">
            <text:p>0.0002245288</text:p>
          </table:table-cell>
          <table:table-cell table:formula="of:=[.M21]/[.$Q21]" office:value-type="float" office:value="0.000067099192680136" calcext:value-type="float">
            <text:p>6.7099192680136E-05</text:p>
          </table:table-cell>
          <table:table-cell table:formula="of:=[.N21]/[.$Q21]" office:value-type="float" office:value="0.0000480213702521186" calcext:value-type="float">
            <text:p>4.80213702521186E-05</text:p>
          </table:table-cell>
          <table:table-cell table:formula="of:=[.O21]/[.$Q21]" office:value-type="float" office:value="0.00295572599522733" calcext:value-type="float">
            <text:p>0.002955726</text:p>
          </table:table-cell>
          <table:table-cell table:formula="of:=[.P21]/[.$Q21]*1000" office:value-type="float" office:value="0.000374499828271261" calcext:value-type="float">
            <text:p>0.0003744998</text:p>
          </table:table-cell>
          <table:table-cell table:formula="of:=[.Q21]/[.$Q21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291" calcext:value-type="float">
            <text:p>0.5291</text:p>
          </table:table-cell>
          <table:table-cell table:style-name="ce5" office:value-type="float" office:value="221923.167712" calcext:value-type="float">
            <text:p>221923.167712</text:p>
          </table:table-cell>
          <table:table-cell office:value-type="float" office:value="519" calcext:value-type="float">
            <text:p>519</text:p>
          </table:table-cell>
          <table:table-cell office:value-type="float" office:value="419.58" calcext:value-type="float">
            <text:p>419.58</text:p>
          </table:table-cell>
          <table:table-cell office:value-type="float" office:value="677.86" calcext:value-type="float">
            <text:p>677.86</text:p>
          </table:table-cell>
          <table:table-cell office:value-type="float" office:value="122.71" calcext:value-type="float">
            <text:p>122.71</text:p>
          </table:table-cell>
          <table:table-cell office:value-type="float" office:value="261.19" calcext:value-type="float">
            <text:p>261.19</text:p>
          </table:table-cell>
          <table:table-cell office:value-type="float" office:value="49.406" calcext:value-type="float">
            <text:p>49.406</text:p>
          </table:table-cell>
          <table:table-cell office:value-type="float" office:value="399.6" calcext:value-type="float">
            <text:p>399.6</text:p>
          </table:table-cell>
          <table:table-cell office:value-type="float" office:value="285.82" calcext:value-type="float">
            <text:p>285.82</text:p>
          </table:table-cell>
          <table:table-cell office:value-type="float" office:value="232.67" calcext:value-type="float">
            <text:p>232.67</text:p>
          </table:table-cell>
          <table:table-cell office:value-type="float" office:value="248.66" calcext:value-type="float">
            <text:p>248.66</text:p>
          </table:table-cell>
          <table:table-cell office:value-type="float" office:value="65.83" calcext:value-type="float">
            <text:p>65.83</text:p>
          </table:table-cell>
          <table:table-cell office:value-type="float" office:value="62.377" calcext:value-type="float">
            <text:p>62.377</text:p>
          </table:table-cell>
          <table:table-cell office:value-type="float" office:value="3222" calcext:value-type="float">
            <text:p>3222</text:p>
          </table:table-cell>
          <table:table-cell table:style-name="ce2" office:value-type="float" office:value="0.5291" calcext:value-type="float">
            <text:p>0.5291</text:p>
          </table:table-cell>
          <table:table-cell table:style-name="ce5" office:value-type="float" office:value="1547471.76135" calcext:value-type="float">
            <text:p>1547471.76135</text:p>
          </table:table-cell>
          <table:table-cell/>
          <table:table-cell table:style-name="ce10" table:formula="of:=[.A22]/[.$Q22]*1000" office:value-type="float" office:value="0.000341912539675954" calcext:value-type="float">
            <text:p>0.0003419125</text:p>
          </table:table-cell>
          <table:table-cell table:formula="of:=[.B22]/[.$Q22]" office:value-type="float" office:value="0.143410156653454" calcext:value-type="float">
            <text:p>0.1434101567</text:p>
          </table:table-cell>
          <table:table-cell table:formula="of:=[.C22]/[.$Q22]" office:value-type="float" office:value="0.000335385764679304" calcext:value-type="float">
            <text:p>0.0003353858</text:p>
          </table:table-cell>
          <table:table-cell table:formula="of:=[.D22]/[.$Q22]" office:value-type="float" office:value="0.000271139034959812" calcext:value-type="float">
            <text:p>0.000271139</text:p>
          </table:table-cell>
          <table:table-cell table:formula="of:=[.E22]/[.$Q22]" office:value-type="float" office:value="0.000438043534577097" calcext:value-type="float">
            <text:p>0.0004380435</text:p>
          </table:table-cell>
          <table:table-cell table:formula="of:=[.F22]/[.$Q22]" office:value-type="float" office:value="0.0000792970851325577" calcext:value-type="float">
            <text:p>7.92970851325577E-05</text:p>
          </table:table-cell>
          <table:table-cell table:formula="of:=[.G22]/[.$Q22]" office:value-type="float" office:value="0.000168784986274735" calcext:value-type="float">
            <text:p>0.000168785</text:p>
          </table:table-cell>
          <table:table-cell table:formula="of:=[.H22]/[.$Q22]" office:value-type="float" office:value="0.0000319269153945004" calcext:value-type="float">
            <text:p>3.19269153945004E-05</text:p>
          </table:table-cell>
          <table:table-cell table:formula="of:=[.I22]/[.$Q22]" office:value-type="float" office:value="0.000258227652342678" calcext:value-type="float">
            <text:p>0.0002582277</text:p>
          </table:table-cell>
          <table:table-cell table:formula="of:=[.J22]/[.$Q22]" office:value-type="float" office:value="0.000184701270251713" calcext:value-type="float">
            <text:p>0.0001847013</text:p>
          </table:table-cell>
          <table:table-cell table:formula="of:=[.K22]/[.$Q22]" office:value-type="float" office:value="0.000150354924601028" calcext:value-type="float">
            <text:p>0.0001503549</text:p>
          </table:table-cell>
          <table:table-cell table:formula="of:=[.L22]/[.$Q22]" office:value-type="float" office:value="0.000160687907986813" calcext:value-type="float">
            <text:p>0.0001606879</text:p>
          </table:table-cell>
          <table:table-cell table:formula="of:=[.M22]/[.$Q22]" office:value-type="float" office:value="0.0000425403562405368" calcext:value-type="float">
            <text:p>4.25403562405368E-05</text:p>
          </table:table-cell>
          <table:table-cell table:formula="of:=[.N22]/[.$Q22]" office:value-type="float" office:value="0.0000403089746500982" calcext:value-type="float">
            <text:p>0.000040309</text:p>
          </table:table-cell>
          <table:table-cell table:formula="of:=[.O22]/[.$Q22]" office:value-type="float" office:value="0.00208210584546574" calcext:value-type="float">
            <text:p>0.0020821058</text:p>
          </table:table-cell>
          <table:table-cell table:formula="of:=[.P22]/[.$Q22]*1000" office:value-type="float" office:value="0.000341912539675954" calcext:value-type="float">
            <text:p>0.0003419125</text:p>
          </table:table-cell>
          <table:table-cell table:formula="of:=[.Q22]/[.$Q22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849" calcext:value-type="float">
            <text:p>0.4849</text:p>
          </table:table-cell>
          <table:table-cell table:style-name="ce5" office:value-type="float" office:value="197826.825103" calcext:value-type="float">
            <text:p>197826.825103</text:p>
          </table:table-cell>
          <table:table-cell office:value-type="float" office:value="492.11" calcext:value-type="float">
            <text:p>492.11</text:p>
          </table:table-cell>
          <table:table-cell office:value-type="float" office:value="436.42" calcext:value-type="float">
            <text:p>436.42</text:p>
          </table:table-cell>
          <table:table-cell office:value-type="float" office:value="666.98" calcext:value-type="float">
            <text:p>666.98</text:p>
          </table:table-cell>
          <table:table-cell office:value-type="float" office:value="113.47" calcext:value-type="float">
            <text:p>113.47</text:p>
          </table:table-cell>
          <table:table-cell office:value-type="float" office:value="268.09" calcext:value-type="float">
            <text:p>268.09</text:p>
          </table:table-cell>
          <table:table-cell office:value-type="float" office:value="49.4" calcext:value-type="float">
            <text:p>49.4</text:p>
          </table:table-cell>
          <table:table-cell office:value-type="float" office:value="414.18" calcext:value-type="float">
            <text:p>414.18</text:p>
          </table:table-cell>
          <table:table-cell office:value-type="float" office:value="294.58" calcext:value-type="float">
            <text:p>294.58</text:p>
          </table:table-cell>
          <table:table-cell office:value-type="float" office:value="234.72" calcext:value-type="float">
            <text:p>234.72</text:p>
          </table:table-cell>
          <table:table-cell office:value-type="float" office:value="254.09" calcext:value-type="float">
            <text:p>254.09</text:p>
          </table:table-cell>
          <table:table-cell office:value-type="float" office:value="45.972" calcext:value-type="float">
            <text:p>45.972</text:p>
          </table:table-cell>
          <table:table-cell office:value-type="float" office:value="46.603" calcext:value-type="float">
            <text:p>46.603</text:p>
          </table:table-cell>
          <table:table-cell office:value-type="float" office:value="3203.1" calcext:value-type="float">
            <text:p>3203.1</text:p>
          </table:table-cell>
          <table:table-cell table:style-name="ce2" office:value-type="float" office:value="0.4849" calcext:value-type="float">
            <text:p>0.4849</text:p>
          </table:table-cell>
          <table:table-cell table:style-name="ce5" office:value-type="float" office:value="1245215.55016" calcext:value-type="float">
            <text:p>1245215.55016</text:p>
          </table:table-cell>
          <table:table-cell table:style-name="ce8"/>
          <table:table-cell table:style-name="ce10" table:formula="of:=[.A23]/[.$Q23]*1000" office:value-type="float" office:value="0.000389410491972811" calcext:value-type="float">
            <text:p>0.0003894105</text:p>
          </table:table-cell>
          <table:table-cell table:formula="of:=[.B23]/[.$Q23]" office:value-type="float" office:value="0.158869542769186" calcext:value-type="float">
            <text:p>0.1588695428</text:p>
          </table:table-cell>
          <table:table-cell table:formula="of:=[.C23]/[.$Q23]" office:value-type="float" office:value="0.000395200654165271" calcext:value-type="float">
            <text:p>0.0003952007</text:p>
          </table:table-cell>
          <table:table-cell table:formula="of:=[.D23]/[.$Q23]" office:value-type="float" office:value="0.000350477473513661" calcext:value-type="float">
            <text:p>0.0003504775</text:p>
          </table:table-cell>
          <table:table-cell table:formula="of:=[.E23]/[.$Q23]" office:value-type="float" office:value="0.000535634171862292" calcext:value-type="float">
            <text:p>0.0005356342</text:p>
          </table:table-cell>
          <table:table-cell table:formula="of:=[.F23]/[.$Q23]" office:value-type="float" office:value="0.0000911247855726023" calcext:value-type="float">
            <text:p>9.11247855726023E-05</text:p>
          </table:table-cell>
          <table:table-cell table:formula="of:=[.G23]/[.$Q23]" office:value-type="float" office:value="0.000215296058554322" calcext:value-type="float">
            <text:p>0.0002152961</text:p>
          </table:table-cell>
          <table:table-cell table:formula="of:=[.H23]/[.$Q23]" office:value-type="float" office:value="0.0000396718463672032" calcext:value-type="float">
            <text:p>3.96718463672032E-05</text:p>
          </table:table-cell>
          <table:table-cell table:formula="of:=[.I23]/[.$Q23]" office:value-type="float" office:value="0.000332617111910288" calcext:value-type="float">
            <text:p>0.0003326171</text:p>
          </table:table-cell>
          <table:table-cell table:formula="of:=[.J23]/[.$Q23]" office:value-type="float" office:value="0.000236569483863375" calcext:value-type="float">
            <text:p>0.0002365695</text:p>
          </table:table-cell>
          <table:table-cell table:formula="of:=[.K23]/[.$Q23]" office:value-type="float" office:value="0.000188497485411133" calcext:value-type="float">
            <text:p>0.0001884975</text:p>
          </table:table-cell>
          <table:table-cell table:formula="of:=[.L23]/[.$Q23]" office:value-type="float" office:value="0.000204053025170904" calcext:value-type="float">
            <text:p>0.000204053</text:p>
          </table:table-cell>
          <table:table-cell table:formula="of:=[.M23]/[.$Q23]" office:value-type="float" office:value="0.0000369189093358921" calcext:value-type="float">
            <text:p>3.69189093358921E-05</text:p>
          </table:table-cell>
          <table:table-cell table:formula="of:=[.N23]/[.$Q23]" office:value-type="float" office:value="0.000037425648911959" calcext:value-type="float">
            <text:p>3.7425648911959E-05</text:p>
          </table:table-cell>
          <table:table-cell table:formula="of:=[.O23]/[.$Q23]" office:value-type="float" office:value="0.00257232573074471" calcext:value-type="float">
            <text:p>0.0025723257</text:p>
          </table:table-cell>
          <table:table-cell table:formula="of:=[.P23]/[.$Q23]*1000" office:value-type="float" office:value="0.000389410491972811" calcext:value-type="float">
            <text:p>0.0003894105</text:p>
          </table:table-cell>
          <table:table-cell table:formula="of:=[.Q23]/[.$Q23]" office:value-type="float" office:value="1" calcext:value-type="float">
            <text:p>1</text:p>
          </table:table-cell>
          <table:table-cell table:style-name="ce8" table:number-columns-repeated="988"/>
          <table:table-cell/>
        </table:table-row>
        <table:table-row table:style-name="ro1">
          <table:table-cell table:style-name="ce2" office:value-type="float" office:value="0.435" calcext:value-type="float">
            <text:p>0.435</text:p>
          </table:table-cell>
          <table:table-cell table:style-name="ce5" office:value-type="float" office:value="201194.596845" calcext:value-type="float">
            <text:p>201194.596845</text:p>
          </table:table-cell>
          <table:table-cell office:value-type="float" office:value="462.34" calcext:value-type="float">
            <text:p>462.34</text:p>
          </table:table-cell>
          <table:table-cell office:value-type="float" office:value="385.52" calcext:value-type="float">
            <text:p>385.52</text:p>
          </table:table-cell>
          <table:table-cell office:value-type="float" office:value="577.56" calcext:value-type="float">
            <text:p>577.56</text:p>
          </table:table-cell>
          <table:table-cell office:value-type="float" office:value="115.7" calcext:value-type="float">
            <text:p>115.7</text:p>
          </table:table-cell>
          <table:table-cell office:value-type="float" office:value="219.65" calcext:value-type="float">
            <text:p>219.65</text:p>
          </table:table-cell>
          <table:table-cell office:value-type="float" office:value="50.479" calcext:value-type="float">
            <text:p>50.479</text:p>
          </table:table-cell>
          <table:table-cell office:value-type="float" office:value="382.43" calcext:value-type="float">
            <text:p>382.43</text:p>
          </table:table-cell>
          <table:table-cell office:value-type="float" office:value="242.02" calcext:value-type="float">
            <text:p>242.02</text:p>
          </table:table-cell>
          <table:table-cell office:value-type="float" office:value="195.65" calcext:value-type="float">
            <text:p>195.65</text:p>
          </table:table-cell>
          <table:table-cell office:value-type="float" office:value="216.83" calcext:value-type="float">
            <text:p>216.83</text:p>
          </table:table-cell>
          <table:table-cell office:value-type="float" office:value="77.558" calcext:value-type="float">
            <text:p>77.558</text:p>
          </table:table-cell>
          <table:table-cell office:value-type="float" office:value="49.784" calcext:value-type="float">
            <text:p>49.784</text:p>
          </table:table-cell>
          <table:table-cell office:value-type="float" office:value="2859.8" calcext:value-type="float">
            <text:p>2859.8</text:p>
          </table:table-cell>
          <table:table-cell table:style-name="ce2" office:value-type="float" office:value="0.435" calcext:value-type="float">
            <text:p>0.435</text:p>
          </table:table-cell>
          <table:table-cell table:style-name="ce5" office:value-type="float" office:value="1288340.84251" calcext:value-type="float">
            <text:p>1288340.84251</text:p>
          </table:table-cell>
          <table:table-cell/>
          <table:table-cell table:style-name="ce10" table:formula="of:=[.A24]/[.$Q24]*1000" office:value-type="float" office:value="0.000337643568880821" calcext:value-type="float">
            <text:p>0.0003376436</text:p>
          </table:table-cell>
          <table:table-cell table:formula="of:=[.B24]/[.$Q24]" office:value-type="float" office:value="0.156165659122491" calcext:value-type="float">
            <text:p>0.1561656591</text:p>
          </table:table-cell>
          <table:table-cell table:formula="of:=[.C24]/[.$Q24]" office:value-type="float" office:value="0.000358864661233008" calcext:value-type="float">
            <text:p>0.0003588647</text:p>
          </table:table-cell>
          <table:table-cell table:formula="of:=[.D24]/[.$Q24]" office:value-type="float" office:value="0.000299237583160768" calcext:value-type="float">
            <text:p>0.0002992376</text:p>
          </table:table-cell>
          <table:table-cell table:formula="of:=[.E24]/[.$Q24]" office:value-type="float" office:value="0.000448297516420246" calcext:value-type="float">
            <text:p>0.0004482975</text:p>
          </table:table-cell>
          <table:table-cell table:formula="of:=[.F24]/[.$Q24]" office:value-type="float" office:value="0.0000898054274011747" calcext:value-type="float">
            <text:p>8.98054274011747E-05</text:p>
          </table:table-cell>
          <table:table-cell table:formula="of:=[.G24]/[.$Q24]" office:value-type="float" office:value="0.000170490597482005" calcext:value-type="float">
            <text:p>0.0001704906</text:p>
          </table:table-cell>
          <table:table-cell table:formula="of:=[.H24]/[.$Q24]" office:value-type="float" office:value="0.0000391814016403102" calcext:value-type="float">
            <text:p>3.91814016403102E-05</text:p>
          </table:table-cell>
          <table:table-cell table:formula="of:=[.I24]/[.$Q24]" office:value-type="float" office:value="0.000296839149533546" calcext:value-type="float">
            <text:p>0.0002968391</text:p>
          </table:table-cell>
          <table:table-cell table:formula="of:=[.J24]/[.$Q24]" office:value-type="float" office:value="0.000187854015035716" calcext:value-type="float">
            <text:p>0.000187854</text:p>
          </table:table-cell>
          <table:table-cell table:formula="of:=[.K24]/[.$Q24]" office:value-type="float" office:value="0.000151861986785132" calcext:value-type="float">
            <text:p>0.000151862</text:p>
          </table:table-cell>
          <table:table-cell table:formula="of:=[.L24]/[.$Q24]" office:value-type="float" office:value="0.000168301735725123" calcext:value-type="float">
            <text:p>0.0001683017</text:p>
          </table:table-cell>
          <table:table-cell table:formula="of:=[.M24]/[.$Q24]" office:value-type="float" office:value="0.0000601999078511694" calcext:value-type="float">
            <text:p>6.01999078511694E-05</text:p>
          </table:table-cell>
          <table:table-cell table:formula="of:=[.N24]/[.$Q24]" office:value-type="float" office:value="0.0000386419481222133" calcext:value-type="float">
            <text:p>3.86419481222133E-05</text:p>
          </table:table-cell>
          <table:table-cell table:formula="of:=[.O24]/[.$Q24]" office:value-type="float" office:value="0.00221975420295488" calcext:value-type="float">
            <text:p>0.0022197542</text:p>
          </table:table-cell>
          <table:table-cell table:formula="of:=[.P24]/[.$Q24]*1000" office:value-type="float" office:value="0.000337643568880821" calcext:value-type="float">
            <text:p>0.0003376436</text:p>
          </table:table-cell>
          <table:table-cell table:formula="of:=[.Q24]/[.$Q24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844" calcext:value-type="float">
            <text:p>0.5844</text:p>
          </table:table-cell>
          <table:table-cell table:style-name="ce5" office:value-type="float" office:value="234252.179691" calcext:value-type="float">
            <text:p>234252.179691</text:p>
          </table:table-cell>
          <table:table-cell office:value-type="float" office:value="474.19" calcext:value-type="float">
            <text:p>474.19</text:p>
          </table:table-cell>
          <table:table-cell office:value-type="float" office:value="449.55" calcext:value-type="float">
            <text:p>449.55</text:p>
          </table:table-cell>
          <table:table-cell office:value-type="float" office:value="764.49" calcext:value-type="float">
            <text:p>764.49</text:p>
          </table:table-cell>
          <table:table-cell office:value-type="float" office:value="126.6" calcext:value-type="float">
            <text:p>126.6</text:p>
          </table:table-cell>
          <table:table-cell office:value-type="float" office:value="254.3" calcext:value-type="float">
            <text:p>254.3</text:p>
          </table:table-cell>
          <table:table-cell office:value-type="float" office:value="65.454" calcext:value-type="float">
            <text:p>65.454</text:p>
          </table:table-cell>
          <table:table-cell office:value-type="float" office:value="414.12" calcext:value-type="float">
            <text:p>414.12</text:p>
          </table:table-cell>
          <table:table-cell office:value-type="float" office:value="309" calcext:value-type="float">
            <text:p>309</text:p>
          </table:table-cell>
          <table:table-cell office:value-type="float" office:value="235.29" calcext:value-type="float">
            <text:p>235.29</text:p>
          </table:table-cell>
          <table:table-cell office:value-type="float" office:value="266.66" calcext:value-type="float">
            <text:p>266.66</text:p>
          </table:table-cell>
          <table:table-cell office:value-type="float" office:value="92.146" calcext:value-type="float">
            <text:p>92.146</text:p>
          </table:table-cell>
          <table:table-cell office:value-type="float" office:value="69.981" calcext:value-type="float">
            <text:p>69.981</text:p>
          </table:table-cell>
          <table:table-cell office:value-type="float" office:value="3395.2" calcext:value-type="float">
            <text:p>3395.2</text:p>
          </table:table-cell>
          <table:table-cell table:style-name="ce2" office:value-type="float" office:value="0.5844" calcext:value-type="float">
            <text:p>0.5844</text:p>
          </table:table-cell>
          <table:table-cell table:style-name="ce5" office:value-type="float" office:value="1618779.46279" calcext:value-type="float">
            <text:p>1618779.46279</text:p>
          </table:table-cell>
          <table:table-cell table:style-name="ce8"/>
          <table:table-cell table:style-name="ce10" table:formula="of:=[.A25]/[.$Q25]*1000" office:value-type="float" office:value="0.000361012734244092" calcext:value-type="float">
            <text:p>0.0003610127</text:p>
          </table:table-cell>
          <table:table-cell table:formula="of:=[.B25]/[.$Q25]" office:value-type="float" office:value="0.144709137393714" calcext:value-type="float">
            <text:p>0.1447091374</text:p>
          </table:table-cell>
          <table:table-cell table:formula="of:=[.C25]/[.$Q25]" office:value-type="float" office:value="0.000292930575720749" calcext:value-type="float">
            <text:p>0.0002929306</text:p>
          </table:table-cell>
          <table:table-cell table:formula="of:=[.D25]/[.$Q25]" office:value-type="float" office:value="0.00027770923114208" calcext:value-type="float">
            <text:p>0.0002777092</text:p>
          </table:table-cell>
          <table:table-cell table:formula="of:=[.E25]/[.$Q25]" office:value-type="float" office:value="0.00047226321903194" calcext:value-type="float">
            <text:p>0.0004722632</text:p>
          </table:table-cell>
          <table:table-cell table:formula="of:=[.F25]/[.$Q25]" office:value-type="float" office:value="0.0000782070707654039" calcext:value-type="float">
            <text:p>7.82070707654039E-05</text:p>
          </table:table-cell>
          <table:table-cell table:formula="of:=[.G25]/[.$Q25]" office:value-type="float" office:value="0.000157093665842355" calcext:value-type="float">
            <text:p>0.0001570937</text:p>
          </table:table-cell>
          <table:table-cell table:formula="of:=[.H25]/[.$Q25]" office:value-type="float" office:value="0.0000404341675345872" calcext:value-type="float">
            <text:p>4.04341675345872E-05</text:p>
          </table:table-cell>
          <table:table-cell table:formula="of:=[.I25]/[.$Q25]" office:value-type="float" office:value="0.000255822370816501" calcext:value-type="float">
            <text:p>0.0002558224</text:p>
          </table:table-cell>
          <table:table-cell table:formula="of:=[.J25]/[.$Q25]" office:value-type="float" office:value="0.000190884556607502" calcext:value-type="float">
            <text:p>0.0001908846</text:p>
          </table:table-cell>
          <table:table-cell table:formula="of:=[.K25]/[.$Q25]" office:value-type="float" office:value="0.000145350250240062" calcext:value-type="float">
            <text:p>0.0001453503</text:p>
          </table:table-cell>
          <table:table-cell table:formula="of:=[.L25]/[.$Q25]" office:value-type="float" office:value="0.000164729048106656" calcext:value-type="float">
            <text:p>0.000164729</text:p>
          </table:table-cell>
          <table:table-cell table:formula="of:=[.M25]/[.$Q25]" office:value-type="float" office:value="0.0000569231338289803" calcext:value-type="float">
            <text:p>5.69231338289803E-05</text:p>
          </table:table-cell>
          <table:table-cell table:formula="of:=[.N25]/[.$Q25]" office:value-type="float" office:value="0.0000432307189512933" calcext:value-type="float">
            <text:p>4.32307189512933E-05</text:p>
          </table:table-cell>
          <table:table-cell table:formula="of:=[.O25]/[.$Q25]" office:value-type="float" office:value="0.00209738267506082" calcext:value-type="float">
            <text:p>0.0020973827</text:p>
          </table:table-cell>
          <table:table-cell table:formula="of:=[.P25]/[.$Q25]*1000" office:value-type="float" office:value="0.000361012734244092" calcext:value-type="float">
            <text:p>0.0003610127</text:p>
          </table:table-cell>
          <table:table-cell table:formula="of:=[.Q25]/[.$Q25]" office:value-type="float" office:value="1" calcext:value-type="float">
            <text:p>1</text:p>
          </table:table-cell>
          <table:table-cell table:style-name="ce8" table:number-columns-repeated="988"/>
          <table:table-cell/>
        </table:table-row>
        <table:table-row table:style-name="ro1">
          <table:table-cell table:style-name="ce2" office:value-type="float" office:value="0.4331" calcext:value-type="float">
            <text:p>0.4331</text:p>
          </table:table-cell>
          <table:table-cell table:style-name="ce5" office:value-type="float" office:value="209013.397669" calcext:value-type="float">
            <text:p>209013.397669</text:p>
          </table:table-cell>
          <table:table-cell office:value-type="float" office:value="482.14" calcext:value-type="float">
            <text:p>482.14</text:p>
          </table:table-cell>
          <table:table-cell office:value-type="float" office:value="411.53" calcext:value-type="float">
            <text:p>411.53</text:p>
          </table:table-cell>
          <table:table-cell office:value-type="float" office:value="619.58" calcext:value-type="float">
            <text:p>619.58</text:p>
          </table:table-cell>
          <table:table-cell office:value-type="float" office:value="111.96" calcext:value-type="float">
            <text:p>111.96</text:p>
          </table:table-cell>
          <table:table-cell office:value-type="float" office:value="224.46" calcext:value-type="float">
            <text:p>224.46</text:p>
          </table:table-cell>
          <table:table-cell office:value-type="float" office:value="62.517" calcext:value-type="float">
            <text:p>62.517</text:p>
          </table:table-cell>
          <table:table-cell office:value-type="float" office:value="396.3" calcext:value-type="float">
            <text:p>396.3</text:p>
          </table:table-cell>
          <table:table-cell office:value-type="float" office:value="275.44" calcext:value-type="float">
            <text:p>275.44</text:p>
          </table:table-cell>
          <table:table-cell office:value-type="float" office:value="182.7" calcext:value-type="float">
            <text:p>182.7</text:p>
          </table:table-cell>
          <table:table-cell office:value-type="float" office:value="240.05" calcext:value-type="float">
            <text:p>240.05</text:p>
          </table:table-cell>
          <table:table-cell office:value-type="float" office:value="74.46" calcext:value-type="float">
            <text:p>74.46</text:p>
          </table:table-cell>
          <table:table-cell office:value-type="float" office:value="40.971" calcext:value-type="float">
            <text:p>40.971</text:p>
          </table:table-cell>
          <table:table-cell office:value-type="float" office:value="3010.2" calcext:value-type="float">
            <text:p>3010.2</text:p>
          </table:table-cell>
          <table:table-cell table:style-name="ce2" office:value-type="float" office:value="0.4331" calcext:value-type="float">
            <text:p>0.4331</text:p>
          </table:table-cell>
          <table:table-cell table:style-name="ce5" office:value-type="float" office:value="1482795.58683" calcext:value-type="float">
            <text:p>1482795.58683</text:p>
          </table:table-cell>
          <table:table-cell/>
          <table:table-cell table:style-name="ce10" table:formula="of:=[.A26]/[.$Q26]*1000" office:value-type="float" office:value="0.000292083415844192" calcext:value-type="float">
            <text:p>0.0002920834</text:p>
          </table:table-cell>
          <table:table-cell table:formula="of:=[.B26]/[.$Q26]" office:value-type="float" office:value="0.140959009809194" calcext:value-type="float">
            <text:p>0.1409590098</text:p>
          </table:table-cell>
          <table:table-cell table:formula="of:=[.C26]/[.$Q26]" office:value-type="float" office:value="0.000325156079693186" calcext:value-type="float">
            <text:p>0.0003251561</text:p>
          </table:table-cell>
          <table:table-cell table:formula="of:=[.D26]/[.$Q26]" office:value-type="float" office:value="0.000277536569204249" calcext:value-type="float">
            <text:p>0.0002775366</text:p>
          </table:table-cell>
          <table:table-cell table:formula="of:=[.E26]/[.$Q26]" office:value-type="float" office:value="0.000417845861899664" calcext:value-type="float">
            <text:p>0.0004178459</text:p>
          </table:table-cell>
          <table:table-cell table:formula="of:=[.F26]/[.$Q26]" office:value-type="float" office:value="0.0000755060245622622" calcext:value-type="float">
            <text:p>0.000075506</text:p>
          </table:table-cell>
          <table:table-cell table:formula="of:=[.G26]/[.$Q26]" office:value-type="float" office:value="0.000151376226091867" calcext:value-type="float">
            <text:p>0.0001513762</text:p>
          </table:table-cell>
          <table:table-cell table:formula="of:=[.H26]/[.$Q26]" office:value-type="float" office:value="0.0000421615767913447" calcext:value-type="float">
            <text:p>4.21615767913447E-05</text:p>
          </table:table-cell>
          <table:table-cell table:formula="of:=[.I26]/[.$Q26]" office:value-type="float" office:value="0.000267265429921619" calcext:value-type="float">
            <text:p>0.0002672654</text:p>
          </table:table-cell>
          <table:table-cell table:formula="of:=[.J26]/[.$Q26]" office:value-type="float" office:value="0.000185757229416126" calcext:value-type="float">
            <text:p>0.0001857572</text:p>
          </table:table-cell>
          <table:table-cell table:formula="of:=[.K26]/[.$Q26]" office:value-type="float" office:value="0.000123213207284077" calcext:value-type="float">
            <text:p>0.0001232132</text:p>
          </table:table-cell>
          <table:table-cell table:formula="of:=[.L26]/[.$Q26]" office:value-type="float" office:value="0.000161890150019391" calcext:value-type="float">
            <text:p>0.0001618902</text:p>
          </table:table-cell>
          <table:table-cell table:formula="of:=[.M26]/[.$Q26]" office:value-type="float" office:value="0.0000502159573857274" calcext:value-type="float">
            <text:p>0.000050216</text:p>
          </table:table-cell>
          <table:table-cell table:formula="of:=[.N26]/[.$Q26]" office:value-type="float" office:value="0.0000276309157943948" calcext:value-type="float">
            <text:p>2.76309157943948E-05</text:p>
          </table:table-cell>
          <table:table-cell table:formula="of:=[.O26]/[.$Q26]" office:value-type="float" office:value="0.0020300842723948" calcext:value-type="float">
            <text:p>0.0020300843</text:p>
          </table:table-cell>
          <table:table-cell table:formula="of:=[.P26]/[.$Q26]*1000" office:value-type="float" office:value="0.000292083415844192" calcext:value-type="float">
            <text:p>0.0002920834</text:p>
          </table:table-cell>
          <table:table-cell table:formula="of:=[.Q26]/[.$Q26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87" calcext:value-type="float">
            <text:p>0.487</text:p>
          </table:table-cell>
          <table:table-cell table:style-name="ce5" office:value-type="float" office:value="222229.078543" calcext:value-type="float">
            <text:p>222229.078543</text:p>
          </table:table-cell>
          <table:table-cell office:value-type="float" office:value="696.34" calcext:value-type="float">
            <text:p>696.34</text:p>
          </table:table-cell>
          <table:table-cell office:value-type="float" office:value="498.65" calcext:value-type="float">
            <text:p>498.65</text:p>
          </table:table-cell>
          <table:table-cell office:value-type="float" office:value="781.11" calcext:value-type="float">
            <text:p>781.11</text:p>
          </table:table-cell>
          <table:table-cell office:value-type="float" office:value="112.54" calcext:value-type="float">
            <text:p>112.54</text:p>
          </table:table-cell>
          <table:table-cell office:value-type="float" office:value="291.57" calcext:value-type="float">
            <text:p>291.57</text:p>
          </table:table-cell>
          <table:table-cell office:value-type="float" office:value="80.198" calcext:value-type="float">
            <text:p>80.198</text:p>
          </table:table-cell>
          <table:table-cell office:value-type="float" office:value="427.44" calcext:value-type="float">
            <text:p>427.44</text:p>
          </table:table-cell>
          <table:table-cell office:value-type="float" office:value="345.9" calcext:value-type="float">
            <text:p>345.9</text:p>
          </table:table-cell>
          <table:table-cell office:value-type="float" office:value="256.78" calcext:value-type="float">
            <text:p>256.78</text:p>
          </table:table-cell>
          <table:table-cell office:value-type="float" office:value="289.6" calcext:value-type="float">
            <text:p>289.6</text:p>
          </table:table-cell>
          <table:table-cell office:value-type="float" office:value="99.952" calcext:value-type="float">
            <text:p>99.952</text:p>
          </table:table-cell>
          <table:table-cell office:value-type="float" office:value="76.191" calcext:value-type="float">
            <text:p>76.191</text:p>
          </table:table-cell>
          <table:table-cell office:value-type="float" office:value="3843.7" calcext:value-type="float">
            <text:p>3843.7</text:p>
          </table:table-cell>
          <table:table-cell table:style-name="ce2" office:value-type="float" office:value="0.487" calcext:value-type="float">
            <text:p>0.487</text:p>
          </table:table-cell>
          <table:table-cell table:style-name="ce5" office:value-type="float" office:value="1515753.47959" calcext:value-type="float">
            <text:p>1515753.47959</text:p>
          </table:table-cell>
          <table:table-cell/>
          <table:table-cell table:style-name="ce10" table:formula="of:=[.A27]/[.$Q27]*1000" office:value-type="float" office:value="0.000321292351663761" calcext:value-type="float">
            <text:p>0.0003212924</text:p>
          </table:table-cell>
          <table:table-cell table:formula="of:=[.B27]/[.$Q27]" office:value-type="float" office:value="0.146612943024951" calcext:value-type="float">
            <text:p>0.146612943</text:p>
          </table:table-cell>
          <table:table-cell table:formula="of:=[.C27]/[.$Q27]" office:value-type="float" office:value="0.000459401881226989" calcext:value-type="float">
            <text:p>0.0004594019</text:p>
          </table:table-cell>
          <table:table-cell table:formula="of:=[.D27]/[.$Q27]" office:value-type="float" office:value="0.000328978298063931" calcext:value-type="float">
            <text:p>0.0003289783</text:p>
          </table:table-cell>
          <table:table-cell table:formula="of:=[.E27]/[.$Q27]" office:value-type="float" office:value="0.000515327862028913" calcext:value-type="float">
            <text:p>0.0005153279</text:p>
          </table:table-cell>
          <table:table-cell table:formula="of:=[.F27]/[.$Q27]" office:value-type="float" office:value="0.0000742469019635312" calcext:value-type="float">
            <text:p>7.42469019635312E-05</text:p>
          </table:table-cell>
          <table:table-cell table:formula="of:=[.G27]/[.$Q27]" office:value-type="float" office:value="0.000192359776128548" calcext:value-type="float">
            <text:p>0.0001923598</text:p>
          </table:table-cell>
          <table:table-cell table:formula="of:=[.H27]/[.$Q27]" office:value-type="float" office:value="0.0000529096591760376" calcext:value-type="float">
            <text:p>5.29096591760376E-05</text:p>
          </table:table-cell>
          <table:table-cell table:formula="of:=[.I27]/[.$Q27]" office:value-type="float" office:value="0.000281998363029072" calcext:value-type="float">
            <text:p>0.0002819984</text:p>
          </table:table-cell>
          <table:table-cell table:formula="of:=[.J27]/[.$Q27]" office:value-type="float" office:value="0.000228203335606766" calcext:value-type="float">
            <text:p>0.0002282033</text:p>
          </table:table-cell>
          <table:table-cell table:formula="of:=[.K27]/[.$Q27]" office:value-type="float" office:value="0.000169407494990186" calcext:value-type="float">
            <text:p>0.0001694075</text:p>
          </table:table-cell>
          <table:table-cell table:formula="of:=[.L27]/[.$Q27]" office:value-type="float" office:value="0.000191060092488348" calcext:value-type="float">
            <text:p>0.0001910601</text:p>
          </table:table-cell>
          <table:table-cell table:formula="of:=[.M27]/[.$Q27]" office:value-type="float" office:value="0.000065942121424017" calcext:value-type="float">
            <text:p>6.5942121424017E-05</text:p>
          </table:table-cell>
          <table:table-cell table:formula="of:=[.N27]/[.$Q27]" office:value-type="float" office:value="0.0000502660894571122" calcext:value-type="float">
            <text:p>5.02660894571122E-05</text:p>
          </table:table-cell>
          <table:table-cell table:formula="of:=[.O27]/[.$Q27]" office:value-type="float" office:value="0.00253583452174538" calcext:value-type="float">
            <text:p>0.0025358345</text:p>
          </table:table-cell>
          <table:table-cell table:formula="of:=[.P27]/[.$Q27]*1000" office:value-type="float" office:value="0.000321292351663761" calcext:value-type="float">
            <text:p>0.0003212924</text:p>
          </table:table-cell>
          <table:table-cell table:formula="of:=[.Q27]/[.$Q27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589" calcext:value-type="float">
            <text:p>0.5589</text:p>
          </table:table-cell>
          <table:table-cell table:style-name="ce5" office:value-type="float" office:value="214052.007191" calcext:value-type="float">
            <text:p>214052.007191</text:p>
          </table:table-cell>
          <table:table-cell office:value-type="float" office:value="471.48" calcext:value-type="float">
            <text:p>471.48</text:p>
          </table:table-cell>
          <table:table-cell office:value-type="float" office:value="480.91" calcext:value-type="float">
            <text:p>480.91</text:p>
          </table:table-cell>
          <table:table-cell office:value-type="float" office:value="736.79" calcext:value-type="float">
            <text:p>736.79</text:p>
          </table:table-cell>
          <table:table-cell office:value-type="float" office:value="89.354" calcext:value-type="float">
            <text:p>89.354</text:p>
          </table:table-cell>
          <table:table-cell office:value-type="float" office:value="287.4" calcext:value-type="float">
            <text:p>287.4</text:p>
          </table:table-cell>
          <table:table-cell office:value-type="float" office:value="64.196" calcext:value-type="float">
            <text:p>64.196</text:p>
          </table:table-cell>
          <table:table-cell office:value-type="float" office:value="387" calcext:value-type="float">
            <text:p>387</text:p>
          </table:table-cell>
          <table:table-cell office:value-type="float" office:value="309.88" calcext:value-type="float">
            <text:p>309.88</text:p>
          </table:table-cell>
          <table:table-cell office:value-type="float" office:value="220.13" calcext:value-type="float">
            <text:p>220.13</text:p>
          </table:table-cell>
          <table:table-cell office:value-type="float" office:value="255.83" calcext:value-type="float">
            <text:p>255.83</text:p>
          </table:table-cell>
          <table:table-cell office:value-type="float" office:value="82.507" calcext:value-type="float">
            <text:p>82.507</text:p>
          </table:table-cell>
          <table:table-cell office:value-type="float" office:value="65.808" calcext:value-type="float">
            <text:p>65.808</text:p>
          </table:table-cell>
          <table:table-cell office:value-type="float" office:value="3361.9" calcext:value-type="float">
            <text:p>3361.9</text:p>
          </table:table-cell>
          <table:table-cell table:style-name="ce2" office:value-type="float" office:value="0.5589" calcext:value-type="float">
            <text:p>0.5589</text:p>
          </table:table-cell>
          <table:table-cell table:style-name="ce5" office:value-type="float" office:value="1357425.49513" calcext:value-type="float">
            <text:p>1357425.49513</text:p>
          </table:table-cell>
          <table:table-cell/>
          <table:table-cell table:style-name="ce10" table:formula="of:=[.A28]/[.$Q28]*1000" office:value-type="float" office:value="0.000411735304814261" calcext:value-type="float">
            <text:p>0.0004117353</text:p>
          </table:table-cell>
          <table:table-cell table:formula="of:=[.B28]/[.$Q28]" office:value-type="float" office:value="0.157689691227216" calcext:value-type="float">
            <text:p>0.1576896912</text:p>
          </table:table-cell>
          <table:table-cell table:formula="of:=[.C28]/[.$Q28]" office:value-type="float" office:value="0.000347333980164301" calcext:value-type="float">
            <text:p>0.000347334</text:p>
          </table:table-cell>
          <table:table-cell table:formula="of:=[.D28]/[.$Q28]" office:value-type="float" office:value="0.00035428095444306" calcext:value-type="float">
            <text:p>0.000354281</text:p>
          </table:table-cell>
          <table:table-cell table:formula="of:=[.E28]/[.$Q28]" office:value-type="float" office:value="0.000542784854596707" calcext:value-type="float">
            <text:p>0.0005427849</text:p>
          </table:table-cell>
          <table:table-cell table:formula="of:=[.F28]/[.$Q28]" office:value-type="float" office:value="0.0000658260805624861" calcext:value-type="float">
            <text:p>6.58260805624861E-05</text:p>
          </table:table-cell>
          <table:table-cell table:formula="of:=[.G28]/[.$Q28]" office:value-type="float" office:value="0.000211724327435353" calcext:value-type="float">
            <text:p>0.0002117243</text:p>
          </table:table-cell>
          <table:table-cell table:formula="of:=[.H28]/[.$Q28]" office:value-type="float" office:value="0.0000472924666807234" calcext:value-type="float">
            <text:p>4.72924666807234E-05</text:p>
          </table:table-cell>
          <table:table-cell table:formula="of:=[.I28]/[.$Q28]" office:value-type="float" office:value="0.000285098520241759" calcext:value-type="float">
            <text:p>0.0002850985</text:p>
          </table:table-cell>
          <table:table-cell table:formula="of:=[.J28]/[.$Q28]" office:value-type="float" office:value="0.00022828508902459" calcext:value-type="float">
            <text:p>0.0002282851</text:p>
          </table:table-cell>
          <table:table-cell table:formula="of:=[.K28]/[.$Q28]" office:value-type="float" office:value="0.000162167279743717" calcext:value-type="float">
            <text:p>0.0001621673</text:p>
          </table:table-cell>
          <table:table-cell table:formula="of:=[.L28]/[.$Q28]" office:value-type="float" office:value="0.000188467065719507" calcext:value-type="float">
            <text:p>0.0001884671</text:p>
          </table:table-cell>
          <table:table-cell table:formula="of:=[.M28]/[.$Q28]" office:value-type="float" office:value="0.0000607819731513871" calcext:value-type="float">
            <text:p>0.000060782</text:p>
          </table:table-cell>
          <table:table-cell table:formula="of:=[.N28]/[.$Q28]" office:value-type="float" office:value="0.0000484800088373893" calcext:value-type="float">
            <text:p>0.00004848</text:p>
          </table:table-cell>
          <table:table-cell table:formula="of:=[.O28]/[.$Q28]" office:value-type="float" office:value="0.00247667368268933" calcext:value-type="float">
            <text:p>0.0024766737</text:p>
          </table:table-cell>
          <table:table-cell table:formula="of:=[.P28]/[.$Q28]*1000" office:value-type="float" office:value="0.000411735304814261" calcext:value-type="float">
            <text:p>0.0004117353</text:p>
          </table:table-cell>
          <table:table-cell table:formula="of:=[.Q28]/[.$Q28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715" calcext:value-type="float">
            <text:p>0.4715</text:p>
          </table:table-cell>
          <table:table-cell table:style-name="ce5" office:value-type="float" office:value="189066.000025" calcext:value-type="float">
            <text:p>189066.000025</text:p>
          </table:table-cell>
          <table:table-cell office:value-type="float" office:value="426.66" calcext:value-type="float">
            <text:p>426.66</text:p>
          </table:table-cell>
          <table:table-cell office:value-type="float" office:value="338.48" calcext:value-type="float">
            <text:p>338.48</text:p>
          </table:table-cell>
          <table:table-cell office:value-type="float" office:value="565.32" calcext:value-type="float">
            <text:p>565.32</text:p>
          </table:table-cell>
          <table:table-cell office:value-type="float" office:value="107.38" calcext:value-type="float">
            <text:p>107.38</text:p>
          </table:table-cell>
          <table:table-cell office:value-type="float" office:value="189.19" calcext:value-type="float">
            <text:p>189.19</text:p>
          </table:table-cell>
          <table:table-cell office:value-type="float" office:value="43.703" calcext:value-type="float">
            <text:p>43.703</text:p>
          </table:table-cell>
          <table:table-cell office:value-type="float" office:value="340.53" calcext:value-type="float">
            <text:p>340.53</text:p>
          </table:table-cell>
          <table:table-cell office:value-type="float" office:value="254.01" calcext:value-type="float">
            <text:p>254.01</text:p>
          </table:table-cell>
          <table:table-cell office:value-type="float" office:value="199.43" calcext:value-type="float">
            <text:p>199.43</text:p>
          </table:table-cell>
          <table:table-cell office:value-type="float" office:value="223.63" calcext:value-type="float">
            <text:p>223.63</text:p>
          </table:table-cell>
          <table:table-cell office:value-type="float" office:value="58.946" calcext:value-type="float">
            <text:p>58.946</text:p>
          </table:table-cell>
          <table:table-cell office:value-type="float" office:value="41.771" calcext:value-type="float">
            <text:p>41.771</text:p>
          </table:table-cell>
          <table:table-cell office:value-type="float" office:value="2681.7" calcext:value-type="float">
            <text:p>2681.7</text:p>
          </table:table-cell>
          <table:table-cell table:style-name="ce2" office:value-type="float" office:value="0.4715" calcext:value-type="float">
            <text:p>0.4715</text:p>
          </table:table-cell>
          <table:table-cell table:style-name="ce5" office:value-type="float" office:value="1324743.24743" calcext:value-type="float">
            <text:p>1324743.24743</text:p>
          </table:table-cell>
          <table:table-cell/>
          <table:table-cell table:style-name="ce10" table:formula="of:=[.A29]/[.$Q29]*1000" office:value-type="float" office:value="0.000355918024805719" calcext:value-type="float">
            <text:p>0.000355918</text:p>
          </table:table-cell>
          <table:table-cell table:formula="of:=[.B29]/[.$Q29]" office:value-type="float" office:value="0.142718976218062" calcext:value-type="float">
            <text:p>0.1427189762</text:p>
          </table:table-cell>
          <table:table-cell table:formula="of:=[.C29]/[.$Q29]" office:value-type="float" office:value="0.000322069956444556" calcext:value-type="float">
            <text:p>0.00032207</text:p>
          </table:table-cell>
          <table:table-cell table:formula="of:=[.D29]/[.$Q29]" office:value-type="float" office:value="0.000255506114604963" calcext:value-type="float">
            <text:p>0.0002555061</text:p>
          </table:table-cell>
          <table:table-cell table:formula="of:=[.E29]/[.$Q29]" office:value-type="float" office:value="0.000426739295404389" calcext:value-type="float">
            <text:p>0.0004267393</text:p>
          </table:table-cell>
          <table:table-cell table:formula="of:=[.F29]/[.$Q29]" office:value-type="float" office:value="0.0000810572163385751" calcext:value-type="float">
            <text:p>8.10572163385751E-05</text:p>
          </table:table-cell>
          <table:table-cell table:formula="of:=[.G29]/[.$Q29]" office:value-type="float" office:value="0.000142812579242829" calcext:value-type="float">
            <text:p>0.0001428126</text:p>
          </table:table-cell>
          <table:table-cell table:formula="of:=[.H29]/[.$Q29]" office:value-type="float" office:value="0.0000329897888400517" calcext:value-type="float">
            <text:p>3.29897888400517E-05</text:p>
          </table:table-cell>
          <table:table-cell table:formula="of:=[.I29]/[.$Q29]" office:value-type="float" office:value="0.000257053584278031" calcext:value-type="float">
            <text:p>0.0002570536</text:p>
          </table:table-cell>
          <table:table-cell table:formula="of:=[.J29]/[.$Q29]" office:value-type="float" office:value="0.000191742815441995" calcext:value-type="float">
            <text:p>0.0001917428</text:p>
          </table:table-cell>
          <table:table-cell table:formula="of:=[.K29]/[.$Q29]" office:value-type="float" office:value="0.00015054237897562" calcext:value-type="float">
            <text:p>0.0001505424</text:p>
          </table:table-cell>
          <table:table-cell table:formula="of:=[.L29]/[.$Q29]" office:value-type="float" office:value="0.000168810069750378" calcext:value-type="float">
            <text:p>0.0001688101</text:p>
          </table:table-cell>
          <table:table-cell table:formula="of:=[.M29]/[.$Q29]" office:value-type="float" office:value="0.0000444961694383837" calcext:value-type="float">
            <text:p>4.44961694383837E-05</text:p>
          </table:table-cell>
          <table:table-cell table:formula="of:=[.N29]/[.$Q29]" office:value-type="float" office:value="0.0000315313930310916" calcext:value-type="float">
            <text:p>3.15313930310916E-05</text:p>
          </table:table-cell>
          <table:table-cell table:formula="of:=[.O29]/[.$Q29]" office:value-type="float" office:value="0.00202431679134994" calcext:value-type="float">
            <text:p>0.0020243168</text:p>
          </table:table-cell>
          <table:table-cell table:formula="of:=[.P29]/[.$Q29]*1000" office:value-type="float" office:value="0.000355918024805719" calcext:value-type="float">
            <text:p>0.000355918</text:p>
          </table:table-cell>
          <table:table-cell table:formula="of:=[.Q29]/[.$Q29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857" calcext:value-type="float">
            <text:p>0.5857</text:p>
          </table:table-cell>
          <table:table-cell table:style-name="ce5" office:value-type="float" office:value="235584.68232" calcext:value-type="float">
            <text:p>235584.68232</text:p>
          </table:table-cell>
          <table:table-cell office:value-type="float" office:value="489.51" calcext:value-type="float">
            <text:p>489.51</text:p>
          </table:table-cell>
          <table:table-cell office:value-type="float" office:value="434.61" calcext:value-type="float">
            <text:p>434.61</text:p>
          </table:table-cell>
          <table:table-cell office:value-type="float" office:value="714.26" calcext:value-type="float">
            <text:p>714.26</text:p>
          </table:table-cell>
          <table:table-cell office:value-type="float" office:value="120.25" calcext:value-type="float">
            <text:p>120.25</text:p>
          </table:table-cell>
          <table:table-cell office:value-type="float" office:value="258.89" calcext:value-type="float">
            <text:p>258.89</text:p>
          </table:table-cell>
          <table:table-cell office:value-type="float" office:value="47.24" calcext:value-type="float">
            <text:p>47.24</text:p>
          </table:table-cell>
          <table:table-cell office:value-type="float" office:value="436.28" calcext:value-type="float">
            <text:p>436.28</text:p>
          </table:table-cell>
          <table:table-cell office:value-type="float" office:value="330.28" calcext:value-type="float">
            <text:p>330.28</text:p>
          </table:table-cell>
          <table:table-cell office:value-type="float" office:value="258.79" calcext:value-type="float">
            <text:p>258.79</text:p>
          </table:table-cell>
          <table:table-cell office:value-type="float" office:value="279.41" calcext:value-type="float">
            <text:p>279.41</text:p>
          </table:table-cell>
          <table:table-cell office:value-type="float" office:value="90.464" calcext:value-type="float">
            <text:p>90.464</text:p>
          </table:table-cell>
          <table:table-cell office:value-type="float" office:value="64.044" calcext:value-type="float">
            <text:p>64.044</text:p>
          </table:table-cell>
          <table:table-cell office:value-type="float" office:value="3403.8" calcext:value-type="float">
            <text:p>3403.8</text:p>
          </table:table-cell>
          <table:table-cell table:style-name="ce2" office:value-type="float" office:value="0.5857" calcext:value-type="float">
            <text:p>0.5857</text:p>
          </table:table-cell>
          <table:table-cell table:style-name="ce5" office:value-type="float" office:value="1561500.35464" calcext:value-type="float">
            <text:p>1561500.35464</text:p>
          </table:table-cell>
          <table:table-cell/>
          <table:table-cell table:style-name="ce10" table:formula="of:=[.A30]/[.$Q30]*1000" office:value-type="float" office:value="0.000375087971167981" calcext:value-type="float">
            <text:p>0.000375088</text:p>
          </table:table-cell>
          <table:table-cell table:formula="of:=[.B30]/[.$Q30]" office:value-type="float" office:value="0.150870719702343" calcext:value-type="float">
            <text:p>0.1508707197</text:p>
          </table:table-cell>
          <table:table-cell table:formula="of:=[.C30]/[.$Q30]" office:value-type="float" office:value="0.000313486960502712" calcext:value-type="float">
            <text:p>0.000313487</text:p>
          </table:table-cell>
          <table:table-cell table:formula="of:=[.D30]/[.$Q30]" office:value-type="float" office:value="0.000278328467046809" calcext:value-type="float">
            <text:p>0.0002783285</text:p>
          </table:table-cell>
          <table:table-cell table:formula="of:=[.E30]/[.$Q30]" office:value-type="float" office:value="0.000457419044368178" calcext:value-type="float">
            <text:p>0.000457419</text:p>
          </table:table-cell>
          <table:table-cell table:formula="of:=[.F30]/[.$Q30]" office:value-type="float" office:value="0.0000770092684530471" calcext:value-type="float">
            <text:p>7.70092684530471E-05</text:p>
          </table:table-cell>
          <table:table-cell table:formula="of:=[.G30]/[.$Q30]" office:value-type="float" office:value="0.000165795671599246" calcext:value-type="float">
            <text:p>0.0001657957</text:p>
          </table:table-cell>
          <table:table-cell table:formula="of:=[.H30]/[.$Q30]" office:value-type="float" office:value="0.0000302529550247147" calcext:value-type="float">
            <text:p>0.000030253</text:p>
          </table:table-cell>
          <table:table-cell table:formula="of:=[.I30]/[.$Q30]" office:value-type="float" office:value="0.000279397951273974" calcext:value-type="float">
            <text:p>0.000279398</text:p>
          </table:table-cell>
          <table:table-cell table:formula="of:=[.J30]/[.$Q30]" office:value-type="float" office:value="0.000211514521286257" calcext:value-type="float">
            <text:p>0.0002115145</text:p>
          </table:table-cell>
          <table:table-cell table:formula="of:=[.K30]/[.$Q30]" office:value-type="float" office:value="0.00016573163062756" calcext:value-type="float">
            <text:p>0.0001657316</text:p>
          </table:table-cell>
          <table:table-cell table:formula="of:=[.L30]/[.$Q30]" office:value-type="float" office:value="0.000178936878989321" calcext:value-type="float">
            <text:p>0.0001789369</text:p>
          </table:table-cell>
          <table:table-cell table:formula="of:=[.M30]/[.$Q30]" office:value-type="float" office:value="0.0000579340246264986" calcext:value-type="float">
            <text:p>0.000057934</text:p>
          </table:table-cell>
          <table:table-cell table:formula="of:=[.N30]/[.$Q30]" office:value-type="float" office:value="0.0000410143999069185" calcext:value-type="float">
            <text:p>4.10143999069185E-05</text:p>
          </table:table-cell>
          <table:table-cell table:formula="of:=[.O30]/[.$Q30]" office:value-type="float" office:value="0.00217982659426596" calcext:value-type="float">
            <text:p>0.0021798266</text:p>
          </table:table-cell>
          <table:table-cell table:formula="of:=[.P30]/[.$Q30]*1000" office:value-type="float" office:value="0.000375087971167981" calcext:value-type="float">
            <text:p>0.000375088</text:p>
          </table:table-cell>
          <table:table-cell table:formula="of:=[.Q30]/[.$Q30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524" calcext:value-type="float">
            <text:p>0.4524</text:p>
          </table:table-cell>
          <table:table-cell table:style-name="ce5" office:value-type="float" office:value="201519.870252" calcext:value-type="float">
            <text:p>201519.870252</text:p>
          </table:table-cell>
          <table:table-cell office:value-type="float" office:value="500.24" calcext:value-type="float">
            <text:p>500.24</text:p>
          </table:table-cell>
          <table:table-cell office:value-type="float" office:value="452.71" calcext:value-type="float">
            <text:p>452.71</text:p>
          </table:table-cell>
          <table:table-cell office:value-type="float" office:value="707.59" calcext:value-type="float">
            <text:p>707.59</text:p>
          </table:table-cell>
          <table:table-cell office:value-type="float" office:value="116.28" calcext:value-type="float">
            <text:p>116.28</text:p>
          </table:table-cell>
          <table:table-cell office:value-type="float" office:value="262.02" calcext:value-type="float">
            <text:p>262.02</text:p>
          </table:table-cell>
          <table:table-cell office:value-type="float" office:value="59.87" calcext:value-type="float">
            <text:p>59.87</text:p>
          </table:table-cell>
          <table:table-cell office:value-type="float" office:value="403.45" calcext:value-type="float">
            <text:p>403.45</text:p>
          </table:table-cell>
          <table:table-cell office:value-type="float" office:value="287.28" calcext:value-type="float">
            <text:p>287.28</text:p>
          </table:table-cell>
          <table:table-cell office:value-type="float" office:value="250.28" calcext:value-type="float">
            <text:p>250.28</text:p>
          </table:table-cell>
          <table:table-cell office:value-type="float" office:value="255.4" calcext:value-type="float">
            <text:p>255.4</text:p>
          </table:table-cell>
          <table:table-cell office:value-type="float" office:value="54.944" calcext:value-type="float">
            <text:p>54.944</text:p>
          </table:table-cell>
          <table:table-cell office:value-type="float" office:value="61.653" calcext:value-type="float">
            <text:p>61.653</text:p>
          </table:table-cell>
          <table:table-cell office:value-type="float" office:value="3295.4" calcext:value-type="float">
            <text:p>3295.4</text:p>
          </table:table-cell>
          <table:table-cell table:style-name="ce2" office:value-type="float" office:value="0.4524" calcext:value-type="float">
            <text:p>0.4524</text:p>
          </table:table-cell>
          <table:table-cell table:style-name="ce5" office:value-type="float" office:value="1498044.34196" calcext:value-type="float">
            <text:p>1498044.34196</text:p>
          </table:table-cell>
          <table:table-cell/>
          <table:table-cell table:style-name="ce10" table:formula="of:=[.A31]/[.$Q31]*1000" office:value-type="float" office:value="0.000301993730978679" calcext:value-type="float">
            <text:p>0.0003019937</text:p>
          </table:table-cell>
          <table:table-cell table:formula="of:=[.B31]/[.$Q31]" office:value-type="float" office:value="0.134521966144431" calcext:value-type="float">
            <text:p>0.1345219661</text:p>
          </table:table-cell>
          <table:table-cell table:formula="of:=[.C31]/[.$Q31]" office:value-type="float" office:value="0.000333928700231596" calcext:value-type="float">
            <text:p>0.0003339287</text:p>
          </table:table-cell>
          <table:table-cell table:formula="of:=[.D31]/[.$Q31]" office:value-type="float" office:value="0.000302200667443319" calcext:value-type="float">
            <text:p>0.0003022007</text:p>
          </table:table-cell>
          <table:table-cell table:formula="of:=[.E31]/[.$Q31]" office:value-type="float" office:value="0.000472342493596824" calcext:value-type="float">
            <text:p>0.0004723425</text:p>
          </table:table-cell>
          <table:table-cell table:formula="of:=[.F31]/[.$Q31]" office:value-type="float" office:value="0.0000776212003496922" calcext:value-type="float">
            <text:p>7.76212003496922E-05</text:p>
          </table:table-cell>
          <table:table-cell table:formula="of:=[.G31]/[.$Q31]" office:value-type="float" office:value="0.000174908040210065" calcext:value-type="float">
            <text:p>0.000174908</text:p>
          </table:table-cell>
          <table:table-cell table:formula="of:=[.H31]/[.$Q31]" office:value-type="float" office:value="0.000039965439154937" calcext:value-type="float">
            <text:p>3.9965439154937E-05</text:p>
          </table:table-cell>
          <table:table-cell table:formula="of:=[.I31]/[.$Q31]" office:value-type="float" office:value="0.000269317795674951" calcext:value-type="float">
            <text:p>0.0002693178</text:p>
          </table:table-cell>
          <table:table-cell table:formula="of:=[.J31]/[.$Q31]" office:value-type="float" office:value="0.000191770024393357" calcext:value-type="float">
            <text:p>0.00019177</text:p>
          </table:table-cell>
          <table:table-cell table:formula="of:=[.K31]/[.$Q31]" office:value-type="float" office:value="0.000167071156033032" calcext:value-type="float">
            <text:p>0.0001670712</text:p>
          </table:table-cell>
          <table:table-cell table:formula="of:=[.L31]/[.$Q31]" office:value-type="float" office:value="0.000170488945384515" calcext:value-type="float">
            <text:p>0.0001704889</text:p>
          </table:table-cell>
          <table:table-cell table:formula="of:=[.M31]/[.$Q31]" office:value-type="float" office:value="0.0000366771519781002" calcext:value-type="float">
            <text:p>3.66771519781002E-05</text:p>
          </table:table-cell>
          <table:table-cell table:formula="of:=[.N31]/[.$Q31]" office:value-type="float" office:value="0.0000411556575951116" calcext:value-type="float">
            <text:p>4.11556575951116E-05</text:p>
          </table:table-cell>
          <table:table-cell table:formula="of:=[.O31]/[.$Q31]" office:value-type="float" office:value="0.00219980137282745" calcext:value-type="float">
            <text:p>0.0021998014</text:p>
          </table:table-cell>
          <table:table-cell table:formula="of:=[.P31]/[.$Q31]*1000" office:value-type="float" office:value="0.000301993730978679" calcext:value-type="float">
            <text:p>0.0003019937</text:p>
          </table:table-cell>
          <table:table-cell table:formula="of:=[.Q31]/[.$Q31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645" calcext:value-type="float">
            <text:p>0.4645</text:p>
          </table:table-cell>
          <table:table-cell table:style-name="ce5" office:value-type="float" office:value="223765.90747" calcext:value-type="float">
            <text:p>223765.90747</text:p>
          </table:table-cell>
          <table:table-cell office:value-type="float" office:value="424.07" calcext:value-type="float">
            <text:p>424.07</text:p>
          </table:table-cell>
          <table:table-cell office:value-type="float" office:value="355.99" calcext:value-type="float">
            <text:p>355.99</text:p>
          </table:table-cell>
          <table:table-cell office:value-type="float" office:value="635.45" calcext:value-type="float">
            <text:p>635.45</text:p>
          </table:table-cell>
          <table:table-cell office:value-type="float" office:value="122.73" calcext:value-type="float">
            <text:p>122.73</text:p>
          </table:table-cell>
          <table:table-cell office:value-type="float" office:value="167.2" calcext:value-type="float">
            <text:p>167.2</text:p>
          </table:table-cell>
          <table:table-cell office:value-type="float" office:value="27.128" calcext:value-type="float">
            <text:p>27.128</text:p>
          </table:table-cell>
          <table:table-cell office:value-type="float" office:value="366.17" calcext:value-type="float">
            <text:p>366.17</text:p>
          </table:table-cell>
          <table:table-cell office:value-type="float" office:value="294.13" calcext:value-type="float">
            <text:p>294.13</text:p>
          </table:table-cell>
          <table:table-cell office:value-type="float" office:value="252.03" calcext:value-type="float">
            <text:p>252.03</text:p>
          </table:table-cell>
          <table:table-cell office:value-type="float" office:value="255.43" calcext:value-type="float">
            <text:p>255.43</text:p>
          </table:table-cell>
          <table:table-cell office:value-type="float" office:value="64.158" calcext:value-type="float">
            <text:p>64.158</text:p>
          </table:table-cell>
          <table:table-cell office:value-type="float" office:value="45.904" calcext:value-type="float">
            <text:p>45.904</text:p>
          </table:table-cell>
          <table:table-cell office:value-type="float" office:value="2887.7" calcext:value-type="float">
            <text:p>2887.7</text:p>
          </table:table-cell>
          <table:table-cell table:style-name="ce2" office:value-type="float" office:value="0.4645" calcext:value-type="float">
            <text:p>0.4645</text:p>
          </table:table-cell>
          <table:table-cell table:style-name="ce5" office:value-type="float" office:value="1554868.30648" calcext:value-type="float">
            <text:p>1554868.30648</text:p>
          </table:table-cell>
          <table:table-cell/>
          <table:table-cell table:style-name="ce10" table:formula="of:=[.A32]/[.$Q32]*1000" office:value-type="float" office:value="0.000298739126692705" calcext:value-type="float">
            <text:p>0.0002987391</text:p>
          </table:table-cell>
          <table:table-cell table:formula="of:=[.B32]/[.$Q32]" office:value-type="float" office:value="0.143913093178016" calcext:value-type="float">
            <text:p>0.1439130932</text:p>
          </table:table-cell>
          <table:table-cell table:formula="of:=[.C32]/[.$Q32]" office:value-type="float" office:value="0.000272736924556674" calcext:value-type="float">
            <text:p>0.0002727369</text:p>
          </table:table-cell>
          <table:table-cell table:formula="of:=[.D32]/[.$Q32]" office:value-type="float" office:value="0.000228951865901692" calcext:value-type="float">
            <text:p>0.0002289519</text:p>
          </table:table-cell>
          <table:table-cell table:formula="of:=[.E32]/[.$Q32]" office:value-type="float" office:value="0.000408684129293604" calcext:value-type="float">
            <text:p>0.0004086841</text:p>
          </table:table-cell>
          <table:table-cell table:formula="of:=[.F32]/[.$Q32]" office:value-type="float" office:value="0.0000789327298579024" calcext:value-type="float">
            <text:p>7.89327298579024E-05</text:p>
          </table:table-cell>
          <table:table-cell table:formula="of:=[.G32]/[.$Q32]" office:value-type="float" office:value="0.000107533222783682" calcext:value-type="float">
            <text:p>0.0001075332</text:p>
          </table:table-cell>
          <table:table-cell table:formula="of:=[.H32]/[.$Q32]" office:value-type="float" office:value="0.0000174471367683955" calcext:value-type="float">
            <text:p>1.74471367683955E-05</text:p>
          </table:table-cell>
          <table:table-cell table:formula="of:=[.I32]/[.$Q32]" office:value-type="float" office:value="0.000235499044178832" calcext:value-type="float">
            <text:p>0.000235499</text:p>
          </table:table-cell>
          <table:table-cell table:formula="of:=[.J32]/[.$Q32]" office:value-type="float" office:value="0.000189167146036868" calcext:value-type="float">
            <text:p>0.0001891671</text:p>
          </table:table-cell>
          <table:table-cell table:formula="of:=[.K32]/[.$Q32]" office:value-type="float" office:value="0.00016209089795557" calcext:value-type="float">
            <text:p>0.0001620909</text:p>
          </table:table-cell>
          <table:table-cell table:formula="of:=[.L32]/[.$Q32]" office:value-type="float" office:value="0.000164277578323181" calcext:value-type="float">
            <text:p>0.0001642776</text:p>
          </table:table-cell>
          <table:table-cell table:formula="of:=[.M32]/[.$Q32]" office:value-type="float" office:value="0.000041262658536815" calcext:value-type="float">
            <text:p>4.1262658536815E-05</text:p>
          </table:table-cell>
          <table:table-cell table:formula="of:=[.N32]/[.$Q32]" office:value-type="float" office:value="0.0000295227575278836" calcext:value-type="float">
            <text:p>2.95227575278836E-05</text:p>
          </table:table-cell>
          <table:table-cell table:formula="of:=[.O32]/[.$Q32]" office:value-type="float" office:value="0.00185719908751458" calcext:value-type="float">
            <text:p>0.0018571991</text:p>
          </table:table-cell>
          <table:table-cell table:formula="of:=[.P32]/[.$Q32]*1000" office:value-type="float" office:value="0.000298739126692705" calcext:value-type="float">
            <text:p>0.0002987391</text:p>
          </table:table-cell>
          <table:table-cell table:formula="of:=[.Q32]/[.$Q32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513" calcext:value-type="float">
            <text:p>0.4513</text:p>
          </table:table-cell>
          <table:table-cell table:style-name="ce5" office:value-type="float" office:value="170088.790717" calcext:value-type="float">
            <text:p>170088.790717</text:p>
          </table:table-cell>
          <table:table-cell office:value-type="float" office:value="424.69" calcext:value-type="float">
            <text:p>424.69</text:p>
          </table:table-cell>
          <table:table-cell office:value-type="float" office:value="389.05" calcext:value-type="float">
            <text:p>389.05</text:p>
          </table:table-cell>
          <table:table-cell office:value-type="float" office:value="581.63" calcext:value-type="float">
            <text:p>581.63</text:p>
          </table:table-cell>
          <table:table-cell office:value-type="float" office:value="100.46" calcext:value-type="float">
            <text:p>100.46</text:p>
          </table:table-cell>
          <table:table-cell office:value-type="float" office:value="227.46" calcext:value-type="float">
            <text:p>227.46</text:p>
          </table:table-cell>
          <table:table-cell office:value-type="float" office:value="53.445" calcext:value-type="float">
            <text:p>53.445</text:p>
          </table:table-cell>
          <table:table-cell office:value-type="float" office:value="350.55" calcext:value-type="float">
            <text:p>350.55</text:p>
          </table:table-cell>
          <table:table-cell office:value-type="float" office:value="260.84" calcext:value-type="float">
            <text:p>260.84</text:p>
          </table:table-cell>
          <table:table-cell office:value-type="float" office:value="190.74" calcext:value-type="float">
            <text:p>190.74</text:p>
          </table:table-cell>
          <table:table-cell office:value-type="float" office:value="225.3" calcext:value-type="float">
            <text:p>225.3</text:p>
          </table:table-cell>
          <table:table-cell office:value-type="float" office:value="78.833" calcext:value-type="float">
            <text:p>78.833</text:p>
          </table:table-cell>
          <table:table-cell office:value-type="float" office:value="54.109" calcext:value-type="float">
            <text:p>54.109</text:p>
          </table:table-cell>
          <table:table-cell office:value-type="float" office:value="2836.6" calcext:value-type="float">
            <text:p>2836.6</text:p>
          </table:table-cell>
          <table:table-cell table:style-name="ce2" office:value-type="float" office:value="0.4513" calcext:value-type="float">
            <text:p>0.4513</text:p>
          </table:table-cell>
          <table:table-cell table:style-name="ce5" office:value-type="float" office:value="1189844.39214" calcext:value-type="float">
            <text:p>1189844.39214</text:p>
          </table:table-cell>
          <table:table-cell/>
          <table:table-cell table:style-name="ce10" table:formula="of:=[.A33]/[.$Q33]*1000" office:value-type="float" office:value="0.000379293294973061" calcext:value-type="float">
            <text:p>0.0003792933</text:p>
          </table:table-cell>
          <table:table-cell table:formula="of:=[.B33]/[.$Q33]" office:value-type="float" office:value="0.142950449521459" calcext:value-type="float">
            <text:p>0.1429504495</text:p>
          </table:table-cell>
          <table:table-cell table:formula="of:=[.C33]/[.$Q33]" office:value-type="float" office:value="0.000356929026018412" calcext:value-type="float">
            <text:p>0.000356929</text:p>
          </table:table-cell>
          <table:table-cell table:formula="of:=[.D33]/[.$Q33]" office:value-type="float" office:value="0.000326975529380167" calcext:value-type="float">
            <text:p>0.0003269755</text:p>
          </table:table-cell>
          <table:table-cell table:formula="of:=[.E33]/[.$Q33]" office:value-type="float" office:value="0.000488828626534859" calcext:value-type="float">
            <text:p>0.0004888286</text:p>
          </table:table-cell>
          <table:table-cell table:formula="of:=[.F33]/[.$Q33]" office:value-type="float" office:value="0.0000844312085375443" calcext:value-type="float">
            <text:p>8.44312085375443E-05</text:p>
          </table:table-cell>
          <table:table-cell table:formula="of:=[.G33]/[.$Q33]" office:value-type="float" office:value="0.000191167854807384" calcext:value-type="float">
            <text:p>0.0001911679</text:p>
          </table:table-cell>
          <table:table-cell table:formula="of:=[.H33]/[.$Q33]" office:value-type="float" office:value="0.000044917638266863" calcext:value-type="float">
            <text:p>4.4917638266863E-05</text:p>
          </table:table-cell>
          <table:table-cell table:formula="of:=[.I33]/[.$Q33]" office:value-type="float" office:value="0.000294618357085767" calcext:value-type="float">
            <text:p>0.0002946184</text:p>
          </table:table-cell>
          <table:table-cell table:formula="of:=[.J33]/[.$Q33]" office:value-type="float" office:value="0.000219221943409646" calcext:value-type="float">
            <text:p>0.0002192219</text:p>
          </table:table-cell>
          <table:table-cell table:formula="of:=[.K33]/[.$Q33]" office:value-type="float" office:value="0.000160306676452829" calcext:value-type="float">
            <text:p>0.0001603067</text:p>
          </table:table-cell>
          <table:table-cell table:formula="of:=[.L33]/[.$Q33]" office:value-type="float" office:value="0.000189352491374763" calcext:value-type="float">
            <text:p>0.0001893525</text:p>
          </table:table-cell>
          <table:table-cell table:formula="of:=[.M33]/[.$Q33]" office:value-type="float" office:value="0.0000662548821684275" calcext:value-type="float">
            <text:p>6.62548821684275E-05</text:p>
          </table:table-cell>
          <table:table-cell table:formula="of:=[.N33]/[.$Q33]" office:value-type="float" office:value="0.0000454756944331872" calcext:value-type="float">
            <text:p>4.54756944331872E-05</text:p>
          </table:table-cell>
          <table:table-cell table:formula="of:=[.O33]/[.$Q33]" office:value-type="float" office:value="0.00238400921896873" calcext:value-type="float">
            <text:p>0.0023840092</text:p>
          </table:table-cell>
          <table:table-cell table:formula="of:=[.P33]/[.$Q33]*1000" office:value-type="float" office:value="0.000379293294973061" calcext:value-type="float">
            <text:p>0.0003792933</text:p>
          </table:table-cell>
          <table:table-cell table:formula="of:=[.Q33]/[.$Q33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554" calcext:value-type="float">
            <text:p>0.4554</text:p>
          </table:table-cell>
          <table:table-cell table:style-name="ce5" office:value-type="float" office:value="198406.255577" calcext:value-type="float">
            <text:p>198406.255577</text:p>
          </table:table-cell>
          <table:table-cell office:value-type="float" office:value="521.15" calcext:value-type="float">
            <text:p>521.15</text:p>
          </table:table-cell>
          <table:table-cell office:value-type="float" office:value="452.6" calcext:value-type="float">
            <text:p>452.6</text:p>
          </table:table-cell>
          <table:table-cell office:value-type="float" office:value="768.98" calcext:value-type="float">
            <text:p>768.98</text:p>
          </table:table-cell>
          <table:table-cell office:value-type="float" office:value="129.53" calcext:value-type="float">
            <text:p>129.53</text:p>
          </table:table-cell>
          <table:table-cell office:value-type="float" office:value="219.42" calcext:value-type="float">
            <text:p>219.42</text:p>
          </table:table-cell>
          <table:table-cell office:value-type="float" office:value="27.502" calcext:value-type="float">
            <text:p>27.502</text:p>
          </table:table-cell>
          <table:table-cell office:value-type="float" office:value="394.79" calcext:value-type="float">
            <text:p>394.79</text:p>
          </table:table-cell>
          <table:table-cell office:value-type="float" office:value="310.42" calcext:value-type="float">
            <text:p>310.42</text:p>
          </table:table-cell>
          <table:table-cell office:value-type="float" office:value="208.79" calcext:value-type="float">
            <text:p>208.79</text:p>
          </table:table-cell>
          <table:table-cell office:value-type="float" office:value="269.79" calcext:value-type="float">
            <text:p>269.79</text:p>
          </table:table-cell>
          <table:table-cell office:value-type="float" office:value="61.369" calcext:value-type="float">
            <text:p>61.369</text:p>
          </table:table-cell>
          <table:table-cell office:value-type="float" office:value="66.08" calcext:value-type="float">
            <text:p>66.08</text:p>
          </table:table-cell>
          <table:table-cell office:value-type="float" office:value="3300.9" calcext:value-type="float">
            <text:p>3300.9</text:p>
          </table:table-cell>
          <table:table-cell table:style-name="ce2" office:value-type="float" office:value="0.4554" calcext:value-type="float">
            <text:p>0.4554</text:p>
          </table:table-cell>
          <table:table-cell table:style-name="ce5" office:value-type="float" office:value="1369639.38971" calcext:value-type="float">
            <text:p>1369639.38971</text:p>
          </table:table-cell>
          <table:table-cell/>
          <table:table-cell table:style-name="ce10" table:formula="of:=[.A34]/[.$Q34]*1000" office:value-type="float" office:value="0.000332496278525126" calcext:value-type="float">
            <text:p>0.0003324963</text:p>
          </table:table-cell>
          <table:table-cell table:formula="of:=[.B34]/[.$Q34]" office:value-type="float" office:value="0.144860214351027" calcext:value-type="float">
            <text:p>0.1448602144</text:p>
          </table:table-cell>
          <table:table-cell table:formula="of:=[.C34]/[.$Q34]" office:value-type="float" office:value="0.000380501615180873" calcext:value-type="float">
            <text:p>0.0003805016</text:p>
          </table:table-cell>
          <table:table-cell table:formula="of:=[.D34]/[.$Q34]" office:value-type="float" office:value="0.000330451944796821" calcext:value-type="float">
            <text:p>0.0003304519</text:p>
          </table:table-cell>
          <table:table-cell table:formula="of:=[.E34]/[.$Q34]" office:value-type="float" office:value="0.000561447053711576" calcext:value-type="float">
            <text:p>0.0005614471</text:p>
          </table:table-cell>
          <table:table-cell table:formula="of:=[.F34]/[.$Q34]" office:value-type="float" office:value="0.0000945723385097927" calcext:value-type="float">
            <text:p>9.45723385097927E-05</text:p>
          </table:table-cell>
          <table:table-cell table:formula="of:=[.G34]/[.$Q34]" office:value-type="float" office:value="0.000160202752380288" calcext:value-type="float">
            <text:p>0.0001602028</text:p>
          </table:table-cell>
          <table:table-cell table:formula="of:=[.H34]/[.$Q34]" office:value-type="float" office:value="0.0000200797379270927" calcext:value-type="float">
            <text:p>2.00797379270927E-05</text:p>
          </table:table-cell>
          <table:table-cell table:formula="of:=[.I34]/[.$Q34]" office:value-type="float" office:value="0.000288243754499198" calcext:value-type="float">
            <text:p>0.0002882438</text:p>
          </table:table-cell>
          <table:table-cell table:formula="of:=[.J34]/[.$Q34]" office:value-type="float" office:value="0.000226643598550219" calcext:value-type="float">
            <text:p>0.0002266436</text:p>
          </table:table-cell>
          <table:table-cell table:formula="of:=[.K34]/[.$Q34]" office:value-type="float" office:value="0.000152441585404614" calcext:value-type="float">
            <text:p>0.0001524416</text:p>
          </table:table-cell>
          <table:table-cell table:formula="of:=[.L34]/[.$Q34]" office:value-type="float" office:value="0.000196978855914128" calcext:value-type="float">
            <text:p>0.0001969789</text:p>
          </table:table-cell>
          <table:table-cell table:formula="of:=[.M34]/[.$Q34]" office:value-type="float" office:value="0.0000448066844901372" calcext:value-type="float">
            <text:p>4.48066844901372E-05</text:p>
          </table:table-cell>
          <table:table-cell table:formula="of:=[.N34]/[.$Q34]" office:value-type="float" office:value="0.0000482462759880113" calcext:value-type="float">
            <text:p>4.82462759880113E-05</text:p>
          </table:table-cell>
          <table:table-cell table:formula="of:=[.O34]/[.$Q34]" office:value-type="float" office:value="0.00241005042991565" calcext:value-type="float">
            <text:p>0.0024100504</text:p>
          </table:table-cell>
          <table:table-cell table:formula="of:=[.P34]/[.$Q34]*1000" office:value-type="float" office:value="0.000332496278525126" calcext:value-type="float">
            <text:p>0.0003324963</text:p>
          </table:table-cell>
          <table:table-cell table:formula="of:=[.Q34]/[.$Q34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351" calcext:value-type="float">
            <text:p>0.4351</text:p>
          </table:table-cell>
          <table:table-cell table:style-name="ce5" office:value-type="float" office:value="196702.900411" calcext:value-type="float">
            <text:p>196702.900411</text:p>
          </table:table-cell>
          <table:table-cell office:value-type="float" office:value="465.92" calcext:value-type="float">
            <text:p>465.92</text:p>
          </table:table-cell>
          <table:table-cell office:value-type="float" office:value="360.38" calcext:value-type="float">
            <text:p>360.38</text:p>
          </table:table-cell>
          <table:table-cell office:value-type="float" office:value="646.29" calcext:value-type="float">
            <text:p>646.29</text:p>
          </table:table-cell>
          <table:table-cell office:value-type="float" office:value="117.98" calcext:value-type="float">
            <text:p>117.98</text:p>
          </table:table-cell>
          <table:table-cell office:value-type="float" office:value="193.82" calcext:value-type="float">
            <text:p>193.82</text:p>
          </table:table-cell>
          <table:table-cell office:value-type="float" office:value="38.324" calcext:value-type="float">
            <text:p>38.324</text:p>
          </table:table-cell>
          <table:table-cell office:value-type="float" office:value="363.05" calcext:value-type="float">
            <text:p>363.05</text:p>
          </table:table-cell>
          <table:table-cell office:value-type="float" office:value="259.06" calcext:value-type="float">
            <text:p>259.06</text:p>
          </table:table-cell>
          <table:table-cell office:value-type="float" office:value="225.23" calcext:value-type="float">
            <text:p>225.23</text:p>
          </table:table-cell>
          <table:table-cell office:value-type="float" office:value="226.76" calcext:value-type="float">
            <text:p>226.76</text:p>
          </table:table-cell>
          <table:table-cell office:value-type="float" office:value="42.02" calcext:value-type="float">
            <text:p>42.02</text:p>
          </table:table-cell>
          <table:table-cell office:value-type="float" office:value="59.105" calcext:value-type="float">
            <text:p>59.105</text:p>
          </table:table-cell>
          <table:table-cell office:value-type="float" office:value="2880" calcext:value-type="float">
            <text:p>2880</text:p>
          </table:table-cell>
          <table:table-cell table:style-name="ce2" office:value-type="float" office:value="0.4351" calcext:value-type="float">
            <text:p>0.4351</text:p>
          </table:table-cell>
          <table:table-cell table:style-name="ce5" office:value-type="float" office:value="1444080.97406" calcext:value-type="float">
            <text:p>1444080.97406</text:p>
          </table:table-cell>
          <table:table-cell/>
          <table:table-cell table:style-name="ce10" table:formula="of:=[.A35]/[.$Q35]*1000" office:value-type="float" office:value="0.000301298893770982" calcext:value-type="float">
            <text:p>0.0003012989</text:p>
          </table:table-cell>
          <table:table-cell table:formula="of:=[.B35]/[.$Q35]" office:value-type="float" office:value="0.136213206838377" calcext:value-type="float">
            <text:p>0.1362132068</text:p>
          </table:table-cell>
          <table:table-cell table:formula="of:=[.C35]/[.$Q35]" office:value-type="float" office:value="0.00032264118728057" calcext:value-type="float">
            <text:p>0.0003226412</text:p>
          </table:table-cell>
          <table:table-cell table:formula="of:=[.D35]/[.$Q35]" office:value-type="float" office:value="0.000249556642926193" calcext:value-type="float">
            <text:p>0.0002495566</text:p>
          </table:table-cell>
          <table:table-cell table:formula="of:=[.E35]/[.$Q35]" office:value-type="float" office:value="0.00044754415549356" calcext:value-type="float">
            <text:p>0.0004475442</text:p>
          </table:table-cell>
          <table:table-cell table:formula="of:=[.F35]/[.$Q35]" office:value-type="float" office:value="0.0000816990197359238" calcext:value-type="float">
            <text:p>0.000081699</text:p>
          </table:table-cell>
          <table:table-cell table:formula="of:=[.G35]/[.$Q35]" office:value-type="float" office:value="0.00013421685035783" calcext:value-type="float">
            <text:p>0.0001342169</text:p>
          </table:table-cell>
          <table:table-cell table:formula="of:=[.H35]/[.$Q35]" office:value-type="float" office:value="0.0000265386780162701" calcext:value-type="float">
            <text:p>2.65386780162701E-05</text:p>
          </table:table-cell>
          <table:table-cell table:formula="of:=[.I35]/[.$Q35]" office:value-type="float" office:value="0.000251405569716284" calcext:value-type="float">
            <text:p>0.0002514056</text:p>
          </table:table-cell>
          <table:table-cell table:formula="of:=[.J35]/[.$Q35]" office:value-type="float" office:value="0.000179394372374881" calcext:value-type="float">
            <text:p>0.0001793944</text:p>
          </table:table-cell>
          <table:table-cell table:formula="of:=[.K35]/[.$Q35]" office:value-type="float" office:value="0.000155967708214292" calcext:value-type="float">
            <text:p>0.0001559677</text:p>
          </table:table-cell>
          <table:table-cell table:formula="of:=[.L35]/[.$Q35]" office:value-type="float" office:value="0.000157027205588389" calcext:value-type="float">
            <text:p>0.0001570272</text:p>
          </table:table-cell>
          <table:table-cell table:formula="of:=[.M35]/[.$Q35]" office:value-type="float" office:value="0.0000290980912807554" calcext:value-type="float">
            <text:p>2.90980912807554E-05</text:p>
          </table:table-cell>
          <table:table-cell table:formula="of:=[.N35]/[.$Q35]" office:value-type="float" office:value="0.0000409291452915051" calcext:value-type="float">
            <text:p>4.09291452915051E-05</text:p>
          </table:table-cell>
          <table:table-cell table:formula="of:=[.O35]/[.$Q35]" office:value-type="float" office:value="0.00199434799830023" calcext:value-type="float">
            <text:p>0.001994348</text:p>
          </table:table-cell>
          <table:table-cell table:formula="of:=[.P35]/[.$Q35]*1000" office:value-type="float" office:value="0.000301298893770982" calcext:value-type="float">
            <text:p>0.0003012989</text:p>
          </table:table-cell>
          <table:table-cell table:formula="of:=[.Q35]/[.$Q35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786" calcext:value-type="float">
            <text:p>0.4786</text:p>
          </table:table-cell>
          <table:table-cell table:style-name="ce5" office:value-type="float" office:value="213788.093172" calcext:value-type="float">
            <text:p>213788.093172</text:p>
          </table:table-cell>
          <table:table-cell office:value-type="float" office:value="441.93" calcext:value-type="float">
            <text:p>441.93</text:p>
          </table:table-cell>
          <table:table-cell office:value-type="float" office:value="382.39" calcext:value-type="float">
            <text:p>382.39</text:p>
          </table:table-cell>
          <table:table-cell office:value-type="float" office:value="655.18" calcext:value-type="float">
            <text:p>655.18</text:p>
          </table:table-cell>
          <table:table-cell office:value-type="float" office:value="125.55" calcext:value-type="float">
            <text:p>125.55</text:p>
          </table:table-cell>
          <table:table-cell office:value-type="float" office:value="205.57" calcext:value-type="float">
            <text:p>205.57</text:p>
          </table:table-cell>
          <table:table-cell office:value-type="float" office:value="45.833" calcext:value-type="float">
            <text:p>45.833</text:p>
          </table:table-cell>
          <table:table-cell office:value-type="float" office:value="388.43" calcext:value-type="float">
            <text:p>388.43</text:p>
          </table:table-cell>
          <table:table-cell office:value-type="float" office:value="308.26" calcext:value-type="float">
            <text:p>308.26</text:p>
          </table:table-cell>
          <table:table-cell office:value-type="float" office:value="214.02" calcext:value-type="float">
            <text:p>214.02</text:p>
          </table:table-cell>
          <table:table-cell office:value-type="float" office:value="261.66" calcext:value-type="float">
            <text:p>261.66</text:p>
          </table:table-cell>
          <table:table-cell office:value-type="float" office:value="42.684" calcext:value-type="float">
            <text:p>42.684</text:p>
          </table:table-cell>
          <table:table-cell office:value-type="float" office:value="46.152" calcext:value-type="float">
            <text:p>46.152</text:p>
          </table:table-cell>
          <table:table-cell office:value-type="float" office:value="2992.1" calcext:value-type="float">
            <text:p>2992.1</text:p>
          </table:table-cell>
          <table:table-cell table:style-name="ce2" office:value-type="float" office:value="0.4786" calcext:value-type="float">
            <text:p>0.4786</text:p>
          </table:table-cell>
          <table:table-cell table:style-name="ce5" office:value-type="float" office:value="1231729.15419" calcext:value-type="float">
            <text:p>1231729.15419</text:p>
          </table:table-cell>
          <table:table-cell/>
          <table:table-cell table:style-name="ce10" table:formula="of:=[.A36]/[.$Q36]*1000" office:value-type="float" office:value="0.000388559447807122" calcext:value-type="float">
            <text:p>0.0003885594</text:p>
          </table:table-cell>
          <table:table-cell table:formula="of:=[.B36]/[.$Q36]" office:value-type="float" office:value="0.173567453887693" calcext:value-type="float">
            <text:p>0.1735674539</text:p>
          </table:table-cell>
          <table:table-cell table:formula="of:=[.C36]/[.$Q36]" office:value-type="float" office:value="0.000358788292455916" calcext:value-type="float">
            <text:p>0.0003587883</text:p>
          </table:table-cell>
          <table:table-cell table:formula="of:=[.D36]/[.$Q36]" office:value-type="float" office:value="0.000310449743516434" calcext:value-type="float">
            <text:p>0.0003104497</text:p>
          </table:table-cell>
          <table:table-cell table:formula="of:=[.E36]/[.$Q36]" office:value-type="float" office:value="0.000531918886364961" calcext:value-type="float">
            <text:p>0.0005319189</text:p>
          </table:table-cell>
          <table:table-cell table:formula="of:=[.F36]/[.$Q36]" office:value-type="float" office:value="0.00010192987603883" calcext:value-type="float">
            <text:p>0.0001019299</text:p>
          </table:table-cell>
          <table:table-cell table:formula="of:=[.G36]/[.$Q36]" office:value-type="float" office:value="0.000166895456927936" calcext:value-type="float">
            <text:p>0.0001668955</text:p>
          </table:table-cell>
          <table:table-cell table:formula="of:=[.H36]/[.$Q36]" office:value-type="float" office:value="0.0000372102907884326" calcext:value-type="float">
            <text:p>3.72102907884326E-05</text:p>
          </table:table-cell>
          <table:table-cell table:formula="of:=[.I36]/[.$Q36]" office:value-type="float" office:value="0.000315353418954702" calcext:value-type="float">
            <text:p>0.0003153534</text:p>
          </table:table-cell>
          <table:table-cell table:formula="of:=[.J36]/[.$Q36]" office:value-type="float" office:value="0.000250266058046434" calcext:value-type="float">
            <text:p>0.0002502661</text:p>
          </table:table-cell>
          <table:table-cell table:formula="of:=[.K36]/[.$Q36]" office:value-type="float" office:value="0.000173755731340744" calcext:value-type="float">
            <text:p>0.0001737557</text:p>
          </table:table-cell>
          <table:table-cell table:formula="of:=[.L36]/[.$Q36]" office:value-type="float" office:value="0.000212433065426685" calcext:value-type="float">
            <text:p>0.0002124331</text:p>
          </table:table-cell>
          <table:table-cell table:formula="of:=[.M36]/[.$Q36]" office:value-type="float" office:value="0.0000346537222528191" calcext:value-type="float">
            <text:p>3.46537222528191E-05</text:p>
          </table:table-cell>
          <table:table-cell table:formula="of:=[.N36]/[.$Q36]" office:value-type="float" office:value="0.000037469276295851" calcext:value-type="float">
            <text:p>3.7469276295851E-05</text:p>
          </table:table-cell>
          <table:table-cell table:formula="of:=[.O36]/[.$Q36]" office:value-type="float" office:value="0.00242918663556977" calcext:value-type="float">
            <text:p>0.0024291866</text:p>
          </table:table-cell>
          <table:table-cell table:formula="of:=[.P36]/[.$Q36]*1000" office:value-type="float" office:value="0.000388559447807122" calcext:value-type="float">
            <text:p>0.0003885594</text:p>
          </table:table-cell>
          <table:table-cell table:formula="of:=[.Q36]/[.$Q36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483" calcext:value-type="float">
            <text:p>0.5483</text:p>
          </table:table-cell>
          <table:table-cell table:style-name="ce5" office:value-type="float" office:value="266766.546165" calcext:value-type="float">
            <text:p>266766.546165</text:p>
          </table:table-cell>
          <table:table-cell office:value-type="float" office:value="477.9" calcext:value-type="float">
            <text:p>477.9</text:p>
          </table:table-cell>
          <table:table-cell office:value-type="float" office:value="568.23" calcext:value-type="float">
            <text:p>568.23</text:p>
          </table:table-cell>
          <table:table-cell office:value-type="float" office:value="884.08" calcext:value-type="float">
            <text:p>884.08</text:p>
          </table:table-cell>
          <table:table-cell office:value-type="float" office:value="199.25" calcext:value-type="float">
            <text:p>199.25</text:p>
          </table:table-cell>
          <table:table-cell office:value-type="float" office:value="341.99" calcext:value-type="float">
            <text:p>341.99</text:p>
          </table:table-cell>
          <table:table-cell office:value-type="float" office:value="82.923" calcext:value-type="float">
            <text:p>82.923</text:p>
          </table:table-cell>
          <table:table-cell office:value-type="float" office:value="574.94" calcext:value-type="float">
            <text:p>574.94</text:p>
          </table:table-cell>
          <table:table-cell office:value-type="float" office:value="361" calcext:value-type="float">
            <text:p>361</text:p>
          </table:table-cell>
          <table:table-cell office:value-type="float" office:value="301.94" calcext:value-type="float">
            <text:p>301.94</text:p>
          </table:table-cell>
          <table:table-cell office:value-type="float" office:value="306.8" calcext:value-type="float">
            <text:p>306.8</text:p>
          </table:table-cell>
          <table:table-cell office:value-type="float" office:value="108.9" calcext:value-type="float">
            <text:p>108.9</text:p>
          </table:table-cell>
          <table:table-cell office:value-type="float" office:value="62.473" calcext:value-type="float">
            <text:p>62.473</text:p>
          </table:table-cell>
          <table:table-cell office:value-type="float" office:value="4071.2" calcext:value-type="float">
            <text:p>4071.2</text:p>
          </table:table-cell>
          <table:table-cell table:style-name="ce2" office:value-type="float" office:value="0.5483" calcext:value-type="float">
            <text:p>0.5483</text:p>
          </table:table-cell>
          <table:table-cell table:style-name="ce5" office:value-type="float" office:value="1819692.89026" calcext:value-type="float">
            <text:p>1819692.89026</text:p>
          </table:table-cell>
          <table:table-cell table:style-name="ce8"/>
          <table:table-cell table:style-name="ce10" table:formula="of:=[.A37]/[.$Q37]*1000" office:value-type="float" office:value="0.000301314580572801" calcext:value-type="float">
            <text:p>0.0003013146</text:p>
          </table:table-cell>
          <table:table-cell table:formula="of:=[.B37]/[.$Q37]" office:value-type="float" office:value="0.146599762846182" calcext:value-type="float">
            <text:p>0.1465997628</text:p>
          </table:table-cell>
          <table:table-cell table:formula="of:=[.C37]/[.$Q37]" office:value-type="float" office:value="0.000262626733641695" calcext:value-type="float">
            <text:p>0.0002626267</text:p>
          </table:table-cell>
          <table:table-cell table:formula="of:=[.D37]/[.$Q37]" office:value-type="float" office:value="0.00031226697814861" calcext:value-type="float">
            <text:p>0.000312267</text:p>
          </table:table-cell>
          <table:table-cell table:formula="of:=[.E37]/[.$Q37]" office:value-type="float" office:value="0.000485840223222327" calcext:value-type="float">
            <text:p>0.0004858402</text:p>
          </table:table-cell>
          <table:table-cell table:formula="of:=[.F37]/[.$Q37]" office:value-type="float" office:value="0.000109496498594074" calcext:value-type="float">
            <text:p>0.0001094965</text:p>
          </table:table-cell>
          <table:table-cell table:formula="of:=[.G37]/[.$Q37]" office:value-type="float" office:value="0.000187938306420011" calcext:value-type="float">
            <text:p>0.0001879383</text:p>
          </table:table-cell>
          <table:table-cell table:formula="of:=[.H37]/[.$Q37]" office:value-type="float" office:value="0.0000455697774299442" calcext:value-type="float">
            <text:p>4.55697774299442E-05</text:p>
          </table:table-cell>
          <table:table-cell table:formula="of:=[.I37]/[.$Q37]" office:value-type="float" office:value="0.000315954413559231" calcext:value-type="float">
            <text:p>0.0003159544</text:p>
          </table:table-cell>
          <table:table-cell table:formula="of:=[.J37]/[.$Q37]" office:value-type="float" office:value="0.00019838512417797" calcext:value-type="float">
            <text:p>0.0001983851</text:p>
          </table:table-cell>
          <table:table-cell table:formula="of:=[.K37]/[.$Q37]" office:value-type="float" office:value="0.000165929098045142" calcext:value-type="float">
            <text:p>0.0001659291</text:p>
          </table:table-cell>
          <table:table-cell table:formula="of:=[.L37]/[.$Q37]" office:value-type="float" office:value="0.000168599878387261" calcext:value-type="float">
            <text:p>0.0001685999</text:p>
          </table:table-cell>
          <table:table-cell table:formula="of:=[.M37]/[.$Q37]" office:value-type="float" office:value="0.000059845263221554" calcext:value-type="float">
            <text:p>5.9845263221554E-05</text:p>
          </table:table-cell>
          <table:table-cell table:formula="of:=[.N37]/[.$Q37]" office:value-type="float" office:value="0.0000343316173483943" calcext:value-type="float">
            <text:p>3.43316173483943E-05</text:p>
          </table:table-cell>
          <table:table-cell table:formula="of:=[.O37]/[.$Q37]" office:value-type="float" office:value="0.00223730060264087" calcext:value-type="float">
            <text:p>0.0022373006</text:p>
          </table:table-cell>
          <table:table-cell table:formula="of:=[.P37]/[.$Q37]*1000" office:value-type="float" office:value="0.000301314580572801" calcext:value-type="float">
            <text:p>0.0003013146</text:p>
          </table:table-cell>
          <table:table-cell table:formula="of:=[.Q37]/[.$Q37]" office:value-type="float" office:value="1" calcext:value-type="float">
            <text:p>1</text:p>
          </table:table-cell>
          <table:table-cell table:style-name="ce8" table:number-columns-repeated="988"/>
          <table:table-cell/>
        </table:table-row>
        <table:table-row table:style-name="ro1">
          <table:table-cell table:style-name="ce2" office:value-type="float" office:value="0.4586" calcext:value-type="float">
            <text:p>0.4586</text:p>
          </table:table-cell>
          <table:table-cell table:style-name="ce5" office:value-type="float" office:value="198760.074698" calcext:value-type="float">
            <text:p>198760.074698</text:p>
          </table:table-cell>
          <table:table-cell office:value-type="float" office:value="438.77" calcext:value-type="float">
            <text:p>438.77</text:p>
          </table:table-cell>
          <table:table-cell office:value-type="float" office:value="415.73" calcext:value-type="float">
            <text:p>415.73</text:p>
          </table:table-cell>
          <table:table-cell office:value-type="float" office:value="610.32" calcext:value-type="float">
            <text:p>610.32</text:p>
          </table:table-cell>
          <table:table-cell office:value-type="float" office:value="114" calcext:value-type="float">
            <text:p>114</text:p>
          </table:table-cell>
          <table:table-cell office:value-type="float" office:value="252.73" calcext:value-type="float">
            <text:p>252.73</text:p>
          </table:table-cell>
          <table:table-cell office:value-type="float" office:value="54.864" calcext:value-type="float">
            <text:p>54.864</text:p>
          </table:table-cell>
          <table:table-cell office:value-type="float" office:value="368.34" calcext:value-type="float">
            <text:p>368.34</text:p>
          </table:table-cell>
          <table:table-cell office:value-type="float" office:value="252.21" calcext:value-type="float">
            <text:p>252.21</text:p>
          </table:table-cell>
          <table:table-cell office:value-type="float" office:value="205.65" calcext:value-type="float">
            <text:p>205.65</text:p>
          </table:table-cell>
          <table:table-cell office:value-type="float" office:value="222.6" calcext:value-type="float">
            <text:p>222.6</text:p>
          </table:table-cell>
          <table:table-cell office:value-type="float" office:value="85.522" calcext:value-type="float">
            <text:p>85.522</text:p>
          </table:table-cell>
          <table:table-cell office:value-type="float" office:value="67.47" calcext:value-type="float">
            <text:p>67.47</text:p>
          </table:table-cell>
          <table:table-cell office:value-type="float" office:value="2974.2" calcext:value-type="float">
            <text:p>2974.2</text:p>
          </table:table-cell>
          <table:table-cell table:style-name="ce2" office:value-type="float" office:value="0.4586" calcext:value-type="float">
            <text:p>0.4586</text:p>
          </table:table-cell>
          <table:table-cell table:style-name="ce5" office:value-type="float" office:value="1301442.11365" calcext:value-type="float">
            <text:p>1301442.11365</text:p>
          </table:table-cell>
          <table:table-cell/>
          <table:table-cell table:style-name="ce10" table:formula="of:=[.A38]/[.$Q38]*1000" office:value-type="float" office:value="0.000352378331075993" calcext:value-type="float">
            <text:p>0.0003523783</text:p>
          </table:table-cell>
          <table:table-cell table:formula="of:=[.B38]/[.$Q38]" office:value-type="float" office:value="0.15272294680903" calcext:value-type="float">
            <text:p>0.1527229468</text:p>
          </table:table-cell>
          <table:table-cell table:formula="of:=[.C38]/[.$Q38]" office:value-type="float" office:value="0.000337141387540806" calcext:value-type="float">
            <text:p>0.0003371414</text:p>
          </table:table-cell>
          <table:table-cell table:formula="of:=[.D38]/[.$Q38]" office:value-type="float" office:value="0.000319437949363765" calcext:value-type="float">
            <text:p>0.0003194379</text:p>
          </table:table-cell>
          <table:table-cell table:formula="of:=[.E38]/[.$Q38]" office:value-type="float" office:value="0.000468956700877235" calcext:value-type="float">
            <text:p>0.0004689567</text:p>
          </table:table-cell>
          <table:table-cell table:formula="of:=[.F38]/[.$Q38]" office:value-type="float" office:value="0.0000875951368134828" calcext:value-type="float">
            <text:p>8.75951368134828E-05</text:p>
          </table:table-cell>
          <table:table-cell table:formula="of:=[.G38]/[.$Q38]" office:value-type="float" office:value="0.000194192271288347" calcext:value-type="float">
            <text:p>0.0001941923</text:p>
          </table:table-cell>
          <table:table-cell table:formula="of:=[.H38]/[.$Q38]" office:value-type="float" office:value="0.0000421563121590783" calcext:value-type="float">
            <text:p>4.21563121590783E-05</text:p>
          </table:table-cell>
          <table:table-cell table:formula="of:=[.I38]/[.$Q38]" office:value-type="float" office:value="0.000283024497314722" calcext:value-type="float">
            <text:p>0.0002830245</text:p>
          </table:table-cell>
          <table:table-cell table:formula="of:=[.J38]/[.$Q38]" office:value-type="float" office:value="0.000193792714523934" calcext:value-type="float">
            <text:p>0.0001937927</text:p>
          </table:table-cell>
          <table:table-cell table:formula="of:=[.K38]/[.$Q38]" office:value-type="float" office:value="0.000158017016541164" calcext:value-type="float">
            <text:p>0.000158017</text:p>
          </table:table-cell>
          <table:table-cell table:formula="of:=[.L38]/[.$Q38]" office:value-type="float" office:value="0.000171041030304222" calcext:value-type="float">
            <text:p>0.000171041</text:p>
          </table:table-cell>
          <table:table-cell table:formula="of:=[.M38]/[.$Q38]" office:value-type="float" office:value="0.0000657132569347603" calcext:value-type="float">
            <text:p>6.57132569347603E-05</text:p>
          </table:table-cell>
          <table:table-cell table:formula="of:=[.N38]/[.$Q38]" office:value-type="float" office:value="0.000051842490182506" calcext:value-type="float">
            <text:p>5.1842490182506E-05</text:p>
          </table:table-cell>
          <table:table-cell table:formula="of:=[.O38]/[.$Q38]" office:value-type="float" office:value="0.00228531101676018" calcext:value-type="float">
            <text:p>0.002285311</text:p>
          </table:table-cell>
          <table:table-cell table:formula="of:=[.P38]/[.$Q38]*1000" office:value-type="float" office:value="0.000352378331075993" calcext:value-type="float">
            <text:p>0.0003523783</text:p>
          </table:table-cell>
          <table:table-cell table:formula="of:=[.Q38]/[.$Q38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5004" calcext:value-type="float">
            <text:p>0.5004</text:p>
          </table:table-cell>
          <table:table-cell table:style-name="ce5" office:value-type="float" office:value="220193.57265" calcext:value-type="float">
            <text:p>220193.57265</text:p>
          </table:table-cell>
          <table:table-cell office:value-type="float" office:value="552.07" calcext:value-type="float">
            <text:p>552.07</text:p>
          </table:table-cell>
          <table:table-cell office:value-type="float" office:value="473.68" calcext:value-type="float">
            <text:p>473.68</text:p>
          </table:table-cell>
          <table:table-cell office:value-type="float" office:value="763.63" calcext:value-type="float">
            <text:p>763.63</text:p>
          </table:table-cell>
          <table:table-cell office:value-type="float" office:value="123.89" calcext:value-type="float">
            <text:p>123.89</text:p>
          </table:table-cell>
          <table:table-cell office:value-type="float" office:value="278.19" calcext:value-type="float">
            <text:p>278.19</text:p>
          </table:table-cell>
          <table:table-cell office:value-type="float" office:value="50.541" calcext:value-type="float">
            <text:p>50.541</text:p>
          </table:table-cell>
          <table:table-cell office:value-type="float" office:value="411.11" calcext:value-type="float">
            <text:p>411.11</text:p>
          </table:table-cell>
          <table:table-cell office:value-type="float" office:value="324.66" calcext:value-type="float">
            <text:p>324.66</text:p>
          </table:table-cell>
          <table:table-cell office:value-type="float" office:value="251.99" calcext:value-type="float">
            <text:p>251.99</text:p>
          </table:table-cell>
          <table:table-cell office:value-type="float" office:value="281.03" calcext:value-type="float">
            <text:p>281.03</text:p>
          </table:table-cell>
          <table:table-cell office:value-type="float" office:value="75.559" calcext:value-type="float">
            <text:p>75.559</text:p>
          </table:table-cell>
          <table:table-cell office:value-type="float" office:value="52.261" calcext:value-type="float">
            <text:p>52.261</text:p>
          </table:table-cell>
          <table:table-cell office:value-type="float" office:value="3514.7" calcext:value-type="float">
            <text:p>3514.7</text:p>
          </table:table-cell>
          <table:table-cell table:style-name="ce2" office:value-type="float" office:value="0.5004" calcext:value-type="float">
            <text:p>0.5004</text:p>
          </table:table-cell>
          <table:table-cell table:style-name="ce5" office:value-type="float" office:value="1651668.87384" calcext:value-type="float">
            <text:p>1651668.87384</text:p>
          </table:table-cell>
          <table:table-cell/>
          <table:table-cell table:style-name="ce10" table:formula="of:=[.A39]/[.$Q39]*1000" office:value-type="float" office:value="0.000302966295439478" calcext:value-type="float">
            <text:p>0.0003029663</text:p>
          </table:table-cell>
          <table:table-cell table:formula="of:=[.B39]/[.$Q39]" office:value-type="float" office:value="0.13331580932325" calcext:value-type="float">
            <text:p>0.1333158093</text:p>
          </table:table-cell>
          <table:table-cell table:formula="of:=[.C39]/[.$Q39]" office:value-type="float" office:value="0.000334249805602064" calcext:value-type="float">
            <text:p>0.0003342498</text:p>
          </table:table-cell>
          <table:table-cell table:formula="of:=[.D39]/[.$Q39]" office:value-type="float" office:value="0.000286788718672606" calcext:value-type="float">
            <text:p>0.0002867887</text:p>
          </table:table-cell>
          <table:table-cell table:formula="of:=[.E39]/[.$Q39]" office:value-type="float" office:value="0.000462338433625997" calcext:value-type="float">
            <text:p>0.0004623384</text:p>
          </table:table-cell>
          <table:table-cell table:formula="of:=[.F39]/[.$Q39]" office:value-type="float" office:value="0.0000750089814987949" calcext:value-type="float">
            <text:p>0.000075009</text:p>
          </table:table-cell>
          <table:table-cell table:formula="of:=[.G39]/[.$Q39]" office:value-type="float" office:value="0.000168429643741624" calcext:value-type="float">
            <text:p>0.0001684296</text:p>
          </table:table-cell>
          <table:table-cell table:formula="of:=[.H39]/[.$Q39]" office:value-type="float" office:value="0.0000305999591083267" calcext:value-type="float">
            <text:p>0.0000306</text:p>
          </table:table-cell>
          <table:table-cell table:formula="of:=[.I39]/[.$Q39]" office:value-type="float" office:value="0.000248905822778025" calcext:value-type="float">
            <text:p>0.0002489058</text:p>
          </table:table-cell>
          <table:table-cell table:formula="of:=[.J39]/[.$Q39]" office:value-type="float" office:value="0.000196564823096285" calcext:value-type="float">
            <text:p>0.0001965648</text:p>
          </table:table-cell>
          <table:table-cell table:formula="of:=[.K39]/[.$Q39]" office:value-type="float" office:value="0.000152566900055544" calcext:value-type="float">
            <text:p>0.0001525669</text:p>
          </table:table-cell>
          <table:table-cell table:formula="of:=[.L39]/[.$Q39]" office:value-type="float" office:value="0.000170149116721336" calcext:value-type="float">
            <text:p>0.0001701491</text:p>
          </table:table-cell>
          <table:table-cell table:formula="of:=[.M39]/[.$Q39]" office:value-type="float" office:value="0.000045747062983836" calcext:value-type="float">
            <text:p>4.5747062983836E-05</text:p>
          </table:table-cell>
          <table:table-cell table:formula="of:=[.N39]/[.$Q39]" office:value-type="float" office:value="0.0000316413300678709" calcext:value-type="float">
            <text:p>3.16413300678709E-05</text:p>
          </table:table-cell>
          <table:table-cell table:formula="of:=[.O39]/[.$Q39]" office:value-type="float" office:value="0.00212796890204064" calcext:value-type="float">
            <text:p>0.0021279689</text:p>
          </table:table-cell>
          <table:table-cell table:formula="of:=[.P39]/[.$Q39]*1000" office:value-type="float" office:value="0.000302966295439478" calcext:value-type="float">
            <text:p>0.0003029663</text:p>
          </table:table-cell>
          <table:table-cell table:formula="of:=[.Q39]/[.$Q39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925" calcext:value-type="float">
            <text:p>0.4925</text:p>
          </table:table-cell>
          <table:table-cell table:style-name="ce5" office:value-type="float" office:value="209088.908392" calcext:value-type="float">
            <text:p>209088.908392</text:p>
          </table:table-cell>
          <table:table-cell office:value-type="float" office:value="483.82" calcext:value-type="float">
            <text:p>483.82</text:p>
          </table:table-cell>
          <table:table-cell office:value-type="float" office:value="401.74" calcext:value-type="float">
            <text:p>401.74</text:p>
          </table:table-cell>
          <table:table-cell office:value-type="float" office:value="650.63" calcext:value-type="float">
            <text:p>650.63</text:p>
          </table:table-cell>
          <table:table-cell office:value-type="float" office:value="102.02" calcext:value-type="float">
            <text:p>102.02</text:p>
          </table:table-cell>
          <table:table-cell office:value-type="float" office:value="253.34" calcext:value-type="float">
            <text:p>253.34</text:p>
          </table:table-cell>
          <table:table-cell office:value-type="float" office:value="65.674" calcext:value-type="float">
            <text:p>65.674</text:p>
          </table:table-cell>
          <table:table-cell office:value-type="float" office:value="380.6" calcext:value-type="float">
            <text:p>380.6</text:p>
          </table:table-cell>
          <table:table-cell office:value-type="float" office:value="348.24" calcext:value-type="float">
            <text:p>348.24</text:p>
          </table:table-cell>
          <table:table-cell office:value-type="float" office:value="252.95" calcext:value-type="float">
            <text:p>252.95</text:p>
          </table:table-cell>
          <table:table-cell office:value-type="float" office:value="287.28" calcext:value-type="float">
            <text:p>287.28</text:p>
          </table:table-cell>
          <table:table-cell office:value-type="float" office:value="78.293" calcext:value-type="float">
            <text:p>78.293</text:p>
          </table:table-cell>
          <table:table-cell office:value-type="float" office:value="63.047" calcext:value-type="float">
            <text:p>63.047</text:p>
          </table:table-cell>
          <table:table-cell office:value-type="float" office:value="3265.6" calcext:value-type="float">
            <text:p>3265.6</text:p>
          </table:table-cell>
          <table:table-cell table:style-name="ce2" office:value-type="float" office:value="0.4925" calcext:value-type="float">
            <text:p>0.4925</text:p>
          </table:table-cell>
          <table:table-cell table:style-name="ce5" office:value-type="float" office:value="1600721.23772" calcext:value-type="float">
            <text:p>1600721.23772</text:p>
          </table:table-cell>
          <table:table-cell/>
          <table:table-cell table:style-name="ce10" table:formula="of:=[.A40]/[.$Q40]*1000" office:value-type="float" office:value="0.000307673808777284" calcext:value-type="float">
            <text:p>0.0003076738</text:p>
          </table:table-cell>
          <table:table-cell table:formula="of:=[.B40]/[.$Q40]" office:value-type="float" office:value="0.130621686940205" calcext:value-type="float">
            <text:p>0.1306216869</text:p>
          </table:table-cell>
          <table:table-cell table:formula="of:=[.C40]/[.$Q40]" office:value-type="float" office:value="0.000302251253122082" calcext:value-type="float">
            <text:p>0.0003022513</text:p>
          </table:table-cell>
          <table:table-cell table:formula="of:=[.D40]/[.$Q40]" office:value-type="float" office:value="0.000250974367387179" calcext:value-type="float">
            <text:p>0.0002509744</text:p>
          </table:table-cell>
          <table:table-cell table:formula="of:=[.E40]/[.$Q40]" office:value-type="float" office:value="0.000406460528334546" calcext:value-type="float">
            <text:p>0.0004064605</text:p>
          </table:table-cell>
          <table:table-cell table:formula="of:=[.F40]/[.$Q40]" office:value-type="float" office:value="0.0000637337705004233" calcext:value-type="float">
            <text:p>6.37337705004233E-05</text:p>
          </table:table-cell>
          <table:table-cell table:formula="of:=[.G40]/[.$Q40]" office:value-type="float" office:value="0.000158266157798248" calcext:value-type="float">
            <text:p>0.0001582662</text:p>
          </table:table-cell>
          <table:table-cell table:formula="of:=[.H40]/[.$Q40]" office:value-type="float" office:value="0.0000410277557718565" calcext:value-type="float">
            <text:p>4.10277557718565E-05</text:p>
          </table:table-cell>
          <table:table-cell table:formula="of:=[.I40]/[.$Q40]" office:value-type="float" office:value="0.000237767820549511" calcext:value-type="float">
            <text:p>0.0002377678</text:p>
          </table:table-cell>
          <table:table-cell table:formula="of:=[.J40]/[.$Q40]" office:value-type="float" office:value="0.000217551933337261" calcext:value-type="float">
            <text:p>0.0002175519</text:p>
          </table:table-cell>
          <table:table-cell table:formula="of:=[.K40]/[.$Q40]" office:value-type="float" office:value="0.0001580225176248" calcext:value-type="float">
            <text:p>0.0001580225</text:p>
          </table:table-cell>
          <table:table-cell table:formula="of:=[.L40]/[.$Q40]" office:value-type="float" office:value="0.000179469100072158" calcext:value-type="float">
            <text:p>0.0001794691</text:p>
          </table:table-cell>
          <table:table-cell table:formula="of:=[.M40]/[.$Q40]" office:value-type="float" office:value="0.000048911077178883" calcext:value-type="float">
            <text:p>4.8911077178883E-05</text:p>
          </table:table-cell>
          <table:table-cell table:formula="of:=[.N40]/[.$Q40]" office:value-type="float" office:value="0.0000393866205522465" calcext:value-type="float">
            <text:p>3.93866205522465E-05</text:p>
          </table:table-cell>
          <table:table-cell table:formula="of:=[.O40]/[.$Q40]" office:value-type="float" office:value="0.00204008038567126" calcext:value-type="float">
            <text:p>0.0020400804</text:p>
          </table:table-cell>
          <table:table-cell table:formula="of:=[.P40]/[.$Q40]*1000" office:value-type="float" office:value="0.000307673808777284" calcext:value-type="float">
            <text:p>0.0003076738</text:p>
          </table:table-cell>
          <table:table-cell table:formula="of:=[.Q40]/[.$Q40]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2" office:value-type="float" office:value="0.488" calcext:value-type="float">
            <text:p>0.488</text:p>
          </table:table-cell>
          <table:table-cell table:style-name="ce5" office:value-type="float" office:value="218616.127589" calcext:value-type="float">
            <text:p>218616.127589</text:p>
          </table:table-cell>
          <table:table-cell office:value-type="float" office:value="471.54" calcext:value-type="float">
            <text:p>471.54</text:p>
          </table:table-cell>
          <table:table-cell office:value-type="float" office:value="396.33" calcext:value-type="float">
            <text:p>396.33</text:p>
          </table:table-cell>
          <table:table-cell office:value-type="float" office:value="656.88" calcext:value-type="float">
            <text:p>656.88</text:p>
          </table:table-cell>
          <table:table-cell office:value-type="float" office:value="138.52" calcext:value-type="float">
            <text:p>138.52</text:p>
          </table:table-cell>
          <table:table-cell office:value-type="float" office:value="256.62" calcext:value-type="float">
            <text:p>256.62</text:p>
          </table:table-cell>
          <table:table-cell office:value-type="float" office:value="46.992" calcext:value-type="float">
            <text:p>46.992</text:p>
          </table:table-cell>
          <table:table-cell office:value-type="float" office:value="396.77" calcext:value-type="float">
            <text:p>396.77</text:p>
          </table:table-cell>
          <table:table-cell office:value-type="float" office:value="287.77" calcext:value-type="float">
            <text:p>287.77</text:p>
          </table:table-cell>
          <table:table-cell office:value-type="float" office:value="211.36" calcext:value-type="float">
            <text:p>211.36</text:p>
          </table:table-cell>
          <table:table-cell office:value-type="float" office:value="250.57" calcext:value-type="float">
            <text:p>250.57</text:p>
          </table:table-cell>
          <table:table-cell office:value-type="float" office:value="38.288" calcext:value-type="float">
            <text:p>38.288</text:p>
          </table:table-cell>
          <table:table-cell office:value-type="float" office:value="62.008" calcext:value-type="float">
            <text:p>62.008</text:p>
          </table:table-cell>
          <table:table-cell office:value-type="float" office:value="3075.1" calcext:value-type="float">
            <text:p>3075.1</text:p>
          </table:table-cell>
          <table:table-cell table:style-name="ce2" office:value-type="float" office:value="0.488" calcext:value-type="float">
            <text:p>0.488</text:p>
          </table:table-cell>
          <table:table-cell table:style-name="ce5" office:value-type="float" office:value="1644009.42595" calcext:value-type="float">
            <text:p>1644009.42595</text:p>
          </table:table-cell>
          <table:table-cell/>
          <table:table-cell table:style-name="ce10" table:formula="of:=[.A41]/[.$Q41]*1000" office:value-type="float" office:value="0.000296835281049564" calcext:value-type="float">
            <text:p>0.0002968353</text:p>
          </table:table-cell>
          <table:table-cell table:formula="of:=[.B41]/[.$Q41]" office:value-type="float" office:value="0.132977417366492" calcext:value-type="float">
            <text:p>0.1329774174</text:p>
          </table:table-cell>
          <table:table-cell table:formula="of:=[.C41]/[.$Q41]" office:value-type="float" office:value="0.000286823173004326" calcext:value-type="float">
            <text:p>0.0002868232</text:p>
          </table:table-cell>
          <table:table-cell table:formula="of:=[.D41]/[.$Q41]" office:value-type="float" office:value="0.000241075260119618" calcext:value-type="float">
            <text:p>0.0002410753</text:p>
          </table:table-cell>
          <table:table-cell table:formula="of:=[.E41]/[.$Q41]" office:value-type="float" office:value="0.000399559752901306" calcext:value-type="float">
            <text:p>0.0003995598</text:p>
          </table:table-cell>
          <table:table-cell table:formula="of:=[.F41]/[.$Q41]" office:value-type="float" office:value="0.0000842574244487409" calcext:value-type="float">
            <text:p>8.42574244487409E-05</text:p>
          </table:table-cell>
          <table:table-cell table:formula="of:=[.G41]/[.$Q41]" office:value-type="float" office:value="0.000156093995538809" calcext:value-type="float">
            <text:p>0.000156094</text:p>
          </table:table-cell>
          <table:table-cell table:formula="of:=[.H41]/[.$Q41]" office:value-type="float" office:value="0.0000285837777194285" calcext:value-type="float">
            <text:p>2.85837777194285E-05</text:p>
          </table:table-cell>
          <table:table-cell table:formula="of:=[.I41]/[.$Q41]" office:value-type="float" office:value="0.000241342898487777" calcext:value-type="float">
            <text:p>0.0002413429</text:p>
          </table:table-cell>
          <table:table-cell table:formula="of:=[.J41]/[.$Q41]" office:value-type="float" office:value="0.000175041575466461" calcext:value-type="float">
            <text:p>0.0001750416</text:p>
          </table:table-cell>
          <table:table-cell table:formula="of:=[.K41]/[.$Q41]" office:value-type="float" office:value="0.0001285637397595" calcext:value-type="float">
            <text:p>0.0001285637</text:p>
          </table:table-cell>
          <table:table-cell table:formula="of:=[.L41]/[.$Q41]" office:value-type="float" office:value="0.000152413967976617" calcext:value-type="float">
            <text:p>0.000152414</text:p>
          </table:table-cell>
          <table:table-cell table:formula="of:=[.M41]/[.$Q41]" office:value-type="float" office:value="0.0000232894041820199" calcext:value-type="float">
            <text:p>2.32894041820199E-05</text:p>
          </table:table-cell>
          <table:table-cell table:formula="of:=[.N41]/[.$Q41]" office:value-type="float" office:value="0.000037717545301888" calcext:value-type="float">
            <text:p>3.7717545301888E-05</text:p>
          </table:table-cell>
          <table:table-cell table:formula="of:=[.O41]/[.$Q41]" office:value-type="float" office:value="0.00187048805892523" calcext:value-type="float">
            <text:p>0.0018704881</text:p>
          </table:table-cell>
          <table:table-cell table:formula="of:=[.P41]/[.$Q41]*1000" office:value-type="float" office:value="0.000296835281049564" calcext:value-type="float">
            <text:p>0.0002968353</text:p>
          </table:table-cell>
          <table:table-cell table:formula="of:=[.Q41]/[.$Q41]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N This sheet normalization to TIV is performed</text:p>
          </table:table-cell>
          <table:table-cell table:number-columns-repeated="17"/>
          <table:table-cell table:style-name="ce10" office:value-type="string" calcext:value-type="string">
            <text:p>This was mult by 1000</text:p>
          </table:table-cell>
          <table:table-cell table:number-columns-repeated="14"/>
          <table:table-cell office:value-type="string" calcext:value-type="string">
            <text:p>This was mult by 1000</text:p>
          </table:table-cell>
          <table:table-cell table:number-columns-repeated="99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VNORMED" table:style-name="ta1">
        <table:table-column table:style-name="co6" table:default-cell-style-name="ce10"/>
        <table:table-column table:style-name="co6" table:number-columns-repeated="14" table:default-cell-style-name="Default"/>
        <table:table-column table:style-name="co6" table:default-cell-style-name="ce10"/>
        <table:table-column table:style-name="co6" table:number-columns-repeated="1008" table:default-cell-style-name="Default"/>
        <table:table-row table:style-name="ro1">
          <table:table-cell table:style-name="ce9" office:value-type="string" calcext:value-type="string">
            <text:p>rightCh4p</text:p>
          </table:table-cell>
          <table:table-cell table:style-name="ce4" office:value-type="string" calcext:value-type="string">
            <text:p>rhCortexVol</text:p>
          </table:table-cell>
          <table:table-cell table:style-name="ce5" office:value-type="string" calcext:value-type="string">
            <text:p>rhCortexVol</text:p>
          </table:table-cell>
          <table:table-cell table:style-name="ce6" office:value-type="string" calcext:value-type="string">
            <text:p>right_Hippocampal_tail</text:p>
          </table:table-cell>
          <table:table-cell table:style-name="ce6" office:value-type="string" calcext:value-type="string">
            <text:p>right_subiculum</text:p>
          </table:table-cell>
          <table:table-cell table:style-name="ce6" office:value-type="string" calcext:value-type="string">
            <text:p>right_CA1</text:p>
          </table:table-cell>
          <table:table-cell table:style-name="ce6" office:value-type="string" calcext:value-type="string">
            <text:p>right_hippocampal_fissure</text:p>
          </table:table-cell>
          <table:table-cell table:style-name="ce6" office:value-type="string" calcext:value-type="string">
            <text:p>right_presubiculum</text:p>
          </table:table-cell>
          <table:table-cell table:style-name="ce6" office:value-type="string" calcext:value-type="string">
            <text:p>right_parasubiculum</text:p>
          </table:table-cell>
          <table:table-cell table:style-name="ce6" office:value-type="string" calcext:value-type="string">
            <text:p>right_molecular_layer_HP</text:p>
          </table:table-cell>
          <table:table-cell table:style-name="ce6" office:value-type="string" calcext:value-type="string">
            <text:p>right_GC_ML_DG</text:p>
          </table:table-cell>
          <table:table-cell table:style-name="ce6" office:value-type="string" calcext:value-type="string">
            <text:p>right_CA3</text:p>
          </table:table-cell>
          <table:table-cell table:style-name="ce6" office:value-type="string" calcext:value-type="string">
            <text:p>right_CA4</text:p>
          </table:table-cell>
          <table:table-cell table:style-name="ce6" office:value-type="string" calcext:value-type="string">
            <text:p>right_fimbria</text:p>
          </table:table-cell>
          <table:table-cell table:style-name="ce6" office:value-type="string" calcext:value-type="string">
            <text:p>right_HATA</text:p>
          </table:table-cell>
          <table:table-cell table:style-name="ce11" office:value-type="string" calcext:value-type="string">
            <text:p>right_Whole_hippocampus</text:p>
          </table:table-cell>
          <table:table-cell table:style-name="ce5"/>
          <table:table-cell table:number-columns-repeated="1007"/>
        </table:table-row>
        <table:table-row table:style-name="ro2">
          <table:table-cell office:value-type="float" office:value="0.000299806467167341" calcext:value-type="float">
            <text:p>0.0002998065</text:p>
          </table:table-cell>
          <table:table-cell office:value-type="float" office:value="0.135907600156598" calcext:value-type="float">
            <text:p>0.1359076002</text:p>
          </table:table-cell>
          <table:table-cell office:value-type="float" office:value="0.000328513071934992" calcext:value-type="float">
            <text:p>0.0003285131</text:p>
          </table:table-cell>
          <table:table-cell office:value-type="float" office:value="0.000283169376821595" calcext:value-type="float">
            <text:p>0.0002831694</text:p>
          </table:table-cell>
          <table:table-cell office:value-type="float" office:value="0.000443298830092325" calcext:value-type="float">
            <text:p>0.0004432988</text:p>
          </table:table-cell>
          <table:table-cell office:value-type="float" office:value="0.00010135410314093" calcext:value-type="float">
            <text:p>0.0001013541</text:p>
          </table:table-cell>
          <table:table-cell office:value-type="float" office:value="0.000154091307650339" calcext:value-type="float">
            <text:p>0.0001540913</text:p>
          </table:table-cell>
          <table:table-cell office:value-type="float" office:value="0.0000346973126558948" calcext:value-type="float">
            <text:p>3.46973126558948E-05</text:p>
          </table:table-cell>
          <table:table-cell office:value-type="float" office:value="0.000267182861088146" calcext:value-type="float">
            <text:p>0.0002671829</text:p>
          </table:table-cell>
          <table:table-cell office:value-type="float" office:value="0.000186755574642803" calcext:value-type="float">
            <text:p>0.0001867556</text:p>
          </table:table-cell>
          <table:table-cell office:value-type="float" office:value="0.000137549092768886" calcext:value-type="float">
            <text:p>0.0001375491</text:p>
          </table:table-cell>
          <table:table-cell office:value-type="float" office:value="0.000164873226485403" calcext:value-type="float">
            <text:p>0.0001648732</text:p>
          </table:table-cell>
          <table:table-cell office:value-type="float" office:value="0.0000424757453641831" calcext:value-type="float">
            <text:p>4.24757453641831E-05</text:p>
          </table:table-cell>
          <table:table-cell office:value-type="float" office:value="0.0000322535917684504" calcext:value-type="float">
            <text:p>3.22535917684504E-05</text:p>
          </table:table-cell>
          <table:table-cell office:value-type="float" office:value="0.00207485863590924" calcext:value-type="float">
            <text:p>0.0020748586</text:p>
          </table:table-cell>
          <table:table-cell office:value-type="float" office:value="0.000299806467167341" calcext:value-type="float">
            <text:p>0.0002998065</text:p>
          </table:table-cell>
          <table:table-cell table:number-columns-repeated="1008"/>
        </table:table-row>
        <table:table-row table:style-name="ro2">
          <table:table-cell office:value-type="float" office:value="0.000322160987202229" calcext:value-type="float">
            <text:p>0.000322161</text:p>
          </table:table-cell>
          <table:table-cell office:value-type="float" office:value="0.139999466192185" calcext:value-type="float">
            <text:p>0.1399994662</text:p>
          </table:table-cell>
          <table:table-cell office:value-type="float" office:value="0.000310335864462628" calcext:value-type="float">
            <text:p>0.0003103359</text:p>
          </table:table-cell>
          <table:table-cell office:value-type="float" office:value="0.000264473286518302" calcext:value-type="float">
            <text:p>0.0002644733</text:p>
          </table:table-cell>
          <table:table-cell office:value-type="float" office:value="0.000464754027765171" calcext:value-type="float">
            <text:p>0.000464754</text:p>
          </table:table-cell>
          <table:table-cell office:value-type="float" office:value="0.0000987229992238415" calcext:value-type="float">
            <text:p>0.000098723</text:p>
          </table:table-cell>
          <table:table-cell office:value-type="float" office:value="0.000148194054113025" calcext:value-type="float">
            <text:p>0.0001481941</text:p>
          </table:table-cell>
          <table:table-cell office:value-type="float" office:value="0.000028370708488283" calcext:value-type="float">
            <text:p>2.8370708488283E-05</text:p>
          </table:table-cell>
          <table:table-cell office:value-type="float" office:value="0.000247108775072078" calcext:value-type="float">
            <text:p>0.0002471088</text:p>
          </table:table-cell>
          <table:table-cell office:value-type="float" office:value="0.000195734197240445" calcext:value-type="float">
            <text:p>0.0001957342</text:p>
          </table:table-cell>
          <table:table-cell office:value-type="float" office:value="0.000158718207935126" calcext:value-type="float">
            <text:p>0.0001587182</text:p>
          </table:table-cell>
          <table:table-cell office:value-type="float" office:value="0.000172111340580558" calcext:value-type="float">
            <text:p>0.0001721113</text:p>
          </table:table-cell>
          <table:table-cell office:value-type="float" office:value="0.0000323208609541059" calcext:value-type="float">
            <text:p>3.23208609541059E-05</text:p>
          </table:table-cell>
          <table:table-cell office:value-type="float" office:value="0.0000388647346091361" calcext:value-type="float">
            <text:p>3.88647346091361E-05</text:p>
          </table:table-cell>
          <table:table-cell office:value-type="float" office:value="0.00206100865351479" calcext:value-type="float">
            <text:p>0.0020610087</text:p>
          </table:table-cell>
          <table:table-cell office:value-type="float" office:value="0.000322160987202229" calcext:value-type="float">
            <text:p>0.000322161</text:p>
          </table:table-cell>
          <table:table-cell table:number-columns-repeated="1008"/>
        </table:table-row>
        <table:table-row table:style-name="ro2">
          <table:table-cell office:value-type="float" office:value="0.000332870417535669" calcext:value-type="float">
            <text:p>0.0003328704</text:p>
          </table:table-cell>
          <table:table-cell office:value-type="float" office:value="0.150685792464881" calcext:value-type="float">
            <text:p>0.1506857925</text:p>
          </table:table-cell>
          <table:table-cell office:value-type="float" office:value="0.000381517494876023" calcext:value-type="float">
            <text:p>0.0003815175</text:p>
          </table:table-cell>
          <table:table-cell office:value-type="float" office:value="0.000274194245836277" calcext:value-type="float">
            <text:p>0.0002741942</text:p>
          </table:table-cell>
          <table:table-cell office:value-type="float" office:value="0.000424935115872023" calcext:value-type="float">
            <text:p>0.0004249351</text:p>
          </table:table-cell>
          <table:table-cell office:value-type="float" office:value="0.000109335037610577" calcext:value-type="float">
            <text:p>0.000109335</text:p>
          </table:table-cell>
          <table:table-cell office:value-type="float" office:value="0.000206521737708868" calcext:value-type="float">
            <text:p>0.0002065217</text:p>
          </table:table-cell>
          <table:table-cell office:value-type="float" office:value="0.0000408213988907937" calcext:value-type="float">
            <text:p>4.08213988907937E-05</text:p>
          </table:table-cell>
          <table:table-cell office:value-type="float" office:value="0.000378896797004823" calcext:value-type="float">
            <text:p>0.0003788968</text:p>
          </table:table-cell>
          <table:table-cell office:value-type="float" office:value="0.000198534280415777" calcext:value-type="float">
            <text:p>0.0001985343</text:p>
          </table:table-cell>
          <table:table-cell office:value-type="float" office:value="0.000144860716497858" calcext:value-type="float">
            <text:p>0.0001448607</text:p>
          </table:table-cell>
          <table:table-cell office:value-type="float" office:value="0.0001712049982874" calcext:value-type="float">
            <text:p>0.000171205</text:p>
          </table:table-cell>
          <table:table-cell office:value-type="float" office:value="0.0000752898440810591" calcext:value-type="float">
            <text:p>7.52898440810591E-05</text:p>
          </table:table-cell>
          <table:table-cell office:value-type="float" office:value="0.0000408524413257146" calcext:value-type="float">
            <text:p>4.08524413257146E-05</text:p>
          </table:table-cell>
          <table:table-cell office:value-type="float" office:value="0.00233761474351896" calcext:value-type="float">
            <text:p>0.0023376147</text:p>
          </table:table-cell>
          <table:table-cell office:value-type="float" office:value="0.000332870417535669" calcext:value-type="float">
            <text:p>0.0003328704</text:p>
          </table:table-cell>
          <table:table-cell table:number-columns-repeated="1008"/>
        </table:table-row>
        <table:table-row table:style-name="ro2">
          <table:table-cell table:style-name="ce12" office:value-type="float" office:value="0.000281275725851376" calcext:value-type="float">
            <text:p>0.0002812757</text:p>
          </table:table-cell>
          <table:table-cell table:style-name="ce8" office:value-type="float" office:value="0.134523708559281" calcext:value-type="float">
            <text:p>0.1345237086</text:p>
          </table:table-cell>
          <table:table-cell table:style-name="ce8" office:value-type="float" office:value="0.000273204157316384" calcext:value-type="float">
            <text:p>0.0002732042</text:p>
          </table:table-cell>
          <table:table-cell table:style-name="ce8" office:value-type="float" office:value="0.000244475655770942" calcext:value-type="float">
            <text:p>0.0002444757</text:p>
          </table:table-cell>
          <table:table-cell table:style-name="ce8" office:value-type="float" office:value="0.000388411799240116" calcext:value-type="float">
            <text:p>0.0003884118</text:p>
          </table:table-cell>
          <table:table-cell table:style-name="ce8" office:value-type="float" office:value="0.0000889716298159158" calcext:value-type="float">
            <text:p>8.89716298159158E-05</text:p>
          </table:table-cell>
          <table:table-cell table:style-name="ce8" office:value-type="float" office:value="0.000155292335071283" calcext:value-type="float">
            <text:p>0.0001552923</text:p>
          </table:table-cell>
          <table:table-cell table:style-name="ce8" office:value-type="float" office:value="0.0000482969336891585" calcext:value-type="float">
            <text:p>4.82969336891585E-05</text:p>
          </table:table-cell>
          <table:table-cell table:style-name="ce8" office:value-type="float" office:value="0.00024567751369155" calcext:value-type="float">
            <text:p>0.0002456775</text:p>
          </table:table-cell>
          <table:table-cell table:style-name="ce8" office:value-type="float" office:value="0.00015897985369133" calcext:value-type="float">
            <text:p>0.0001589799</text:p>
          </table:table-cell>
          <table:table-cell table:style-name="ce8" office:value-type="float" office:value="0.000123784537084435" calcext:value-type="float">
            <text:p>0.0001237845</text:p>
          </table:table-cell>
          <table:table-cell table:style-name="ce8" office:value-type="float" office:value="0.000139613552197897" calcext:value-type="float">
            <text:p>0.0001396136</text:p>
          </table:table-cell>
          <table:table-cell table:style-name="ce8" office:value-type="float" office:value="0.0000529787165889814" calcext:value-type="float">
            <text:p>5.29787165889814E-05</text:p>
          </table:table-cell>
          <table:table-cell table:style-name="ce8" office:value-type="float" office:value="0.0000339326829164377" calcext:value-type="float">
            <text:p>3.39326829164377E-05</text:p>
          </table:table-cell>
          <table:table-cell table:style-name="ce8" office:value-type="float" office:value="0.00186465524887052" calcext:value-type="float">
            <text:p>0.0018646552</text:p>
          </table:table-cell>
          <table:table-cell table:style-name="ce12" office:value-type="float" office:value="0.000281275725851376" calcext:value-type="float">
            <text:p>0.0002812757</text:p>
          </table:table-cell>
          <table:table-cell table:style-name="ce8" table:number-columns-repeated="1008"/>
        </table:table-row>
        <table:table-row table:style-name="ro2">
          <table:table-cell office:value-type="float" office:value="0.000355015750456267" calcext:value-type="float">
            <text:p>0.0003550158</text:p>
          </table:table-cell>
          <table:table-cell office:value-type="float" office:value="0.158505466101924" calcext:value-type="float">
            <text:p>0.1585054661</text:p>
          </table:table-cell>
          <table:table-cell office:value-type="float" office:value="0.000446695139747913" calcext:value-type="float">
            <text:p>0.0004466951</text:p>
          </table:table-cell>
          <table:table-cell office:value-type="float" office:value="0.00032495368712364" calcext:value-type="float">
            <text:p>0.0003249537</text:p>
          </table:table-cell>
          <table:table-cell office:value-type="float" office:value="0.000538427857585765" calcext:value-type="float">
            <text:p>0.0005384279</text:p>
          </table:table-cell>
          <table:table-cell office:value-type="float" office:value="0.0000977207517403978" calcext:value-type="float">
            <text:p>9.77207517403978E-05</text:p>
          </table:table-cell>
          <table:table-cell office:value-type="float" office:value="0.000190375291591237" calcext:value-type="float">
            <text:p>0.0001903753</text:p>
          </table:table-cell>
          <table:table-cell office:value-type="float" office:value="0.0000349606712198242" calcext:value-type="float">
            <text:p>3.49606712198242E-05</text:p>
          </table:table-cell>
          <table:table-cell office:value-type="float" office:value="0.00027765888500277" calcext:value-type="float">
            <text:p>0.0002776589</text:p>
          </table:table-cell>
          <table:table-cell office:value-type="float" office:value="0.000229183236501628" calcext:value-type="float">
            <text:p>0.0002291832</text:p>
          </table:table-cell>
          <table:table-cell office:value-type="float" office:value="0.000153151966339535" calcext:value-type="float">
            <text:p>0.000153152</text:p>
          </table:table-cell>
          <table:table-cell office:value-type="float" office:value="0.000195670054393106" calcext:value-type="float">
            <text:p>0.0001956701</text:p>
          </table:table-cell>
          <table:table-cell office:value-type="float" office:value="0.0000471683372827238" calcext:value-type="float">
            <text:p>4.71683372827238E-05</text:p>
          </table:table-cell>
          <table:table-cell office:value-type="float" office:value="0.0000409525143042417" calcext:value-type="float">
            <text:p>4.09525143042417E-05</text:p>
          </table:table-cell>
          <table:table-cell office:value-type="float" office:value="0.00247916792947378" calcext:value-type="float">
            <text:p>0.0024791679</text:p>
          </table:table-cell>
          <table:table-cell office:value-type="float" office:value="0.000355015750456267" calcext:value-type="float">
            <text:p>0.0003550158</text:p>
          </table:table-cell>
          <table:table-cell table:number-columns-repeated="1008"/>
        </table:table-row>
        <table:table-row table:style-name="ro2">
          <table:table-cell office:value-type="float" office:value="0.00036374327333646" calcext:value-type="float">
            <text:p>0.0003637433</text:p>
          </table:table-cell>
          <table:table-cell office:value-type="float" office:value="0.130445266122205" calcext:value-type="float">
            <text:p>0.1304452661</text:p>
          </table:table-cell>
          <table:table-cell office:value-type="float" office:value="0.000304451787389674" calcext:value-type="float">
            <text:p>0.0003044518</text:p>
          </table:table-cell>
          <table:table-cell office:value-type="float" office:value="0.000236064966460868" calcext:value-type="float">
            <text:p>0.000236065</text:p>
          </table:table-cell>
          <table:table-cell office:value-type="float" office:value="0.000455376844816843" calcext:value-type="float">
            <text:p>0.0004553768</text:p>
          </table:table-cell>
          <table:table-cell office:value-type="float" office:value="0.0000945227603875484" calcext:value-type="float">
            <text:p>9.45227603875484E-05</text:p>
          </table:table-cell>
          <table:table-cell office:value-type="float" office:value="0.000141976986928281" calcext:value-type="float">
            <text:p>0.000141977</text:p>
          </table:table-cell>
          <table:table-cell office:value-type="float" office:value="0.0000410678567889013" calcext:value-type="float">
            <text:p>4.10678567889013E-05</text:p>
          </table:table-cell>
          <table:table-cell office:value-type="float" office:value="0.000287411182912951" calcext:value-type="float">
            <text:p>0.0002874112</text:p>
          </table:table-cell>
          <table:table-cell office:value-type="float" office:value="0.0001959248759157" calcext:value-type="float">
            <text:p>0.0001959249</text:p>
          </table:table-cell>
          <table:table-cell office:value-type="float" office:value="0.000166303677022829" calcext:value-type="float">
            <text:p>0.0001663037</text:p>
          </table:table-cell>
          <table:table-cell office:value-type="float" office:value="0.000172187243753681" calcext:value-type="float">
            <text:p>0.0001721872</text:p>
          </table:table-cell>
          <table:table-cell office:value-type="float" office:value="0.0000346471253243386" calcext:value-type="float">
            <text:p>3.46471253243386E-05</text:p>
          </table:table-cell>
          <table:table-cell office:value-type="float" office:value="0.0000418189056528753" calcext:value-type="float">
            <text:p>4.18189056528753E-05</text:p>
          </table:table-cell>
          <table:table-cell office:value-type="float" office:value="0.00207720059755143" calcext:value-type="float">
            <text:p>0.0020772006</text:p>
          </table:table-cell>
          <table:table-cell office:value-type="float" office:value="0.00036374327333646" calcext:value-type="float">
            <text:p>0.0003637433</text:p>
          </table:table-cell>
          <table:table-cell table:number-columns-repeated="1008"/>
        </table:table-row>
        <table:table-row table:style-name="ro2">
          <table:table-cell office:value-type="float" office:value="0.000365998405313987" calcext:value-type="float">
            <text:p>0.0003659984</text:p>
          </table:table-cell>
          <table:table-cell office:value-type="float" office:value="0.138578081132226" calcext:value-type="float">
            <text:p>0.1385780811</text:p>
          </table:table-cell>
          <table:table-cell office:value-type="float" office:value="0.000389003030978807" calcext:value-type="float">
            <text:p>0.000389003</text:p>
          </table:table-cell>
          <table:table-cell office:value-type="float" office:value="0.000315157606037699" calcext:value-type="float">
            <text:p>0.0003151576</text:p>
          </table:table-cell>
          <table:table-cell office:value-type="float" office:value="0.000508650146717243" calcext:value-type="float">
            <text:p>0.0005086501</text:p>
          </table:table-cell>
          <table:table-cell office:value-type="float" office:value="0.0000796571198459049" calcext:value-type="float">
            <text:p>7.96571198459049E-05</text:p>
          </table:table-cell>
          <table:table-cell office:value-type="float" office:value="0.00019647910611673" calcext:value-type="float">
            <text:p>0.0001964791</text:p>
          </table:table-cell>
          <table:table-cell office:value-type="float" office:value="0.0000241110386134619" calcext:value-type="float">
            <text:p>0.000024111</text:p>
          </table:table-cell>
          <table:table-cell office:value-type="float" office:value="0.000279653223871292" calcext:value-type="float">
            <text:p>0.0002796532</text:p>
          </table:table-cell>
          <table:table-cell office:value-type="float" office:value="0.000223375491762442" calcext:value-type="float">
            <text:p>0.0002233755</text:p>
          </table:table-cell>
          <table:table-cell office:value-type="float" office:value="0.000169899826839832" calcext:value-type="float">
            <text:p>0.0001698998</text:p>
          </table:table-cell>
          <table:table-cell office:value-type="float" office:value="0.000193158137599704" calcext:value-type="float">
            <text:p>0.0001931581</text:p>
          </table:table-cell>
          <table:table-cell office:value-type="float" office:value="0.0000559179605195059" calcext:value-type="float">
            <text:p>0.000055918</text:p>
          </table:table-cell>
          <table:table-cell office:value-type="float" office:value="0.0000353729271626083" calcext:value-type="float">
            <text:p>3.53729271626083E-05</text:p>
          </table:table-cell>
          <table:table-cell office:value-type="float" office:value="0.00239075139803872" calcext:value-type="float">
            <text:p>0.0023907514</text:p>
          </table:table-cell>
          <table:table-cell office:value-type="float" office:value="0.000365998405313987" calcext:value-type="float">
            <text:p>0.0003659984</text:p>
          </table:table-cell>
          <table:table-cell table:number-columns-repeated="1008"/>
        </table:table-row>
        <table:table-row table:style-name="ro2">
          <table:table-cell office:value-type="float" office:value="0.000335495784155481" calcext:value-type="float">
            <text:p>0.0003354958</text:p>
          </table:table-cell>
          <table:table-cell office:value-type="float" office:value="0.135666941368571" calcext:value-type="float">
            <text:p>0.1356669414</text:p>
          </table:table-cell>
          <table:table-cell office:value-type="float" office:value="0.000342709737844059" calcext:value-type="float">
            <text:p>0.0003427097</text:p>
          </table:table-cell>
          <table:table-cell office:value-type="float" office:value="0.000291822118581388" calcext:value-type="float">
            <text:p>0.0002918221</text:p>
          </table:table-cell>
          <table:table-cell office:value-type="float" office:value="0.000444362216396722" calcext:value-type="float">
            <text:p>0.0004443622</text:p>
          </table:table-cell>
          <table:table-cell office:value-type="float" office:value="0.000106194597541767" calcext:value-type="float">
            <text:p>0.0001061946</text:p>
          </table:table-cell>
          <table:table-cell office:value-type="float" office:value="0.0001753012409849" calcext:value-type="float">
            <text:p>0.0001753012</text:p>
          </table:table-cell>
          <table:table-cell office:value-type="float" office:value="0.0000435826787708134" calcext:value-type="float">
            <text:p>4.35826787708134E-05</text:p>
          </table:table-cell>
          <table:table-cell office:value-type="float" office:value="0.000261348760657666" calcext:value-type="float">
            <text:p>0.0002613488</text:p>
          </table:table-cell>
          <table:table-cell office:value-type="float" office:value="0.000194343479099795" calcext:value-type="float">
            <text:p>0.0001943435</text:p>
          </table:table-cell>
          <table:table-cell office:value-type="float" office:value="0.000142574876503784" calcext:value-type="float">
            <text:p>0.0001425749</text:p>
          </table:table-cell>
          <table:table-cell office:value-type="float" office:value="0.000168729971859169" calcext:value-type="float">
            <text:p>0.00016873</text:p>
          </table:table-cell>
          <table:table-cell office:value-type="float" office:value="0.0000483999245222151" calcext:value-type="float">
            <text:p>4.83999245222151E-05</text:p>
          </table:table-cell>
          <table:table-cell office:value-type="float" office:value="0.0000323992452598019" calcext:value-type="float">
            <text:p>3.23992452598019E-05</text:p>
          </table:table-cell>
          <table:table-cell office:value-type="float" office:value="0.00214555547542567" calcext:value-type="float">
            <text:p>0.0021455555</text:p>
          </table:table-cell>
          <table:table-cell office:value-type="float" office:value="0.000335495784155481" calcext:value-type="float">
            <text:p>0.0003354958</text:p>
          </table:table-cell>
          <table:table-cell table:number-columns-repeated="1008"/>
        </table:table-row>
        <table:table-row table:style-name="ro2">
          <table:table-cell office:value-type="float" office:value="0.000324023854734834" calcext:value-type="float">
            <text:p>0.0003240239</text:p>
          </table:table-cell>
          <table:table-cell office:value-type="float" office:value="0.141707187867934" calcext:value-type="float">
            <text:p>0.1417071879</text:p>
          </table:table-cell>
          <table:table-cell office:value-type="float" office:value="0.000333050968876871" calcext:value-type="float">
            <text:p>0.000333051</text:p>
          </table:table-cell>
          <table:table-cell office:value-type="float" office:value="0.000241872612136455" calcext:value-type="float">
            <text:p>0.0002418726</text:p>
          </table:table-cell>
          <table:table-cell office:value-type="float" office:value="0.000411058618098577" calcext:value-type="float">
            <text:p>0.0004110586</text:p>
          </table:table-cell>
          <table:table-cell office:value-type="float" office:value="0.000096139087320252" calcext:value-type="float">
            <text:p>9.6139087320252E-05</text:p>
          </table:table-cell>
          <table:table-cell office:value-type="float" office:value="0.00012958380528911" calcext:value-type="float">
            <text:p>0.0001295838</text:p>
          </table:table-cell>
          <table:table-cell office:value-type="float" office:value="0.000024034771830063" calcext:value-type="float">
            <text:p>2.4034771830063E-05</text:p>
          </table:table-cell>
          <table:table-cell office:value-type="float" office:value="0.000273946855898432" calcext:value-type="float">
            <text:p>0.0002739469</text:p>
          </table:table-cell>
          <table:table-cell office:value-type="float" office:value="0.000202366923731533" calcext:value-type="float">
            <text:p>0.0002023669</text:p>
          </table:table-cell>
          <table:table-cell office:value-type="float" office:value="0.000146100271434946" calcext:value-type="float">
            <text:p>0.0001461003</text:p>
          </table:table-cell>
          <table:table-cell office:value-type="float" office:value="0.000172673315915781" calcext:value-type="float">
            <text:p>0.0001726733</text:p>
          </table:table-cell>
          <table:table-cell office:value-type="float" office:value="0.0000261528944070826" calcext:value-type="float">
            <text:p>2.61528944070826E-05</text:p>
          </table:table-cell>
          <table:table-cell office:value-type="float" office:value="0.0000334691677434404" calcext:value-type="float">
            <text:p>3.34691677434404E-05</text:p>
          </table:table-cell>
          <table:table-cell office:value-type="float" office:value="0.00199432950781591" calcext:value-type="float">
            <text:p>0.0019943295</text:p>
          </table:table-cell>
          <table:table-cell office:value-type="float" office:value="0.000324023854734834" calcext:value-type="float">
            <text:p>0.0003240239</text:p>
          </table:table-cell>
          <table:table-cell table:number-columns-repeated="1008"/>
        </table:table-row>
        <table:table-row table:style-name="ro2">
          <table:table-cell office:value-type="float" office:value="0.000390614877962712" calcext:value-type="float">
            <text:p>0.0003906149</text:p>
          </table:table-cell>
          <table:table-cell office:value-type="float" office:value="0.156026097336927" calcext:value-type="float">
            <text:p>0.1560260973</text:p>
          </table:table-cell>
          <table:table-cell office:value-type="float" office:value="0.000387083269700572" calcext:value-type="float">
            <text:p>0.0003870833</text:p>
          </table:table-cell>
          <table:table-cell office:value-type="float" office:value="0.000387289148209127" calcext:value-type="float">
            <text:p>0.0003872891</text:p>
          </table:table-cell>
          <table:table-cell office:value-type="float" office:value="0.000570433918377373" calcext:value-type="float">
            <text:p>0.0005704339</text:p>
          </table:table-cell>
          <table:table-cell office:value-type="float" office:value="0.000111704927699574" calcext:value-type="float">
            <text:p>0.0001117049</text:p>
          </table:table-cell>
          <table:table-cell office:value-type="float" office:value="0.000192615181561787" calcext:value-type="float">
            <text:p>0.0001926152</text:p>
          </table:table-cell>
          <table:table-cell office:value-type="float" office:value="0.0000370494212953524" calcext:value-type="float">
            <text:p>3.70494212953524E-05</text:p>
          </table:table-cell>
          <table:table-cell office:value-type="float" office:value="0.000314716973943401" calcext:value-type="float">
            <text:p>0.000314717</text:p>
          </table:table-cell>
          <table:table-cell office:value-type="float" office:value="0.000238731967478164" calcext:value-type="float">
            <text:p>0.000238732</text:p>
          </table:table-cell>
          <table:table-cell office:value-type="float" office:value="0.000189384472658305" calcext:value-type="float">
            <text:p>0.0001893845</text:p>
          </table:table-cell>
          <table:table-cell office:value-type="float" office:value="0.000205292546646286" calcext:value-type="float">
            <text:p>0.0002052925</text:p>
          </table:table-cell>
          <table:table-cell office:value-type="float" office:value="0.0000550907133681325" calcext:value-type="float">
            <text:p>5.50907133681325E-05</text:p>
          </table:table-cell>
          <table:table-cell office:value-type="float" office:value="0.0000374619701528804" calcext:value-type="float">
            <text:p>0.000037462</text:p>
          </table:table-cell>
          <table:table-cell office:value-type="float" office:value="0.0026151321629022" calcext:value-type="float">
            <text:p>0.0026151322</text:p>
          </table:table-cell>
          <table:table-cell office:value-type="float" office:value="0.000390614877962712" calcext:value-type="float">
            <text:p>0.0003906149</text:p>
          </table:table-cell>
          <table:table-cell table:number-columns-repeated="1008"/>
        </table:table-row>
        <table:table-row table:style-name="ro2">
          <table:table-cell office:value-type="float" office:value="0.000337418254966871" calcext:value-type="float">
            <text:p>0.0003374183</text:p>
          </table:table-cell>
          <table:table-cell office:value-type="float" office:value="0.155175281715078" calcext:value-type="float">
            <text:p>0.1551752817</text:p>
          </table:table-cell>
          <table:table-cell office:value-type="float" office:value="0.00030171972212513" calcext:value-type="float">
            <text:p>0.0003017197</text:p>
          </table:table-cell>
          <table:table-cell office:value-type="float" office:value="0.000298033831544912" calcext:value-type="float">
            <text:p>0.0002980338</text:p>
          </table:table-cell>
          <table:table-cell office:value-type="float" office:value="0.00046789574785179" calcext:value-type="float">
            <text:p>0.0004678957</text:p>
          </table:table-cell>
          <table:table-cell office:value-type="float" office:value="0.000099443204295923" calcext:value-type="float">
            <text:p>9.9443204295923E-05</text:p>
          </table:table-cell>
          <table:table-cell office:value-type="float" office:value="0.000187206837617493" calcext:value-type="float">
            <text:p>0.0001872068</text:p>
          </table:table-cell>
          <table:table-cell office:value-type="float" office:value="0.0000236662994970583" calcext:value-type="float">
            <text:p>2.36662994970583E-05</text:p>
          </table:table-cell>
          <table:table-cell office:value-type="float" office:value="0.000300802041548574" calcext:value-type="float">
            <text:p>0.000300802</text:p>
          </table:table-cell>
          <table:table-cell office:value-type="float" office:value="0.000187578460330313" calcext:value-type="float">
            <text:p>0.0001875785</text:p>
          </table:table-cell>
          <table:table-cell office:value-type="float" office:value="0.000147867919017512" calcext:value-type="float">
            <text:p>0.0001478679</text:p>
          </table:table-cell>
          <table:table-cell office:value-type="float" office:value="0.000166494559480506" calcext:value-type="float">
            <text:p>0.0001664946</text:p>
          </table:table-cell>
          <table:table-cell office:value-type="float" office:value="0.0000416043003207859" calcext:value-type="float">
            <text:p>4.16043003207859E-05</text:p>
          </table:table-cell>
          <table:table-cell office:value-type="float" office:value="0.0000373594588439381" calcext:value-type="float">
            <text:p>3.73594588439381E-05</text:p>
          </table:table-cell>
          <table:table-cell office:value-type="float" office:value="0.00216026558203559" calcext:value-type="float">
            <text:p>0.0021602656</text:p>
          </table:table-cell>
          <table:table-cell office:value-type="float" office:value="0.000337418254966871" calcext:value-type="float">
            <text:p>0.0003374183</text:p>
          </table:table-cell>
          <table:table-cell table:number-columns-repeated="1008"/>
        </table:table-row>
        <table:table-row table:style-name="ro2">
          <table:table-cell office:value-type="float" office:value="0.000349826440403333" calcext:value-type="float">
            <text:p>0.0003498264</text:p>
          </table:table-cell>
          <table:table-cell office:value-type="float" office:value="0.14759113348403" calcext:value-type="float">
            <text:p>0.1475911335</text:p>
          </table:table-cell>
          <table:table-cell office:value-type="float" office:value="0.00036082815747377" calcext:value-type="float">
            <text:p>0.0003608282</text:p>
          </table:table-cell>
          <table:table-cell office:value-type="float" office:value="0.000315529490470895" calcext:value-type="float">
            <text:p>0.0003155295</text:p>
          </table:table-cell>
          <table:table-cell office:value-type="float" office:value="0.000534339378115542" calcext:value-type="float">
            <text:p>0.0005343394</text:p>
          </table:table-cell>
          <table:table-cell office:value-type="float" office:value="0.0000886994306713946" calcext:value-type="float">
            <text:p>8.86994306713946E-05</text:p>
          </table:table-cell>
          <table:table-cell office:value-type="float" office:value="0.000168980741714603" calcext:value-type="float">
            <text:p>0.0001689807</text:p>
          </table:table-cell>
          <table:table-cell office:value-type="float" office:value="0.0000325374098734258" calcext:value-type="float">
            <text:p>3.25374098734258E-05</text:p>
          </table:table-cell>
          <table:table-cell office:value-type="float" office:value="0.000313613220330079" calcext:value-type="float">
            <text:p>0.0003136132</text:p>
          </table:table-cell>
          <table:table-cell office:value-type="float" office:value="0.000206620450423033" calcext:value-type="float">
            <text:p>0.0002066205</text:p>
          </table:table-cell>
          <table:table-cell office:value-type="float" office:value="0.000143848828206453" calcext:value-type="float">
            <text:p>0.0001438488</text:p>
          </table:table-cell>
          <table:table-cell office:value-type="float" office:value="0.000175109132803922" calcext:value-type="float">
            <text:p>0.0001751091</text:p>
          </table:table-cell>
          <table:table-cell office:value-type="float" office:value="0.0000586219484100454" calcext:value-type="float">
            <text:p>5.86219484100454E-05</text:p>
          </table:table-cell>
          <table:table-cell office:value-type="float" office:value="0.0000389076305811554" calcext:value-type="float">
            <text:p>3.89076305811554E-05</text:p>
          </table:table-cell>
          <table:table-cell office:value-type="float" office:value="0.00234893087836098" calcext:value-type="float">
            <text:p>0.0023489309</text:p>
          </table:table-cell>
          <table:table-cell office:value-type="float" office:value="0.000349826440403333" calcext:value-type="float">
            <text:p>0.0003498264</text:p>
          </table:table-cell>
          <table:table-cell table:number-columns-repeated="1008"/>
        </table:table-row>
        <table:table-row table:style-name="ro2">
          <table:table-cell office:value-type="float" office:value="0.000395263476702716" calcext:value-type="float">
            <text:p>0.0003952635</text:p>
          </table:table-cell>
          <table:table-cell office:value-type="float" office:value="0.159055244184077" calcext:value-type="float">
            <text:p>0.1590552442</text:p>
          </table:table-cell>
          <table:table-cell office:value-type="float" office:value="0.000361862603521041" calcext:value-type="float">
            <text:p>0.0003618626</text:p>
          </table:table-cell>
          <table:table-cell office:value-type="float" office:value="0.000311955438800237" calcext:value-type="float">
            <text:p>0.0003119554</text:p>
          </table:table-cell>
          <table:table-cell office:value-type="float" office:value="0.000515522468732396" calcext:value-type="float">
            <text:p>0.0005155225</text:p>
          </table:table-cell>
          <table:table-cell office:value-type="float" office:value="0.0000651479474943071" calcext:value-type="float">
            <text:p>6.51479474943071E-05</text:p>
          </table:table-cell>
          <table:table-cell office:value-type="float" office:value="0.000207220126619407" calcext:value-type="float">
            <text:p>0.0002072201</text:p>
          </table:table-cell>
          <table:table-cell office:value-type="float" office:value="0.000035236930670689" calcext:value-type="float">
            <text:p>3.5236930670689E-05</text:p>
          </table:table-cell>
          <table:table-cell office:value-type="float" office:value="0.000287952770978815" calcext:value-type="float">
            <text:p>0.0002879528</text:p>
          </table:table-cell>
          <table:table-cell office:value-type="float" office:value="0.000252467810099209" calcext:value-type="float">
            <text:p>0.0002524678</text:p>
          </table:table-cell>
          <table:table-cell office:value-type="float" office:value="0.000205540177600542" calcext:value-type="float">
            <text:p>0.0002055402</text:p>
          </table:table-cell>
          <table:table-cell office:value-type="float" office:value="0.000205294524677972" calcext:value-type="float">
            <text:p>0.0002052945</text:p>
          </table:table-cell>
          <table:table-cell office:value-type="float" office:value="0.0000856060813716809" calcext:value-type="float">
            <text:p>8.56060813716809E-05</text:p>
          </table:table-cell>
          <table:table-cell office:value-type="float" office:value="0.0000480703148030075" calcext:value-type="float">
            <text:p>4.80703148030075E-05</text:p>
          </table:table-cell>
          <table:table-cell office:value-type="float" office:value="0.00251675381316725" calcext:value-type="float">
            <text:p>0.0025167538</text:p>
          </table:table-cell>
          <table:table-cell office:value-type="float" office:value="0.000395263476702716" calcext:value-type="float">
            <text:p>0.0003952635</text:p>
          </table:table-cell>
          <table:table-cell table:number-columns-repeated="1008"/>
        </table:table-row>
        <table:table-row table:style-name="ro2">
          <table:table-cell office:value-type="float" office:value="0.000296698789123101" calcext:value-type="float">
            <text:p>0.0002966988</text:p>
          </table:table-cell>
          <table:table-cell office:value-type="float" office:value="0.13975216503398" calcext:value-type="float">
            <text:p>0.139752165</text:p>
          </table:table-cell>
          <table:table-cell office:value-type="float" office:value="0.000276459539357084" calcext:value-type="float">
            <text:p>0.0002764595</text:p>
          </table:table-cell>
          <table:table-cell office:value-type="float" office:value="0.000226482741454615" calcext:value-type="float">
            <text:p>0.0002264827</text:p>
          </table:table-cell>
          <table:table-cell office:value-type="float" office:value="0.000435839017453732" calcext:value-type="float">
            <text:p>0.000435839</text:p>
          </table:table-cell>
          <table:table-cell office:value-type="float" office:value="0.0000893971968388329" calcext:value-type="float">
            <text:p>8.93971968388329E-05</text:p>
          </table:table-cell>
          <table:table-cell office:value-type="float" office:value="0.000114219498603538" calcext:value-type="float">
            <text:p>0.0001142195</text:p>
          </table:table-cell>
          <table:table-cell office:value-type="float" office:value="0.0000252098618666073" calcext:value-type="float">
            <text:p>2.52098618666073E-05</text:p>
          </table:table-cell>
          <table:table-cell office:value-type="float" office:value="0.000253267450719429" calcext:value-type="float">
            <text:p>0.0002532675</text:p>
          </table:table-cell>
          <table:table-cell office:value-type="float" office:value="0.000191270137910335" calcext:value-type="float">
            <text:p>0.0001912701</text:p>
          </table:table-cell>
          <table:table-cell office:value-type="float" office:value="0.000152458761991247" calcext:value-type="float">
            <text:p>0.0001524588</text:p>
          </table:table-cell>
          <table:table-cell office:value-type="float" office:value="0.000164140930777163" calcext:value-type="float">
            <text:p>0.0001641409</text:p>
          </table:table-cell>
          <table:table-cell office:value-type="float" office:value="0.000035450676178306" calcext:value-type="float">
            <text:p>3.5450676178306E-05</text:p>
          </table:table-cell>
          <table:table-cell office:value-type="float" office:value="0.0000365093919487411" calcext:value-type="float">
            <text:p>3.65093919487411E-05</text:p>
          </table:table-cell>
          <table:table-cell office:value-type="float" office:value="0.00191128647714403" calcext:value-type="float">
            <text:p>0.0019112865</text:p>
          </table:table-cell>
          <table:table-cell office:value-type="float" office:value="0.000296698789123101" calcext:value-type="float">
            <text:p>0.0002966988</text:p>
          </table:table-cell>
          <table:table-cell table:number-columns-repeated="1008"/>
        </table:table-row>
        <table:table-row table:style-name="ro2">
          <table:table-cell office:value-type="float" office:value="0.000337664832775394" calcext:value-type="float">
            <text:p>0.0003376648</text:p>
          </table:table-cell>
          <table:table-cell office:value-type="float" office:value="0.153118798979944" calcext:value-type="float">
            <text:p>0.153118799</text:p>
          </table:table-cell>
          <table:table-cell office:value-type="float" office:value="0.000392890454928236" calcext:value-type="float">
            <text:p>0.0003928905</text:p>
          </table:table-cell>
          <table:table-cell office:value-type="float" office:value="0.000272034991676488" calcext:value-type="float">
            <text:p>0.000272035</text:p>
          </table:table-cell>
          <table:table-cell office:value-type="float" office:value="0.000446660745849888" calcext:value-type="float">
            <text:p>0.0004466607</text:p>
          </table:table-cell>
          <table:table-cell office:value-type="float" office:value="0.0000933511023391899" calcext:value-type="float">
            <text:p>9.33511023391899E-05</text:p>
          </table:table-cell>
          <table:table-cell office:value-type="float" office:value="0.000153775335572681" calcext:value-type="float">
            <text:p>0.0001537753</text:p>
          </table:table-cell>
          <table:table-cell office:value-type="float" office:value="0.0000372585785539215" calcext:value-type="float">
            <text:p>3.72585785539215E-05</text:p>
          </table:table-cell>
          <table:table-cell office:value-type="float" office:value="0.000256579094129848" calcext:value-type="float">
            <text:p>0.0002565791</text:p>
          </table:table-cell>
          <table:table-cell office:value-type="float" office:value="0.0001971554011178" calcext:value-type="float">
            <text:p>0.0001971554</text:p>
          </table:table-cell>
          <table:table-cell office:value-type="float" office:value="0.000162934126830514" calcext:value-type="float">
            <text:p>0.0001629341</text:p>
          </table:table-cell>
          <table:table-cell office:value-type="float" office:value="0.000172400776618021" calcext:value-type="float">
            <text:p>0.0001724008</text:p>
          </table:table-cell>
          <table:table-cell office:value-type="float" office:value="0.0000413978764210977" calcext:value-type="float">
            <text:p>4.13978764210977E-05</text:p>
          </table:table-cell>
          <table:table-cell office:value-type="float" office:value="0.0000372746711588818" calcext:value-type="float">
            <text:p>3.72746711588818E-05</text:p>
          </table:table-cell>
          <table:table-cell office:value-type="float" office:value="0.00217033266636136" calcext:value-type="float">
            <text:p>0.0021703327</text:p>
          </table:table-cell>
          <table:table-cell office:value-type="float" office:value="0.000337664832775394" calcext:value-type="float">
            <text:p>0.0003376648</text:p>
          </table:table-cell>
          <table:table-cell table:number-columns-repeated="1008"/>
        </table:table-row>
        <table:table-row table:style-name="ro2">
          <table:table-cell office:value-type="float" office:value="0.00036605622009362" calcext:value-type="float">
            <text:p>0.0003660562</text:p>
          </table:table-cell>
          <table:table-cell office:value-type="float" office:value="0.142410060512302" calcext:value-type="float">
            <text:p>0.1424100605</text:p>
          </table:table-cell>
          <table:table-cell office:value-type="float" office:value="0.000391690471094137" calcext:value-type="float">
            <text:p>0.0003916905</text:p>
          </table:table-cell>
          <table:table-cell office:value-type="float" office:value="0.000317322406895165" calcext:value-type="float">
            <text:p>0.0003173224</text:p>
          </table:table-cell>
          <table:table-cell office:value-type="float" office:value="0.000566694522693242" calcext:value-type="float">
            <text:p>0.0005666945</text:p>
          </table:table-cell>
          <table:table-cell office:value-type="float" office:value="0.0000905856515666457" calcext:value-type="float">
            <text:p>9.05856515666457E-05</text:p>
          </table:table-cell>
          <table:table-cell office:value-type="float" office:value="0.00016857891021582" calcext:value-type="float">
            <text:p>0.0001685789</text:p>
          </table:table-cell>
          <table:table-cell office:value-type="float" office:value="0.0000398712443271054" calcext:value-type="float">
            <text:p>3.98712443271054E-05</text:p>
          </table:table-cell>
          <table:table-cell office:value-type="float" office:value="0.000326525390367326" calcext:value-type="float">
            <text:p>0.0003265254</text:p>
          </table:table-cell>
          <table:table-cell office:value-type="float" office:value="0.000234679762680793" calcext:value-type="float">
            <text:p>0.0002346798</text:p>
          </table:table-cell>
          <table:table-cell office:value-type="float" office:value="0.000182703905665084" calcext:value-type="float">
            <text:p>0.0001827039</text:p>
          </table:table-cell>
          <table:table-cell office:value-type="float" office:value="0.000197248893154312" calcext:value-type="float">
            <text:p>0.0001972489</text:p>
          </table:table-cell>
          <table:table-cell office:value-type="float" office:value="0.0000562023032283835" calcext:value-type="float">
            <text:p>5.62023032283835E-05</text:p>
          </table:table-cell>
          <table:table-cell office:value-type="float" office:value="0.0000419734150113387" calcext:value-type="float">
            <text:p>4.19734150113387E-05</text:p>
          </table:table-cell>
          <table:table-cell office:value-type="float" office:value="0.00252348901484829" calcext:value-type="float">
            <text:p>0.002523489</text:p>
          </table:table-cell>
          <table:table-cell office:value-type="float" office:value="0.00036605622009362" calcext:value-type="float">
            <text:p>0.0003660562</text:p>
          </table:table-cell>
          <table:table-cell table:number-columns-repeated="1008"/>
        </table:table-row>
        <table:table-row table:style-name="ro2">
          <table:table-cell office:value-type="float" office:value="0.000353477344975316" calcext:value-type="float">
            <text:p>0.0003534773</text:p>
          </table:table-cell>
          <table:table-cell office:value-type="float" office:value="0.150711072098811" calcext:value-type="float">
            <text:p>0.1507110721</text:p>
          </table:table-cell>
          <table:table-cell office:value-type="float" office:value="0.000285152272312665" calcext:value-type="float">
            <text:p>0.0002851523</text:p>
          </table:table-cell>
          <table:table-cell office:value-type="float" office:value="0.000358266186214447" calcext:value-type="float">
            <text:p>0.0003582662</text:p>
          </table:table-cell>
          <table:table-cell office:value-type="float" office:value="0.0005308646732161" calcext:value-type="float">
            <text:p>0.0005308647</text:p>
          </table:table-cell>
          <table:table-cell office:value-type="float" office:value="0.000136233724347985" calcext:value-type="float">
            <text:p>0.0001362337</text:p>
          </table:table-cell>
          <table:table-cell office:value-type="float" office:value="0.000214921272869223" calcext:value-type="float">
            <text:p>0.0002149213</text:p>
          </table:table-cell>
          <table:table-cell office:value-type="float" office:value="0.0000652715857655257" calcext:value-type="float">
            <text:p>6.52715857655257E-05</text:p>
          </table:table-cell>
          <table:table-cell office:value-type="float" office:value="0.000337397088774354" calcext:value-type="float">
            <text:p>0.0003373971</text:p>
          </table:table-cell>
          <table:table-cell office:value-type="float" office:value="0.000179605570754562" calcext:value-type="float">
            <text:p>0.0001796056</text:p>
          </table:table-cell>
          <table:table-cell office:value-type="float" office:value="0.000115941209799561" calcext:value-type="float">
            <text:p>0.0001159412</text:p>
          </table:table-cell>
          <table:table-cell office:value-type="float" office:value="0.00015840013329433" calcext:value-type="float">
            <text:p>0.0001584001</text:p>
          </table:table-cell>
          <table:table-cell office:value-type="float" office:value="0.0000507056604647645" calcext:value-type="float">
            <text:p>5.07056604647645E-05</text:p>
          </table:table-cell>
          <table:table-cell office:value-type="float" office:value="0.0000436289062791123" calcext:value-type="float">
            <text:p>4.36289062791123E-05</text:p>
          </table:table-cell>
          <table:table-cell office:value-type="float" office:value="0.00234012573060006" calcext:value-type="float">
            <text:p>0.0023401257</text:p>
          </table:table-cell>
          <table:table-cell office:value-type="float" office:value="0.000353477344975316" calcext:value-type="float">
            <text:p>0.0003534773</text:p>
          </table:table-cell>
          <table:table-cell table:number-columns-repeated="1008"/>
        </table:table-row>
        <table:table-row table:style-name="ro2">
          <table:table-cell office:value-type="float" office:value="0.000363113507152786" calcext:value-type="float">
            <text:p>0.0003631135</text:p>
          </table:table-cell>
          <table:table-cell office:value-type="float" office:value="0.145481493409708" calcext:value-type="float">
            <text:p>0.1454814934</text:p>
          </table:table-cell>
          <table:table-cell office:value-type="float" office:value="0.00030506653882705" calcext:value-type="float">
            <text:p>0.0003050665</text:p>
          </table:table-cell>
          <table:table-cell office:value-type="float" office:value="0.000274130434076281" calcext:value-type="float">
            <text:p>0.0002741304</text:p>
          </table:table-cell>
          <table:table-cell office:value-type="float" office:value="0.000423869428801906" calcext:value-type="float">
            <text:p>0.0004238694</text:p>
          </table:table-cell>
          <table:table-cell office:value-type="float" office:value="0.0000822995661894164" calcext:value-type="float">
            <text:p>8.22995661894164E-05</text:p>
          </table:table-cell>
          <table:table-cell office:value-type="float" office:value="0.000154531211365942" calcext:value-type="float">
            <text:p>0.0001545312</text:p>
          </table:table-cell>
          <table:table-cell office:value-type="float" office:value="0.0000288514194110941" calcext:value-type="float">
            <text:p>2.88514194110941E-05</text:p>
          </table:table-cell>
          <table:table-cell office:value-type="float" office:value="0.000291521772210131" calcext:value-type="float">
            <text:p>0.0002915218</text:p>
          </table:table-cell>
          <table:table-cell office:value-type="float" office:value="0.000216225668024738" calcext:value-type="float">
            <text:p>0.0002162257</text:p>
          </table:table-cell>
          <table:table-cell office:value-type="float" office:value="0.00016765648127399" calcext:value-type="float">
            <text:p>0.0001676565</text:p>
          </table:table-cell>
          <table:table-cell office:value-type="float" office:value="0.0001835475854151" calcext:value-type="float">
            <text:p>0.0001835476</text:p>
          </table:table-cell>
          <table:table-cell office:value-type="float" office:value="0.0000404686342013219" calcext:value-type="float">
            <text:p>4.04686342013219E-05</text:p>
          </table:table-cell>
          <table:table-cell office:value-type="float" office:value="0.0000308202098973014" calcext:value-type="float">
            <text:p>3.08202098973014E-05</text:p>
          </table:table-cell>
          <table:table-cell office:value-type="float" office:value="0.0021166808513684" calcext:value-type="float">
            <text:p>0.0021166809</text:p>
          </table:table-cell>
          <table:table-cell office:value-type="float" office:value="0.000363113507152786" calcext:value-type="float">
            <text:p>0.0003631135</text:p>
          </table:table-cell>
          <table:table-cell table:number-columns-repeated="1008"/>
        </table:table-row>
        <table:table-row table:style-name="ro2">
          <table:table-cell office:value-type="float" office:value="0.000384631871977914" calcext:value-type="float">
            <text:p>0.0003846319</text:p>
          </table:table-cell>
          <table:table-cell office:value-type="float" office:value="0.149586201965062" calcext:value-type="float">
            <text:p>0.149586202</text:p>
          </table:table-cell>
          <table:table-cell office:value-type="float" office:value="0.000311641421375704" calcext:value-type="float">
            <text:p>0.0003116414</text:p>
          </table:table-cell>
          <table:table-cell office:value-type="float" office:value="0.000307320279508937" calcext:value-type="float">
            <text:p>0.0003073203</text:p>
          </table:table-cell>
          <table:table-cell office:value-type="float" office:value="0.000487794946894002" calcext:value-type="float">
            <text:p>0.0004877949</text:p>
          </table:table-cell>
          <table:table-cell office:value-type="float" office:value="0.000110565961370006" calcext:value-type="float">
            <text:p>0.000110566</text:p>
          </table:table-cell>
          <table:table-cell office:value-type="float" office:value="0.000180776142399025" calcext:value-type="float">
            <text:p>0.0001807761</text:p>
          </table:table-cell>
          <table:table-cell office:value-type="float" office:value="0.0000432742259622441" calcext:value-type="float">
            <text:p>4.32742259622441E-05</text:p>
          </table:table-cell>
          <table:table-cell office:value-type="float" office:value="0.000319228542560376" calcext:value-type="float">
            <text:p>0.0003192285</text:p>
          </table:table-cell>
          <table:table-cell office:value-type="float" office:value="0.00021737185937145" calcext:value-type="float">
            <text:p>0.0002173719</text:p>
          </table:table-cell>
          <table:table-cell office:value-type="float" office:value="0.000172527451044829" calcext:value-type="float">
            <text:p>0.0001725275</text:p>
          </table:table-cell>
          <table:table-cell office:value-type="float" office:value="0.000189912510183216" calcext:value-type="float">
            <text:p>0.0001899125</text:p>
          </table:table-cell>
          <table:table-cell office:value-type="float" office:value="0.0000633164523764557" calcext:value-type="float">
            <text:p>6.33164523764557E-05</text:p>
          </table:table-cell>
          <table:table-cell office:value-type="float" office:value="0.0000370546289381205" calcext:value-type="float">
            <text:p>3.70546289381205E-05</text:p>
          </table:table-cell>
          <table:table-cell office:value-type="float" office:value="0.00233023437179565" calcext:value-type="float">
            <text:p>0.0023302344</text:p>
          </table:table-cell>
          <table:table-cell office:value-type="float" office:value="0.000384631871977914" calcext:value-type="float">
            <text:p>0.0003846319</text:p>
          </table:table-cell>
          <table:table-cell table:number-columns-repeated="1008"/>
        </table:table-row>
        <table:table-row table:style-name="ro2">
          <table:table-cell office:value-type="float" office:value="0.000374499828271261" calcext:value-type="float">
            <text:p>0.0003744998</text:p>
          </table:table-cell>
          <table:table-cell office:value-type="float" office:value="0.152922732802349" calcext:value-type="float">
            <text:p>0.1529227328</text:p>
          </table:table-cell>
          <table:table-cell office:value-type="float" office:value="0.000472465676001756" calcext:value-type="float">
            <text:p>0.0004724657</text:p>
          </table:table-cell>
          <table:table-cell office:value-type="float" office:value="0.000404358598363159" calcext:value-type="float">
            <text:p>0.0004043586</text:p>
          </table:table-cell>
          <table:table-cell office:value-type="float" office:value="0.000648995229617403" calcext:value-type="float">
            <text:p>0.0006489952</text:p>
          </table:table-cell>
          <table:table-cell office:value-type="float" office:value="0.0000834748284903833" calcext:value-type="float">
            <text:p>8.34748284903833E-05</text:p>
          </table:table-cell>
          <table:table-cell office:value-type="float" office:value="0.000242462621973263" calcext:value-type="float">
            <text:p>0.0002424626</text:p>
          </table:table-cell>
          <table:table-cell office:value-type="float" office:value="0.0000448622852903786" calcext:value-type="float">
            <text:p>4.48622852903786E-05</text:p>
          </table:table-cell>
          <table:table-cell office:value-type="float" office:value="0.00034231023511418" calcext:value-type="float">
            <text:p>0.0003423102</text:p>
          </table:table-cell>
          <table:table-cell office:value-type="float" office:value="0.000270104615388488" calcext:value-type="float">
            <text:p>0.0002701046</text:p>
          </table:table-cell>
          <table:table-cell office:value-type="float" office:value="0.000190550131503152" calcext:value-type="float">
            <text:p>0.0001905501</text:p>
          </table:table-cell>
          <table:table-cell office:value-type="float" office:value="0.000224528827379991" calcext:value-type="float">
            <text:p>0.0002245288</text:p>
          </table:table-cell>
          <table:table-cell office:value-type="float" office:value="0.000067099192680136" calcext:value-type="float">
            <text:p>6.7099192680136E-05</text:p>
          </table:table-cell>
          <table:table-cell office:value-type="float" office:value="0.0000480213702521186" calcext:value-type="float">
            <text:p>4.80213702521186E-05</text:p>
          </table:table-cell>
          <table:table-cell office:value-type="float" office:value="0.00295572599522733" calcext:value-type="float">
            <text:p>0.002955726</text:p>
          </table:table-cell>
          <table:table-cell office:value-type="float" office:value="0.000374499828271261" calcext:value-type="float">
            <text:p>0.0003744998</text:p>
          </table:table-cell>
          <table:table-cell table:number-columns-repeated="1008"/>
        </table:table-row>
        <table:table-row table:style-name="ro2">
          <table:table-cell office:value-type="float" office:value="0.000341912539675954" calcext:value-type="float">
            <text:p>0.0003419125</text:p>
          </table:table-cell>
          <table:table-cell office:value-type="float" office:value="0.143410156653454" calcext:value-type="float">
            <text:p>0.1434101567</text:p>
          </table:table-cell>
          <table:table-cell office:value-type="float" office:value="0.000335385764679304" calcext:value-type="float">
            <text:p>0.0003353858</text:p>
          </table:table-cell>
          <table:table-cell office:value-type="float" office:value="0.000271139034959812" calcext:value-type="float">
            <text:p>0.000271139</text:p>
          </table:table-cell>
          <table:table-cell office:value-type="float" office:value="0.000438043534577097" calcext:value-type="float">
            <text:p>0.0004380435</text:p>
          </table:table-cell>
          <table:table-cell office:value-type="float" office:value="0.0000792970851325577" calcext:value-type="float">
            <text:p>7.92970851325577E-05</text:p>
          </table:table-cell>
          <table:table-cell office:value-type="float" office:value="0.000168784986274735" calcext:value-type="float">
            <text:p>0.000168785</text:p>
          </table:table-cell>
          <table:table-cell office:value-type="float" office:value="0.0000319269153945004" calcext:value-type="float">
            <text:p>3.19269153945004E-05</text:p>
          </table:table-cell>
          <table:table-cell office:value-type="float" office:value="0.000258227652342678" calcext:value-type="float">
            <text:p>0.0002582277</text:p>
          </table:table-cell>
          <table:table-cell office:value-type="float" office:value="0.000184701270251713" calcext:value-type="float">
            <text:p>0.0001847013</text:p>
          </table:table-cell>
          <table:table-cell office:value-type="float" office:value="0.000150354924601028" calcext:value-type="float">
            <text:p>0.0001503549</text:p>
          </table:table-cell>
          <table:table-cell office:value-type="float" office:value="0.000160687907986813" calcext:value-type="float">
            <text:p>0.0001606879</text:p>
          </table:table-cell>
          <table:table-cell office:value-type="float" office:value="0.0000425403562405368" calcext:value-type="float">
            <text:p>4.25403562405368E-05</text:p>
          </table:table-cell>
          <table:table-cell office:value-type="float" office:value="0.0000403089746500982" calcext:value-type="float">
            <text:p>0.000040309</text:p>
          </table:table-cell>
          <table:table-cell office:value-type="float" office:value="0.00208210584546574" calcext:value-type="float">
            <text:p>0.0020821058</text:p>
          </table:table-cell>
          <table:table-cell office:value-type="float" office:value="0.000341912539675954" calcext:value-type="float">
            <text:p>0.0003419125</text:p>
          </table:table-cell>
          <table:table-cell table:number-columns-repeated="1008"/>
        </table:table-row>
        <table:table-row table:style-name="ro2">
          <table:table-cell office:value-type="float" office:value="0.000389410491972811" calcext:value-type="float">
            <text:p>0.0003894105</text:p>
          </table:table-cell>
          <table:table-cell office:value-type="float" office:value="0.158869542769186" calcext:value-type="float">
            <text:p>0.1588695428</text:p>
          </table:table-cell>
          <table:table-cell office:value-type="float" office:value="0.000395200654165271" calcext:value-type="float">
            <text:p>0.0003952007</text:p>
          </table:table-cell>
          <table:table-cell office:value-type="float" office:value="0.000350477473513661" calcext:value-type="float">
            <text:p>0.0003504775</text:p>
          </table:table-cell>
          <table:table-cell office:value-type="float" office:value="0.000535634171862292" calcext:value-type="float">
            <text:p>0.0005356342</text:p>
          </table:table-cell>
          <table:table-cell office:value-type="float" office:value="0.0000911247855726023" calcext:value-type="float">
            <text:p>9.11247855726023E-05</text:p>
          </table:table-cell>
          <table:table-cell office:value-type="float" office:value="0.000215296058554322" calcext:value-type="float">
            <text:p>0.0002152961</text:p>
          </table:table-cell>
          <table:table-cell office:value-type="float" office:value="0.0000396718463672032" calcext:value-type="float">
            <text:p>3.96718463672032E-05</text:p>
          </table:table-cell>
          <table:table-cell office:value-type="float" office:value="0.000332617111910288" calcext:value-type="float">
            <text:p>0.0003326171</text:p>
          </table:table-cell>
          <table:table-cell office:value-type="float" office:value="0.000236569483863375" calcext:value-type="float">
            <text:p>0.0002365695</text:p>
          </table:table-cell>
          <table:table-cell office:value-type="float" office:value="0.000188497485411133" calcext:value-type="float">
            <text:p>0.0001884975</text:p>
          </table:table-cell>
          <table:table-cell office:value-type="float" office:value="0.000204053025170904" calcext:value-type="float">
            <text:p>0.000204053</text:p>
          </table:table-cell>
          <table:table-cell office:value-type="float" office:value="0.0000369189093358921" calcext:value-type="float">
            <text:p>3.69189093358921E-05</text:p>
          </table:table-cell>
          <table:table-cell office:value-type="float" office:value="0.000037425648911959" calcext:value-type="float">
            <text:p>3.7425648911959E-05</text:p>
          </table:table-cell>
          <table:table-cell office:value-type="float" office:value="0.00257232573074471" calcext:value-type="float">
            <text:p>0.0025723257</text:p>
          </table:table-cell>
          <table:table-cell office:value-type="float" office:value="0.000389410491972811" calcext:value-type="float">
            <text:p>0.0003894105</text:p>
          </table:table-cell>
          <table:table-cell table:number-columns-repeated="1008"/>
        </table:table-row>
        <table:table-row table:style-name="ro2">
          <table:table-cell office:value-type="float" office:value="0.000337643568880821" calcext:value-type="float">
            <text:p>0.0003376436</text:p>
          </table:table-cell>
          <table:table-cell office:value-type="float" office:value="0.156165659122491" calcext:value-type="float">
            <text:p>0.1561656591</text:p>
          </table:table-cell>
          <table:table-cell office:value-type="float" office:value="0.000358864661233008" calcext:value-type="float">
            <text:p>0.0003588647</text:p>
          </table:table-cell>
          <table:table-cell office:value-type="float" office:value="0.000299237583160768" calcext:value-type="float">
            <text:p>0.0002992376</text:p>
          </table:table-cell>
          <table:table-cell office:value-type="float" office:value="0.000448297516420246" calcext:value-type="float">
            <text:p>0.0004482975</text:p>
          </table:table-cell>
          <table:table-cell office:value-type="float" office:value="0.0000898054274011747" calcext:value-type="float">
            <text:p>8.98054274011747E-05</text:p>
          </table:table-cell>
          <table:table-cell office:value-type="float" office:value="0.000170490597482005" calcext:value-type="float">
            <text:p>0.0001704906</text:p>
          </table:table-cell>
          <table:table-cell office:value-type="float" office:value="0.0000391814016403102" calcext:value-type="float">
            <text:p>3.91814016403102E-05</text:p>
          </table:table-cell>
          <table:table-cell office:value-type="float" office:value="0.000296839149533546" calcext:value-type="float">
            <text:p>0.0002968391</text:p>
          </table:table-cell>
          <table:table-cell office:value-type="float" office:value="0.000187854015035716" calcext:value-type="float">
            <text:p>0.000187854</text:p>
          </table:table-cell>
          <table:table-cell office:value-type="float" office:value="0.000151861986785132" calcext:value-type="float">
            <text:p>0.000151862</text:p>
          </table:table-cell>
          <table:table-cell office:value-type="float" office:value="0.000168301735725123" calcext:value-type="float">
            <text:p>0.0001683017</text:p>
          </table:table-cell>
          <table:table-cell office:value-type="float" office:value="0.0000601999078511694" calcext:value-type="float">
            <text:p>6.01999078511694E-05</text:p>
          </table:table-cell>
          <table:table-cell office:value-type="float" office:value="0.0000386419481222133" calcext:value-type="float">
            <text:p>3.86419481222133E-05</text:p>
          </table:table-cell>
          <table:table-cell office:value-type="float" office:value="0.00221975420295488" calcext:value-type="float">
            <text:p>0.0022197542</text:p>
          </table:table-cell>
          <table:table-cell office:value-type="float" office:value="0.000337643568880821" calcext:value-type="float">
            <text:p>0.0003376436</text:p>
          </table:table-cell>
          <table:table-cell table:number-columns-repeated="1008"/>
        </table:table-row>
        <table:table-row table:style-name="ro2">
          <table:table-cell office:value-type="float" office:value="0.000361012734244092" calcext:value-type="float">
            <text:p>0.0003610127</text:p>
          </table:table-cell>
          <table:table-cell office:value-type="float" office:value="0.144709137393714" calcext:value-type="float">
            <text:p>0.1447091374</text:p>
          </table:table-cell>
          <table:table-cell office:value-type="float" office:value="0.000292930575720749" calcext:value-type="float">
            <text:p>0.0002929306</text:p>
          </table:table-cell>
          <table:table-cell office:value-type="float" office:value="0.00027770923114208" calcext:value-type="float">
            <text:p>0.0002777092</text:p>
          </table:table-cell>
          <table:table-cell office:value-type="float" office:value="0.00047226321903194" calcext:value-type="float">
            <text:p>0.0004722632</text:p>
          </table:table-cell>
          <table:table-cell office:value-type="float" office:value="0.0000782070707654039" calcext:value-type="float">
            <text:p>7.82070707654039E-05</text:p>
          </table:table-cell>
          <table:table-cell office:value-type="float" office:value="0.000157093665842355" calcext:value-type="float">
            <text:p>0.0001570937</text:p>
          </table:table-cell>
          <table:table-cell office:value-type="float" office:value="0.0000404341675345872" calcext:value-type="float">
            <text:p>4.04341675345872E-05</text:p>
          </table:table-cell>
          <table:table-cell office:value-type="float" office:value="0.000255822370816501" calcext:value-type="float">
            <text:p>0.0002558224</text:p>
          </table:table-cell>
          <table:table-cell office:value-type="float" office:value="0.000190884556607502" calcext:value-type="float">
            <text:p>0.0001908846</text:p>
          </table:table-cell>
          <table:table-cell office:value-type="float" office:value="0.000145350250240062" calcext:value-type="float">
            <text:p>0.0001453503</text:p>
          </table:table-cell>
          <table:table-cell office:value-type="float" office:value="0.000164729048106656" calcext:value-type="float">
            <text:p>0.000164729</text:p>
          </table:table-cell>
          <table:table-cell office:value-type="float" office:value="0.0000569231338289803" calcext:value-type="float">
            <text:p>5.69231338289803E-05</text:p>
          </table:table-cell>
          <table:table-cell office:value-type="float" office:value="0.0000432307189512933" calcext:value-type="float">
            <text:p>4.32307189512933E-05</text:p>
          </table:table-cell>
          <table:table-cell office:value-type="float" office:value="0.00209738267506082" calcext:value-type="float">
            <text:p>0.0020973827</text:p>
          </table:table-cell>
          <table:table-cell office:value-type="float" office:value="0.000361012734244092" calcext:value-type="float">
            <text:p>0.0003610127</text:p>
          </table:table-cell>
          <table:table-cell table:number-columns-repeated="1008"/>
        </table:table-row>
        <table:table-row table:style-name="ro2">
          <table:table-cell office:value-type="float" office:value="0.000292083415844192" calcext:value-type="float">
            <text:p>0.0002920834</text:p>
          </table:table-cell>
          <table:table-cell office:value-type="float" office:value="0.140959009809194" calcext:value-type="float">
            <text:p>0.1409590098</text:p>
          </table:table-cell>
          <table:table-cell office:value-type="float" office:value="0.000325156079693186" calcext:value-type="float">
            <text:p>0.0003251561</text:p>
          </table:table-cell>
          <table:table-cell office:value-type="float" office:value="0.000277536569204249" calcext:value-type="float">
            <text:p>0.0002775366</text:p>
          </table:table-cell>
          <table:table-cell office:value-type="float" office:value="0.000417845861899664" calcext:value-type="float">
            <text:p>0.0004178459</text:p>
          </table:table-cell>
          <table:table-cell office:value-type="float" office:value="0.0000755060245622622" calcext:value-type="float">
            <text:p>0.000075506</text:p>
          </table:table-cell>
          <table:table-cell office:value-type="float" office:value="0.000151376226091867" calcext:value-type="float">
            <text:p>0.0001513762</text:p>
          </table:table-cell>
          <table:table-cell office:value-type="float" office:value="0.0000421615767913447" calcext:value-type="float">
            <text:p>4.21615767913447E-05</text:p>
          </table:table-cell>
          <table:table-cell office:value-type="float" office:value="0.000267265429921619" calcext:value-type="float">
            <text:p>0.0002672654</text:p>
          </table:table-cell>
          <table:table-cell office:value-type="float" office:value="0.000185757229416126" calcext:value-type="float">
            <text:p>0.0001857572</text:p>
          </table:table-cell>
          <table:table-cell office:value-type="float" office:value="0.000123213207284077" calcext:value-type="float">
            <text:p>0.0001232132</text:p>
          </table:table-cell>
          <table:table-cell office:value-type="float" office:value="0.000161890150019391" calcext:value-type="float">
            <text:p>0.0001618902</text:p>
          </table:table-cell>
          <table:table-cell office:value-type="float" office:value="0.0000502159573857274" calcext:value-type="float">
            <text:p>0.000050216</text:p>
          </table:table-cell>
          <table:table-cell office:value-type="float" office:value="0.0000276309157943948" calcext:value-type="float">
            <text:p>2.76309157943948E-05</text:p>
          </table:table-cell>
          <table:table-cell office:value-type="float" office:value="0.0020300842723948" calcext:value-type="float">
            <text:p>0.0020300843</text:p>
          </table:table-cell>
          <table:table-cell office:value-type="float" office:value="0.000292083415844192" calcext:value-type="float">
            <text:p>0.0002920834</text:p>
          </table:table-cell>
          <table:table-cell table:number-columns-repeated="1008"/>
        </table:table-row>
        <table:table-row table:style-name="ro2">
          <table:table-cell office:value-type="float" office:value="0.000321292351663761" calcext:value-type="float">
            <text:p>0.0003212924</text:p>
          </table:table-cell>
          <table:table-cell office:value-type="float" office:value="0.146612943024951" calcext:value-type="float">
            <text:p>0.146612943</text:p>
          </table:table-cell>
          <table:table-cell office:value-type="float" office:value="0.000459401881226989" calcext:value-type="float">
            <text:p>0.0004594019</text:p>
          </table:table-cell>
          <table:table-cell office:value-type="float" office:value="0.000328978298063931" calcext:value-type="float">
            <text:p>0.0003289783</text:p>
          </table:table-cell>
          <table:table-cell office:value-type="float" office:value="0.000515327862028913" calcext:value-type="float">
            <text:p>0.0005153279</text:p>
          </table:table-cell>
          <table:table-cell office:value-type="float" office:value="0.0000742469019635312" calcext:value-type="float">
            <text:p>7.42469019635312E-05</text:p>
          </table:table-cell>
          <table:table-cell office:value-type="float" office:value="0.000192359776128548" calcext:value-type="float">
            <text:p>0.0001923598</text:p>
          </table:table-cell>
          <table:table-cell office:value-type="float" office:value="0.0000529096591760376" calcext:value-type="float">
            <text:p>5.29096591760376E-05</text:p>
          </table:table-cell>
          <table:table-cell office:value-type="float" office:value="0.000281998363029072" calcext:value-type="float">
            <text:p>0.0002819984</text:p>
          </table:table-cell>
          <table:table-cell office:value-type="float" office:value="0.000228203335606766" calcext:value-type="float">
            <text:p>0.0002282033</text:p>
          </table:table-cell>
          <table:table-cell office:value-type="float" office:value="0.000169407494990186" calcext:value-type="float">
            <text:p>0.0001694075</text:p>
          </table:table-cell>
          <table:table-cell office:value-type="float" office:value="0.000191060092488348" calcext:value-type="float">
            <text:p>0.0001910601</text:p>
          </table:table-cell>
          <table:table-cell office:value-type="float" office:value="0.000065942121424017" calcext:value-type="float">
            <text:p>6.5942121424017E-05</text:p>
          </table:table-cell>
          <table:table-cell office:value-type="float" office:value="0.0000502660894571122" calcext:value-type="float">
            <text:p>5.02660894571122E-05</text:p>
          </table:table-cell>
          <table:table-cell office:value-type="float" office:value="0.00253583452174538" calcext:value-type="float">
            <text:p>0.0025358345</text:p>
          </table:table-cell>
          <table:table-cell office:value-type="float" office:value="0.000321292351663761" calcext:value-type="float">
            <text:p>0.0003212924</text:p>
          </table:table-cell>
          <table:table-cell table:number-columns-repeated="1008"/>
        </table:table-row>
        <table:table-row table:style-name="ro2">
          <table:table-cell table:style-name="ce12" office:value-type="float" office:value="0.000411735304814261" calcext:value-type="float">
            <text:p>0.0004117353</text:p>
          </table:table-cell>
          <table:table-cell table:style-name="ce8" office:value-type="float" office:value="0.157689691227216" calcext:value-type="float">
            <text:p>0.1576896912</text:p>
          </table:table-cell>
          <table:table-cell table:style-name="ce8" office:value-type="float" office:value="0.000347333980164301" calcext:value-type="float">
            <text:p>0.000347334</text:p>
          </table:table-cell>
          <table:table-cell table:style-name="ce8" office:value-type="float" office:value="0.00035428095444306" calcext:value-type="float">
            <text:p>0.000354281</text:p>
          </table:table-cell>
          <table:table-cell table:style-name="ce8" office:value-type="float" office:value="0.000542784854596707" calcext:value-type="float">
            <text:p>0.0005427849</text:p>
          </table:table-cell>
          <table:table-cell table:style-name="ce8" office:value-type="float" office:value="0.0000658260805624861" calcext:value-type="float">
            <text:p>6.58260805624861E-05</text:p>
          </table:table-cell>
          <table:table-cell table:style-name="ce8" office:value-type="float" office:value="0.000211724327435353" calcext:value-type="float">
            <text:p>0.0002117243</text:p>
          </table:table-cell>
          <table:table-cell table:style-name="ce8" office:value-type="float" office:value="0.0000472924666807234" calcext:value-type="float">
            <text:p>4.72924666807234E-05</text:p>
          </table:table-cell>
          <table:table-cell table:style-name="ce8" office:value-type="float" office:value="0.000285098520241759" calcext:value-type="float">
            <text:p>0.0002850985</text:p>
          </table:table-cell>
          <table:table-cell table:style-name="ce8" office:value-type="float" office:value="0.00022828508902459" calcext:value-type="float">
            <text:p>0.0002282851</text:p>
          </table:table-cell>
          <table:table-cell table:style-name="ce8" office:value-type="float" office:value="0.000162167279743717" calcext:value-type="float">
            <text:p>0.0001621673</text:p>
          </table:table-cell>
          <table:table-cell table:style-name="ce8" office:value-type="float" office:value="0.000188467065719507" calcext:value-type="float">
            <text:p>0.0001884671</text:p>
          </table:table-cell>
          <table:table-cell table:style-name="ce8" office:value-type="float" office:value="0.0000607819731513871" calcext:value-type="float">
            <text:p>0.000060782</text:p>
          </table:table-cell>
          <table:table-cell table:style-name="ce8" office:value-type="float" office:value="0.0000484800088373893" calcext:value-type="float">
            <text:p>0.00004848</text:p>
          </table:table-cell>
          <table:table-cell table:style-name="ce8" office:value-type="float" office:value="0.00247667368268933" calcext:value-type="float">
            <text:p>0.0024766737</text:p>
          </table:table-cell>
          <table:table-cell table:style-name="ce12" office:value-type="float" office:value="0.000411735304814261" calcext:value-type="float">
            <text:p>0.0004117353</text:p>
          </table:table-cell>
          <table:table-cell table:style-name="ce8" table:number-columns-repeated="1008"/>
        </table:table-row>
        <table:table-row table:style-name="ro2">
          <table:table-cell office:value-type="float" office:value="0.000355918024805719" calcext:value-type="float">
            <text:p>0.000355918</text:p>
          </table:table-cell>
          <table:table-cell office:value-type="float" office:value="0.142718976218062" calcext:value-type="float">
            <text:p>0.1427189762</text:p>
          </table:table-cell>
          <table:table-cell office:value-type="float" office:value="0.000322069956444556" calcext:value-type="float">
            <text:p>0.00032207</text:p>
          </table:table-cell>
          <table:table-cell office:value-type="float" office:value="0.000255506114604963" calcext:value-type="float">
            <text:p>0.0002555061</text:p>
          </table:table-cell>
          <table:table-cell office:value-type="float" office:value="0.000426739295404389" calcext:value-type="float">
            <text:p>0.0004267393</text:p>
          </table:table-cell>
          <table:table-cell office:value-type="float" office:value="0.0000810572163385751" calcext:value-type="float">
            <text:p>8.10572163385751E-05</text:p>
          </table:table-cell>
          <table:table-cell office:value-type="float" office:value="0.000142812579242829" calcext:value-type="float">
            <text:p>0.0001428126</text:p>
          </table:table-cell>
          <table:table-cell office:value-type="float" office:value="0.0000329897888400517" calcext:value-type="float">
            <text:p>3.29897888400517E-05</text:p>
          </table:table-cell>
          <table:table-cell office:value-type="float" office:value="0.000257053584278031" calcext:value-type="float">
            <text:p>0.0002570536</text:p>
          </table:table-cell>
          <table:table-cell office:value-type="float" office:value="0.000191742815441995" calcext:value-type="float">
            <text:p>0.0001917428</text:p>
          </table:table-cell>
          <table:table-cell office:value-type="float" office:value="0.00015054237897562" calcext:value-type="float">
            <text:p>0.0001505424</text:p>
          </table:table-cell>
          <table:table-cell office:value-type="float" office:value="0.000168810069750378" calcext:value-type="float">
            <text:p>0.0001688101</text:p>
          </table:table-cell>
          <table:table-cell office:value-type="float" office:value="0.0000444961694383837" calcext:value-type="float">
            <text:p>4.44961694383837E-05</text:p>
          </table:table-cell>
          <table:table-cell office:value-type="float" office:value="0.0000315313930310916" calcext:value-type="float">
            <text:p>3.15313930310916E-05</text:p>
          </table:table-cell>
          <table:table-cell office:value-type="float" office:value="0.00202431679134994" calcext:value-type="float">
            <text:p>0.0020243168</text:p>
          </table:table-cell>
          <table:table-cell office:value-type="float" office:value="0.000355918024805719" calcext:value-type="float">
            <text:p>0.000355918</text:p>
          </table:table-cell>
          <table:table-cell table:number-columns-repeated="1008"/>
        </table:table-row>
        <table:table-row table:style-name="ro2">
          <table:table-cell office:value-type="float" office:value="0.000375087971167981" calcext:value-type="float">
            <text:p>0.000375088</text:p>
          </table:table-cell>
          <table:table-cell office:value-type="float" office:value="0.150870719702343" calcext:value-type="float">
            <text:p>0.1508707197</text:p>
          </table:table-cell>
          <table:table-cell office:value-type="float" office:value="0.000313486960502712" calcext:value-type="float">
            <text:p>0.000313487</text:p>
          </table:table-cell>
          <table:table-cell office:value-type="float" office:value="0.000278328467046809" calcext:value-type="float">
            <text:p>0.0002783285</text:p>
          </table:table-cell>
          <table:table-cell office:value-type="float" office:value="0.000457419044368178" calcext:value-type="float">
            <text:p>0.000457419</text:p>
          </table:table-cell>
          <table:table-cell office:value-type="float" office:value="0.0000770092684530471" calcext:value-type="float">
            <text:p>7.70092684530471E-05</text:p>
          </table:table-cell>
          <table:table-cell office:value-type="float" office:value="0.000165795671599246" calcext:value-type="float">
            <text:p>0.0001657957</text:p>
          </table:table-cell>
          <table:table-cell office:value-type="float" office:value="0.0000302529550247147" calcext:value-type="float">
            <text:p>0.000030253</text:p>
          </table:table-cell>
          <table:table-cell office:value-type="float" office:value="0.000279397951273974" calcext:value-type="float">
            <text:p>0.000279398</text:p>
          </table:table-cell>
          <table:table-cell office:value-type="float" office:value="0.000211514521286257" calcext:value-type="float">
            <text:p>0.0002115145</text:p>
          </table:table-cell>
          <table:table-cell office:value-type="float" office:value="0.00016573163062756" calcext:value-type="float">
            <text:p>0.0001657316</text:p>
          </table:table-cell>
          <table:table-cell office:value-type="float" office:value="0.000178936878989321" calcext:value-type="float">
            <text:p>0.0001789369</text:p>
          </table:table-cell>
          <table:table-cell office:value-type="float" office:value="0.0000579340246264986" calcext:value-type="float">
            <text:p>0.000057934</text:p>
          </table:table-cell>
          <table:table-cell office:value-type="float" office:value="0.0000410143999069185" calcext:value-type="float">
            <text:p>4.10143999069185E-05</text:p>
          </table:table-cell>
          <table:table-cell office:value-type="float" office:value="0.00217982659426596" calcext:value-type="float">
            <text:p>0.0021798266</text:p>
          </table:table-cell>
          <table:table-cell office:value-type="float" office:value="0.000375087971167981" calcext:value-type="float">
            <text:p>0.000375088</text:p>
          </table:table-cell>
          <table:table-cell table:number-columns-repeated="1008"/>
        </table:table-row>
        <table:table-row table:style-name="ro2">
          <table:table-cell office:value-type="float" office:value="0.000301993730978679" calcext:value-type="float">
            <text:p>0.0003019937</text:p>
          </table:table-cell>
          <table:table-cell office:value-type="float" office:value="0.134521966144431" calcext:value-type="float">
            <text:p>0.1345219661</text:p>
          </table:table-cell>
          <table:table-cell office:value-type="float" office:value="0.000333928700231596" calcext:value-type="float">
            <text:p>0.0003339287</text:p>
          </table:table-cell>
          <table:table-cell office:value-type="float" office:value="0.000302200667443319" calcext:value-type="float">
            <text:p>0.0003022007</text:p>
          </table:table-cell>
          <table:table-cell office:value-type="float" office:value="0.000472342493596824" calcext:value-type="float">
            <text:p>0.0004723425</text:p>
          </table:table-cell>
          <table:table-cell office:value-type="float" office:value="0.0000776212003496922" calcext:value-type="float">
            <text:p>7.76212003496922E-05</text:p>
          </table:table-cell>
          <table:table-cell office:value-type="float" office:value="0.000174908040210065" calcext:value-type="float">
            <text:p>0.000174908</text:p>
          </table:table-cell>
          <table:table-cell office:value-type="float" office:value="0.000039965439154937" calcext:value-type="float">
            <text:p>3.9965439154937E-05</text:p>
          </table:table-cell>
          <table:table-cell office:value-type="float" office:value="0.000269317795674951" calcext:value-type="float">
            <text:p>0.0002693178</text:p>
          </table:table-cell>
          <table:table-cell office:value-type="float" office:value="0.000191770024393357" calcext:value-type="float">
            <text:p>0.00019177</text:p>
          </table:table-cell>
          <table:table-cell office:value-type="float" office:value="0.000167071156033032" calcext:value-type="float">
            <text:p>0.0001670712</text:p>
          </table:table-cell>
          <table:table-cell office:value-type="float" office:value="0.000170488945384515" calcext:value-type="float">
            <text:p>0.0001704889</text:p>
          </table:table-cell>
          <table:table-cell office:value-type="float" office:value="0.0000366771519781002" calcext:value-type="float">
            <text:p>3.66771519781002E-05</text:p>
          </table:table-cell>
          <table:table-cell office:value-type="float" office:value="0.0000411556575951116" calcext:value-type="float">
            <text:p>4.11556575951116E-05</text:p>
          </table:table-cell>
          <table:table-cell office:value-type="float" office:value="0.00219980137282745" calcext:value-type="float">
            <text:p>0.0021998014</text:p>
          </table:table-cell>
          <table:table-cell office:value-type="float" office:value="0.000301993730978679" calcext:value-type="float">
            <text:p>0.0003019937</text:p>
          </table:table-cell>
          <table:table-cell table:number-columns-repeated="1008"/>
        </table:table-row>
        <table:table-row table:style-name="ro2">
          <table:table-cell office:value-type="float" office:value="0.000298739126692705" calcext:value-type="float">
            <text:p>0.0002987391</text:p>
          </table:table-cell>
          <table:table-cell office:value-type="float" office:value="0.143913093178016" calcext:value-type="float">
            <text:p>0.1439130932</text:p>
          </table:table-cell>
          <table:table-cell office:value-type="float" office:value="0.000272736924556674" calcext:value-type="float">
            <text:p>0.0002727369</text:p>
          </table:table-cell>
          <table:table-cell office:value-type="float" office:value="0.000228951865901692" calcext:value-type="float">
            <text:p>0.0002289519</text:p>
          </table:table-cell>
          <table:table-cell office:value-type="float" office:value="0.000408684129293604" calcext:value-type="float">
            <text:p>0.0004086841</text:p>
          </table:table-cell>
          <table:table-cell office:value-type="float" office:value="0.0000789327298579024" calcext:value-type="float">
            <text:p>7.89327298579024E-05</text:p>
          </table:table-cell>
          <table:table-cell office:value-type="float" office:value="0.000107533222783682" calcext:value-type="float">
            <text:p>0.0001075332</text:p>
          </table:table-cell>
          <table:table-cell office:value-type="float" office:value="0.0000174471367683955" calcext:value-type="float">
            <text:p>1.74471367683955E-05</text:p>
          </table:table-cell>
          <table:table-cell office:value-type="float" office:value="0.000235499044178832" calcext:value-type="float">
            <text:p>0.000235499</text:p>
          </table:table-cell>
          <table:table-cell office:value-type="float" office:value="0.000189167146036868" calcext:value-type="float">
            <text:p>0.0001891671</text:p>
          </table:table-cell>
          <table:table-cell office:value-type="float" office:value="0.00016209089795557" calcext:value-type="float">
            <text:p>0.0001620909</text:p>
          </table:table-cell>
          <table:table-cell office:value-type="float" office:value="0.000164277578323181" calcext:value-type="float">
            <text:p>0.0001642776</text:p>
          </table:table-cell>
          <table:table-cell office:value-type="float" office:value="0.000041262658536815" calcext:value-type="float">
            <text:p>4.1262658536815E-05</text:p>
          </table:table-cell>
          <table:table-cell office:value-type="float" office:value="0.0000295227575278836" calcext:value-type="float">
            <text:p>2.95227575278836E-05</text:p>
          </table:table-cell>
          <table:table-cell office:value-type="float" office:value="0.00185719908751458" calcext:value-type="float">
            <text:p>0.0018571991</text:p>
          </table:table-cell>
          <table:table-cell office:value-type="float" office:value="0.000298739126692705" calcext:value-type="float">
            <text:p>0.0002987391</text:p>
          </table:table-cell>
          <table:table-cell table:number-columns-repeated="1008"/>
        </table:table-row>
        <table:table-row table:style-name="ro2">
          <table:table-cell office:value-type="float" office:value="0.000379293294973061" calcext:value-type="float">
            <text:p>0.0003792933</text:p>
          </table:table-cell>
          <table:table-cell office:value-type="float" office:value="0.142950449521459" calcext:value-type="float">
            <text:p>0.1429504495</text:p>
          </table:table-cell>
          <table:table-cell office:value-type="float" office:value="0.000356929026018412" calcext:value-type="float">
            <text:p>0.000356929</text:p>
          </table:table-cell>
          <table:table-cell office:value-type="float" office:value="0.000326975529380167" calcext:value-type="float">
            <text:p>0.0003269755</text:p>
          </table:table-cell>
          <table:table-cell office:value-type="float" office:value="0.000488828626534859" calcext:value-type="float">
            <text:p>0.0004888286</text:p>
          </table:table-cell>
          <table:table-cell office:value-type="float" office:value="0.0000844312085375443" calcext:value-type="float">
            <text:p>8.44312085375443E-05</text:p>
          </table:table-cell>
          <table:table-cell office:value-type="float" office:value="0.000191167854807384" calcext:value-type="float">
            <text:p>0.0001911679</text:p>
          </table:table-cell>
          <table:table-cell office:value-type="float" office:value="0.000044917638266863" calcext:value-type="float">
            <text:p>4.4917638266863E-05</text:p>
          </table:table-cell>
          <table:table-cell office:value-type="float" office:value="0.000294618357085767" calcext:value-type="float">
            <text:p>0.0002946184</text:p>
          </table:table-cell>
          <table:table-cell office:value-type="float" office:value="0.000219221943409646" calcext:value-type="float">
            <text:p>0.0002192219</text:p>
          </table:table-cell>
          <table:table-cell office:value-type="float" office:value="0.000160306676452829" calcext:value-type="float">
            <text:p>0.0001603067</text:p>
          </table:table-cell>
          <table:table-cell office:value-type="float" office:value="0.000189352491374763" calcext:value-type="float">
            <text:p>0.0001893525</text:p>
          </table:table-cell>
          <table:table-cell office:value-type="float" office:value="0.0000662548821684275" calcext:value-type="float">
            <text:p>6.62548821684275E-05</text:p>
          </table:table-cell>
          <table:table-cell office:value-type="float" office:value="0.0000454756944331872" calcext:value-type="float">
            <text:p>4.54756944331872E-05</text:p>
          </table:table-cell>
          <table:table-cell office:value-type="float" office:value="0.00238400921896873" calcext:value-type="float">
            <text:p>0.0023840092</text:p>
          </table:table-cell>
          <table:table-cell office:value-type="float" office:value="0.000379293294973061" calcext:value-type="float">
            <text:p>0.0003792933</text:p>
          </table:table-cell>
          <table:table-cell table:number-columns-repeated="1008"/>
        </table:table-row>
        <table:table-row table:style-name="ro2">
          <table:table-cell office:value-type="float" office:value="0.000332496278525126" calcext:value-type="float">
            <text:p>0.0003324963</text:p>
          </table:table-cell>
          <table:table-cell office:value-type="float" office:value="0.144860214351027" calcext:value-type="float">
            <text:p>0.1448602144</text:p>
          </table:table-cell>
          <table:table-cell office:value-type="float" office:value="0.000380501615180873" calcext:value-type="float">
            <text:p>0.0003805016</text:p>
          </table:table-cell>
          <table:table-cell office:value-type="float" office:value="0.000330451944796821" calcext:value-type="float">
            <text:p>0.0003304519</text:p>
          </table:table-cell>
          <table:table-cell office:value-type="float" office:value="0.000561447053711576" calcext:value-type="float">
            <text:p>0.0005614471</text:p>
          </table:table-cell>
          <table:table-cell office:value-type="float" office:value="0.0000945723385097927" calcext:value-type="float">
            <text:p>9.45723385097927E-05</text:p>
          </table:table-cell>
          <table:table-cell office:value-type="float" office:value="0.000160202752380288" calcext:value-type="float">
            <text:p>0.0001602028</text:p>
          </table:table-cell>
          <table:table-cell office:value-type="float" office:value="0.0000200797379270927" calcext:value-type="float">
            <text:p>2.00797379270927E-05</text:p>
          </table:table-cell>
          <table:table-cell office:value-type="float" office:value="0.000288243754499198" calcext:value-type="float">
            <text:p>0.0002882438</text:p>
          </table:table-cell>
          <table:table-cell office:value-type="float" office:value="0.000226643598550219" calcext:value-type="float">
            <text:p>0.0002266436</text:p>
          </table:table-cell>
          <table:table-cell office:value-type="float" office:value="0.000152441585404614" calcext:value-type="float">
            <text:p>0.0001524416</text:p>
          </table:table-cell>
          <table:table-cell office:value-type="float" office:value="0.000196978855914128" calcext:value-type="float">
            <text:p>0.0001969789</text:p>
          </table:table-cell>
          <table:table-cell office:value-type="float" office:value="0.0000448066844901372" calcext:value-type="float">
            <text:p>4.48066844901372E-05</text:p>
          </table:table-cell>
          <table:table-cell office:value-type="float" office:value="0.0000482462759880113" calcext:value-type="float">
            <text:p>4.82462759880113E-05</text:p>
          </table:table-cell>
          <table:table-cell office:value-type="float" office:value="0.00241005042991565" calcext:value-type="float">
            <text:p>0.0024100504</text:p>
          </table:table-cell>
          <table:table-cell office:value-type="float" office:value="0.000332496278525126" calcext:value-type="float">
            <text:p>0.0003324963</text:p>
          </table:table-cell>
          <table:table-cell table:number-columns-repeated="1008"/>
        </table:table-row>
        <table:table-row table:style-name="ro2">
          <table:table-cell office:value-type="float" office:value="0.000301298893770982" calcext:value-type="float">
            <text:p>0.0003012989</text:p>
          </table:table-cell>
          <table:table-cell office:value-type="float" office:value="0.136213206838377" calcext:value-type="float">
            <text:p>0.1362132068</text:p>
          </table:table-cell>
          <table:table-cell office:value-type="float" office:value="0.00032264118728057" calcext:value-type="float">
            <text:p>0.0003226412</text:p>
          </table:table-cell>
          <table:table-cell office:value-type="float" office:value="0.000249556642926193" calcext:value-type="float">
            <text:p>0.0002495566</text:p>
          </table:table-cell>
          <table:table-cell office:value-type="float" office:value="0.00044754415549356" calcext:value-type="float">
            <text:p>0.0004475442</text:p>
          </table:table-cell>
          <table:table-cell office:value-type="float" office:value="0.0000816990197359238" calcext:value-type="float">
            <text:p>0.000081699</text:p>
          </table:table-cell>
          <table:table-cell office:value-type="float" office:value="0.00013421685035783" calcext:value-type="float">
            <text:p>0.0001342169</text:p>
          </table:table-cell>
          <table:table-cell office:value-type="float" office:value="0.0000265386780162701" calcext:value-type="float">
            <text:p>2.65386780162701E-05</text:p>
          </table:table-cell>
          <table:table-cell office:value-type="float" office:value="0.000251405569716284" calcext:value-type="float">
            <text:p>0.0002514056</text:p>
          </table:table-cell>
          <table:table-cell office:value-type="float" office:value="0.000179394372374881" calcext:value-type="float">
            <text:p>0.0001793944</text:p>
          </table:table-cell>
          <table:table-cell office:value-type="float" office:value="0.000155967708214292" calcext:value-type="float">
            <text:p>0.0001559677</text:p>
          </table:table-cell>
          <table:table-cell office:value-type="float" office:value="0.000157027205588389" calcext:value-type="float">
            <text:p>0.0001570272</text:p>
          </table:table-cell>
          <table:table-cell office:value-type="float" office:value="0.0000290980912807554" calcext:value-type="float">
            <text:p>2.90980912807554E-05</text:p>
          </table:table-cell>
          <table:table-cell office:value-type="float" office:value="0.0000409291452915051" calcext:value-type="float">
            <text:p>4.09291452915051E-05</text:p>
          </table:table-cell>
          <table:table-cell office:value-type="float" office:value="0.00199434799830023" calcext:value-type="float">
            <text:p>0.001994348</text:p>
          </table:table-cell>
          <table:table-cell office:value-type="float" office:value="0.000301298893770982" calcext:value-type="float">
            <text:p>0.0003012989</text:p>
          </table:table-cell>
          <table:table-cell table:number-columns-repeated="1008"/>
        </table:table-row>
        <table:table-row table:style-name="ro2">
          <table:table-cell office:value-type="float" office:value="0.000388559447807122" calcext:value-type="float">
            <text:p>0.0003885594</text:p>
          </table:table-cell>
          <table:table-cell office:value-type="float" office:value="0.173567453887693" calcext:value-type="float">
            <text:p>0.1735674539</text:p>
          </table:table-cell>
          <table:table-cell office:value-type="float" office:value="0.000358788292455916" calcext:value-type="float">
            <text:p>0.0003587883</text:p>
          </table:table-cell>
          <table:table-cell office:value-type="float" office:value="0.000310449743516434" calcext:value-type="float">
            <text:p>0.0003104497</text:p>
          </table:table-cell>
          <table:table-cell office:value-type="float" office:value="0.000531918886364961" calcext:value-type="float">
            <text:p>0.0005319189</text:p>
          </table:table-cell>
          <table:table-cell office:value-type="float" office:value="0.00010192987603883" calcext:value-type="float">
            <text:p>0.0001019299</text:p>
          </table:table-cell>
          <table:table-cell office:value-type="float" office:value="0.000166895456927936" calcext:value-type="float">
            <text:p>0.0001668955</text:p>
          </table:table-cell>
          <table:table-cell office:value-type="float" office:value="0.0000372102907884326" calcext:value-type="float">
            <text:p>3.72102907884326E-05</text:p>
          </table:table-cell>
          <table:table-cell office:value-type="float" office:value="0.000315353418954702" calcext:value-type="float">
            <text:p>0.0003153534</text:p>
          </table:table-cell>
          <table:table-cell office:value-type="float" office:value="0.000250266058046434" calcext:value-type="float">
            <text:p>0.0002502661</text:p>
          </table:table-cell>
          <table:table-cell office:value-type="float" office:value="0.000173755731340744" calcext:value-type="float">
            <text:p>0.0001737557</text:p>
          </table:table-cell>
          <table:table-cell office:value-type="float" office:value="0.000212433065426685" calcext:value-type="float">
            <text:p>0.0002124331</text:p>
          </table:table-cell>
          <table:table-cell office:value-type="float" office:value="0.0000346537222528191" calcext:value-type="float">
            <text:p>3.46537222528191E-05</text:p>
          </table:table-cell>
          <table:table-cell office:value-type="float" office:value="0.000037469276295851" calcext:value-type="float">
            <text:p>3.7469276295851E-05</text:p>
          </table:table-cell>
          <table:table-cell office:value-type="float" office:value="0.00242918663556977" calcext:value-type="float">
            <text:p>0.0024291866</text:p>
          </table:table-cell>
          <table:table-cell office:value-type="float" office:value="0.000388559447807122" calcext:value-type="float">
            <text:p>0.0003885594</text:p>
          </table:table-cell>
          <table:table-cell table:number-columns-repeated="1008"/>
        </table:table-row>
        <table:table-row table:style-name="ro2">
          <table:table-cell office:value-type="float" office:value="0.000301314580572801" calcext:value-type="float">
            <text:p>0.0003013146</text:p>
          </table:table-cell>
          <table:table-cell office:value-type="float" office:value="0.146599762846182" calcext:value-type="float">
            <text:p>0.1465997628</text:p>
          </table:table-cell>
          <table:table-cell office:value-type="float" office:value="0.000262626733641695" calcext:value-type="float">
            <text:p>0.0002626267</text:p>
          </table:table-cell>
          <table:table-cell office:value-type="float" office:value="0.00031226697814861" calcext:value-type="float">
            <text:p>0.000312267</text:p>
          </table:table-cell>
          <table:table-cell office:value-type="float" office:value="0.000485840223222327" calcext:value-type="float">
            <text:p>0.0004858402</text:p>
          </table:table-cell>
          <table:table-cell office:value-type="float" office:value="0.000109496498594074" calcext:value-type="float">
            <text:p>0.0001094965</text:p>
          </table:table-cell>
          <table:table-cell office:value-type="float" office:value="0.000187938306420011" calcext:value-type="float">
            <text:p>0.0001879383</text:p>
          </table:table-cell>
          <table:table-cell office:value-type="float" office:value="0.0000455697774299442" calcext:value-type="float">
            <text:p>4.55697774299442E-05</text:p>
          </table:table-cell>
          <table:table-cell office:value-type="float" office:value="0.000315954413559231" calcext:value-type="float">
            <text:p>0.0003159544</text:p>
          </table:table-cell>
          <table:table-cell office:value-type="float" office:value="0.00019838512417797" calcext:value-type="float">
            <text:p>0.0001983851</text:p>
          </table:table-cell>
          <table:table-cell office:value-type="float" office:value="0.000165929098045142" calcext:value-type="float">
            <text:p>0.0001659291</text:p>
          </table:table-cell>
          <table:table-cell office:value-type="float" office:value="0.000168599878387261" calcext:value-type="float">
            <text:p>0.0001685999</text:p>
          </table:table-cell>
          <table:table-cell office:value-type="float" office:value="0.000059845263221554" calcext:value-type="float">
            <text:p>5.9845263221554E-05</text:p>
          </table:table-cell>
          <table:table-cell office:value-type="float" office:value="0.0000343316173483943" calcext:value-type="float">
            <text:p>3.43316173483943E-05</text:p>
          </table:table-cell>
          <table:table-cell office:value-type="float" office:value="0.00223730060264087" calcext:value-type="float">
            <text:p>0.0022373006</text:p>
          </table:table-cell>
          <table:table-cell office:value-type="float" office:value="0.000301314580572801" calcext:value-type="float">
            <text:p>0.0003013146</text:p>
          </table:table-cell>
          <table:table-cell table:number-columns-repeated="1008"/>
        </table:table-row>
        <table:table-row table:style-name="ro2">
          <table:table-cell office:value-type="float" office:value="0.000352378331075993" calcext:value-type="float">
            <text:p>0.0003523783</text:p>
          </table:table-cell>
          <table:table-cell office:value-type="float" office:value="0.15272294680903" calcext:value-type="float">
            <text:p>0.1527229468</text:p>
          </table:table-cell>
          <table:table-cell office:value-type="float" office:value="0.000337141387540806" calcext:value-type="float">
            <text:p>0.0003371414</text:p>
          </table:table-cell>
          <table:table-cell office:value-type="float" office:value="0.000319437949363765" calcext:value-type="float">
            <text:p>0.0003194379</text:p>
          </table:table-cell>
          <table:table-cell office:value-type="float" office:value="0.000468956700877235" calcext:value-type="float">
            <text:p>0.0004689567</text:p>
          </table:table-cell>
          <table:table-cell office:value-type="float" office:value="0.0000875951368134828" calcext:value-type="float">
            <text:p>8.75951368134828E-05</text:p>
          </table:table-cell>
          <table:table-cell office:value-type="float" office:value="0.000194192271288347" calcext:value-type="float">
            <text:p>0.0001941923</text:p>
          </table:table-cell>
          <table:table-cell office:value-type="float" office:value="0.0000421563121590783" calcext:value-type="float">
            <text:p>4.21563121590783E-05</text:p>
          </table:table-cell>
          <table:table-cell office:value-type="float" office:value="0.000283024497314722" calcext:value-type="float">
            <text:p>0.0002830245</text:p>
          </table:table-cell>
          <table:table-cell office:value-type="float" office:value="0.000193792714523934" calcext:value-type="float">
            <text:p>0.0001937927</text:p>
          </table:table-cell>
          <table:table-cell office:value-type="float" office:value="0.000158017016541164" calcext:value-type="float">
            <text:p>0.000158017</text:p>
          </table:table-cell>
          <table:table-cell office:value-type="float" office:value="0.000171041030304222" calcext:value-type="float">
            <text:p>0.000171041</text:p>
          </table:table-cell>
          <table:table-cell office:value-type="float" office:value="0.0000657132569347603" calcext:value-type="float">
            <text:p>6.57132569347603E-05</text:p>
          </table:table-cell>
          <table:table-cell office:value-type="float" office:value="0.000051842490182506" calcext:value-type="float">
            <text:p>5.1842490182506E-05</text:p>
          </table:table-cell>
          <table:table-cell office:value-type="float" office:value="0.00228531101676018" calcext:value-type="float">
            <text:p>0.002285311</text:p>
          </table:table-cell>
          <table:table-cell office:value-type="float" office:value="0.000352378331075993" calcext:value-type="float">
            <text:p>0.0003523783</text:p>
          </table:table-cell>
          <table:table-cell table:number-columns-repeated="1008"/>
        </table:table-row>
        <table:table-row table:style-name="ro2">
          <table:table-cell office:value-type="float" office:value="0.000302966295439478" calcext:value-type="float">
            <text:p>0.0003029663</text:p>
          </table:table-cell>
          <table:table-cell office:value-type="float" office:value="0.13331580932325" calcext:value-type="float">
            <text:p>0.1333158093</text:p>
          </table:table-cell>
          <table:table-cell office:value-type="float" office:value="0.000334249805602064" calcext:value-type="float">
            <text:p>0.0003342498</text:p>
          </table:table-cell>
          <table:table-cell office:value-type="float" office:value="0.000286788718672606" calcext:value-type="float">
            <text:p>0.0002867887</text:p>
          </table:table-cell>
          <table:table-cell office:value-type="float" office:value="0.000462338433625997" calcext:value-type="float">
            <text:p>0.0004623384</text:p>
          </table:table-cell>
          <table:table-cell office:value-type="float" office:value="0.0000750089814987949" calcext:value-type="float">
            <text:p>0.000075009</text:p>
          </table:table-cell>
          <table:table-cell office:value-type="float" office:value="0.000168429643741624" calcext:value-type="float">
            <text:p>0.0001684296</text:p>
          </table:table-cell>
          <table:table-cell office:value-type="float" office:value="0.0000305999591083267" calcext:value-type="float">
            <text:p>0.0000306</text:p>
          </table:table-cell>
          <table:table-cell office:value-type="float" office:value="0.000248905822778025" calcext:value-type="float">
            <text:p>0.0002489058</text:p>
          </table:table-cell>
          <table:table-cell office:value-type="float" office:value="0.000196564823096285" calcext:value-type="float">
            <text:p>0.0001965648</text:p>
          </table:table-cell>
          <table:table-cell office:value-type="float" office:value="0.000152566900055544" calcext:value-type="float">
            <text:p>0.0001525669</text:p>
          </table:table-cell>
          <table:table-cell office:value-type="float" office:value="0.000170149116721336" calcext:value-type="float">
            <text:p>0.0001701491</text:p>
          </table:table-cell>
          <table:table-cell office:value-type="float" office:value="0.000045747062983836" calcext:value-type="float">
            <text:p>4.5747062983836E-05</text:p>
          </table:table-cell>
          <table:table-cell office:value-type="float" office:value="0.0000316413300678709" calcext:value-type="float">
            <text:p>3.16413300678709E-05</text:p>
          </table:table-cell>
          <table:table-cell office:value-type="float" office:value="0.00212796890204064" calcext:value-type="float">
            <text:p>0.0021279689</text:p>
          </table:table-cell>
          <table:table-cell office:value-type="float" office:value="0.000302966295439478" calcext:value-type="float">
            <text:p>0.0003029663</text:p>
          </table:table-cell>
          <table:table-cell table:number-columns-repeated="1008"/>
        </table:table-row>
        <table:table-row table:style-name="ro2">
          <table:table-cell office:value-type="float" office:value="0.000307673808777284" calcext:value-type="float">
            <text:p>0.0003076738</text:p>
          </table:table-cell>
          <table:table-cell office:value-type="float" office:value="0.130621686940205" calcext:value-type="float">
            <text:p>0.1306216869</text:p>
          </table:table-cell>
          <table:table-cell office:value-type="float" office:value="0.000302251253122082" calcext:value-type="float">
            <text:p>0.0003022513</text:p>
          </table:table-cell>
          <table:table-cell office:value-type="float" office:value="0.000250974367387179" calcext:value-type="float">
            <text:p>0.0002509744</text:p>
          </table:table-cell>
          <table:table-cell office:value-type="float" office:value="0.000406460528334546" calcext:value-type="float">
            <text:p>0.0004064605</text:p>
          </table:table-cell>
          <table:table-cell office:value-type="float" office:value="0.0000637337705004233" calcext:value-type="float">
            <text:p>6.37337705004233E-05</text:p>
          </table:table-cell>
          <table:table-cell office:value-type="float" office:value="0.000158266157798248" calcext:value-type="float">
            <text:p>0.0001582662</text:p>
          </table:table-cell>
          <table:table-cell office:value-type="float" office:value="0.0000410277557718565" calcext:value-type="float">
            <text:p>4.10277557718565E-05</text:p>
          </table:table-cell>
          <table:table-cell office:value-type="float" office:value="0.000237767820549511" calcext:value-type="float">
            <text:p>0.0002377678</text:p>
          </table:table-cell>
          <table:table-cell office:value-type="float" office:value="0.000217551933337261" calcext:value-type="float">
            <text:p>0.0002175519</text:p>
          </table:table-cell>
          <table:table-cell office:value-type="float" office:value="0.0001580225176248" calcext:value-type="float">
            <text:p>0.0001580225</text:p>
          </table:table-cell>
          <table:table-cell office:value-type="float" office:value="0.000179469100072158" calcext:value-type="float">
            <text:p>0.0001794691</text:p>
          </table:table-cell>
          <table:table-cell office:value-type="float" office:value="0.000048911077178883" calcext:value-type="float">
            <text:p>4.8911077178883E-05</text:p>
          </table:table-cell>
          <table:table-cell office:value-type="float" office:value="0.0000393866205522465" calcext:value-type="float">
            <text:p>3.93866205522465E-05</text:p>
          </table:table-cell>
          <table:table-cell office:value-type="float" office:value="0.00204008038567126" calcext:value-type="float">
            <text:p>0.0020400804</text:p>
          </table:table-cell>
          <table:table-cell office:value-type="float" office:value="0.000307673808777284" calcext:value-type="float">
            <text:p>0.0003076738</text:p>
          </table:table-cell>
          <table:table-cell table:number-columns-repeated="1008"/>
        </table:table-row>
        <table:table-row table:style-name="ro2">
          <table:table-cell office:value-type="float" office:value="0.000296835281049564" calcext:value-type="float">
            <text:p>0.0002968353</text:p>
          </table:table-cell>
          <table:table-cell office:value-type="float" office:value="0.132977417366492" calcext:value-type="float">
            <text:p>0.1329774174</text:p>
          </table:table-cell>
          <table:table-cell office:value-type="float" office:value="0.000286823173004326" calcext:value-type="float">
            <text:p>0.0002868232</text:p>
          </table:table-cell>
          <table:table-cell office:value-type="float" office:value="0.000241075260119618" calcext:value-type="float">
            <text:p>0.0002410753</text:p>
          </table:table-cell>
          <table:table-cell office:value-type="float" office:value="0.000399559752901306" calcext:value-type="float">
            <text:p>0.0003995598</text:p>
          </table:table-cell>
          <table:table-cell office:value-type="float" office:value="0.0000842574244487409" calcext:value-type="float">
            <text:p>8.42574244487409E-05</text:p>
          </table:table-cell>
          <table:table-cell office:value-type="float" office:value="0.000156093995538809" calcext:value-type="float">
            <text:p>0.000156094</text:p>
          </table:table-cell>
          <table:table-cell office:value-type="float" office:value="0.0000285837777194285" calcext:value-type="float">
            <text:p>2.85837777194285E-05</text:p>
          </table:table-cell>
          <table:table-cell office:value-type="float" office:value="0.000241342898487777" calcext:value-type="float">
            <text:p>0.0002413429</text:p>
          </table:table-cell>
          <table:table-cell office:value-type="float" office:value="0.000175041575466461" calcext:value-type="float">
            <text:p>0.0001750416</text:p>
          </table:table-cell>
          <table:table-cell office:value-type="float" office:value="0.0001285637397595" calcext:value-type="float">
            <text:p>0.0001285637</text:p>
          </table:table-cell>
          <table:table-cell office:value-type="float" office:value="0.000152413967976617" calcext:value-type="float">
            <text:p>0.000152414</text:p>
          </table:table-cell>
          <table:table-cell office:value-type="float" office:value="0.0000232894041820199" calcext:value-type="float">
            <text:p>2.32894041820199E-05</text:p>
          </table:table-cell>
          <table:table-cell office:value-type="float" office:value="0.000037717545301888" calcext:value-type="float">
            <text:p>3.7717545301888E-05</text:p>
          </table:table-cell>
          <table:table-cell office:value-type="float" office:value="0.00187048805892523" calcext:value-type="float">
            <text:p>0.0018704881</text:p>
          </table:table-cell>
          <table:table-cell office:value-type="float" office:value="0.000296835281049564" calcext:value-type="float">
            <text:p>0.0002968353</text:p>
          </table:table-cell>
          <table:table-cell table:number-columns-repeated="1008"/>
        </table:table-row>
      </table:table>
      <table:table table:name="data" table:style-name="ta1">
        <table:table-column table:style-name="co6" table:number-columns-repeated="14" table:default-cell-style-name="Default"/>
        <table:table-column table:style-name="co6" table:default-cell-style-name="ce10"/>
        <table:table-row table:style-name="ro2">
          <table:table-cell office:value-type="float" office:value="0.135907600156598" calcext:value-type="float">
            <text:p>0.1359076002</text:p>
          </table:table-cell>
          <table:table-cell office:value-type="float" office:value="0.000328513071934992" calcext:value-type="float">
            <text:p>0.0003285131</text:p>
          </table:table-cell>
          <table:table-cell office:value-type="float" office:value="0.000283169376821595" calcext:value-type="float">
            <text:p>0.0002831694</text:p>
          </table:table-cell>
          <table:table-cell office:value-type="float" office:value="0.000443298830092325" calcext:value-type="float">
            <text:p>0.0004432988</text:p>
          </table:table-cell>
          <table:table-cell office:value-type="float" office:value="0.00010135410314093" calcext:value-type="float">
            <text:p>0.0001013541</text:p>
          </table:table-cell>
          <table:table-cell office:value-type="float" office:value="0.000154091307650339" calcext:value-type="float">
            <text:p>0.0001540913</text:p>
          </table:table-cell>
          <table:table-cell office:value-type="float" office:value="0.0000346973126558948" calcext:value-type="float">
            <text:p>3.46973126558948E-05</text:p>
          </table:table-cell>
          <table:table-cell office:value-type="float" office:value="0.000267182861088146" calcext:value-type="float">
            <text:p>0.0002671829</text:p>
          </table:table-cell>
          <table:table-cell office:value-type="float" office:value="0.000186755574642803" calcext:value-type="float">
            <text:p>0.0001867556</text:p>
          </table:table-cell>
          <table:table-cell office:value-type="float" office:value="0.000137549092768886" calcext:value-type="float">
            <text:p>0.0001375491</text:p>
          </table:table-cell>
          <table:table-cell office:value-type="float" office:value="0.000164873226485403" calcext:value-type="float">
            <text:p>0.0001648732</text:p>
          </table:table-cell>
          <table:table-cell office:value-type="float" office:value="0.0000424757453641831" calcext:value-type="float">
            <text:p>4.24757453641831E-05</text:p>
          </table:table-cell>
          <table:table-cell office:value-type="float" office:value="0.0000322535917684504" calcext:value-type="float">
            <text:p>3.22535917684504E-05</text:p>
          </table:table-cell>
          <table:table-cell office:value-type="float" office:value="0.00207485863590924" calcext:value-type="float">
            <text:p>0.0020748586</text:p>
          </table:table-cell>
          <table:table-cell office:value-type="float" office:value="0.000299806467167341" calcext:value-type="float">
            <text:p>0.0002998065</text:p>
          </table:table-cell>
        </table:table-row>
        <table:table-row table:style-name="ro2">
          <table:table-cell office:value-type="float" office:value="0.139999466192185" calcext:value-type="float">
            <text:p>0.1399994662</text:p>
          </table:table-cell>
          <table:table-cell office:value-type="float" office:value="0.000310335864462628" calcext:value-type="float">
            <text:p>0.0003103359</text:p>
          </table:table-cell>
          <table:table-cell office:value-type="float" office:value="0.000264473286518302" calcext:value-type="float">
            <text:p>0.0002644733</text:p>
          </table:table-cell>
          <table:table-cell office:value-type="float" office:value="0.000464754027765171" calcext:value-type="float">
            <text:p>0.000464754</text:p>
          </table:table-cell>
          <table:table-cell office:value-type="float" office:value="0.0000987229992238415" calcext:value-type="float">
            <text:p>0.000098723</text:p>
          </table:table-cell>
          <table:table-cell office:value-type="float" office:value="0.000148194054113025" calcext:value-type="float">
            <text:p>0.0001481941</text:p>
          </table:table-cell>
          <table:table-cell office:value-type="float" office:value="0.000028370708488283" calcext:value-type="float">
            <text:p>2.8370708488283E-05</text:p>
          </table:table-cell>
          <table:table-cell office:value-type="float" office:value="0.000247108775072078" calcext:value-type="float">
            <text:p>0.0002471088</text:p>
          </table:table-cell>
          <table:table-cell office:value-type="float" office:value="0.000195734197240445" calcext:value-type="float">
            <text:p>0.0001957342</text:p>
          </table:table-cell>
          <table:table-cell office:value-type="float" office:value="0.000158718207935126" calcext:value-type="float">
            <text:p>0.0001587182</text:p>
          </table:table-cell>
          <table:table-cell office:value-type="float" office:value="0.000172111340580558" calcext:value-type="float">
            <text:p>0.0001721113</text:p>
          </table:table-cell>
          <table:table-cell office:value-type="float" office:value="0.0000323208609541059" calcext:value-type="float">
            <text:p>3.23208609541059E-05</text:p>
          </table:table-cell>
          <table:table-cell office:value-type="float" office:value="0.0000388647346091361" calcext:value-type="float">
            <text:p>3.88647346091361E-05</text:p>
          </table:table-cell>
          <table:table-cell office:value-type="float" office:value="0.00206100865351479" calcext:value-type="float">
            <text:p>0.0020610087</text:p>
          </table:table-cell>
          <table:table-cell office:value-type="float" office:value="0.000322160987202229" calcext:value-type="float">
            <text:p>0.000322161</text:p>
          </table:table-cell>
        </table:table-row>
        <table:table-row table:style-name="ro2">
          <table:table-cell office:value-type="float" office:value="0.150685792464881" calcext:value-type="float">
            <text:p>0.1506857925</text:p>
          </table:table-cell>
          <table:table-cell office:value-type="float" office:value="0.000381517494876023" calcext:value-type="float">
            <text:p>0.0003815175</text:p>
          </table:table-cell>
          <table:table-cell office:value-type="float" office:value="0.000274194245836277" calcext:value-type="float">
            <text:p>0.0002741942</text:p>
          </table:table-cell>
          <table:table-cell office:value-type="float" office:value="0.000424935115872023" calcext:value-type="float">
            <text:p>0.0004249351</text:p>
          </table:table-cell>
          <table:table-cell office:value-type="float" office:value="0.000109335037610577" calcext:value-type="float">
            <text:p>0.000109335</text:p>
          </table:table-cell>
          <table:table-cell office:value-type="float" office:value="0.000206521737708868" calcext:value-type="float">
            <text:p>0.0002065217</text:p>
          </table:table-cell>
          <table:table-cell office:value-type="float" office:value="0.0000408213988907937" calcext:value-type="float">
            <text:p>4.08213988907937E-05</text:p>
          </table:table-cell>
          <table:table-cell office:value-type="float" office:value="0.000378896797004823" calcext:value-type="float">
            <text:p>0.0003788968</text:p>
          </table:table-cell>
          <table:table-cell office:value-type="float" office:value="0.000198534280415777" calcext:value-type="float">
            <text:p>0.0001985343</text:p>
          </table:table-cell>
          <table:table-cell office:value-type="float" office:value="0.000144860716497858" calcext:value-type="float">
            <text:p>0.0001448607</text:p>
          </table:table-cell>
          <table:table-cell office:value-type="float" office:value="0.0001712049982874" calcext:value-type="float">
            <text:p>0.000171205</text:p>
          </table:table-cell>
          <table:table-cell office:value-type="float" office:value="0.0000752898440810591" calcext:value-type="float">
            <text:p>7.52898440810591E-05</text:p>
          </table:table-cell>
          <table:table-cell office:value-type="float" office:value="0.0000408524413257146" calcext:value-type="float">
            <text:p>4.08524413257146E-05</text:p>
          </table:table-cell>
          <table:table-cell office:value-type="float" office:value="0.00233761474351896" calcext:value-type="float">
            <text:p>0.0023376147</text:p>
          </table:table-cell>
          <table:table-cell office:value-type="float" office:value="0.000332870417535669" calcext:value-type="float">
            <text:p>0.0003328704</text:p>
          </table:table-cell>
        </table:table-row>
        <table:table-row table:style-name="ro2">
          <table:table-cell office:value-type="float" office:value="0.134523708559281" calcext:value-type="float">
            <text:p>0.1345237086</text:p>
          </table:table-cell>
          <table:table-cell office:value-type="float" office:value="0.000273204157316384" calcext:value-type="float">
            <text:p>0.0002732042</text:p>
          </table:table-cell>
          <table:table-cell office:value-type="float" office:value="0.000244475655770942" calcext:value-type="float">
            <text:p>0.0002444757</text:p>
          </table:table-cell>
          <table:table-cell office:value-type="float" office:value="0.000388411799240116" calcext:value-type="float">
            <text:p>0.0003884118</text:p>
          </table:table-cell>
          <table:table-cell office:value-type="float" office:value="0.0000889716298159158" calcext:value-type="float">
            <text:p>8.89716298159158E-05</text:p>
          </table:table-cell>
          <table:table-cell office:value-type="float" office:value="0.000155292335071283" calcext:value-type="float">
            <text:p>0.0001552923</text:p>
          </table:table-cell>
          <table:table-cell office:value-type="float" office:value="0.0000482969336891585" calcext:value-type="float">
            <text:p>4.82969336891585E-05</text:p>
          </table:table-cell>
          <table:table-cell office:value-type="float" office:value="0.00024567751369155" calcext:value-type="float">
            <text:p>0.0002456775</text:p>
          </table:table-cell>
          <table:table-cell office:value-type="float" office:value="0.00015897985369133" calcext:value-type="float">
            <text:p>0.0001589799</text:p>
          </table:table-cell>
          <table:table-cell office:value-type="float" office:value="0.000123784537084435" calcext:value-type="float">
            <text:p>0.0001237845</text:p>
          </table:table-cell>
          <table:table-cell office:value-type="float" office:value="0.000139613552197897" calcext:value-type="float">
            <text:p>0.0001396136</text:p>
          </table:table-cell>
          <table:table-cell office:value-type="float" office:value="0.0000529787165889814" calcext:value-type="float">
            <text:p>5.29787165889814E-05</text:p>
          </table:table-cell>
          <table:table-cell office:value-type="float" office:value="0.0000339326829164377" calcext:value-type="float">
            <text:p>3.39326829164377E-05</text:p>
          </table:table-cell>
          <table:table-cell office:value-type="float" office:value="0.00186465524887052" calcext:value-type="float">
            <text:p>0.0018646552</text:p>
          </table:table-cell>
          <table:table-cell office:value-type="float" office:value="0.000281275725851376" calcext:value-type="float">
            <text:p>0.0002812757</text:p>
          </table:table-cell>
        </table:table-row>
        <table:table-row table:style-name="ro2">
          <table:table-cell office:value-type="float" office:value="0.158505466101924" calcext:value-type="float">
            <text:p>0.1585054661</text:p>
          </table:table-cell>
          <table:table-cell office:value-type="float" office:value="0.000446695139747913" calcext:value-type="float">
            <text:p>0.0004466951</text:p>
          </table:table-cell>
          <table:table-cell office:value-type="float" office:value="0.00032495368712364" calcext:value-type="float">
            <text:p>0.0003249537</text:p>
          </table:table-cell>
          <table:table-cell office:value-type="float" office:value="0.000538427857585765" calcext:value-type="float">
            <text:p>0.0005384279</text:p>
          </table:table-cell>
          <table:table-cell office:value-type="float" office:value="0.0000977207517403978" calcext:value-type="float">
            <text:p>9.77207517403978E-05</text:p>
          </table:table-cell>
          <table:table-cell office:value-type="float" office:value="0.000190375291591237" calcext:value-type="float">
            <text:p>0.0001903753</text:p>
          </table:table-cell>
          <table:table-cell office:value-type="float" office:value="0.0000349606712198242" calcext:value-type="float">
            <text:p>3.49606712198242E-05</text:p>
          </table:table-cell>
          <table:table-cell office:value-type="float" office:value="0.00027765888500277" calcext:value-type="float">
            <text:p>0.0002776589</text:p>
          </table:table-cell>
          <table:table-cell office:value-type="float" office:value="0.000229183236501628" calcext:value-type="float">
            <text:p>0.0002291832</text:p>
          </table:table-cell>
          <table:table-cell office:value-type="float" office:value="0.000153151966339535" calcext:value-type="float">
            <text:p>0.000153152</text:p>
          </table:table-cell>
          <table:table-cell office:value-type="float" office:value="0.000195670054393106" calcext:value-type="float">
            <text:p>0.0001956701</text:p>
          </table:table-cell>
          <table:table-cell office:value-type="float" office:value="0.0000471683372827238" calcext:value-type="float">
            <text:p>4.71683372827238E-05</text:p>
          </table:table-cell>
          <table:table-cell office:value-type="float" office:value="0.0000409525143042417" calcext:value-type="float">
            <text:p>4.09525143042417E-05</text:p>
          </table:table-cell>
          <table:table-cell office:value-type="float" office:value="0.00247916792947378" calcext:value-type="float">
            <text:p>0.0024791679</text:p>
          </table:table-cell>
          <table:table-cell office:value-type="float" office:value="0.000355015750456267" calcext:value-type="float">
            <text:p>0.0003550158</text:p>
          </table:table-cell>
        </table:table-row>
        <table:table-row table:style-name="ro2">
          <table:table-cell office:value-type="float" office:value="0.130445266122205" calcext:value-type="float">
            <text:p>0.1304452661</text:p>
          </table:table-cell>
          <table:table-cell office:value-type="float" office:value="0.000304451787389674" calcext:value-type="float">
            <text:p>0.0003044518</text:p>
          </table:table-cell>
          <table:table-cell office:value-type="float" office:value="0.000236064966460868" calcext:value-type="float">
            <text:p>0.000236065</text:p>
          </table:table-cell>
          <table:table-cell office:value-type="float" office:value="0.000455376844816843" calcext:value-type="float">
            <text:p>0.0004553768</text:p>
          </table:table-cell>
          <table:table-cell office:value-type="float" office:value="0.0000945227603875484" calcext:value-type="float">
            <text:p>9.45227603875484E-05</text:p>
          </table:table-cell>
          <table:table-cell office:value-type="float" office:value="0.000141976986928281" calcext:value-type="float">
            <text:p>0.000141977</text:p>
          </table:table-cell>
          <table:table-cell office:value-type="float" office:value="0.0000410678567889013" calcext:value-type="float">
            <text:p>4.10678567889013E-05</text:p>
          </table:table-cell>
          <table:table-cell office:value-type="float" office:value="0.000287411182912951" calcext:value-type="float">
            <text:p>0.0002874112</text:p>
          </table:table-cell>
          <table:table-cell office:value-type="float" office:value="0.0001959248759157" calcext:value-type="float">
            <text:p>0.0001959249</text:p>
          </table:table-cell>
          <table:table-cell office:value-type="float" office:value="0.000166303677022829" calcext:value-type="float">
            <text:p>0.0001663037</text:p>
          </table:table-cell>
          <table:table-cell office:value-type="float" office:value="0.000172187243753681" calcext:value-type="float">
            <text:p>0.0001721872</text:p>
          </table:table-cell>
          <table:table-cell office:value-type="float" office:value="0.0000346471253243386" calcext:value-type="float">
            <text:p>3.46471253243386E-05</text:p>
          </table:table-cell>
          <table:table-cell office:value-type="float" office:value="0.0000418189056528753" calcext:value-type="float">
            <text:p>4.18189056528753E-05</text:p>
          </table:table-cell>
          <table:table-cell office:value-type="float" office:value="0.00207720059755143" calcext:value-type="float">
            <text:p>0.0020772006</text:p>
          </table:table-cell>
          <table:table-cell office:value-type="float" office:value="0.00036374327333646" calcext:value-type="float">
            <text:p>0.0003637433</text:p>
          </table:table-cell>
        </table:table-row>
        <table:table-row table:style-name="ro2">
          <table:table-cell office:value-type="float" office:value="0.138578081132226" calcext:value-type="float">
            <text:p>0.1385780811</text:p>
          </table:table-cell>
          <table:table-cell office:value-type="float" office:value="0.000389003030978807" calcext:value-type="float">
            <text:p>0.000389003</text:p>
          </table:table-cell>
          <table:table-cell office:value-type="float" office:value="0.000315157606037699" calcext:value-type="float">
            <text:p>0.0003151576</text:p>
          </table:table-cell>
          <table:table-cell office:value-type="float" office:value="0.000508650146717243" calcext:value-type="float">
            <text:p>0.0005086501</text:p>
          </table:table-cell>
          <table:table-cell office:value-type="float" office:value="0.0000796571198459049" calcext:value-type="float">
            <text:p>7.96571198459049E-05</text:p>
          </table:table-cell>
          <table:table-cell office:value-type="float" office:value="0.00019647910611673" calcext:value-type="float">
            <text:p>0.0001964791</text:p>
          </table:table-cell>
          <table:table-cell office:value-type="float" office:value="0.0000241110386134619" calcext:value-type="float">
            <text:p>0.000024111</text:p>
          </table:table-cell>
          <table:table-cell office:value-type="float" office:value="0.000279653223871292" calcext:value-type="float">
            <text:p>0.0002796532</text:p>
          </table:table-cell>
          <table:table-cell office:value-type="float" office:value="0.000223375491762442" calcext:value-type="float">
            <text:p>0.0002233755</text:p>
          </table:table-cell>
          <table:table-cell office:value-type="float" office:value="0.000169899826839832" calcext:value-type="float">
            <text:p>0.0001698998</text:p>
          </table:table-cell>
          <table:table-cell office:value-type="float" office:value="0.000193158137599704" calcext:value-type="float">
            <text:p>0.0001931581</text:p>
          </table:table-cell>
          <table:table-cell office:value-type="float" office:value="0.0000559179605195059" calcext:value-type="float">
            <text:p>0.000055918</text:p>
          </table:table-cell>
          <table:table-cell office:value-type="float" office:value="0.0000353729271626083" calcext:value-type="float">
            <text:p>3.53729271626083E-05</text:p>
          </table:table-cell>
          <table:table-cell office:value-type="float" office:value="0.00239075139803872" calcext:value-type="float">
            <text:p>0.0023907514</text:p>
          </table:table-cell>
          <table:table-cell office:value-type="float" office:value="0.000365998405313987" calcext:value-type="float">
            <text:p>0.0003659984</text:p>
          </table:table-cell>
        </table:table-row>
        <table:table-row table:style-name="ro2">
          <table:table-cell office:value-type="float" office:value="0.135666941368571" calcext:value-type="float">
            <text:p>0.1356669414</text:p>
          </table:table-cell>
          <table:table-cell office:value-type="float" office:value="0.000342709737844059" calcext:value-type="float">
            <text:p>0.0003427097</text:p>
          </table:table-cell>
          <table:table-cell office:value-type="float" office:value="0.000291822118581388" calcext:value-type="float">
            <text:p>0.0002918221</text:p>
          </table:table-cell>
          <table:table-cell office:value-type="float" office:value="0.000444362216396722" calcext:value-type="float">
            <text:p>0.0004443622</text:p>
          </table:table-cell>
          <table:table-cell office:value-type="float" office:value="0.000106194597541767" calcext:value-type="float">
            <text:p>0.0001061946</text:p>
          </table:table-cell>
          <table:table-cell office:value-type="float" office:value="0.0001753012409849" calcext:value-type="float">
            <text:p>0.0001753012</text:p>
          </table:table-cell>
          <table:table-cell office:value-type="float" office:value="0.0000435826787708134" calcext:value-type="float">
            <text:p>4.35826787708134E-05</text:p>
          </table:table-cell>
          <table:table-cell office:value-type="float" office:value="0.000261348760657666" calcext:value-type="float">
            <text:p>0.0002613488</text:p>
          </table:table-cell>
          <table:table-cell office:value-type="float" office:value="0.000194343479099795" calcext:value-type="float">
            <text:p>0.0001943435</text:p>
          </table:table-cell>
          <table:table-cell office:value-type="float" office:value="0.000142574876503784" calcext:value-type="float">
            <text:p>0.0001425749</text:p>
          </table:table-cell>
          <table:table-cell office:value-type="float" office:value="0.000168729971859169" calcext:value-type="float">
            <text:p>0.00016873</text:p>
          </table:table-cell>
          <table:table-cell office:value-type="float" office:value="0.0000483999245222151" calcext:value-type="float">
            <text:p>4.83999245222151E-05</text:p>
          </table:table-cell>
          <table:table-cell office:value-type="float" office:value="0.0000323992452598019" calcext:value-type="float">
            <text:p>3.23992452598019E-05</text:p>
          </table:table-cell>
          <table:table-cell office:value-type="float" office:value="0.00214555547542567" calcext:value-type="float">
            <text:p>0.0021455555</text:p>
          </table:table-cell>
          <table:table-cell office:value-type="float" office:value="0.000335495784155481" calcext:value-type="float">
            <text:p>0.0003354958</text:p>
          </table:table-cell>
        </table:table-row>
        <table:table-row table:style-name="ro2">
          <table:table-cell office:value-type="float" office:value="0.141707187867934" calcext:value-type="float">
            <text:p>0.1417071879</text:p>
          </table:table-cell>
          <table:table-cell office:value-type="float" office:value="0.000333050968876871" calcext:value-type="float">
            <text:p>0.000333051</text:p>
          </table:table-cell>
          <table:table-cell office:value-type="float" office:value="0.000241872612136455" calcext:value-type="float">
            <text:p>0.0002418726</text:p>
          </table:table-cell>
          <table:table-cell office:value-type="float" office:value="0.000411058618098577" calcext:value-type="float">
            <text:p>0.0004110586</text:p>
          </table:table-cell>
          <table:table-cell office:value-type="float" office:value="0.000096139087320252" calcext:value-type="float">
            <text:p>9.6139087320252E-05</text:p>
          </table:table-cell>
          <table:table-cell office:value-type="float" office:value="0.00012958380528911" calcext:value-type="float">
            <text:p>0.0001295838</text:p>
          </table:table-cell>
          <table:table-cell office:value-type="float" office:value="0.000024034771830063" calcext:value-type="float">
            <text:p>2.4034771830063E-05</text:p>
          </table:table-cell>
          <table:table-cell office:value-type="float" office:value="0.000273946855898432" calcext:value-type="float">
            <text:p>0.0002739469</text:p>
          </table:table-cell>
          <table:table-cell office:value-type="float" office:value="0.000202366923731533" calcext:value-type="float">
            <text:p>0.0002023669</text:p>
          </table:table-cell>
          <table:table-cell office:value-type="float" office:value="0.000146100271434946" calcext:value-type="float">
            <text:p>0.0001461003</text:p>
          </table:table-cell>
          <table:table-cell office:value-type="float" office:value="0.000172673315915781" calcext:value-type="float">
            <text:p>0.0001726733</text:p>
          </table:table-cell>
          <table:table-cell office:value-type="float" office:value="0.0000261528944070826" calcext:value-type="float">
            <text:p>2.61528944070826E-05</text:p>
          </table:table-cell>
          <table:table-cell office:value-type="float" office:value="0.0000334691677434404" calcext:value-type="float">
            <text:p>3.34691677434404E-05</text:p>
          </table:table-cell>
          <table:table-cell office:value-type="float" office:value="0.00199432950781591" calcext:value-type="float">
            <text:p>0.0019943295</text:p>
          </table:table-cell>
          <table:table-cell office:value-type="float" office:value="0.000324023854734834" calcext:value-type="float">
            <text:p>0.0003240239</text:p>
          </table:table-cell>
        </table:table-row>
        <table:table-row table:style-name="ro2">
          <table:table-cell office:value-type="float" office:value="0.156026097336927" calcext:value-type="float">
            <text:p>0.1560260973</text:p>
          </table:table-cell>
          <table:table-cell office:value-type="float" office:value="0.000387083269700572" calcext:value-type="float">
            <text:p>0.0003870833</text:p>
          </table:table-cell>
          <table:table-cell office:value-type="float" office:value="0.000387289148209127" calcext:value-type="float">
            <text:p>0.0003872891</text:p>
          </table:table-cell>
          <table:table-cell office:value-type="float" office:value="0.000570433918377373" calcext:value-type="float">
            <text:p>0.0005704339</text:p>
          </table:table-cell>
          <table:table-cell office:value-type="float" office:value="0.000111704927699574" calcext:value-type="float">
            <text:p>0.0001117049</text:p>
          </table:table-cell>
          <table:table-cell office:value-type="float" office:value="0.000192615181561787" calcext:value-type="float">
            <text:p>0.0001926152</text:p>
          </table:table-cell>
          <table:table-cell office:value-type="float" office:value="0.0000370494212953524" calcext:value-type="float">
            <text:p>3.70494212953524E-05</text:p>
          </table:table-cell>
          <table:table-cell office:value-type="float" office:value="0.000314716973943401" calcext:value-type="float">
            <text:p>0.000314717</text:p>
          </table:table-cell>
          <table:table-cell office:value-type="float" office:value="0.000238731967478164" calcext:value-type="float">
            <text:p>0.000238732</text:p>
          </table:table-cell>
          <table:table-cell office:value-type="float" office:value="0.000189384472658305" calcext:value-type="float">
            <text:p>0.0001893845</text:p>
          </table:table-cell>
          <table:table-cell office:value-type="float" office:value="0.000205292546646286" calcext:value-type="float">
            <text:p>0.0002052925</text:p>
          </table:table-cell>
          <table:table-cell office:value-type="float" office:value="0.0000550907133681325" calcext:value-type="float">
            <text:p>5.50907133681325E-05</text:p>
          </table:table-cell>
          <table:table-cell office:value-type="float" office:value="0.0000374619701528804" calcext:value-type="float">
            <text:p>0.000037462</text:p>
          </table:table-cell>
          <table:table-cell office:value-type="float" office:value="0.0026151321629022" calcext:value-type="float">
            <text:p>0.0026151322</text:p>
          </table:table-cell>
          <table:table-cell office:value-type="float" office:value="0.000390614877962712" calcext:value-type="float">
            <text:p>0.0003906149</text:p>
          </table:table-cell>
        </table:table-row>
        <table:table-row table:style-name="ro2">
          <table:table-cell office:value-type="float" office:value="0.155175281715078" calcext:value-type="float">
            <text:p>0.1551752817</text:p>
          </table:table-cell>
          <table:table-cell office:value-type="float" office:value="0.00030171972212513" calcext:value-type="float">
            <text:p>0.0003017197</text:p>
          </table:table-cell>
          <table:table-cell office:value-type="float" office:value="0.000298033831544912" calcext:value-type="float">
            <text:p>0.0002980338</text:p>
          </table:table-cell>
          <table:table-cell office:value-type="float" office:value="0.00046789574785179" calcext:value-type="float">
            <text:p>0.0004678957</text:p>
          </table:table-cell>
          <table:table-cell office:value-type="float" office:value="0.000099443204295923" calcext:value-type="float">
            <text:p>9.9443204295923E-05</text:p>
          </table:table-cell>
          <table:table-cell office:value-type="float" office:value="0.000187206837617493" calcext:value-type="float">
            <text:p>0.0001872068</text:p>
          </table:table-cell>
          <table:table-cell office:value-type="float" office:value="0.0000236662994970583" calcext:value-type="float">
            <text:p>2.36662994970583E-05</text:p>
          </table:table-cell>
          <table:table-cell office:value-type="float" office:value="0.000300802041548574" calcext:value-type="float">
            <text:p>0.000300802</text:p>
          </table:table-cell>
          <table:table-cell office:value-type="float" office:value="0.000187578460330313" calcext:value-type="float">
            <text:p>0.0001875785</text:p>
          </table:table-cell>
          <table:table-cell office:value-type="float" office:value="0.000147867919017512" calcext:value-type="float">
            <text:p>0.0001478679</text:p>
          </table:table-cell>
          <table:table-cell office:value-type="float" office:value="0.000166494559480506" calcext:value-type="float">
            <text:p>0.0001664946</text:p>
          </table:table-cell>
          <table:table-cell office:value-type="float" office:value="0.0000416043003207859" calcext:value-type="float">
            <text:p>4.16043003207859E-05</text:p>
          </table:table-cell>
          <table:table-cell office:value-type="float" office:value="0.0000373594588439381" calcext:value-type="float">
            <text:p>3.73594588439381E-05</text:p>
          </table:table-cell>
          <table:table-cell office:value-type="float" office:value="0.00216026558203559" calcext:value-type="float">
            <text:p>0.0021602656</text:p>
          </table:table-cell>
          <table:table-cell office:value-type="float" office:value="0.000337418254966871" calcext:value-type="float">
            <text:p>0.0003374183</text:p>
          </table:table-cell>
        </table:table-row>
        <table:table-row table:style-name="ro2">
          <table:table-cell office:value-type="float" office:value="0.14759113348403" calcext:value-type="float">
            <text:p>0.1475911335</text:p>
          </table:table-cell>
          <table:table-cell office:value-type="float" office:value="0.00036082815747377" calcext:value-type="float">
            <text:p>0.0003608282</text:p>
          </table:table-cell>
          <table:table-cell office:value-type="float" office:value="0.000315529490470895" calcext:value-type="float">
            <text:p>0.0003155295</text:p>
          </table:table-cell>
          <table:table-cell office:value-type="float" office:value="0.000534339378115542" calcext:value-type="float">
            <text:p>0.0005343394</text:p>
          </table:table-cell>
          <table:table-cell office:value-type="float" office:value="0.0000886994306713946" calcext:value-type="float">
            <text:p>8.86994306713946E-05</text:p>
          </table:table-cell>
          <table:table-cell office:value-type="float" office:value="0.000168980741714603" calcext:value-type="float">
            <text:p>0.0001689807</text:p>
          </table:table-cell>
          <table:table-cell office:value-type="float" office:value="0.0000325374098734258" calcext:value-type="float">
            <text:p>3.25374098734258E-05</text:p>
          </table:table-cell>
          <table:table-cell office:value-type="float" office:value="0.000313613220330079" calcext:value-type="float">
            <text:p>0.0003136132</text:p>
          </table:table-cell>
          <table:table-cell office:value-type="float" office:value="0.000206620450423033" calcext:value-type="float">
            <text:p>0.0002066205</text:p>
          </table:table-cell>
          <table:table-cell office:value-type="float" office:value="0.000143848828206453" calcext:value-type="float">
            <text:p>0.0001438488</text:p>
          </table:table-cell>
          <table:table-cell office:value-type="float" office:value="0.000175109132803922" calcext:value-type="float">
            <text:p>0.0001751091</text:p>
          </table:table-cell>
          <table:table-cell office:value-type="float" office:value="0.0000586219484100454" calcext:value-type="float">
            <text:p>5.86219484100454E-05</text:p>
          </table:table-cell>
          <table:table-cell office:value-type="float" office:value="0.0000389076305811554" calcext:value-type="float">
            <text:p>3.89076305811554E-05</text:p>
          </table:table-cell>
          <table:table-cell office:value-type="float" office:value="0.00234893087836098" calcext:value-type="float">
            <text:p>0.0023489309</text:p>
          </table:table-cell>
          <table:table-cell office:value-type="float" office:value="0.000349826440403333" calcext:value-type="float">
            <text:p>0.0003498264</text:p>
          </table:table-cell>
        </table:table-row>
        <table:table-row table:style-name="ro2">
          <table:table-cell office:value-type="float" office:value="0.159055244184077" calcext:value-type="float">
            <text:p>0.1590552442</text:p>
          </table:table-cell>
          <table:table-cell office:value-type="float" office:value="0.000361862603521041" calcext:value-type="float">
            <text:p>0.0003618626</text:p>
          </table:table-cell>
          <table:table-cell office:value-type="float" office:value="0.000311955438800237" calcext:value-type="float">
            <text:p>0.0003119554</text:p>
          </table:table-cell>
          <table:table-cell office:value-type="float" office:value="0.000515522468732396" calcext:value-type="float">
            <text:p>0.0005155225</text:p>
          </table:table-cell>
          <table:table-cell office:value-type="float" office:value="0.0000651479474943071" calcext:value-type="float">
            <text:p>6.51479474943071E-05</text:p>
          </table:table-cell>
          <table:table-cell office:value-type="float" office:value="0.000207220126619407" calcext:value-type="float">
            <text:p>0.0002072201</text:p>
          </table:table-cell>
          <table:table-cell office:value-type="float" office:value="0.000035236930670689" calcext:value-type="float">
            <text:p>3.5236930670689E-05</text:p>
          </table:table-cell>
          <table:table-cell office:value-type="float" office:value="0.000287952770978815" calcext:value-type="float">
            <text:p>0.0002879528</text:p>
          </table:table-cell>
          <table:table-cell office:value-type="float" office:value="0.000252467810099209" calcext:value-type="float">
            <text:p>0.0002524678</text:p>
          </table:table-cell>
          <table:table-cell office:value-type="float" office:value="0.000205540177600542" calcext:value-type="float">
            <text:p>0.0002055402</text:p>
          </table:table-cell>
          <table:table-cell office:value-type="float" office:value="0.000205294524677972" calcext:value-type="float">
            <text:p>0.0002052945</text:p>
          </table:table-cell>
          <table:table-cell office:value-type="float" office:value="0.0000856060813716809" calcext:value-type="float">
            <text:p>8.56060813716809E-05</text:p>
          </table:table-cell>
          <table:table-cell office:value-type="float" office:value="0.0000480703148030075" calcext:value-type="float">
            <text:p>4.80703148030075E-05</text:p>
          </table:table-cell>
          <table:table-cell office:value-type="float" office:value="0.00251675381316725" calcext:value-type="float">
            <text:p>0.0025167538</text:p>
          </table:table-cell>
          <table:table-cell office:value-type="float" office:value="0.000395263476702716" calcext:value-type="float">
            <text:p>0.0003952635</text:p>
          </table:table-cell>
        </table:table-row>
        <table:table-row table:style-name="ro2">
          <table:table-cell office:value-type="float" office:value="0.13975216503398" calcext:value-type="float">
            <text:p>0.139752165</text:p>
          </table:table-cell>
          <table:table-cell office:value-type="float" office:value="0.000276459539357084" calcext:value-type="float">
            <text:p>0.0002764595</text:p>
          </table:table-cell>
          <table:table-cell office:value-type="float" office:value="0.000226482741454615" calcext:value-type="float">
            <text:p>0.0002264827</text:p>
          </table:table-cell>
          <table:table-cell office:value-type="float" office:value="0.000435839017453732" calcext:value-type="float">
            <text:p>0.000435839</text:p>
          </table:table-cell>
          <table:table-cell office:value-type="float" office:value="0.0000893971968388329" calcext:value-type="float">
            <text:p>8.93971968388329E-05</text:p>
          </table:table-cell>
          <table:table-cell office:value-type="float" office:value="0.000114219498603538" calcext:value-type="float">
            <text:p>0.0001142195</text:p>
          </table:table-cell>
          <table:table-cell office:value-type="float" office:value="0.0000252098618666073" calcext:value-type="float">
            <text:p>2.52098618666073E-05</text:p>
          </table:table-cell>
          <table:table-cell office:value-type="float" office:value="0.000253267450719429" calcext:value-type="float">
            <text:p>0.0002532675</text:p>
          </table:table-cell>
          <table:table-cell office:value-type="float" office:value="0.000191270137910335" calcext:value-type="float">
            <text:p>0.0001912701</text:p>
          </table:table-cell>
          <table:table-cell office:value-type="float" office:value="0.000152458761991247" calcext:value-type="float">
            <text:p>0.0001524588</text:p>
          </table:table-cell>
          <table:table-cell office:value-type="float" office:value="0.000164140930777163" calcext:value-type="float">
            <text:p>0.0001641409</text:p>
          </table:table-cell>
          <table:table-cell office:value-type="float" office:value="0.000035450676178306" calcext:value-type="float">
            <text:p>3.5450676178306E-05</text:p>
          </table:table-cell>
          <table:table-cell office:value-type="float" office:value="0.0000365093919487411" calcext:value-type="float">
            <text:p>3.65093919487411E-05</text:p>
          </table:table-cell>
          <table:table-cell office:value-type="float" office:value="0.00191128647714403" calcext:value-type="float">
            <text:p>0.0019112865</text:p>
          </table:table-cell>
          <table:table-cell office:value-type="float" office:value="0.000296698789123101" calcext:value-type="float">
            <text:p>0.0002966988</text:p>
          </table:table-cell>
        </table:table-row>
        <table:table-row table:style-name="ro2">
          <table:table-cell office:value-type="float" office:value="0.153118798979944" calcext:value-type="float">
            <text:p>0.153118799</text:p>
          </table:table-cell>
          <table:table-cell office:value-type="float" office:value="0.000392890454928236" calcext:value-type="float">
            <text:p>0.0003928905</text:p>
          </table:table-cell>
          <table:table-cell office:value-type="float" office:value="0.000272034991676488" calcext:value-type="float">
            <text:p>0.000272035</text:p>
          </table:table-cell>
          <table:table-cell office:value-type="float" office:value="0.000446660745849888" calcext:value-type="float">
            <text:p>0.0004466607</text:p>
          </table:table-cell>
          <table:table-cell office:value-type="float" office:value="0.0000933511023391899" calcext:value-type="float">
            <text:p>9.33511023391899E-05</text:p>
          </table:table-cell>
          <table:table-cell office:value-type="float" office:value="0.000153775335572681" calcext:value-type="float">
            <text:p>0.0001537753</text:p>
          </table:table-cell>
          <table:table-cell office:value-type="float" office:value="0.0000372585785539215" calcext:value-type="float">
            <text:p>3.72585785539215E-05</text:p>
          </table:table-cell>
          <table:table-cell office:value-type="float" office:value="0.000256579094129848" calcext:value-type="float">
            <text:p>0.0002565791</text:p>
          </table:table-cell>
          <table:table-cell office:value-type="float" office:value="0.0001971554011178" calcext:value-type="float">
            <text:p>0.0001971554</text:p>
          </table:table-cell>
          <table:table-cell office:value-type="float" office:value="0.000162934126830514" calcext:value-type="float">
            <text:p>0.0001629341</text:p>
          </table:table-cell>
          <table:table-cell office:value-type="float" office:value="0.000172400776618021" calcext:value-type="float">
            <text:p>0.0001724008</text:p>
          </table:table-cell>
          <table:table-cell office:value-type="float" office:value="0.0000413978764210977" calcext:value-type="float">
            <text:p>4.13978764210977E-05</text:p>
          </table:table-cell>
          <table:table-cell office:value-type="float" office:value="0.0000372746711588818" calcext:value-type="float">
            <text:p>3.72746711588818E-05</text:p>
          </table:table-cell>
          <table:table-cell office:value-type="float" office:value="0.00217033266636136" calcext:value-type="float">
            <text:p>0.0021703327</text:p>
          </table:table-cell>
          <table:table-cell office:value-type="float" office:value="0.000337664832775394" calcext:value-type="float">
            <text:p>0.0003376648</text:p>
          </table:table-cell>
        </table:table-row>
        <table:table-row table:style-name="ro2">
          <table:table-cell office:value-type="float" office:value="0.142410060512302" calcext:value-type="float">
            <text:p>0.1424100605</text:p>
          </table:table-cell>
          <table:table-cell office:value-type="float" office:value="0.000391690471094137" calcext:value-type="float">
            <text:p>0.0003916905</text:p>
          </table:table-cell>
          <table:table-cell office:value-type="float" office:value="0.000317322406895165" calcext:value-type="float">
            <text:p>0.0003173224</text:p>
          </table:table-cell>
          <table:table-cell office:value-type="float" office:value="0.000566694522693242" calcext:value-type="float">
            <text:p>0.0005666945</text:p>
          </table:table-cell>
          <table:table-cell office:value-type="float" office:value="0.0000905856515666457" calcext:value-type="float">
            <text:p>9.05856515666457E-05</text:p>
          </table:table-cell>
          <table:table-cell office:value-type="float" office:value="0.00016857891021582" calcext:value-type="float">
            <text:p>0.0001685789</text:p>
          </table:table-cell>
          <table:table-cell office:value-type="float" office:value="0.0000398712443271054" calcext:value-type="float">
            <text:p>3.98712443271054E-05</text:p>
          </table:table-cell>
          <table:table-cell office:value-type="float" office:value="0.000326525390367326" calcext:value-type="float">
            <text:p>0.0003265254</text:p>
          </table:table-cell>
          <table:table-cell office:value-type="float" office:value="0.000234679762680793" calcext:value-type="float">
            <text:p>0.0002346798</text:p>
          </table:table-cell>
          <table:table-cell office:value-type="float" office:value="0.000182703905665084" calcext:value-type="float">
            <text:p>0.0001827039</text:p>
          </table:table-cell>
          <table:table-cell office:value-type="float" office:value="0.000197248893154312" calcext:value-type="float">
            <text:p>0.0001972489</text:p>
          </table:table-cell>
          <table:table-cell office:value-type="float" office:value="0.0000562023032283835" calcext:value-type="float">
            <text:p>5.62023032283835E-05</text:p>
          </table:table-cell>
          <table:table-cell office:value-type="float" office:value="0.0000419734150113387" calcext:value-type="float">
            <text:p>4.19734150113387E-05</text:p>
          </table:table-cell>
          <table:table-cell office:value-type="float" office:value="0.00252348901484829" calcext:value-type="float">
            <text:p>0.002523489</text:p>
          </table:table-cell>
          <table:table-cell office:value-type="float" office:value="0.00036605622009362" calcext:value-type="float">
            <text:p>0.0003660562</text:p>
          </table:table-cell>
        </table:table-row>
        <table:table-row table:style-name="ro2">
          <table:table-cell office:value-type="float" office:value="0.150711072098811" calcext:value-type="float">
            <text:p>0.1507110721</text:p>
          </table:table-cell>
          <table:table-cell office:value-type="float" office:value="0.000285152272312665" calcext:value-type="float">
            <text:p>0.0002851523</text:p>
          </table:table-cell>
          <table:table-cell office:value-type="float" office:value="0.000358266186214447" calcext:value-type="float">
            <text:p>0.0003582662</text:p>
          </table:table-cell>
          <table:table-cell office:value-type="float" office:value="0.0005308646732161" calcext:value-type="float">
            <text:p>0.0005308647</text:p>
          </table:table-cell>
          <table:table-cell office:value-type="float" office:value="0.000136233724347985" calcext:value-type="float">
            <text:p>0.0001362337</text:p>
          </table:table-cell>
          <table:table-cell office:value-type="float" office:value="0.000214921272869223" calcext:value-type="float">
            <text:p>0.0002149213</text:p>
          </table:table-cell>
          <table:table-cell office:value-type="float" office:value="0.0000652715857655257" calcext:value-type="float">
            <text:p>6.52715857655257E-05</text:p>
          </table:table-cell>
          <table:table-cell office:value-type="float" office:value="0.000337397088774354" calcext:value-type="float">
            <text:p>0.0003373971</text:p>
          </table:table-cell>
          <table:table-cell office:value-type="float" office:value="0.000179605570754562" calcext:value-type="float">
            <text:p>0.0001796056</text:p>
          </table:table-cell>
          <table:table-cell office:value-type="float" office:value="0.000115941209799561" calcext:value-type="float">
            <text:p>0.0001159412</text:p>
          </table:table-cell>
          <table:table-cell office:value-type="float" office:value="0.00015840013329433" calcext:value-type="float">
            <text:p>0.0001584001</text:p>
          </table:table-cell>
          <table:table-cell office:value-type="float" office:value="0.0000507056604647645" calcext:value-type="float">
            <text:p>5.07056604647645E-05</text:p>
          </table:table-cell>
          <table:table-cell office:value-type="float" office:value="0.0000436289062791123" calcext:value-type="float">
            <text:p>4.36289062791123E-05</text:p>
          </table:table-cell>
          <table:table-cell office:value-type="float" office:value="0.00234012573060006" calcext:value-type="float">
            <text:p>0.0023401257</text:p>
          </table:table-cell>
          <table:table-cell office:value-type="float" office:value="0.000353477344975316" calcext:value-type="float">
            <text:p>0.0003534773</text:p>
          </table:table-cell>
        </table:table-row>
        <table:table-row table:style-name="ro2">
          <table:table-cell office:value-type="float" office:value="0.145481493409708" calcext:value-type="float">
            <text:p>0.1454814934</text:p>
          </table:table-cell>
          <table:table-cell office:value-type="float" office:value="0.00030506653882705" calcext:value-type="float">
            <text:p>0.0003050665</text:p>
          </table:table-cell>
          <table:table-cell office:value-type="float" office:value="0.000274130434076281" calcext:value-type="float">
            <text:p>0.0002741304</text:p>
          </table:table-cell>
          <table:table-cell office:value-type="float" office:value="0.000423869428801906" calcext:value-type="float">
            <text:p>0.0004238694</text:p>
          </table:table-cell>
          <table:table-cell office:value-type="float" office:value="0.0000822995661894164" calcext:value-type="float">
            <text:p>8.22995661894164E-05</text:p>
          </table:table-cell>
          <table:table-cell office:value-type="float" office:value="0.000154531211365942" calcext:value-type="float">
            <text:p>0.0001545312</text:p>
          </table:table-cell>
          <table:table-cell office:value-type="float" office:value="0.0000288514194110941" calcext:value-type="float">
            <text:p>2.88514194110941E-05</text:p>
          </table:table-cell>
          <table:table-cell office:value-type="float" office:value="0.000291521772210131" calcext:value-type="float">
            <text:p>0.0002915218</text:p>
          </table:table-cell>
          <table:table-cell office:value-type="float" office:value="0.000216225668024738" calcext:value-type="float">
            <text:p>0.0002162257</text:p>
          </table:table-cell>
          <table:table-cell office:value-type="float" office:value="0.00016765648127399" calcext:value-type="float">
            <text:p>0.0001676565</text:p>
          </table:table-cell>
          <table:table-cell office:value-type="float" office:value="0.0001835475854151" calcext:value-type="float">
            <text:p>0.0001835476</text:p>
          </table:table-cell>
          <table:table-cell office:value-type="float" office:value="0.0000404686342013219" calcext:value-type="float">
            <text:p>4.04686342013219E-05</text:p>
          </table:table-cell>
          <table:table-cell office:value-type="float" office:value="0.0000308202098973014" calcext:value-type="float">
            <text:p>3.08202098973014E-05</text:p>
          </table:table-cell>
          <table:table-cell office:value-type="float" office:value="0.0021166808513684" calcext:value-type="float">
            <text:p>0.0021166809</text:p>
          </table:table-cell>
          <table:table-cell office:value-type="float" office:value="0.000363113507152786" calcext:value-type="float">
            <text:p>0.0003631135</text:p>
          </table:table-cell>
        </table:table-row>
        <table:table-row table:style-name="ro2">
          <table:table-cell office:value-type="float" office:value="0.149586201965062" calcext:value-type="float">
            <text:p>0.149586202</text:p>
          </table:table-cell>
          <table:table-cell office:value-type="float" office:value="0.000311641421375704" calcext:value-type="float">
            <text:p>0.0003116414</text:p>
          </table:table-cell>
          <table:table-cell office:value-type="float" office:value="0.000307320279508937" calcext:value-type="float">
            <text:p>0.0003073203</text:p>
          </table:table-cell>
          <table:table-cell office:value-type="float" office:value="0.000487794946894002" calcext:value-type="float">
            <text:p>0.0004877949</text:p>
          </table:table-cell>
          <table:table-cell office:value-type="float" office:value="0.000110565961370006" calcext:value-type="float">
            <text:p>0.000110566</text:p>
          </table:table-cell>
          <table:table-cell office:value-type="float" office:value="0.000180776142399025" calcext:value-type="float">
            <text:p>0.0001807761</text:p>
          </table:table-cell>
          <table:table-cell office:value-type="float" office:value="0.0000432742259622441" calcext:value-type="float">
            <text:p>4.32742259622441E-05</text:p>
          </table:table-cell>
          <table:table-cell office:value-type="float" office:value="0.000319228542560376" calcext:value-type="float">
            <text:p>0.0003192285</text:p>
          </table:table-cell>
          <table:table-cell office:value-type="float" office:value="0.00021737185937145" calcext:value-type="float">
            <text:p>0.0002173719</text:p>
          </table:table-cell>
          <table:table-cell office:value-type="float" office:value="0.000172527451044829" calcext:value-type="float">
            <text:p>0.0001725275</text:p>
          </table:table-cell>
          <table:table-cell office:value-type="float" office:value="0.000189912510183216" calcext:value-type="float">
            <text:p>0.0001899125</text:p>
          </table:table-cell>
          <table:table-cell office:value-type="float" office:value="0.0000633164523764557" calcext:value-type="float">
            <text:p>6.33164523764557E-05</text:p>
          </table:table-cell>
          <table:table-cell office:value-type="float" office:value="0.0000370546289381205" calcext:value-type="float">
            <text:p>3.70546289381205E-05</text:p>
          </table:table-cell>
          <table:table-cell office:value-type="float" office:value="0.00233023437179565" calcext:value-type="float">
            <text:p>0.0023302344</text:p>
          </table:table-cell>
          <table:table-cell office:value-type="float" office:value="0.000384631871977914" calcext:value-type="float">
            <text:p>0.0003846319</text:p>
          </table:table-cell>
        </table:table-row>
        <table:table-row table:style-name="ro2">
          <table:table-cell office:value-type="float" office:value="0.152922732802349" calcext:value-type="float">
            <text:p>0.1529227328</text:p>
          </table:table-cell>
          <table:table-cell office:value-type="float" office:value="0.000472465676001756" calcext:value-type="float">
            <text:p>0.0004724657</text:p>
          </table:table-cell>
          <table:table-cell office:value-type="float" office:value="0.000404358598363159" calcext:value-type="float">
            <text:p>0.0004043586</text:p>
          </table:table-cell>
          <table:table-cell office:value-type="float" office:value="0.000648995229617403" calcext:value-type="float">
            <text:p>0.0006489952</text:p>
          </table:table-cell>
          <table:table-cell office:value-type="float" office:value="0.0000834748284903833" calcext:value-type="float">
            <text:p>8.34748284903833E-05</text:p>
          </table:table-cell>
          <table:table-cell office:value-type="float" office:value="0.000242462621973263" calcext:value-type="float">
            <text:p>0.0002424626</text:p>
          </table:table-cell>
          <table:table-cell office:value-type="float" office:value="0.0000448622852903786" calcext:value-type="float">
            <text:p>4.48622852903786E-05</text:p>
          </table:table-cell>
          <table:table-cell office:value-type="float" office:value="0.00034231023511418" calcext:value-type="float">
            <text:p>0.0003423102</text:p>
          </table:table-cell>
          <table:table-cell office:value-type="float" office:value="0.000270104615388488" calcext:value-type="float">
            <text:p>0.0002701046</text:p>
          </table:table-cell>
          <table:table-cell office:value-type="float" office:value="0.000190550131503152" calcext:value-type="float">
            <text:p>0.0001905501</text:p>
          </table:table-cell>
          <table:table-cell office:value-type="float" office:value="0.000224528827379991" calcext:value-type="float">
            <text:p>0.0002245288</text:p>
          </table:table-cell>
          <table:table-cell office:value-type="float" office:value="0.000067099192680136" calcext:value-type="float">
            <text:p>6.7099192680136E-05</text:p>
          </table:table-cell>
          <table:table-cell office:value-type="float" office:value="0.0000480213702521186" calcext:value-type="float">
            <text:p>4.80213702521186E-05</text:p>
          </table:table-cell>
          <table:table-cell office:value-type="float" office:value="0.00295572599522733" calcext:value-type="float">
            <text:p>0.002955726</text:p>
          </table:table-cell>
          <table:table-cell office:value-type="float" office:value="0.000374499828271261" calcext:value-type="float">
            <text:p>0.0003744998</text:p>
          </table:table-cell>
        </table:table-row>
        <table:table-row table:style-name="ro2">
          <table:table-cell office:value-type="float" office:value="0.143410156653454" calcext:value-type="float">
            <text:p>0.1434101567</text:p>
          </table:table-cell>
          <table:table-cell office:value-type="float" office:value="0.000335385764679304" calcext:value-type="float">
            <text:p>0.0003353858</text:p>
          </table:table-cell>
          <table:table-cell office:value-type="float" office:value="0.000271139034959812" calcext:value-type="float">
            <text:p>0.000271139</text:p>
          </table:table-cell>
          <table:table-cell office:value-type="float" office:value="0.000438043534577097" calcext:value-type="float">
            <text:p>0.0004380435</text:p>
          </table:table-cell>
          <table:table-cell office:value-type="float" office:value="0.0000792970851325577" calcext:value-type="float">
            <text:p>7.92970851325577E-05</text:p>
          </table:table-cell>
          <table:table-cell office:value-type="float" office:value="0.000168784986274735" calcext:value-type="float">
            <text:p>0.000168785</text:p>
          </table:table-cell>
          <table:table-cell office:value-type="float" office:value="0.0000319269153945004" calcext:value-type="float">
            <text:p>3.19269153945004E-05</text:p>
          </table:table-cell>
          <table:table-cell office:value-type="float" office:value="0.000258227652342678" calcext:value-type="float">
            <text:p>0.0002582277</text:p>
          </table:table-cell>
          <table:table-cell office:value-type="float" office:value="0.000184701270251713" calcext:value-type="float">
            <text:p>0.0001847013</text:p>
          </table:table-cell>
          <table:table-cell office:value-type="float" office:value="0.000150354924601028" calcext:value-type="float">
            <text:p>0.0001503549</text:p>
          </table:table-cell>
          <table:table-cell office:value-type="float" office:value="0.000160687907986813" calcext:value-type="float">
            <text:p>0.0001606879</text:p>
          </table:table-cell>
          <table:table-cell office:value-type="float" office:value="0.0000425403562405368" calcext:value-type="float">
            <text:p>4.25403562405368E-05</text:p>
          </table:table-cell>
          <table:table-cell office:value-type="float" office:value="0.0000403089746500982" calcext:value-type="float">
            <text:p>0.000040309</text:p>
          </table:table-cell>
          <table:table-cell office:value-type="float" office:value="0.00208210584546574" calcext:value-type="float">
            <text:p>0.0020821058</text:p>
          </table:table-cell>
          <table:table-cell office:value-type="float" office:value="0.000341912539675954" calcext:value-type="float">
            <text:p>0.0003419125</text:p>
          </table:table-cell>
        </table:table-row>
        <table:table-row table:style-name="ro2">
          <table:table-cell office:value-type="float" office:value="0.158869542769186" calcext:value-type="float">
            <text:p>0.1588695428</text:p>
          </table:table-cell>
          <table:table-cell office:value-type="float" office:value="0.000395200654165271" calcext:value-type="float">
            <text:p>0.0003952007</text:p>
          </table:table-cell>
          <table:table-cell office:value-type="float" office:value="0.000350477473513661" calcext:value-type="float">
            <text:p>0.0003504775</text:p>
          </table:table-cell>
          <table:table-cell office:value-type="float" office:value="0.000535634171862292" calcext:value-type="float">
            <text:p>0.0005356342</text:p>
          </table:table-cell>
          <table:table-cell office:value-type="float" office:value="0.0000911247855726023" calcext:value-type="float">
            <text:p>9.11247855726023E-05</text:p>
          </table:table-cell>
          <table:table-cell office:value-type="float" office:value="0.000215296058554322" calcext:value-type="float">
            <text:p>0.0002152961</text:p>
          </table:table-cell>
          <table:table-cell office:value-type="float" office:value="0.0000396718463672032" calcext:value-type="float">
            <text:p>3.96718463672032E-05</text:p>
          </table:table-cell>
          <table:table-cell office:value-type="float" office:value="0.000332617111910288" calcext:value-type="float">
            <text:p>0.0003326171</text:p>
          </table:table-cell>
          <table:table-cell office:value-type="float" office:value="0.000236569483863375" calcext:value-type="float">
            <text:p>0.0002365695</text:p>
          </table:table-cell>
          <table:table-cell office:value-type="float" office:value="0.000188497485411133" calcext:value-type="float">
            <text:p>0.0001884975</text:p>
          </table:table-cell>
          <table:table-cell office:value-type="float" office:value="0.000204053025170904" calcext:value-type="float">
            <text:p>0.000204053</text:p>
          </table:table-cell>
          <table:table-cell office:value-type="float" office:value="0.0000369189093358921" calcext:value-type="float">
            <text:p>3.69189093358921E-05</text:p>
          </table:table-cell>
          <table:table-cell office:value-type="float" office:value="0.000037425648911959" calcext:value-type="float">
            <text:p>3.7425648911959E-05</text:p>
          </table:table-cell>
          <table:table-cell office:value-type="float" office:value="0.00257232573074471" calcext:value-type="float">
            <text:p>0.0025723257</text:p>
          </table:table-cell>
          <table:table-cell office:value-type="float" office:value="0.000389410491972811" calcext:value-type="float">
            <text:p>0.0003894105</text:p>
          </table:table-cell>
        </table:table-row>
        <table:table-row table:style-name="ro2">
          <table:table-cell office:value-type="float" office:value="0.156165659122491" calcext:value-type="float">
            <text:p>0.1561656591</text:p>
          </table:table-cell>
          <table:table-cell office:value-type="float" office:value="0.000358864661233008" calcext:value-type="float">
            <text:p>0.0003588647</text:p>
          </table:table-cell>
          <table:table-cell office:value-type="float" office:value="0.000299237583160768" calcext:value-type="float">
            <text:p>0.0002992376</text:p>
          </table:table-cell>
          <table:table-cell office:value-type="float" office:value="0.000448297516420246" calcext:value-type="float">
            <text:p>0.0004482975</text:p>
          </table:table-cell>
          <table:table-cell office:value-type="float" office:value="0.0000898054274011747" calcext:value-type="float">
            <text:p>8.98054274011747E-05</text:p>
          </table:table-cell>
          <table:table-cell office:value-type="float" office:value="0.000170490597482005" calcext:value-type="float">
            <text:p>0.0001704906</text:p>
          </table:table-cell>
          <table:table-cell office:value-type="float" office:value="0.0000391814016403102" calcext:value-type="float">
            <text:p>3.91814016403102E-05</text:p>
          </table:table-cell>
          <table:table-cell office:value-type="float" office:value="0.000296839149533546" calcext:value-type="float">
            <text:p>0.0002968391</text:p>
          </table:table-cell>
          <table:table-cell office:value-type="float" office:value="0.000187854015035716" calcext:value-type="float">
            <text:p>0.000187854</text:p>
          </table:table-cell>
          <table:table-cell office:value-type="float" office:value="0.000151861986785132" calcext:value-type="float">
            <text:p>0.000151862</text:p>
          </table:table-cell>
          <table:table-cell office:value-type="float" office:value="0.000168301735725123" calcext:value-type="float">
            <text:p>0.0001683017</text:p>
          </table:table-cell>
          <table:table-cell office:value-type="float" office:value="0.0000601999078511694" calcext:value-type="float">
            <text:p>6.01999078511694E-05</text:p>
          </table:table-cell>
          <table:table-cell office:value-type="float" office:value="0.0000386419481222133" calcext:value-type="float">
            <text:p>3.86419481222133E-05</text:p>
          </table:table-cell>
          <table:table-cell office:value-type="float" office:value="0.00221975420295488" calcext:value-type="float">
            <text:p>0.0022197542</text:p>
          </table:table-cell>
          <table:table-cell office:value-type="float" office:value="0.000337643568880821" calcext:value-type="float">
            <text:p>0.0003376436</text:p>
          </table:table-cell>
        </table:table-row>
        <table:table-row table:style-name="ro2">
          <table:table-cell office:value-type="float" office:value="0.144709137393714" calcext:value-type="float">
            <text:p>0.1447091374</text:p>
          </table:table-cell>
          <table:table-cell office:value-type="float" office:value="0.000292930575720749" calcext:value-type="float">
            <text:p>0.0002929306</text:p>
          </table:table-cell>
          <table:table-cell office:value-type="float" office:value="0.00027770923114208" calcext:value-type="float">
            <text:p>0.0002777092</text:p>
          </table:table-cell>
          <table:table-cell office:value-type="float" office:value="0.00047226321903194" calcext:value-type="float">
            <text:p>0.0004722632</text:p>
          </table:table-cell>
          <table:table-cell office:value-type="float" office:value="0.0000782070707654039" calcext:value-type="float">
            <text:p>7.82070707654039E-05</text:p>
          </table:table-cell>
          <table:table-cell office:value-type="float" office:value="0.000157093665842355" calcext:value-type="float">
            <text:p>0.0001570937</text:p>
          </table:table-cell>
          <table:table-cell office:value-type="float" office:value="0.0000404341675345872" calcext:value-type="float">
            <text:p>4.04341675345872E-05</text:p>
          </table:table-cell>
          <table:table-cell office:value-type="float" office:value="0.000255822370816501" calcext:value-type="float">
            <text:p>0.0002558224</text:p>
          </table:table-cell>
          <table:table-cell office:value-type="float" office:value="0.000190884556607502" calcext:value-type="float">
            <text:p>0.0001908846</text:p>
          </table:table-cell>
          <table:table-cell office:value-type="float" office:value="0.000145350250240062" calcext:value-type="float">
            <text:p>0.0001453503</text:p>
          </table:table-cell>
          <table:table-cell office:value-type="float" office:value="0.000164729048106656" calcext:value-type="float">
            <text:p>0.000164729</text:p>
          </table:table-cell>
          <table:table-cell office:value-type="float" office:value="0.0000569231338289803" calcext:value-type="float">
            <text:p>5.69231338289803E-05</text:p>
          </table:table-cell>
          <table:table-cell office:value-type="float" office:value="0.0000432307189512933" calcext:value-type="float">
            <text:p>4.32307189512933E-05</text:p>
          </table:table-cell>
          <table:table-cell office:value-type="float" office:value="0.00209738267506082" calcext:value-type="float">
            <text:p>0.0020973827</text:p>
          </table:table-cell>
          <table:table-cell office:value-type="float" office:value="0.000361012734244092" calcext:value-type="float">
            <text:p>0.0003610127</text:p>
          </table:table-cell>
        </table:table-row>
        <table:table-row table:style-name="ro2">
          <table:table-cell office:value-type="float" office:value="0.140959009809194" calcext:value-type="float">
            <text:p>0.1409590098</text:p>
          </table:table-cell>
          <table:table-cell office:value-type="float" office:value="0.000325156079693186" calcext:value-type="float">
            <text:p>0.0003251561</text:p>
          </table:table-cell>
          <table:table-cell office:value-type="float" office:value="0.000277536569204249" calcext:value-type="float">
            <text:p>0.0002775366</text:p>
          </table:table-cell>
          <table:table-cell office:value-type="float" office:value="0.000417845861899664" calcext:value-type="float">
            <text:p>0.0004178459</text:p>
          </table:table-cell>
          <table:table-cell office:value-type="float" office:value="0.0000755060245622622" calcext:value-type="float">
            <text:p>0.000075506</text:p>
          </table:table-cell>
          <table:table-cell office:value-type="float" office:value="0.000151376226091867" calcext:value-type="float">
            <text:p>0.0001513762</text:p>
          </table:table-cell>
          <table:table-cell office:value-type="float" office:value="0.0000421615767913447" calcext:value-type="float">
            <text:p>4.21615767913447E-05</text:p>
          </table:table-cell>
          <table:table-cell office:value-type="float" office:value="0.000267265429921619" calcext:value-type="float">
            <text:p>0.0002672654</text:p>
          </table:table-cell>
          <table:table-cell office:value-type="float" office:value="0.000185757229416126" calcext:value-type="float">
            <text:p>0.0001857572</text:p>
          </table:table-cell>
          <table:table-cell office:value-type="float" office:value="0.000123213207284077" calcext:value-type="float">
            <text:p>0.0001232132</text:p>
          </table:table-cell>
          <table:table-cell office:value-type="float" office:value="0.000161890150019391" calcext:value-type="float">
            <text:p>0.0001618902</text:p>
          </table:table-cell>
          <table:table-cell office:value-type="float" office:value="0.0000502159573857274" calcext:value-type="float">
            <text:p>0.000050216</text:p>
          </table:table-cell>
          <table:table-cell office:value-type="float" office:value="0.0000276309157943948" calcext:value-type="float">
            <text:p>2.76309157943948E-05</text:p>
          </table:table-cell>
          <table:table-cell office:value-type="float" office:value="0.0020300842723948" calcext:value-type="float">
            <text:p>0.0020300843</text:p>
          </table:table-cell>
          <table:table-cell office:value-type="float" office:value="0.000292083415844192" calcext:value-type="float">
            <text:p>0.0002920834</text:p>
          </table:table-cell>
        </table:table-row>
        <table:table-row table:style-name="ro2">
          <table:table-cell office:value-type="float" office:value="0.146612943024951" calcext:value-type="float">
            <text:p>0.146612943</text:p>
          </table:table-cell>
          <table:table-cell office:value-type="float" office:value="0.000459401881226989" calcext:value-type="float">
            <text:p>0.0004594019</text:p>
          </table:table-cell>
          <table:table-cell office:value-type="float" office:value="0.000328978298063931" calcext:value-type="float">
            <text:p>0.0003289783</text:p>
          </table:table-cell>
          <table:table-cell office:value-type="float" office:value="0.000515327862028913" calcext:value-type="float">
            <text:p>0.0005153279</text:p>
          </table:table-cell>
          <table:table-cell office:value-type="float" office:value="0.0000742469019635312" calcext:value-type="float">
            <text:p>7.42469019635312E-05</text:p>
          </table:table-cell>
          <table:table-cell office:value-type="float" office:value="0.000192359776128548" calcext:value-type="float">
            <text:p>0.0001923598</text:p>
          </table:table-cell>
          <table:table-cell office:value-type="float" office:value="0.0000529096591760376" calcext:value-type="float">
            <text:p>5.29096591760376E-05</text:p>
          </table:table-cell>
          <table:table-cell office:value-type="float" office:value="0.000281998363029072" calcext:value-type="float">
            <text:p>0.0002819984</text:p>
          </table:table-cell>
          <table:table-cell office:value-type="float" office:value="0.000228203335606766" calcext:value-type="float">
            <text:p>0.0002282033</text:p>
          </table:table-cell>
          <table:table-cell office:value-type="float" office:value="0.000169407494990186" calcext:value-type="float">
            <text:p>0.0001694075</text:p>
          </table:table-cell>
          <table:table-cell office:value-type="float" office:value="0.000191060092488348" calcext:value-type="float">
            <text:p>0.0001910601</text:p>
          </table:table-cell>
          <table:table-cell office:value-type="float" office:value="0.000065942121424017" calcext:value-type="float">
            <text:p>6.5942121424017E-05</text:p>
          </table:table-cell>
          <table:table-cell office:value-type="float" office:value="0.0000502660894571122" calcext:value-type="float">
            <text:p>5.02660894571122E-05</text:p>
          </table:table-cell>
          <table:table-cell office:value-type="float" office:value="0.00253583452174538" calcext:value-type="float">
            <text:p>0.0025358345</text:p>
          </table:table-cell>
          <table:table-cell office:value-type="float" office:value="0.000321292351663761" calcext:value-type="float">
            <text:p>0.0003212924</text:p>
          </table:table-cell>
        </table:table-row>
        <table:table-row table:style-name="ro2">
          <table:table-cell office:value-type="float" office:value="0.157689691227216" calcext:value-type="float">
            <text:p>0.1576896912</text:p>
          </table:table-cell>
          <table:table-cell office:value-type="float" office:value="0.000347333980164301" calcext:value-type="float">
            <text:p>0.000347334</text:p>
          </table:table-cell>
          <table:table-cell office:value-type="float" office:value="0.00035428095444306" calcext:value-type="float">
            <text:p>0.000354281</text:p>
          </table:table-cell>
          <table:table-cell office:value-type="float" office:value="0.000542784854596707" calcext:value-type="float">
            <text:p>0.0005427849</text:p>
          </table:table-cell>
          <table:table-cell office:value-type="float" office:value="0.0000658260805624861" calcext:value-type="float">
            <text:p>6.58260805624861E-05</text:p>
          </table:table-cell>
          <table:table-cell office:value-type="float" office:value="0.000211724327435353" calcext:value-type="float">
            <text:p>0.0002117243</text:p>
          </table:table-cell>
          <table:table-cell office:value-type="float" office:value="0.0000472924666807234" calcext:value-type="float">
            <text:p>4.72924666807234E-05</text:p>
          </table:table-cell>
          <table:table-cell office:value-type="float" office:value="0.000285098520241759" calcext:value-type="float">
            <text:p>0.0002850985</text:p>
          </table:table-cell>
          <table:table-cell office:value-type="float" office:value="0.00022828508902459" calcext:value-type="float">
            <text:p>0.0002282851</text:p>
          </table:table-cell>
          <table:table-cell office:value-type="float" office:value="0.000162167279743717" calcext:value-type="float">
            <text:p>0.0001621673</text:p>
          </table:table-cell>
          <table:table-cell office:value-type="float" office:value="0.000188467065719507" calcext:value-type="float">
            <text:p>0.0001884671</text:p>
          </table:table-cell>
          <table:table-cell office:value-type="float" office:value="0.0000607819731513871" calcext:value-type="float">
            <text:p>0.000060782</text:p>
          </table:table-cell>
          <table:table-cell office:value-type="float" office:value="0.0000484800088373893" calcext:value-type="float">
            <text:p>0.00004848</text:p>
          </table:table-cell>
          <table:table-cell office:value-type="float" office:value="0.00247667368268933" calcext:value-type="float">
            <text:p>0.0024766737</text:p>
          </table:table-cell>
          <table:table-cell office:value-type="float" office:value="0.000411735304814261" calcext:value-type="float">
            <text:p>0.0004117353</text:p>
          </table:table-cell>
        </table:table-row>
        <table:table-row table:style-name="ro2">
          <table:table-cell office:value-type="float" office:value="0.142718976218062" calcext:value-type="float">
            <text:p>0.1427189762</text:p>
          </table:table-cell>
          <table:table-cell office:value-type="float" office:value="0.000322069956444556" calcext:value-type="float">
            <text:p>0.00032207</text:p>
          </table:table-cell>
          <table:table-cell office:value-type="float" office:value="0.000255506114604963" calcext:value-type="float">
            <text:p>0.0002555061</text:p>
          </table:table-cell>
          <table:table-cell office:value-type="float" office:value="0.000426739295404389" calcext:value-type="float">
            <text:p>0.0004267393</text:p>
          </table:table-cell>
          <table:table-cell office:value-type="float" office:value="0.0000810572163385751" calcext:value-type="float">
            <text:p>8.10572163385751E-05</text:p>
          </table:table-cell>
          <table:table-cell office:value-type="float" office:value="0.000142812579242829" calcext:value-type="float">
            <text:p>0.0001428126</text:p>
          </table:table-cell>
          <table:table-cell office:value-type="float" office:value="0.0000329897888400517" calcext:value-type="float">
            <text:p>3.29897888400517E-05</text:p>
          </table:table-cell>
          <table:table-cell office:value-type="float" office:value="0.000257053584278031" calcext:value-type="float">
            <text:p>0.0002570536</text:p>
          </table:table-cell>
          <table:table-cell office:value-type="float" office:value="0.000191742815441995" calcext:value-type="float">
            <text:p>0.0001917428</text:p>
          </table:table-cell>
          <table:table-cell office:value-type="float" office:value="0.00015054237897562" calcext:value-type="float">
            <text:p>0.0001505424</text:p>
          </table:table-cell>
          <table:table-cell office:value-type="float" office:value="0.000168810069750378" calcext:value-type="float">
            <text:p>0.0001688101</text:p>
          </table:table-cell>
          <table:table-cell office:value-type="float" office:value="0.0000444961694383837" calcext:value-type="float">
            <text:p>4.44961694383837E-05</text:p>
          </table:table-cell>
          <table:table-cell office:value-type="float" office:value="0.0000315313930310916" calcext:value-type="float">
            <text:p>3.15313930310916E-05</text:p>
          </table:table-cell>
          <table:table-cell office:value-type="float" office:value="0.00202431679134994" calcext:value-type="float">
            <text:p>0.0020243168</text:p>
          </table:table-cell>
          <table:table-cell office:value-type="float" office:value="0.000355918024805719" calcext:value-type="float">
            <text:p>0.000355918</text:p>
          </table:table-cell>
        </table:table-row>
        <table:table-row table:style-name="ro2">
          <table:table-cell office:value-type="float" office:value="0.150870719702343" calcext:value-type="float">
            <text:p>0.1508707197</text:p>
          </table:table-cell>
          <table:table-cell office:value-type="float" office:value="0.000313486960502712" calcext:value-type="float">
            <text:p>0.000313487</text:p>
          </table:table-cell>
          <table:table-cell office:value-type="float" office:value="0.000278328467046809" calcext:value-type="float">
            <text:p>0.0002783285</text:p>
          </table:table-cell>
          <table:table-cell office:value-type="float" office:value="0.000457419044368178" calcext:value-type="float">
            <text:p>0.000457419</text:p>
          </table:table-cell>
          <table:table-cell office:value-type="float" office:value="0.0000770092684530471" calcext:value-type="float">
            <text:p>7.70092684530471E-05</text:p>
          </table:table-cell>
          <table:table-cell office:value-type="float" office:value="0.000165795671599246" calcext:value-type="float">
            <text:p>0.0001657957</text:p>
          </table:table-cell>
          <table:table-cell office:value-type="float" office:value="0.0000302529550247147" calcext:value-type="float">
            <text:p>0.000030253</text:p>
          </table:table-cell>
          <table:table-cell office:value-type="float" office:value="0.000279397951273974" calcext:value-type="float">
            <text:p>0.000279398</text:p>
          </table:table-cell>
          <table:table-cell office:value-type="float" office:value="0.000211514521286257" calcext:value-type="float">
            <text:p>0.0002115145</text:p>
          </table:table-cell>
          <table:table-cell office:value-type="float" office:value="0.00016573163062756" calcext:value-type="float">
            <text:p>0.0001657316</text:p>
          </table:table-cell>
          <table:table-cell office:value-type="float" office:value="0.000178936878989321" calcext:value-type="float">
            <text:p>0.0001789369</text:p>
          </table:table-cell>
          <table:table-cell office:value-type="float" office:value="0.0000579340246264986" calcext:value-type="float">
            <text:p>0.000057934</text:p>
          </table:table-cell>
          <table:table-cell office:value-type="float" office:value="0.0000410143999069185" calcext:value-type="float">
            <text:p>4.10143999069185E-05</text:p>
          </table:table-cell>
          <table:table-cell office:value-type="float" office:value="0.00217982659426596" calcext:value-type="float">
            <text:p>0.0021798266</text:p>
          </table:table-cell>
          <table:table-cell office:value-type="float" office:value="0.000375087971167981" calcext:value-type="float">
            <text:p>0.000375088</text:p>
          </table:table-cell>
        </table:table-row>
        <table:table-row table:style-name="ro2">
          <table:table-cell office:value-type="float" office:value="0.134521966144431" calcext:value-type="float">
            <text:p>0.1345219661</text:p>
          </table:table-cell>
          <table:table-cell office:value-type="float" office:value="0.000333928700231596" calcext:value-type="float">
            <text:p>0.0003339287</text:p>
          </table:table-cell>
          <table:table-cell office:value-type="float" office:value="0.000302200667443319" calcext:value-type="float">
            <text:p>0.0003022007</text:p>
          </table:table-cell>
          <table:table-cell office:value-type="float" office:value="0.000472342493596824" calcext:value-type="float">
            <text:p>0.0004723425</text:p>
          </table:table-cell>
          <table:table-cell office:value-type="float" office:value="0.0000776212003496922" calcext:value-type="float">
            <text:p>7.76212003496922E-05</text:p>
          </table:table-cell>
          <table:table-cell office:value-type="float" office:value="0.000174908040210065" calcext:value-type="float">
            <text:p>0.000174908</text:p>
          </table:table-cell>
          <table:table-cell office:value-type="float" office:value="0.000039965439154937" calcext:value-type="float">
            <text:p>3.9965439154937E-05</text:p>
          </table:table-cell>
          <table:table-cell office:value-type="float" office:value="0.000269317795674951" calcext:value-type="float">
            <text:p>0.0002693178</text:p>
          </table:table-cell>
          <table:table-cell office:value-type="float" office:value="0.000191770024393357" calcext:value-type="float">
            <text:p>0.00019177</text:p>
          </table:table-cell>
          <table:table-cell office:value-type="float" office:value="0.000167071156033032" calcext:value-type="float">
            <text:p>0.0001670712</text:p>
          </table:table-cell>
          <table:table-cell office:value-type="float" office:value="0.000170488945384515" calcext:value-type="float">
            <text:p>0.0001704889</text:p>
          </table:table-cell>
          <table:table-cell office:value-type="float" office:value="0.0000366771519781002" calcext:value-type="float">
            <text:p>3.66771519781002E-05</text:p>
          </table:table-cell>
          <table:table-cell office:value-type="float" office:value="0.0000411556575951116" calcext:value-type="float">
            <text:p>4.11556575951116E-05</text:p>
          </table:table-cell>
          <table:table-cell office:value-type="float" office:value="0.00219980137282745" calcext:value-type="float">
            <text:p>0.0021998014</text:p>
          </table:table-cell>
          <table:table-cell office:value-type="float" office:value="0.000301993730978679" calcext:value-type="float">
            <text:p>0.0003019937</text:p>
          </table:table-cell>
        </table:table-row>
        <table:table-row table:style-name="ro2">
          <table:table-cell office:value-type="float" office:value="0.143913093178016" calcext:value-type="float">
            <text:p>0.1439130932</text:p>
          </table:table-cell>
          <table:table-cell office:value-type="float" office:value="0.000272736924556674" calcext:value-type="float">
            <text:p>0.0002727369</text:p>
          </table:table-cell>
          <table:table-cell office:value-type="float" office:value="0.000228951865901692" calcext:value-type="float">
            <text:p>0.0002289519</text:p>
          </table:table-cell>
          <table:table-cell office:value-type="float" office:value="0.000408684129293604" calcext:value-type="float">
            <text:p>0.0004086841</text:p>
          </table:table-cell>
          <table:table-cell office:value-type="float" office:value="0.0000789327298579024" calcext:value-type="float">
            <text:p>7.89327298579024E-05</text:p>
          </table:table-cell>
          <table:table-cell office:value-type="float" office:value="0.000107533222783682" calcext:value-type="float">
            <text:p>0.0001075332</text:p>
          </table:table-cell>
          <table:table-cell office:value-type="float" office:value="0.0000174471367683955" calcext:value-type="float">
            <text:p>1.74471367683955E-05</text:p>
          </table:table-cell>
          <table:table-cell office:value-type="float" office:value="0.000235499044178832" calcext:value-type="float">
            <text:p>0.000235499</text:p>
          </table:table-cell>
          <table:table-cell office:value-type="float" office:value="0.000189167146036868" calcext:value-type="float">
            <text:p>0.0001891671</text:p>
          </table:table-cell>
          <table:table-cell office:value-type="float" office:value="0.00016209089795557" calcext:value-type="float">
            <text:p>0.0001620909</text:p>
          </table:table-cell>
          <table:table-cell office:value-type="float" office:value="0.000164277578323181" calcext:value-type="float">
            <text:p>0.0001642776</text:p>
          </table:table-cell>
          <table:table-cell office:value-type="float" office:value="0.000041262658536815" calcext:value-type="float">
            <text:p>4.1262658536815E-05</text:p>
          </table:table-cell>
          <table:table-cell office:value-type="float" office:value="0.0000295227575278836" calcext:value-type="float">
            <text:p>2.95227575278836E-05</text:p>
          </table:table-cell>
          <table:table-cell office:value-type="float" office:value="0.00185719908751458" calcext:value-type="float">
            <text:p>0.0018571991</text:p>
          </table:table-cell>
          <table:table-cell office:value-type="float" office:value="0.000298739126692705" calcext:value-type="float">
            <text:p>0.0002987391</text:p>
          </table:table-cell>
        </table:table-row>
        <table:table-row table:style-name="ro2">
          <table:table-cell office:value-type="float" office:value="0.142950449521459" calcext:value-type="float">
            <text:p>0.1429504495</text:p>
          </table:table-cell>
          <table:table-cell office:value-type="float" office:value="0.000356929026018412" calcext:value-type="float">
            <text:p>0.000356929</text:p>
          </table:table-cell>
          <table:table-cell office:value-type="float" office:value="0.000326975529380167" calcext:value-type="float">
            <text:p>0.0003269755</text:p>
          </table:table-cell>
          <table:table-cell office:value-type="float" office:value="0.000488828626534859" calcext:value-type="float">
            <text:p>0.0004888286</text:p>
          </table:table-cell>
          <table:table-cell office:value-type="float" office:value="0.0000844312085375443" calcext:value-type="float">
            <text:p>8.44312085375443E-05</text:p>
          </table:table-cell>
          <table:table-cell office:value-type="float" office:value="0.000191167854807384" calcext:value-type="float">
            <text:p>0.0001911679</text:p>
          </table:table-cell>
          <table:table-cell office:value-type="float" office:value="0.000044917638266863" calcext:value-type="float">
            <text:p>4.4917638266863E-05</text:p>
          </table:table-cell>
          <table:table-cell office:value-type="float" office:value="0.000294618357085767" calcext:value-type="float">
            <text:p>0.0002946184</text:p>
          </table:table-cell>
          <table:table-cell office:value-type="float" office:value="0.000219221943409646" calcext:value-type="float">
            <text:p>0.0002192219</text:p>
          </table:table-cell>
          <table:table-cell office:value-type="float" office:value="0.000160306676452829" calcext:value-type="float">
            <text:p>0.0001603067</text:p>
          </table:table-cell>
          <table:table-cell office:value-type="float" office:value="0.000189352491374763" calcext:value-type="float">
            <text:p>0.0001893525</text:p>
          </table:table-cell>
          <table:table-cell office:value-type="float" office:value="0.0000662548821684275" calcext:value-type="float">
            <text:p>6.62548821684275E-05</text:p>
          </table:table-cell>
          <table:table-cell office:value-type="float" office:value="0.0000454756944331872" calcext:value-type="float">
            <text:p>4.54756944331872E-05</text:p>
          </table:table-cell>
          <table:table-cell office:value-type="float" office:value="0.00238400921896873" calcext:value-type="float">
            <text:p>0.0023840092</text:p>
          </table:table-cell>
          <table:table-cell office:value-type="float" office:value="0.000379293294973061" calcext:value-type="float">
            <text:p>0.0003792933</text:p>
          </table:table-cell>
        </table:table-row>
        <table:table-row table:style-name="ro2">
          <table:table-cell office:value-type="float" office:value="0.144860214351027" calcext:value-type="float">
            <text:p>0.1448602144</text:p>
          </table:table-cell>
          <table:table-cell office:value-type="float" office:value="0.000380501615180873" calcext:value-type="float">
            <text:p>0.0003805016</text:p>
          </table:table-cell>
          <table:table-cell office:value-type="float" office:value="0.000330451944796821" calcext:value-type="float">
            <text:p>0.0003304519</text:p>
          </table:table-cell>
          <table:table-cell office:value-type="float" office:value="0.000561447053711576" calcext:value-type="float">
            <text:p>0.0005614471</text:p>
          </table:table-cell>
          <table:table-cell office:value-type="float" office:value="0.0000945723385097927" calcext:value-type="float">
            <text:p>9.45723385097927E-05</text:p>
          </table:table-cell>
          <table:table-cell office:value-type="float" office:value="0.000160202752380288" calcext:value-type="float">
            <text:p>0.0001602028</text:p>
          </table:table-cell>
          <table:table-cell office:value-type="float" office:value="0.0000200797379270927" calcext:value-type="float">
            <text:p>2.00797379270927E-05</text:p>
          </table:table-cell>
          <table:table-cell office:value-type="float" office:value="0.000288243754499198" calcext:value-type="float">
            <text:p>0.0002882438</text:p>
          </table:table-cell>
          <table:table-cell office:value-type="float" office:value="0.000226643598550219" calcext:value-type="float">
            <text:p>0.0002266436</text:p>
          </table:table-cell>
          <table:table-cell office:value-type="float" office:value="0.000152441585404614" calcext:value-type="float">
            <text:p>0.0001524416</text:p>
          </table:table-cell>
          <table:table-cell office:value-type="float" office:value="0.000196978855914128" calcext:value-type="float">
            <text:p>0.0001969789</text:p>
          </table:table-cell>
          <table:table-cell office:value-type="float" office:value="0.0000448066844901372" calcext:value-type="float">
            <text:p>4.48066844901372E-05</text:p>
          </table:table-cell>
          <table:table-cell office:value-type="float" office:value="0.0000482462759880113" calcext:value-type="float">
            <text:p>4.82462759880113E-05</text:p>
          </table:table-cell>
          <table:table-cell office:value-type="float" office:value="0.00241005042991565" calcext:value-type="float">
            <text:p>0.0024100504</text:p>
          </table:table-cell>
          <table:table-cell office:value-type="float" office:value="0.000332496278525126" calcext:value-type="float">
            <text:p>0.0003324963</text:p>
          </table:table-cell>
        </table:table-row>
        <table:table-row table:style-name="ro2">
          <table:table-cell office:value-type="float" office:value="0.136213206838377" calcext:value-type="float">
            <text:p>0.1362132068</text:p>
          </table:table-cell>
          <table:table-cell office:value-type="float" office:value="0.00032264118728057" calcext:value-type="float">
            <text:p>0.0003226412</text:p>
          </table:table-cell>
          <table:table-cell office:value-type="float" office:value="0.000249556642926193" calcext:value-type="float">
            <text:p>0.0002495566</text:p>
          </table:table-cell>
          <table:table-cell office:value-type="float" office:value="0.00044754415549356" calcext:value-type="float">
            <text:p>0.0004475442</text:p>
          </table:table-cell>
          <table:table-cell office:value-type="float" office:value="0.0000816990197359238" calcext:value-type="float">
            <text:p>0.000081699</text:p>
          </table:table-cell>
          <table:table-cell office:value-type="float" office:value="0.00013421685035783" calcext:value-type="float">
            <text:p>0.0001342169</text:p>
          </table:table-cell>
          <table:table-cell office:value-type="float" office:value="0.0000265386780162701" calcext:value-type="float">
            <text:p>2.65386780162701E-05</text:p>
          </table:table-cell>
          <table:table-cell office:value-type="float" office:value="0.000251405569716284" calcext:value-type="float">
            <text:p>0.0002514056</text:p>
          </table:table-cell>
          <table:table-cell office:value-type="float" office:value="0.000179394372374881" calcext:value-type="float">
            <text:p>0.0001793944</text:p>
          </table:table-cell>
          <table:table-cell office:value-type="float" office:value="0.000155967708214292" calcext:value-type="float">
            <text:p>0.0001559677</text:p>
          </table:table-cell>
          <table:table-cell office:value-type="float" office:value="0.000157027205588389" calcext:value-type="float">
            <text:p>0.0001570272</text:p>
          </table:table-cell>
          <table:table-cell office:value-type="float" office:value="0.0000290980912807554" calcext:value-type="float">
            <text:p>2.90980912807554E-05</text:p>
          </table:table-cell>
          <table:table-cell office:value-type="float" office:value="0.0000409291452915051" calcext:value-type="float">
            <text:p>4.09291452915051E-05</text:p>
          </table:table-cell>
          <table:table-cell office:value-type="float" office:value="0.00199434799830023" calcext:value-type="float">
            <text:p>0.001994348</text:p>
          </table:table-cell>
          <table:table-cell office:value-type="float" office:value="0.000301298893770982" calcext:value-type="float">
            <text:p>0.0003012989</text:p>
          </table:table-cell>
        </table:table-row>
        <table:table-row table:style-name="ro2">
          <table:table-cell office:value-type="float" office:value="0.173567453887693" calcext:value-type="float">
            <text:p>0.1735674539</text:p>
          </table:table-cell>
          <table:table-cell office:value-type="float" office:value="0.000358788292455916" calcext:value-type="float">
            <text:p>0.0003587883</text:p>
          </table:table-cell>
          <table:table-cell office:value-type="float" office:value="0.000310449743516434" calcext:value-type="float">
            <text:p>0.0003104497</text:p>
          </table:table-cell>
          <table:table-cell office:value-type="float" office:value="0.000531918886364961" calcext:value-type="float">
            <text:p>0.0005319189</text:p>
          </table:table-cell>
          <table:table-cell office:value-type="float" office:value="0.00010192987603883" calcext:value-type="float">
            <text:p>0.0001019299</text:p>
          </table:table-cell>
          <table:table-cell office:value-type="float" office:value="0.000166895456927936" calcext:value-type="float">
            <text:p>0.0001668955</text:p>
          </table:table-cell>
          <table:table-cell office:value-type="float" office:value="0.0000372102907884326" calcext:value-type="float">
            <text:p>3.72102907884326E-05</text:p>
          </table:table-cell>
          <table:table-cell office:value-type="float" office:value="0.000315353418954702" calcext:value-type="float">
            <text:p>0.0003153534</text:p>
          </table:table-cell>
          <table:table-cell office:value-type="float" office:value="0.000250266058046434" calcext:value-type="float">
            <text:p>0.0002502661</text:p>
          </table:table-cell>
          <table:table-cell office:value-type="float" office:value="0.000173755731340744" calcext:value-type="float">
            <text:p>0.0001737557</text:p>
          </table:table-cell>
          <table:table-cell office:value-type="float" office:value="0.000212433065426685" calcext:value-type="float">
            <text:p>0.0002124331</text:p>
          </table:table-cell>
          <table:table-cell office:value-type="float" office:value="0.0000346537222528191" calcext:value-type="float">
            <text:p>3.46537222528191E-05</text:p>
          </table:table-cell>
          <table:table-cell office:value-type="float" office:value="0.000037469276295851" calcext:value-type="float">
            <text:p>3.7469276295851E-05</text:p>
          </table:table-cell>
          <table:table-cell office:value-type="float" office:value="0.00242918663556977" calcext:value-type="float">
            <text:p>0.0024291866</text:p>
          </table:table-cell>
          <table:table-cell office:value-type="float" office:value="0.000388559447807122" calcext:value-type="float">
            <text:p>0.0003885594</text:p>
          </table:table-cell>
        </table:table-row>
        <table:table-row table:style-name="ro2">
          <table:table-cell office:value-type="float" office:value="0.146599762846182" calcext:value-type="float">
            <text:p>0.1465997628</text:p>
          </table:table-cell>
          <table:table-cell office:value-type="float" office:value="0.000262626733641695" calcext:value-type="float">
            <text:p>0.0002626267</text:p>
          </table:table-cell>
          <table:table-cell office:value-type="float" office:value="0.00031226697814861" calcext:value-type="float">
            <text:p>0.000312267</text:p>
          </table:table-cell>
          <table:table-cell office:value-type="float" office:value="0.000485840223222327" calcext:value-type="float">
            <text:p>0.0004858402</text:p>
          </table:table-cell>
          <table:table-cell office:value-type="float" office:value="0.000109496498594074" calcext:value-type="float">
            <text:p>0.0001094965</text:p>
          </table:table-cell>
          <table:table-cell office:value-type="float" office:value="0.000187938306420011" calcext:value-type="float">
            <text:p>0.0001879383</text:p>
          </table:table-cell>
          <table:table-cell office:value-type="float" office:value="0.0000455697774299442" calcext:value-type="float">
            <text:p>4.55697774299442E-05</text:p>
          </table:table-cell>
          <table:table-cell office:value-type="float" office:value="0.000315954413559231" calcext:value-type="float">
            <text:p>0.0003159544</text:p>
          </table:table-cell>
          <table:table-cell office:value-type="float" office:value="0.00019838512417797" calcext:value-type="float">
            <text:p>0.0001983851</text:p>
          </table:table-cell>
          <table:table-cell office:value-type="float" office:value="0.000165929098045142" calcext:value-type="float">
            <text:p>0.0001659291</text:p>
          </table:table-cell>
          <table:table-cell office:value-type="float" office:value="0.000168599878387261" calcext:value-type="float">
            <text:p>0.0001685999</text:p>
          </table:table-cell>
          <table:table-cell office:value-type="float" office:value="0.000059845263221554" calcext:value-type="float">
            <text:p>5.9845263221554E-05</text:p>
          </table:table-cell>
          <table:table-cell office:value-type="float" office:value="0.0000343316173483943" calcext:value-type="float">
            <text:p>3.43316173483943E-05</text:p>
          </table:table-cell>
          <table:table-cell office:value-type="float" office:value="0.00223730060264087" calcext:value-type="float">
            <text:p>0.0022373006</text:p>
          </table:table-cell>
          <table:table-cell office:value-type="float" office:value="0.000301314580572801" calcext:value-type="float">
            <text:p>0.0003013146</text:p>
          </table:table-cell>
        </table:table-row>
        <table:table-row table:style-name="ro2">
          <table:table-cell office:value-type="float" office:value="0.15272294680903" calcext:value-type="float">
            <text:p>0.1527229468</text:p>
          </table:table-cell>
          <table:table-cell office:value-type="float" office:value="0.000337141387540806" calcext:value-type="float">
            <text:p>0.0003371414</text:p>
          </table:table-cell>
          <table:table-cell office:value-type="float" office:value="0.000319437949363765" calcext:value-type="float">
            <text:p>0.0003194379</text:p>
          </table:table-cell>
          <table:table-cell office:value-type="float" office:value="0.000468956700877235" calcext:value-type="float">
            <text:p>0.0004689567</text:p>
          </table:table-cell>
          <table:table-cell office:value-type="float" office:value="0.0000875951368134828" calcext:value-type="float">
            <text:p>8.75951368134828E-05</text:p>
          </table:table-cell>
          <table:table-cell office:value-type="float" office:value="0.000194192271288347" calcext:value-type="float">
            <text:p>0.0001941923</text:p>
          </table:table-cell>
          <table:table-cell office:value-type="float" office:value="0.0000421563121590783" calcext:value-type="float">
            <text:p>4.21563121590783E-05</text:p>
          </table:table-cell>
          <table:table-cell office:value-type="float" office:value="0.000283024497314722" calcext:value-type="float">
            <text:p>0.0002830245</text:p>
          </table:table-cell>
          <table:table-cell office:value-type="float" office:value="0.000193792714523934" calcext:value-type="float">
            <text:p>0.0001937927</text:p>
          </table:table-cell>
          <table:table-cell office:value-type="float" office:value="0.000158017016541164" calcext:value-type="float">
            <text:p>0.000158017</text:p>
          </table:table-cell>
          <table:table-cell office:value-type="float" office:value="0.000171041030304222" calcext:value-type="float">
            <text:p>0.000171041</text:p>
          </table:table-cell>
          <table:table-cell office:value-type="float" office:value="0.0000657132569347603" calcext:value-type="float">
            <text:p>6.57132569347603E-05</text:p>
          </table:table-cell>
          <table:table-cell office:value-type="float" office:value="0.000051842490182506" calcext:value-type="float">
            <text:p>5.1842490182506E-05</text:p>
          </table:table-cell>
          <table:table-cell office:value-type="float" office:value="0.00228531101676018" calcext:value-type="float">
            <text:p>0.002285311</text:p>
          </table:table-cell>
          <table:table-cell office:value-type="float" office:value="0.000352378331075993" calcext:value-type="float">
            <text:p>0.0003523783</text:p>
          </table:table-cell>
        </table:table-row>
        <table:table-row table:style-name="ro2">
          <table:table-cell office:value-type="float" office:value="0.13331580932325" calcext:value-type="float">
            <text:p>0.1333158093</text:p>
          </table:table-cell>
          <table:table-cell office:value-type="float" office:value="0.000334249805602064" calcext:value-type="float">
            <text:p>0.0003342498</text:p>
          </table:table-cell>
          <table:table-cell office:value-type="float" office:value="0.000286788718672606" calcext:value-type="float">
            <text:p>0.0002867887</text:p>
          </table:table-cell>
          <table:table-cell office:value-type="float" office:value="0.000462338433625997" calcext:value-type="float">
            <text:p>0.0004623384</text:p>
          </table:table-cell>
          <table:table-cell office:value-type="float" office:value="0.0000750089814987949" calcext:value-type="float">
            <text:p>0.000075009</text:p>
          </table:table-cell>
          <table:table-cell office:value-type="float" office:value="0.000168429643741624" calcext:value-type="float">
            <text:p>0.0001684296</text:p>
          </table:table-cell>
          <table:table-cell office:value-type="float" office:value="0.0000305999591083267" calcext:value-type="float">
            <text:p>0.0000306</text:p>
          </table:table-cell>
          <table:table-cell office:value-type="float" office:value="0.000248905822778025" calcext:value-type="float">
            <text:p>0.0002489058</text:p>
          </table:table-cell>
          <table:table-cell office:value-type="float" office:value="0.000196564823096285" calcext:value-type="float">
            <text:p>0.0001965648</text:p>
          </table:table-cell>
          <table:table-cell office:value-type="float" office:value="0.000152566900055544" calcext:value-type="float">
            <text:p>0.0001525669</text:p>
          </table:table-cell>
          <table:table-cell office:value-type="float" office:value="0.000170149116721336" calcext:value-type="float">
            <text:p>0.0001701491</text:p>
          </table:table-cell>
          <table:table-cell office:value-type="float" office:value="0.000045747062983836" calcext:value-type="float">
            <text:p>4.5747062983836E-05</text:p>
          </table:table-cell>
          <table:table-cell office:value-type="float" office:value="0.0000316413300678709" calcext:value-type="float">
            <text:p>3.16413300678709E-05</text:p>
          </table:table-cell>
          <table:table-cell office:value-type="float" office:value="0.00212796890204064" calcext:value-type="float">
            <text:p>0.0021279689</text:p>
          </table:table-cell>
          <table:table-cell office:value-type="float" office:value="0.000302966295439478" calcext:value-type="float">
            <text:p>0.0003029663</text:p>
          </table:table-cell>
        </table:table-row>
        <table:table-row table:style-name="ro2">
          <table:table-cell office:value-type="float" office:value="0.130621686940205" calcext:value-type="float">
            <text:p>0.1306216869</text:p>
          </table:table-cell>
          <table:table-cell office:value-type="float" office:value="0.000302251253122082" calcext:value-type="float">
            <text:p>0.0003022513</text:p>
          </table:table-cell>
          <table:table-cell office:value-type="float" office:value="0.000250974367387179" calcext:value-type="float">
            <text:p>0.0002509744</text:p>
          </table:table-cell>
          <table:table-cell office:value-type="float" office:value="0.000406460528334546" calcext:value-type="float">
            <text:p>0.0004064605</text:p>
          </table:table-cell>
          <table:table-cell office:value-type="float" office:value="0.0000637337705004233" calcext:value-type="float">
            <text:p>6.37337705004233E-05</text:p>
          </table:table-cell>
          <table:table-cell office:value-type="float" office:value="0.000158266157798248" calcext:value-type="float">
            <text:p>0.0001582662</text:p>
          </table:table-cell>
          <table:table-cell office:value-type="float" office:value="0.0000410277557718565" calcext:value-type="float">
            <text:p>4.10277557718565E-05</text:p>
          </table:table-cell>
          <table:table-cell office:value-type="float" office:value="0.000237767820549511" calcext:value-type="float">
            <text:p>0.0002377678</text:p>
          </table:table-cell>
          <table:table-cell office:value-type="float" office:value="0.000217551933337261" calcext:value-type="float">
            <text:p>0.0002175519</text:p>
          </table:table-cell>
          <table:table-cell office:value-type="float" office:value="0.0001580225176248" calcext:value-type="float">
            <text:p>0.0001580225</text:p>
          </table:table-cell>
          <table:table-cell office:value-type="float" office:value="0.000179469100072158" calcext:value-type="float">
            <text:p>0.0001794691</text:p>
          </table:table-cell>
          <table:table-cell office:value-type="float" office:value="0.000048911077178883" calcext:value-type="float">
            <text:p>4.8911077178883E-05</text:p>
          </table:table-cell>
          <table:table-cell office:value-type="float" office:value="0.0000393866205522465" calcext:value-type="float">
            <text:p>3.93866205522465E-05</text:p>
          </table:table-cell>
          <table:table-cell office:value-type="float" office:value="0.00204008038567126" calcext:value-type="float">
            <text:p>0.0020400804</text:p>
          </table:table-cell>
          <table:table-cell office:value-type="float" office:value="0.000307673808777284" calcext:value-type="float">
            <text:p>0.0003076738</text:p>
          </table:table-cell>
        </table:table-row>
        <table:table-row table:style-name="ro2">
          <table:table-cell office:value-type="float" office:value="0.132977417366492" calcext:value-type="float">
            <text:p>0.1329774174</text:p>
          </table:table-cell>
          <table:table-cell office:value-type="float" office:value="0.000286823173004326" calcext:value-type="float">
            <text:p>0.0002868232</text:p>
          </table:table-cell>
          <table:table-cell office:value-type="float" office:value="0.000241075260119618" calcext:value-type="float">
            <text:p>0.0002410753</text:p>
          </table:table-cell>
          <table:table-cell office:value-type="float" office:value="0.000399559752901306" calcext:value-type="float">
            <text:p>0.0003995598</text:p>
          </table:table-cell>
          <table:table-cell office:value-type="float" office:value="0.0000842574244487409" calcext:value-type="float">
            <text:p>8.42574244487409E-05</text:p>
          </table:table-cell>
          <table:table-cell office:value-type="float" office:value="0.000156093995538809" calcext:value-type="float">
            <text:p>0.000156094</text:p>
          </table:table-cell>
          <table:table-cell office:value-type="float" office:value="0.0000285837777194285" calcext:value-type="float">
            <text:p>2.85837777194285E-05</text:p>
          </table:table-cell>
          <table:table-cell office:value-type="float" office:value="0.000241342898487777" calcext:value-type="float">
            <text:p>0.0002413429</text:p>
          </table:table-cell>
          <table:table-cell office:value-type="float" office:value="0.000175041575466461" calcext:value-type="float">
            <text:p>0.0001750416</text:p>
          </table:table-cell>
          <table:table-cell office:value-type="float" office:value="0.0001285637397595" calcext:value-type="float">
            <text:p>0.0001285637</text:p>
          </table:table-cell>
          <table:table-cell office:value-type="float" office:value="0.000152413967976617" calcext:value-type="float">
            <text:p>0.000152414</text:p>
          </table:table-cell>
          <table:table-cell office:value-type="float" office:value="0.0000232894041820199" calcext:value-type="float">
            <text:p>2.32894041820199E-05</text:p>
          </table:table-cell>
          <table:table-cell office:value-type="float" office:value="0.000037717545301888" calcext:value-type="float">
            <text:p>3.7717545301888E-05</text:p>
          </table:table-cell>
          <table:table-cell office:value-type="float" office:value="0.00187048805892523" calcext:value-type="float">
            <text:p>0.0018704881</text:p>
          </table:table-cell>
          <table:table-cell office:value-type="float" office:value="0.000296835281049564" calcext:value-type="float">
            <text:p>0.0002968353</text:p>
          </table:table-cell>
        </table:table-row>
      </table:table>
      <table:table table:name="truth" table:style-name="ta1">
        <table:table-column table:style-name="co6" table:default-cell-style-name="ce10"/>
        <table:table-row table:style-name="ro2">
          <table:table-cell office:value-type="float" office:value="0.000299806467167341" calcext:value-type="float">
            <text:p>0.0002998065</text:p>
          </table:table-cell>
        </table:table-row>
        <table:table-row table:style-name="ro2">
          <table:table-cell office:value-type="float" office:value="0.000322160987202229" calcext:value-type="float">
            <text:p>0.000322161</text:p>
          </table:table-cell>
        </table:table-row>
        <table:table-row table:style-name="ro2">
          <table:table-cell office:value-type="float" office:value="0.000332870417535669" calcext:value-type="float">
            <text:p>0.0003328704</text:p>
          </table:table-cell>
        </table:table-row>
        <table:table-row table:style-name="ro2">
          <table:table-cell office:value-type="float" office:value="0.000281275725851376" calcext:value-type="float">
            <text:p>0.0002812757</text:p>
          </table:table-cell>
        </table:table-row>
        <table:table-row table:style-name="ro2">
          <table:table-cell office:value-type="float" office:value="0.000355015750456267" calcext:value-type="float">
            <text:p>0.0003550158</text:p>
          </table:table-cell>
        </table:table-row>
        <table:table-row table:style-name="ro2">
          <table:table-cell office:value-type="float" office:value="0.00036374327333646" calcext:value-type="float">
            <text:p>0.0003637433</text:p>
          </table:table-cell>
        </table:table-row>
        <table:table-row table:style-name="ro2">
          <table:table-cell office:value-type="float" office:value="0.000365998405313987" calcext:value-type="float">
            <text:p>0.0003659984</text:p>
          </table:table-cell>
        </table:table-row>
        <table:table-row table:style-name="ro2">
          <table:table-cell office:value-type="float" office:value="0.000335495784155481" calcext:value-type="float">
            <text:p>0.0003354958</text:p>
          </table:table-cell>
        </table:table-row>
        <table:table-row table:style-name="ro2">
          <table:table-cell office:value-type="float" office:value="0.000324023854734834" calcext:value-type="float">
            <text:p>0.0003240239</text:p>
          </table:table-cell>
        </table:table-row>
        <table:table-row table:style-name="ro2">
          <table:table-cell office:value-type="float" office:value="0.000390614877962712" calcext:value-type="float">
            <text:p>0.0003906149</text:p>
          </table:table-cell>
        </table:table-row>
        <table:table-row table:style-name="ro2">
          <table:table-cell office:value-type="float" office:value="0.000337418254966871" calcext:value-type="float">
            <text:p>0.0003374183</text:p>
          </table:table-cell>
        </table:table-row>
        <table:table-row table:style-name="ro2">
          <table:table-cell office:value-type="float" office:value="0.000349826440403333" calcext:value-type="float">
            <text:p>0.0003498264</text:p>
          </table:table-cell>
        </table:table-row>
        <table:table-row table:style-name="ro2">
          <table:table-cell office:value-type="float" office:value="0.000395263476702716" calcext:value-type="float">
            <text:p>0.0003952635</text:p>
          </table:table-cell>
        </table:table-row>
        <table:table-row table:style-name="ro2">
          <table:table-cell office:value-type="float" office:value="0.000296698789123101" calcext:value-type="float">
            <text:p>0.0002966988</text:p>
          </table:table-cell>
        </table:table-row>
        <table:table-row table:style-name="ro2">
          <table:table-cell office:value-type="float" office:value="0.000337664832775394" calcext:value-type="float">
            <text:p>0.0003376648</text:p>
          </table:table-cell>
        </table:table-row>
        <table:table-row table:style-name="ro2">
          <table:table-cell office:value-type="float" office:value="0.00036605622009362" calcext:value-type="float">
            <text:p>0.0003660562</text:p>
          </table:table-cell>
        </table:table-row>
        <table:table-row table:style-name="ro2">
          <table:table-cell office:value-type="float" office:value="0.000353477344975316" calcext:value-type="float">
            <text:p>0.0003534773</text:p>
          </table:table-cell>
        </table:table-row>
        <table:table-row table:style-name="ro2">
          <table:table-cell office:value-type="float" office:value="0.000363113507152786" calcext:value-type="float">
            <text:p>0.0003631135</text:p>
          </table:table-cell>
        </table:table-row>
        <table:table-row table:style-name="ro2">
          <table:table-cell office:value-type="float" office:value="0.000384631871977914" calcext:value-type="float">
            <text:p>0.0003846319</text:p>
          </table:table-cell>
        </table:table-row>
        <table:table-row table:style-name="ro2">
          <table:table-cell office:value-type="float" office:value="0.000374499828271261" calcext:value-type="float">
            <text:p>0.0003744998</text:p>
          </table:table-cell>
        </table:table-row>
        <table:table-row table:style-name="ro2">
          <table:table-cell office:value-type="float" office:value="0.000341912539675954" calcext:value-type="float">
            <text:p>0.0003419125</text:p>
          </table:table-cell>
        </table:table-row>
        <table:table-row table:style-name="ro2">
          <table:table-cell office:value-type="float" office:value="0.000389410491972811" calcext:value-type="float">
            <text:p>0.0003894105</text:p>
          </table:table-cell>
        </table:table-row>
        <table:table-row table:style-name="ro2">
          <table:table-cell office:value-type="float" office:value="0.000337643568880821" calcext:value-type="float">
            <text:p>0.0003376436</text:p>
          </table:table-cell>
        </table:table-row>
        <table:table-row table:style-name="ro2">
          <table:table-cell office:value-type="float" office:value="0.000361012734244092" calcext:value-type="float">
            <text:p>0.0003610127</text:p>
          </table:table-cell>
        </table:table-row>
        <table:table-row table:style-name="ro2">
          <table:table-cell office:value-type="float" office:value="0.000292083415844192" calcext:value-type="float">
            <text:p>0.0002920834</text:p>
          </table:table-cell>
        </table:table-row>
        <table:table-row table:style-name="ro2">
          <table:table-cell office:value-type="float" office:value="0.000321292351663761" calcext:value-type="float">
            <text:p>0.0003212924</text:p>
          </table:table-cell>
        </table:table-row>
        <table:table-row table:style-name="ro2">
          <table:table-cell office:value-type="float" office:value="0.000411735304814261" calcext:value-type="float">
            <text:p>0.0004117353</text:p>
          </table:table-cell>
        </table:table-row>
        <table:table-row table:style-name="ro2">
          <table:table-cell office:value-type="float" office:value="0.000355918024805719" calcext:value-type="float">
            <text:p>0.000355918</text:p>
          </table:table-cell>
        </table:table-row>
        <table:table-row table:style-name="ro2">
          <table:table-cell office:value-type="float" office:value="0.000375087971167981" calcext:value-type="float">
            <text:p>0.000375088</text:p>
          </table:table-cell>
        </table:table-row>
        <table:table-row table:style-name="ro2">
          <table:table-cell office:value-type="float" office:value="0.000301993730978679" calcext:value-type="float">
            <text:p>0.0003019937</text:p>
          </table:table-cell>
        </table:table-row>
        <table:table-row table:style-name="ro2">
          <table:table-cell office:value-type="float" office:value="0.000298739126692705" calcext:value-type="float">
            <text:p>0.0002987391</text:p>
          </table:table-cell>
        </table:table-row>
        <table:table-row table:style-name="ro2">
          <table:table-cell office:value-type="float" office:value="0.000379293294973061" calcext:value-type="float">
            <text:p>0.0003792933</text:p>
          </table:table-cell>
        </table:table-row>
        <table:table-row table:style-name="ro2">
          <table:table-cell office:value-type="float" office:value="0.000332496278525126" calcext:value-type="float">
            <text:p>0.0003324963</text:p>
          </table:table-cell>
        </table:table-row>
        <table:table-row table:style-name="ro2">
          <table:table-cell office:value-type="float" office:value="0.000301298893770982" calcext:value-type="float">
            <text:p>0.0003012989</text:p>
          </table:table-cell>
        </table:table-row>
        <table:table-row table:style-name="ro2">
          <table:table-cell office:value-type="float" office:value="0.000388559447807122" calcext:value-type="float">
            <text:p>0.0003885594</text:p>
          </table:table-cell>
        </table:table-row>
        <table:table-row table:style-name="ro2">
          <table:table-cell office:value-type="float" office:value="0.000301314580572801" calcext:value-type="float">
            <text:p>0.0003013146</text:p>
          </table:table-cell>
        </table:table-row>
        <table:table-row table:style-name="ro2">
          <table:table-cell office:value-type="float" office:value="0.000352378331075993" calcext:value-type="float">
            <text:p>0.0003523783</text:p>
          </table:table-cell>
        </table:table-row>
        <table:table-row table:style-name="ro2">
          <table:table-cell office:value-type="float" office:value="0.000302966295439478" calcext:value-type="float">
            <text:p>0.0003029663</text:p>
          </table:table-cell>
        </table:table-row>
        <table:table-row table:style-name="ro2">
          <table:table-cell office:value-type="float" office:value="0.000307673808777284" calcext:value-type="float">
            <text:p>0.0003076738</text:p>
          </table:table-cell>
        </table:table-row>
        <table:table-row table:style-name="ro2">
          <table:table-cell office:value-type="float" office:value="0.000296835281049564" calcext:value-type="float">
            <text:p>0.0002968353</text:p>
          </table:table-cell>
        </table:table-row>
      </table:table>
      <table:table table:name="classify" table:style-name="ta1">
        <table:table-column table:style-name="co6" table:default-cell-style-name="Default"/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P41" table:display-filter-buttons="true" table:orientation="column"/>
        <table:database-range table:name="__Anonymous_Sheet_DB__1" table:target-range-address="TIVNORMED.A1:TIVNORMED.P4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10:31:05.871163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anh </meta:initial-creator>
    <meta:creation-date>2018-05-24T10:11:59.161495537</meta:creation-date>
    <meta:generator>LibreOffice/5.1.6.2$Linux_X86_64 LibreOffice_project/10m0$Build-2</meta:generator>
    <dc:date>2018-06-11T08:30:09.158953064</dc:date>
    <meta:editing-duration>P2DT23H18M59S</meta:editing-duration>
    <meta:editing-cycles>36</meta:editing-cycles>
    <meta:document-statistic meta:table-count="5" meta:cell-count="2733" meta:object-count="0"/>
  </office:meta>
</office:document-meta>
</file>